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68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>
      <style:text-properties style:font-name="DejaVu Sans" style:font-name-asian="Droid Sans Fallback" style:font-name-complex="FreeSans"/>
    </style:style>
    <style:style style:name="ce2" style:family="table-cell" style:parent-style-name="Default">
      <style:text-properties style:font-name="DejaVu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table:formula="of:=(0.983713*0.98931*0.92646*(5/3.3)*(6.144/POWER(2;15))*3852.86*1/(1.322*1.2177*1.062))" office:value-type="float" office:value="0.577260405550675" calcext:value-type="float">
            <text:p>0.5772604056</text:p>
          </table:table-cell>
        </table:table-row>
      </table:table>
      <table:table table:name="Sheet2" table:style-name="ta1">
        <table:shapes>
          <draw:frame draw:z-index="0" draw:style-name="gr1" draw:text-style-name="P1" svg:width="13.123cm" svg:height="7.358cm" svg:x="8.213cm" svg:y="121.44cm">
            <draw:object draw:notify-on-update-of-ranges="Sheet2.D73:Sheet2.D27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Reported Zero position" draw:style-name="gr1" draw:text-style-name="P1" svg:width="15.974cm" svg:height="9.005cm" svg:x="3.246cm" svg:y="127.23cm">
            <draw:object draw:notify-on-update-of-ranges="Sheet2.D73:Sheet2.D642" xlink:href="./Object 2" xlink:type="simple" xlink:show="embed" xlink:actuate="onLoad"/>
            <draw:image xlink:href="./ObjectReplacements/Object 2" xlink:type="simple" xlink:show="embed" xlink:actuate="onLoad"/>
            <svg:title>Repeated Test of Zero position</svg:title>
          </draw:frame>
        </table:shapes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RAW ADC</text:p>
          </table:table-cell>
          <table:table-cell office:value-type="string" calcext:value-type="string">
            <text:p>Calibrated (microns)</text:p>
          </table:table-cell>
          <table:table-cell table:style-name="Default"/>
          <table:table-cell office:value-type="string" calcext:value-type="string">
            <text:p>selected on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lo!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Getting single-ended readings from AIN0..3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DC Range: +/- 6.144V (1 bit </text:p>
          </table:table-cell>
          <table:table-cell office:value-type="string" calcext:value-type="string">
            <text:p><text:s/>3mV)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30.1" calcext:value-type="float">
            <text:p>330.1</text:p>
          </table:table-cell>
          <table:table-cell office:value-type="float" office:value="0.1" calcext:value-type="float">
            <text:p>0.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30.05" calcext:value-type="float">
            <text:p>330.05</text:p>
          </table:table-cell>
          <table:table-cell office:value-type="float" office:value="0.1" calcext:value-type="float">
            <text:p>0.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29.8" calcext:value-type="float">
            <text:p>329.8</text:p>
          </table:table-cell>
          <table:table-cell office:value-type="float" office:value="-0" calcext:value-type="float">
            <text:p>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1" calcext:value-type="float">
            <text:p>0.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30.15" calcext:value-type="float">
            <text:p>330.15</text:p>
          </table:table-cell>
          <table:table-cell office:value-type="float" office:value="0.2" calcext:value-type="float">
            <text:p>0.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30.05" calcext:value-type="float">
            <text:p>330.05</text:p>
          </table:table-cell>
          <table:table-cell office:value-type="float" office:value="0.1" calcext:value-type="float">
            <text:p>0.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29.85" calcext:value-type="float">
            <text:p>329.85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29.85" calcext:value-type="float">
            <text:p>329.85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29.95" calcext:value-type="float">
            <text:p>329.95</text:p>
          </table:table-cell>
          <table:table-cell office:value-type="float" office:value="0.1" calcext:value-type="float">
            <text:p>0.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30.1" calcext:value-type="float">
            <text:p>330.1</text:p>
          </table:table-cell>
          <table:table-cell office:value-type="float" office:value="0.1" calcext:value-type="float">
            <text:p>0.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30.05" calcext:value-type="float">
            <text:p>330.05</text:p>
          </table:table-cell>
          <table:table-cell office:value-type="float" office:value="0.1" calcext:value-type="float">
            <text:p>0.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29.85" calcext:value-type="float">
            <text:p>329.85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29.95" calcext:value-type="float">
            <text:p>329.95</text:p>
          </table:table-cell>
          <table:table-cell office:value-type="float" office:value="0.1" calcext:value-type="float">
            <text:p>0.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29.95" calcext:value-type="float">
            <text:p>329.95</text:p>
          </table:table-cell>
          <table:table-cell office:value-type="float" office:value="0.1" calcext:value-type="float">
            <text:p>0.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30.1" calcext:value-type="float">
            <text:p>330.1</text:p>
          </table:table-cell>
          <table:table-cell office:value-type="float" office:value="0.1" calcext:value-type="float">
            <text:p>0.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29.8" calcext:value-type="float">
            <text:p>329.8</text:p>
          </table:table-cell>
          <table:table-cell office:value-type="float" office:value="-0" calcext:value-type="float">
            <text:p>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1" calcext:value-type="float">
            <text:p>0.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30.1" calcext:value-type="float">
            <text:p>330.1</text:p>
          </table:table-cell>
          <table:table-cell office:value-type="float" office:value="0.1" calcext:value-type="float">
            <text:p>0.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1" calcext:value-type="float">
            <text:p>0.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1" calcext:value-type="float">
            <text:p>0.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29.95" calcext:value-type="float">
            <text:p>329.95</text:p>
          </table:table-cell>
          <table:table-cell office:value-type="float" office:value="0.1" calcext:value-type="float">
            <text:p>0.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1" calcext:value-type="float">
            <text:p>0.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29.8" calcext:value-type="float">
            <text:p>329.8</text:p>
          </table:table-cell>
          <table:table-cell office:value-type="float" office:value="-0" calcext:value-type="float">
            <text:p>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29.85" calcext:value-type="float">
            <text:p>329.85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30.05" calcext:value-type="float">
            <text:p>330.05</text:p>
          </table:table-cell>
          <table:table-cell office:value-type="float" office:value="0.1" calcext:value-type="float">
            <text:p>0.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1" calcext:value-type="float">
            <text:p>0.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1" calcext:value-type="float">
            <text:p>0.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1" calcext:value-type="float">
            <text:p>0.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1" calcext:value-type="float">
            <text:p>0.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1" calcext:value-type="float">
            <text:p>0.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1" calcext:value-type="float">
            <text:p>0.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1" calcext:value-type="float">
            <text:p>0.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1" calcext:value-type="float">
            <text:p>0.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29.95" calcext:value-type="float">
            <text:p>329.95</text:p>
          </table:table-cell>
          <table:table-cell office:value-type="float" office:value="0.1" calcext:value-type="float">
            <text:p>0.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30.05" calcext:value-type="float">
            <text:p>330.05</text:p>
          </table:table-cell>
          <table:table-cell office:value-type="float" office:value="0.1" calcext:value-type="float">
            <text:p>0.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30.05" calcext:value-type="float">
            <text:p>330.05</text:p>
          </table:table-cell>
          <table:table-cell office:value-type="float" office:value="0.1" calcext:value-type="float">
            <text:p>0.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1" calcext:value-type="float">
            <text:p>0.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30.05" calcext:value-type="float">
            <text:p>330.05</text:p>
          </table:table-cell>
          <table:table-cell office:value-type="float" office:value="0.1" calcext:value-type="float">
            <text:p>0.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1" calcext:value-type="float">
            <text:p>0.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29.95" calcext:value-type="float">
            <text:p>329.95</text:p>
          </table:table-cell>
          <table:table-cell office:value-type="float" office:value="0.1" calcext:value-type="float">
            <text:p>0.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29.9" calcext:value-type="float">
            <text:p>329.9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29.95" calcext:value-type="float">
            <text:p>329.95</text:p>
          </table:table-cell>
          <table:table-cell office:value-type="float" office:value="0.1" calcext:value-type="float">
            <text:p>0.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29.9" calcext:value-type="float">
            <text:p>329.9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29.7" calcext:value-type="float">
            <text:p>329.7</text:p>
          </table:table-cell>
          <table:table-cell office:value-type="float" office:value="-0.1" calcext:value-type="float">
            <text:p>-0.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30.55" calcext:value-type="float">
            <text:p>330.55</text:p>
          </table:table-cell>
          <table:table-cell office:value-type="float" office:value="0.4" calcext:value-type="float">
            <text:p>0.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30.1" calcext:value-type="float">
            <text:p>330.1</text:p>
          </table:table-cell>
          <table:table-cell office:value-type="float" office:value="0.1" calcext:value-type="float">
            <text:p>0.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30.3" calcext:value-type="float">
            <text:p>330.3</text:p>
          </table:table-cell>
          <table:table-cell office:value-type="float" office:value="0.3" calcext:value-type="float">
            <text:p>0.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29.95" calcext:value-type="float">
            <text:p>329.95</text:p>
          </table:table-cell>
          <table:table-cell office:value-type="float" office:value="0.1" calcext:value-type="float">
            <text:p>0.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30.05" calcext:value-type="float">
            <text:p>330.05</text:p>
          </table:table-cell>
          <table:table-cell office:value-type="float" office:value="0.1" calcext:value-type="float">
            <text:p>0.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30.25" calcext:value-type="float">
            <text:p>330.25</text:p>
          </table:table-cell>
          <table:table-cell office:value-type="float" office:value="0.2" calcext:value-type="float">
            <text:p>0.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29.75" calcext:value-type="float">
            <text:p>329.75</text:p>
          </table:table-cell>
          <table:table-cell office:value-type="float" office:value="-0.1" calcext:value-type="float">
            <text:p>-0.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1" calcext:value-type="float">
            <text:p>0.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29.75" calcext:value-type="float">
            <text:p>329.75</text:p>
          </table:table-cell>
          <table:table-cell office:value-type="float" office:value="-0.1" calcext:value-type="float">
            <text:p>-0.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29.7" calcext:value-type="float">
            <text:p>329.7</text:p>
          </table:table-cell>
          <table:table-cell office:value-type="float" office:value="-0.1" calcext:value-type="float">
            <text:p>-0.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30.35" calcext:value-type="float">
            <text:p>330.35</text:p>
          </table:table-cell>
          <table:table-cell office:value-type="float" office:value="0.3" calcext:value-type="float">
            <text:p>0.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29.85" calcext:value-type="float">
            <text:p>329.85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30.05" calcext:value-type="float">
            <text:p>330.05</text:p>
          </table:table-cell>
          <table:table-cell office:value-type="float" office:value="0.1" calcext:value-type="float">
            <text:p>0.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29.65" calcext:value-type="float">
            <text:p>329.65</text:p>
          </table:table-cell>
          <table:table-cell office:value-type="float" office:value="-0.1" calcext:value-type="float">
            <text:p>-0.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29.8" calcext:value-type="float">
            <text:p>329.8</text:p>
          </table:table-cell>
          <table:table-cell office:value-type="float" office:value="-0" calcext:value-type="float">
            <text:p>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29.75" calcext:value-type="float">
            <text:p>329.75</text:p>
          </table:table-cell>
          <table:table-cell office:value-type="float" office:value="-0.1" calcext:value-type="float">
            <text:p>-0.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29.65" calcext:value-type="float">
            <text:p>329.65</text:p>
          </table:table-cell>
          <table:table-cell office:value-type="float" office:value="-0.1" calcext:value-type="float">
            <text:p>-0.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30.05" calcext:value-type="float">
            <text:p>330.05</text:p>
          </table:table-cell>
          <table:table-cell office:value-type="float" office:value="0.1" calcext:value-type="float">
            <text:p>0.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30.3" calcext:value-type="float">
            <text:p>330.3</text:p>
          </table:table-cell>
          <table:table-cell office:value-type="float" office:value="0.3" calcext:value-type="float">
            <text:p>0.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29.6" calcext:value-type="float">
            <text:p>329.6</text:p>
          </table:table-cell>
          <table:table-cell office:value-type="float" office:value="-0.1" calcext:value-type="float">
            <text:p>-0.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29.7" calcext:value-type="float">
            <text:p>329.7</text:p>
          </table:table-cell>
          <table:table-cell office:value-type="float" office:value="-0.1" calcext:value-type="float">
            <text:p>-0.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29.9" calcext:value-type="float">
            <text:p>329.9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29.95" calcext:value-type="float">
            <text:p>329.95</text:p>
          </table:table-cell>
          <table:table-cell office:value-type="float" office:value="0.1" calcext:value-type="float">
            <text:p>0.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29.9" calcext:value-type="float">
            <text:p>329.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9.9" calcext:value-type="float">
            <text:p>329.9</text:p>
          </table:table-cell>
          <table:table-cell office:value-type="float" office:value="0" calcext:value-type="float">
            <text:p>0</text:p>
          </table:table-cell>
          <table:table-cell table:formula="of:=IF(ABS([.B73])&gt;20;VALUE([.C72]);VALUE([.C72])+1)" office:value-type="boolean" office:boolean-value="true" calcext:value-type="boolean">
            <text:p>TRUE</text:p>
          </table:table-cell>
          <table:table-cell table:formula="of:=IF(ABS([.B73])&gt;20;&quot;&quot;;[.B73])" office:value-type="float" office:value="0" calcext:value-type="float">
            <text:p>0</text:p>
          </table:table-cell>
          <table:table-cell/>
          <table:table-cell table:formula="of:=AVERAGE([.D73:.D274])" office:value-type="float" office:value="2.164" calcext:value-type="float">
            <text:p>2.164</text:p>
          </table:table-cell>
        </table:table-row>
        <table:table-row table:style-name="ro1">
          <table:table-cell office:value-type="float" office:value="327.6" calcext:value-type="float">
            <text:p>327.6</text:p>
          </table:table-cell>
          <table:table-cell office:value-type="float" office:value="-1.3" calcext:value-type="float">
            <text:p>-1.3</text:p>
          </table:table-cell>
          <table:table-cell table:formula="of:=IF(ABS([.B74])&gt;20;[.C73];[.C73]+1)" office:value-type="boolean" office:boolean-value="2" calcext:value-type="boolean">
            <text:p>TRUE</text:p>
          </table:table-cell>
          <table:table-cell table:formula="of:=IF(ABS([.B74])&gt;20;&quot;&quot;;[.B74])" office:value-type="float" office:value="-1.3" calcext:value-type="float">
            <text:p>-1.3</text:p>
          </table:table-cell>
          <table:table-cell/>
          <table:table-cell table:style-name="ce2" table:formula="of:=STDEV([.D73:.D274])" office:value-type="float" office:value="5.26345356532604" calcext:value-type="float">
            <text:p>5.2634535653</text:p>
          </table:table-cell>
        </table:table-row>
        <table:table-row table:style-name="ro1">
          <table:table-cell office:value-type="float" office:value="325.1" calcext:value-type="float">
            <text:p>325.1</text:p>
          </table:table-cell>
          <table:table-cell office:value-type="float" office:value="-2.7" calcext:value-type="float">
            <text:p>-2.7</text:p>
          </table:table-cell>
          <table:table-cell table:formula="of:=IF(ABS([.B75])&gt;20;[.C74];[.C74]+1)" office:value-type="boolean" office:boolean-value="3" calcext:value-type="boolean">
            <text:p>TRUE</text:p>
          </table:table-cell>
          <table:table-cell table:formula="of:=IF(ABS([.B75])&gt;20;&quot;&quot;;[.B75])" office:value-type="float" office:value="-2.7" calcext:value-type="float">
            <text:p>-2.7</text:p>
          </table:table-cell>
          <table:table-cell table:number-columns-repeated="2"/>
        </table:table-row>
        <table:table-row table:style-name="ro1">
          <table:table-cell office:value-type="float" office:value="322.5" calcext:value-type="float">
            <text:p>322.5</text:p>
          </table:table-cell>
          <table:table-cell office:value-type="float" office:value="-4.2" calcext:value-type="float">
            <text:p>-4.2</text:p>
          </table:table-cell>
          <table:table-cell table:formula="of:=IF(ABS([.B76])&gt;20;[.C75];[.C75]+1)" office:value-type="boolean" office:boolean-value="4" calcext:value-type="boolean">
            <text:p>TRUE</text:p>
          </table:table-cell>
          <table:table-cell table:formula="of:=IF(ABS([.B76])&gt;20;&quot;&quot;;[.B76])" office:value-type="float" office:value="-4.2" calcext:value-type="float">
            <text:p>-4.2</text:p>
          </table:table-cell>
          <table:table-cell/>
          <table:table-cell table:formula="of:=AVERAGE([.D274:.D1277])" office:value-type="float" office:value="-13.5628571428571" calcext:value-type="float">
            <text:p>-13.5628571429</text:p>
          </table:table-cell>
        </table:table-row>
        <table:table-row table:style-name="ro1">
          <table:table-cell office:value-type="float" office:value="632.2" calcext:value-type="float">
            <text:p>632.2</text:p>
          </table:table-cell>
          <table:table-cell office:value-type="float" office:value="174.5" calcext:value-type="float">
            <text:p>174.5</text:p>
          </table:table-cell>
          <table:table-cell table:formula="of:=IF(ABS([.B77])&gt;20;[.C76];[.C76]+1)" office:value-type="boolean" office:boolean-value="4" calcext:value-type="boolean">
            <text:p>TRUE</text:p>
          </table:table-cell>
          <table:table-cell table:formula="of:=IF(ABS([.B77])&gt;20;&quot;&quot;;[.B77])">
            <text:p/>
          </table:table-cell>
          <table:table-cell/>
          <table:table-cell table:style-name="ce2" table:formula="of:=STDEV([.D274:.D1277])" office:value-type="float" office:value="9.75330744984388" calcext:value-type="float">
            <text:p>9.7533074498</text:p>
          </table:table-cell>
        </table:table-row>
        <table:table-row table:style-name="ro1">
          <table:table-cell office:value-type="float" office:value="1560.7" calcext:value-type="float">
            <text:p>1560.7</text:p>
          </table:table-cell>
          <table:table-cell office:value-type="float" office:value="710.5" calcext:value-type="float">
            <text:p>710.5</text:p>
          </table:table-cell>
          <table:table-cell table:formula="of:=IF(ABS([.B78])&gt;20;[.C77];[.C77]+1)" office:value-type="boolean" office:boolean-value="4" calcext:value-type="boolean">
            <text:p>TRUE</text:p>
          </table:table-cell>
          <table:table-cell table:formula="of:=IF(ABS([.B78])&gt;20;&quot;&quot;;[.B78])">
            <text:p/>
          </table:table-cell>
          <table:table-cell table:number-columns-repeated="2"/>
        </table:table-row>
        <table:table-row table:style-name="ro1">
          <table:table-cell office:value-type="float" office:value="2823.05" calcext:value-type="float">
            <text:p>2823.05</text:p>
          </table:table-cell>
          <table:table-cell office:value-type="float" office:value="1439.2" calcext:value-type="float">
            <text:p>1439.2</text:p>
          </table:table-cell>
          <table:table-cell table:formula="of:=IF(ABS([.B79])&gt;20;[.C78];[.C78]+1)" office:value-type="boolean" office:boolean-value="4" calcext:value-type="boolean">
            <text:p>TRUE</text:p>
          </table:table-cell>
          <table:table-cell table:formula="of:=IF(ABS([.B79])&gt;20;&quot;&quot;;[.B79])">
            <text:p/>
          </table:table-cell>
          <table:table-cell table:number-columns-repeated="2"/>
        </table:table-row>
        <table:table-row table:style-name="ro1">
          <table:table-cell office:value-type="float" office:value="2146.5" calcext:value-type="float">
            <text:p>2146.5</text:p>
          </table:table-cell>
          <table:table-cell office:value-type="float" office:value="1048.7" calcext:value-type="float">
            <text:p>1048.7</text:p>
          </table:table-cell>
          <table:table-cell table:formula="of:=IF(ABS([.B80])&gt;20;[.C79];[.C79]+1)" office:value-type="boolean" office:boolean-value="4" calcext:value-type="boolean">
            <text:p>TRUE</text:p>
          </table:table-cell>
          <table:table-cell table:formula="of:=IF(ABS([.B80])&gt;20;&quot;&quot;;[.B80])">
            <text:p/>
          </table:table-cell>
          <table:table-cell table:number-columns-repeated="2"/>
        </table:table-row>
        <table:table-row table:style-name="ro1">
          <table:table-cell office:value-type="float" office:value="341.25" calcext:value-type="float">
            <text:p>341.25</text:p>
          </table:table-cell>
          <table:table-cell office:value-type="float" office:value="6.6" calcext:value-type="float">
            <text:p>6.6</text:p>
          </table:table-cell>
          <table:table-cell table:formula="of:=IF(ABS([.B81])&gt;20;[.C80];[.C80]+1)" office:value-type="boolean" office:boolean-value="5" calcext:value-type="boolean">
            <text:p>TRUE</text:p>
          </table:table-cell>
          <table:table-cell table:formula="of:=IF(ABS([.B81])&gt;20;&quot;&quot;;[.B81])" office:value-type="float" office:value="6.6" calcext:value-type="float">
            <text:p>6.6</text:p>
          </table:table-cell>
          <table:table-cell table:number-columns-repeated="2"/>
        </table:table-row>
        <table:table-row table:style-name="ro1">
          <table:table-cell office:value-type="float" office:value="336.1" calcext:value-type="float">
            <text:p>336.1</text:p>
          </table:table-cell>
          <table:table-cell office:value-type="float" office:value="3.6" calcext:value-type="float">
            <text:p>3.6</text:p>
          </table:table-cell>
          <table:table-cell table:formula="of:=IF(ABS([.B82])&gt;20;[.C81];[.C81]+1)" office:value-type="boolean" office:boolean-value="6" calcext:value-type="boolean">
            <text:p>TRUE</text:p>
          </table:table-cell>
          <table:table-cell table:formula="of:=IF(ABS([.B82])&gt;20;&quot;&quot;;[.B82])" office:value-type="float" office:value="3.6" calcext:value-type="float">
            <text:p>3.6</text:p>
          </table:table-cell>
          <table:table-cell table:number-columns-repeated="2"/>
        </table:table-row>
        <table:table-row table:style-name="ro1">
          <table:table-cell office:value-type="float" office:value="335.95" calcext:value-type="float">
            <text:p>335.95</text:p>
          </table:table-cell>
          <table:table-cell office:value-type="float" office:value="3.5" calcext:value-type="float">
            <text:p>3.5</text:p>
          </table:table-cell>
          <table:table-cell table:formula="of:=IF(ABS([.B83])&gt;20;[.C82];[.C82]+1)" office:value-type="boolean" office:boolean-value="7" calcext:value-type="boolean">
            <text:p>TRUE</text:p>
          </table:table-cell>
          <table:table-cell table:formula="of:=IF(ABS([.B83])&gt;20;&quot;&quot;;[.B83])"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float" office:value="335.9" calcext:value-type="float">
            <text:p>335.9</text:p>
          </table:table-cell>
          <table:table-cell office:value-type="float" office:value="3.5" calcext:value-type="float">
            <text:p>3.5</text:p>
          </table:table-cell>
          <table:table-cell table:formula="of:=IF(ABS([.B84])&gt;20;[.C83];[.C83]+1)" office:value-type="boolean" office:boolean-value="8" calcext:value-type="boolean">
            <text:p>TRUE</text:p>
          </table:table-cell>
          <table:table-cell table:formula="of:=IF(ABS([.B84])&gt;20;&quot;&quot;;[.B84])"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float" office:value="335.65" calcext:value-type="float">
            <text:p>335.65</text:p>
          </table:table-cell>
          <table:table-cell office:value-type="float" office:value="3.3" calcext:value-type="float">
            <text:p>3.3</text:p>
          </table:table-cell>
          <table:table-cell table:formula="of:=IF(ABS([.B85])&gt;20;[.C84];[.C84]+1)" office:value-type="boolean" office:boolean-value="9" calcext:value-type="boolean">
            <text:p>TRUE</text:p>
          </table:table-cell>
          <table:table-cell table:formula="of:=IF(ABS([.B85])&gt;20;&quot;&quot;;[.B85])" office:value-type="float" office:value="3.3" calcext:value-type="float">
            <text:p>3.3</text:p>
          </table:table-cell>
          <table:table-cell table:number-columns-repeated="2"/>
        </table:table-row>
        <table:table-row table:style-name="ro1">
          <table:table-cell office:value-type="float" office:value="341.7" calcext:value-type="float">
            <text:p>341.7</text:p>
          </table:table-cell>
          <table:table-cell office:value-type="float" office:value="6.8" calcext:value-type="float">
            <text:p>6.8</text:p>
          </table:table-cell>
          <table:table-cell table:formula="of:=IF(ABS([.B86])&gt;20;[.C85];[.C85]+1)" office:value-type="boolean" office:boolean-value="10" calcext:value-type="boolean">
            <text:p>TRUE</text:p>
          </table:table-cell>
          <table:table-cell table:formula="of:=IF(ABS([.B86])&gt;20;&quot;&quot;;[.B86])" office:value-type="float" office:value="6.8" calcext:value-type="float">
            <text:p>6.8</text:p>
          </table:table-cell>
          <table:table-cell table:number-columns-repeated="2"/>
        </table:table-row>
        <table:table-row table:style-name="ro1">
          <table:table-cell office:value-type="float" office:value="603.65" calcext:value-type="float">
            <text:p>603.65</text:p>
          </table:table-cell>
          <table:table-cell office:value-type="float" office:value="158.1" calcext:value-type="float">
            <text:p>158.1</text:p>
          </table:table-cell>
          <table:table-cell table:formula="of:=IF(ABS([.B87])&gt;20;[.C86];[.C86]+1)" office:value-type="boolean" office:boolean-value="10" calcext:value-type="boolean">
            <text:p>TRUE</text:p>
          </table:table-cell>
          <table:table-cell table:formula="of:=IF(ABS([.B87])&gt;20;&quot;&quot;;[.B87])">
            <text:p/>
          </table:table-cell>
          <table:table-cell table:number-columns-repeated="2"/>
        </table:table-row>
        <table:table-row table:style-name="ro1">
          <table:table-cell office:value-type="float" office:value="1056.3" calcext:value-type="float">
            <text:p>1056.3</text:p>
          </table:table-cell>
          <table:table-cell office:value-type="float" office:value="419.4" calcext:value-type="float">
            <text:p>419.4</text:p>
          </table:table-cell>
          <table:table-cell table:formula="of:=IF(ABS([.B88])&gt;20;[.C87];[.C87]+1)" office:value-type="boolean" office:boolean-value="10" calcext:value-type="boolean">
            <text:p>TRUE</text:p>
          </table:table-cell>
          <table:table-cell table:formula="of:=IF(ABS([.B88])&gt;20;&quot;&quot;;[.B88])">
            <text:p/>
          </table:table-cell>
          <table:table-cell table:number-columns-repeated="2"/>
        </table:table-row>
        <table:table-row table:style-name="ro1">
          <table:table-cell office:value-type="float" office:value="323.45" calcext:value-type="float">
            <text:p>323.45</text:p>
          </table:table-cell>
          <table:table-cell office:value-type="float" office:value="-3.7" calcext:value-type="float">
            <text:p>-3.7</text:p>
          </table:table-cell>
          <table:table-cell table:formula="of:=IF(ABS([.B89])&gt;20;[.C88];[.C88]+1)" office:value-type="boolean" office:boolean-value="11" calcext:value-type="boolean">
            <text:p>TRUE</text:p>
          </table:table-cell>
          <table:table-cell table:formula="of:=IF(ABS([.B89])&gt;20;&quot;&quot;;[.B89])" office:value-type="float" office:value="-3.7" calcext:value-type="float">
            <text:p>-3.7</text:p>
          </table:table-cell>
          <table:table-cell table:number-columns-repeated="2"/>
        </table:table-row>
        <table:table-row table:style-name="ro1">
          <table:table-cell office:value-type="float" office:value="323.3" calcext:value-type="float">
            <text:p>323.3</text:p>
          </table:table-cell>
          <table:table-cell office:value-type="float" office:value="-3.8" calcext:value-type="float">
            <text:p>-3.8</text:p>
          </table:table-cell>
          <table:table-cell table:formula="of:=IF(ABS([.B90])&gt;20;[.C89];[.C89]+1)" office:value-type="boolean" office:boolean-value="12" calcext:value-type="boolean">
            <text:p>TRUE</text:p>
          </table:table-cell>
          <table:table-cell table:formula="of:=IF(ABS([.B90])&gt;20;&quot;&quot;;[.B90])" office:value-type="float" office:value="-3.8" calcext:value-type="float">
            <text:p>-3.8</text:p>
          </table:table-cell>
          <table:table-cell table:number-columns-repeated="2"/>
        </table:table-row>
        <table:table-row table:style-name="ro1">
          <table:table-cell office:value-type="float" office:value="323.45" calcext:value-type="float">
            <text:p>323.45</text:p>
          </table:table-cell>
          <table:table-cell office:value-type="float" office:value="-3.7" calcext:value-type="float">
            <text:p>-3.7</text:p>
          </table:table-cell>
          <table:table-cell table:formula="of:=IF(ABS([.B91])&gt;20;[.C90];[.C90]+1)" office:value-type="boolean" office:boolean-value="13" calcext:value-type="boolean">
            <text:p>TRUE</text:p>
          </table:table-cell>
          <table:table-cell table:formula="of:=IF(ABS([.B91])&gt;20;&quot;&quot;;[.B91])" office:value-type="float" office:value="-3.7" calcext:value-type="float">
            <text:p>-3.7</text:p>
          </table:table-cell>
          <table:table-cell table:number-columns-repeated="2"/>
        </table:table-row>
        <table:table-row table:style-name="ro1">
          <table:table-cell office:value-type="float" office:value="323.5" calcext:value-type="float">
            <text:p>323.5</text:p>
          </table:table-cell>
          <table:table-cell office:value-type="float" office:value="-3.7" calcext:value-type="float">
            <text:p>-3.7</text:p>
          </table:table-cell>
          <table:table-cell table:formula="of:=IF(ABS([.B92])&gt;20;[.C91];[.C91]+1)" office:value-type="boolean" office:boolean-value="14" calcext:value-type="boolean">
            <text:p>TRUE</text:p>
          </table:table-cell>
          <table:table-cell table:formula="of:=IF(ABS([.B92])&gt;20;&quot;&quot;;[.B92])" office:value-type="float" office:value="-3.7" calcext:value-type="float">
            <text:p>-3.7</text:p>
          </table:table-cell>
          <table:table-cell table:number-columns-repeated="2"/>
        </table:table-row>
        <table:table-row table:style-name="ro1">
          <table:table-cell office:value-type="float" office:value="334.65" calcext:value-type="float">
            <text:p>334.65</text:p>
          </table:table-cell>
          <table:table-cell office:value-type="float" office:value="2.8" calcext:value-type="float">
            <text:p>2.8</text:p>
          </table:table-cell>
          <table:table-cell table:formula="of:=IF(ABS([.B93])&gt;20;[.C92];[.C92]+1)" office:value-type="boolean" office:boolean-value="15" calcext:value-type="boolean">
            <text:p>TRUE</text:p>
          </table:table-cell>
          <table:table-cell table:formula="of:=IF(ABS([.B93])&gt;20;&quot;&quot;;[.B93])" office:value-type="float" office:value="2.8" calcext:value-type="float">
            <text:p>2.8</text:p>
          </table:table-cell>
          <table:table-cell table:number-columns-repeated="2"/>
        </table:table-row>
        <table:table-row table:style-name="ro1">
          <table:table-cell office:value-type="float" office:value="507.5" calcext:value-type="float">
            <text:p>507.5</text:p>
          </table:table-cell>
          <table:table-cell office:value-type="float" office:value="102.6" calcext:value-type="float">
            <text:p>102.6</text:p>
          </table:table-cell>
          <table:table-cell table:formula="of:=IF(ABS([.B94])&gt;20;[.C93];[.C93]+1)" office:value-type="boolean" office:boolean-value="15" calcext:value-type="boolean">
            <text:p>TRUE</text:p>
          </table:table-cell>
          <table:table-cell table:formula="of:=IF(ABS([.B94])&gt;20;&quot;&quot;;[.B94])">
            <text:p/>
          </table:table-cell>
          <table:table-cell table:number-columns-repeated="2"/>
        </table:table-row>
        <table:table-row table:style-name="ro1">
          <table:table-cell office:value-type="float" office:value="1273.95" calcext:value-type="float">
            <text:p>1273.95</text:p>
          </table:table-cell>
          <table:table-cell office:value-type="float" office:value="545" calcext:value-type="float">
            <text:p>545</text:p>
          </table:table-cell>
          <table:table-cell table:formula="of:=IF(ABS([.B95])&gt;20;[.C94];[.C94]+1)" office:value-type="boolean" office:boolean-value="15" calcext:value-type="boolean">
            <text:p>TRUE</text:p>
          </table:table-cell>
          <table:table-cell table:formula="of:=IF(ABS([.B95])&gt;20;&quot;&quot;;[.B95])">
            <text:p/>
          </table:table-cell>
          <table:table-cell table:number-columns-repeated="2"/>
        </table:table-row>
        <table:table-row table:style-name="ro1">
          <table:table-cell office:value-type="float" office:value="387.7" calcext:value-type="float">
            <text:p>387.7</text:p>
          </table:table-cell>
          <table:table-cell office:value-type="float" office:value="33.4" calcext:value-type="float">
            <text:p>33.4</text:p>
          </table:table-cell>
          <table:table-cell table:formula="of:=IF(ABS([.B96])&gt;20;[.C95];[.C95]+1)" office:value-type="boolean" office:boolean-value="15" calcext:value-type="boolean">
            <text:p>TRUE</text:p>
          </table:table-cell>
          <table:table-cell table:formula="of:=IF(ABS([.B96])&gt;20;&quot;&quot;;[.B96])">
            <text:p/>
          </table:table-cell>
          <table:table-cell table:number-columns-repeated="2"/>
        </table:table-row>
        <table:table-row table:style-name="ro1">
          <table:table-cell office:value-type="float" office:value="317.9" calcext:value-type="float">
            <text:p>317.9</text:p>
          </table:table-cell>
          <table:table-cell office:value-type="float" office:value="-6.9" calcext:value-type="float">
            <text:p>-6.9</text:p>
          </table:table-cell>
          <table:table-cell table:formula="of:=IF(ABS([.B97])&gt;20;[.C96];[.C96]+1)" office:value-type="boolean" office:boolean-value="16" calcext:value-type="boolean">
            <text:p>TRUE</text:p>
          </table:table-cell>
          <table:table-cell table:formula="of:=IF(ABS([.B97])&gt;20;&quot;&quot;;[.B97])" office:value-type="float" office:value="-6.9" calcext:value-type="float">
            <text:p>-6.9</text:p>
          </table:table-cell>
          <table:table-cell table:number-columns-repeated="2"/>
        </table:table-row>
        <table:table-row table:style-name="ro1">
          <table:table-cell office:value-type="float" office:value="317.9" calcext:value-type="float">
            <text:p>317.9</text:p>
          </table:table-cell>
          <table:table-cell office:value-type="float" office:value="-6.9" calcext:value-type="float">
            <text:p>-6.9</text:p>
          </table:table-cell>
          <table:table-cell table:formula="of:=IF(ABS([.B98])&gt;20;[.C97];[.C97]+1)" office:value-type="boolean" office:boolean-value="17" calcext:value-type="boolean">
            <text:p>TRUE</text:p>
          </table:table-cell>
          <table:table-cell table:formula="of:=IF(ABS([.B98])&gt;20;&quot;&quot;;[.B98])" office:value-type="float" office:value="-6.9" calcext:value-type="float">
            <text:p>-6.9</text:p>
          </table:table-cell>
          <table:table-cell table:number-columns-repeated="2"/>
        </table:table-row>
        <table:table-row table:style-name="ro1">
          <table:table-cell office:value-type="float" office:value="318.5" calcext:value-type="float">
            <text:p>318.5</text:p>
          </table:table-cell>
          <table:table-cell office:value-type="float" office:value="-6.6" calcext:value-type="float">
            <text:p>-6.6</text:p>
          </table:table-cell>
          <table:table-cell table:formula="of:=IF(ABS([.B99])&gt;20;[.C98];[.C98]+1)" office:value-type="boolean" office:boolean-value="18" calcext:value-type="boolean">
            <text:p>TRUE</text:p>
          </table:table-cell>
          <table:table-cell table:formula="of:=IF(ABS([.B99])&gt;20;&quot;&quot;;[.B99])" office:value-type="float" office:value="-6.6" calcext:value-type="float">
            <text:p>-6.6</text:p>
          </table:table-cell>
          <table:table-cell table:number-columns-repeated="2"/>
        </table:table-row>
        <table:table-row table:style-name="ro1">
          <table:table-cell office:value-type="float" office:value="326.15" calcext:value-type="float">
            <text:p>326.15</text:p>
          </table:table-cell>
          <table:table-cell office:value-type="float" office:value="-2.1" calcext:value-type="float">
            <text:p>-2.1</text:p>
          </table:table-cell>
          <table:table-cell table:formula="of:=IF(ABS([.B100])&gt;20;[.C99];[.C99]+1)" office:value-type="boolean" office:boolean-value="19" calcext:value-type="boolean">
            <text:p>TRUE</text:p>
          </table:table-cell>
          <table:table-cell table:formula="of:=IF(ABS([.B100])&gt;20;&quot;&quot;;[.B100])" office:value-type="float" office:value="-2.1" calcext:value-type="float">
            <text:p>-2.1</text:p>
          </table:table-cell>
          <table:table-cell table:number-columns-repeated="2"/>
        </table:table-row>
        <table:table-row table:style-name="ro1">
          <table:table-cell office:value-type="float" office:value="772.45" calcext:value-type="float">
            <text:p>772.45</text:p>
          </table:table-cell>
          <table:table-cell office:value-type="float" office:value="255.5" calcext:value-type="float">
            <text:p>255.5</text:p>
          </table:table-cell>
          <table:table-cell table:formula="of:=IF(ABS([.B101])&gt;20;[.C100];[.C100]+1)" office:value-type="boolean" office:boolean-value="19" calcext:value-type="boolean">
            <text:p>TRUE</text:p>
          </table:table-cell>
          <table:table-cell table:formula="of:=IF(ABS([.B101])&gt;20;&quot;&quot;;[.B101])">
            <text:p/>
          </table:table-cell>
          <table:table-cell table:number-columns-repeated="2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445.7" calcext:value-type="float">
            <text:p>445.7</text:p>
          </table:table-cell>
          <table:table-cell table:formula="of:=IF(ABS([.B102])&gt;20;[.C101];[.C101]+1)" office:value-type="boolean" office:boolean-value="19" calcext:value-type="boolean">
            <text:p>TRUE</text:p>
          </table:table-cell>
          <table:table-cell table:formula="of:=IF(ABS([.B102])&gt;20;&quot;&quot;;[.B102])">
            <text:p/>
          </table:table-cell>
          <table:table-cell table:number-columns-repeated="2"/>
        </table:table-row>
        <table:table-row table:style-name="ro1">
          <table:table-cell office:value-type="float" office:value="338.25" calcext:value-type="float">
            <text:p>338.25</text:p>
          </table:table-cell>
          <table:table-cell office:value-type="float" office:value="4.8" calcext:value-type="float">
            <text:p>4.8</text:p>
          </table:table-cell>
          <table:table-cell table:formula="of:=IF(ABS([.B103])&gt;20;[.C102];[.C102]+1)" office:value-type="boolean" office:boolean-value="20" calcext:value-type="boolean">
            <text:p>TRUE</text:p>
          </table:table-cell>
          <table:table-cell table:formula="of:=IF(ABS([.B103])&gt;20;&quot;&quot;;[.B103])" office:value-type="float" office:value="4.8" calcext:value-type="float">
            <text:p>4.8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.7" calcext:value-type="float">
            <text:p>4.7</text:p>
          </table:table-cell>
          <table:table-cell table:formula="of:=IF(ABS([.B104])&gt;20;[.C103];[.C103]+1)" office:value-type="boolean" office:boolean-value="21" calcext:value-type="boolean">
            <text:p>TRUE</text:p>
          </table:table-cell>
          <table:table-cell table:formula="of:=IF(ABS([.B104])&gt;20;&quot;&quot;;[.B104])" office:value-type="float" office:value="4.7" calcext:value-type="float">
            <text:p>4.7</text:p>
          </table:table-cell>
          <table:table-cell table:number-columns-repeated="2"/>
        </table:table-row>
        <table:table-row table:style-name="ro1">
          <table:table-cell office:value-type="float" office:value="337.95" calcext:value-type="float">
            <text:p>337.95</text:p>
          </table:table-cell>
          <table:table-cell office:value-type="float" office:value="4.7" calcext:value-type="float">
            <text:p>4.7</text:p>
          </table:table-cell>
          <table:table-cell table:formula="of:=IF(ABS([.B105])&gt;20;[.C104];[.C104]+1)" office:value-type="boolean" office:boolean-value="22" calcext:value-type="boolean">
            <text:p>TRUE</text:p>
          </table:table-cell>
          <table:table-cell table:formula="of:=IF(ABS([.B105])&gt;20;&quot;&quot;;[.B105])" office:value-type="float" office:value="4.7" calcext:value-type="float">
            <text:p>4.7</text:p>
          </table:table-cell>
          <table:table-cell table:number-columns-repeated="2"/>
        </table:table-row>
        <table:table-row table:style-name="ro1">
          <table:table-cell office:value-type="float" office:value="338.35" calcext:value-type="float">
            <text:p>338.35</text:p>
          </table:table-cell>
          <table:table-cell office:value-type="float" office:value="4.9" calcext:value-type="float">
            <text:p>4.9</text:p>
          </table:table-cell>
          <table:table-cell table:formula="of:=IF(ABS([.B106])&gt;20;[.C105];[.C105]+1)" office:value-type="boolean" office:boolean-value="23" calcext:value-type="boolean">
            <text:p>TRUE</text:p>
          </table:table-cell>
          <table:table-cell table:formula="of:=IF(ABS([.B106])&gt;20;&quot;&quot;;[.B106])" office:value-type="float" office:value="4.9" calcext:value-type="float">
            <text:p>4.9</text:p>
          </table:table-cell>
          <table:table-cell table:number-columns-repeated="2"/>
        </table:table-row>
        <table:table-row table:style-name="ro1">
          <table:table-cell office:value-type="float" office:value="544.4" calcext:value-type="float">
            <text:p>544.4</text:p>
          </table:table-cell>
          <table:table-cell office:value-type="float" office:value="123.9" calcext:value-type="float">
            <text:p>123.9</text:p>
          </table:table-cell>
          <table:table-cell table:formula="of:=IF(ABS([.B107])&gt;20;[.C106];[.C106]+1)" office:value-type="boolean" office:boolean-value="23" calcext:value-type="boolean">
            <text:p>TRUE</text:p>
          </table:table-cell>
          <table:table-cell table:formula="of:=IF(ABS([.B107])&gt;20;&quot;&quot;;[.B107])">
            <text:p/>
          </table:table-cell>
          <table:table-cell table:number-columns-repeated="2"/>
        </table:table-row>
        <table:table-row table:style-name="ro1">
          <table:table-cell office:value-type="float" office:value="1288.45" calcext:value-type="float">
            <text:p>1288.45</text:p>
          </table:table-cell>
          <table:table-cell office:value-type="float" office:value="553.4" calcext:value-type="float">
            <text:p>553.4</text:p>
          </table:table-cell>
          <table:table-cell table:formula="of:=IF(ABS([.B108])&gt;20;[.C107];[.C107]+1)" office:value-type="boolean" office:boolean-value="23" calcext:value-type="boolean">
            <text:p>TRUE</text:p>
          </table:table-cell>
          <table:table-cell table:formula="of:=IF(ABS([.B108])&gt;20;&quot;&quot;;[.B108])">
            <text:p/>
          </table:table-cell>
          <table:table-cell table:number-columns-repeated="2"/>
        </table:table-row>
        <table:table-row table:style-name="ro1">
          <table:table-cell office:value-type="float" office:value="434.45" calcext:value-type="float">
            <text:p>434.45</text:p>
          </table:table-cell>
          <table:table-cell office:value-type="float" office:value="60.4" calcext:value-type="float">
            <text:p>60.4</text:p>
          </table:table-cell>
          <table:table-cell table:formula="of:=IF(ABS([.B109])&gt;20;[.C108];[.C108]+1)" office:value-type="boolean" office:boolean-value="23" calcext:value-type="boolean">
            <text:p>TRUE</text:p>
          </table:table-cell>
          <table:table-cell table:formula="of:=IF(ABS([.B109])&gt;20;&quot;&quot;;[.B109])">
            <text:p/>
          </table:table-cell>
          <table:table-cell table:number-columns-repeated="2"/>
        </table:table-row>
        <table:table-row table:style-name="ro1">
          <table:table-cell office:value-type="float" office:value="336.95" calcext:value-type="float">
            <text:p>336.95</text:p>
          </table:table-cell>
          <table:table-cell office:value-type="float" office:value="4.1" calcext:value-type="float">
            <text:p>4.1</text:p>
          </table:table-cell>
          <table:table-cell table:formula="of:=IF(ABS([.B110])&gt;20;[.C109];[.C109]+1)" office:value-type="boolean" office:boolean-value="24" calcext:value-type="boolean">
            <text:p>TRUE</text:p>
          </table:table-cell>
          <table:table-cell table:formula="of:=IF(ABS([.B110])&gt;20;&quot;&quot;;[.B110])" office:value-type="float" office:value="4.1" calcext:value-type="float">
            <text:p>4.1</text:p>
          </table:table-cell>
          <table:table-cell table:number-columns-repeated="2"/>
        </table:table-row>
        <table:table-row table:style-name="ro1">
          <table:table-cell office:value-type="float" office:value="336.9" calcext:value-type="float">
            <text:p>336.9</text:p>
          </table:table-cell>
          <table:table-cell office:value-type="float" office:value="4.1" calcext:value-type="float">
            <text:p>4.1</text:p>
          </table:table-cell>
          <table:table-cell table:formula="of:=IF(ABS([.B111])&gt;20;[.C110];[.C110]+1)" office:value-type="boolean" office:boolean-value="25" calcext:value-type="boolean">
            <text:p>TRUE</text:p>
          </table:table-cell>
          <table:table-cell table:formula="of:=IF(ABS([.B111])&gt;20;&quot;&quot;;[.B111])" office:value-type="float" office:value="4.1" calcext:value-type="float">
            <text:p>4.1</text:p>
          </table:table-cell>
          <table:table-cell table:number-columns-repeated="2"/>
        </table:table-row>
        <table:table-row table:style-name="ro1">
          <table:table-cell office:value-type="float" office:value="337.75" calcext:value-type="float">
            <text:p>337.75</text:p>
          </table:table-cell>
          <table:table-cell office:value-type="float" office:value="4.6" calcext:value-type="float">
            <text:p>4.6</text:p>
          </table:table-cell>
          <table:table-cell table:formula="of:=IF(ABS([.B112])&gt;20;[.C111];[.C111]+1)" office:value-type="boolean" office:boolean-value="26" calcext:value-type="boolean">
            <text:p>TRUE</text:p>
          </table:table-cell>
          <table:table-cell table:formula="of:=IF(ABS([.B112])&gt;20;&quot;&quot;;[.B112])" office:value-type="float" office:value="4.6" calcext:value-type="float">
            <text:p>4.6</text:p>
          </table:table-cell>
          <table:table-cell table:number-columns-repeated="2"/>
        </table:table-row>
        <table:table-row table:style-name="ro1">
          <table:table-cell office:value-type="float" office:value="708.65" calcext:value-type="float">
            <text:p>708.65</text:p>
          </table:table-cell>
          <table:table-cell office:value-type="float" office:value="218.7" calcext:value-type="float">
            <text:p>218.7</text:p>
          </table:table-cell>
          <table:table-cell table:formula="of:=IF(ABS([.B113])&gt;20;[.C112];[.C112]+1)" office:value-type="boolean" office:boolean-value="26" calcext:value-type="boolean">
            <text:p>TRUE</text:p>
          </table:table-cell>
          <table:table-cell table:formula="of:=IF(ABS([.B113])&gt;20;&quot;&quot;;[.B113])">
            <text:p/>
          </table:table-cell>
          <table:table-cell table:number-columns-repeated="2"/>
        </table:table-row>
        <table:table-row table:style-name="ro1">
          <table:table-cell office:value-type="float" office:value="1283.25" calcext:value-type="float">
            <text:p>1283.25</text:p>
          </table:table-cell>
          <table:table-cell office:value-type="float" office:value="550.4" calcext:value-type="float">
            <text:p>550.4</text:p>
          </table:table-cell>
          <table:table-cell table:formula="of:=IF(ABS([.B114])&gt;20;[.C113];[.C113]+1)" office:value-type="boolean" office:boolean-value="26" calcext:value-type="boolean">
            <text:p>TRUE</text:p>
          </table:table-cell>
          <table:table-cell table:formula="of:=IF(ABS([.B114])&gt;20;&quot;&quot;;[.B114])">
            <text:p/>
          </table:table-cell>
          <table:table-cell table:number-columns-repeated="2"/>
        </table:table-row>
        <table:table-row table:style-name="ro1">
          <table:table-cell office:value-type="float" office:value="325.3" calcext:value-type="float">
            <text:p>325.3</text:p>
          </table:table-cell>
          <table:table-cell office:value-type="float" office:value="-2.6" calcext:value-type="float">
            <text:p>-2.6</text:p>
          </table:table-cell>
          <table:table-cell table:formula="of:=IF(ABS([.B115])&gt;20;[.C114];[.C114]+1)" office:value-type="boolean" office:boolean-value="27" calcext:value-type="boolean">
            <text:p>TRUE</text:p>
          </table:table-cell>
          <table:table-cell table:formula="of:=IF(ABS([.B115])&gt;20;&quot;&quot;;[.B115])" office:value-type="float" office:value="-2.6" calcext:value-type="float">
            <text:p>-2.6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2.8" calcext:value-type="float">
            <text:p>-2.8</text:p>
          </table:table-cell>
          <table:table-cell table:formula="of:=IF(ABS([.B116])&gt;20;[.C115];[.C115]+1)" office:value-type="boolean" office:boolean-value="28" calcext:value-type="boolean">
            <text:p>TRUE</text:p>
          </table:table-cell>
          <table:table-cell table:formula="of:=IF(ABS([.B116])&gt;20;&quot;&quot;;[.B116])" office:value-type="float" office:value="-2.8" calcext:value-type="float">
            <text:p>-2.8</text:p>
          </table:table-cell>
          <table:table-cell table:number-columns-repeated="2"/>
        </table:table-row>
        <table:table-row table:style-name="ro1">
          <table:table-cell office:value-type="float" office:value="327.95" calcext:value-type="float">
            <text:p>327.95</text:p>
          </table:table-cell>
          <table:table-cell office:value-type="float" office:value="-1.1" calcext:value-type="float">
            <text:p>-1.1</text:p>
          </table:table-cell>
          <table:table-cell table:formula="of:=IF(ABS([.B117])&gt;20;[.C116];[.C116]+1)" office:value-type="boolean" office:boolean-value="29" calcext:value-type="boolean">
            <text:p>TRUE</text:p>
          </table:table-cell>
          <table:table-cell table:formula="of:=IF(ABS([.B117])&gt;20;&quot;&quot;;[.B117])" office:value-type="float" office:value="-1.1" calcext:value-type="float">
            <text:p>-1.1</text:p>
          </table:table-cell>
          <table:table-cell table:number-columns-repeated="2"/>
        </table:table-row>
        <table:table-row table:style-name="ro1">
          <table:table-cell office:value-type="float" office:value="469.05" calcext:value-type="float">
            <text:p>469.05</text:p>
          </table:table-cell>
          <table:table-cell office:value-type="float" office:value="80.4" calcext:value-type="float">
            <text:p>80.4</text:p>
          </table:table-cell>
          <table:table-cell table:formula="of:=IF(ABS([.B118])&gt;20;[.C117];[.C117]+1)" office:value-type="boolean" office:boolean-value="29" calcext:value-type="boolean">
            <text:p>TRUE</text:p>
          </table:table-cell>
          <table:table-cell table:formula="of:=IF(ABS([.B118])&gt;20;&quot;&quot;;[.B118])">
            <text:p/>
          </table:table-cell>
          <table:table-cell table:number-columns-repeated="2"/>
        </table:table-row>
        <table:table-row table:style-name="ro1">
          <table:table-cell office:value-type="float" office:value="1527.2" calcext:value-type="float">
            <text:p>1527.2</text:p>
          </table:table-cell>
          <table:table-cell office:value-type="float" office:value="691.2" calcext:value-type="float">
            <text:p>691.2</text:p>
          </table:table-cell>
          <table:table-cell table:formula="of:=IF(ABS([.B119])&gt;20;[.C118];[.C118]+1)" office:value-type="boolean" office:boolean-value="29" calcext:value-type="boolean">
            <text:p>TRUE</text:p>
          </table:table-cell>
          <table:table-cell table:formula="of:=IF(ABS([.B119])&gt;20;&quot;&quot;;[.B119])">
            <text:p/>
          </table:table-cell>
          <table:table-cell table:number-columns-repeated="2"/>
        </table:table-row>
        <table:table-row table:style-name="ro1">
          <table:table-cell office:value-type="float" office:value="899.75" calcext:value-type="float">
            <text:p>899.75</text:p>
          </table:table-cell>
          <table:table-cell office:value-type="float" office:value="329" calcext:value-type="float">
            <text:p>329</text:p>
          </table:table-cell>
          <table:table-cell table:formula="of:=IF(ABS([.B120])&gt;20;[.C119];[.C119]+1)" office:value-type="boolean" office:boolean-value="29" calcext:value-type="boolean">
            <text:p>TRUE</text:p>
          </table:table-cell>
          <table:table-cell table:formula="of:=IF(ABS([.B120])&gt;20;&quot;&quot;;[.B120])">
            <text:p/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-3.4" calcext:value-type="float">
            <text:p>-3.4</text:p>
          </table:table-cell>
          <table:table-cell table:formula="of:=IF(ABS([.B121])&gt;20;[.C120];[.C120]+1)" office:value-type="boolean" office:boolean-value="30" calcext:value-type="boolean">
            <text:p>TRUE</text:p>
          </table:table-cell>
          <table:table-cell table:formula="of:=IF(ABS([.B121])&gt;20;&quot;&quot;;[.B121])" office:value-type="float" office:value="-3.4" calcext:value-type="float">
            <text:p>-3.4</text:p>
          </table:table-cell>
          <table:table-cell table:number-columns-repeated="2"/>
        </table:table-row>
        <table:table-row table:style-name="ro1">
          <table:table-cell office:value-type="float" office:value="323.85" calcext:value-type="float">
            <text:p>323.85</text:p>
          </table:table-cell>
          <table:table-cell office:value-type="float" office:value="-3.5" calcext:value-type="float">
            <text:p>-3.5</text:p>
          </table:table-cell>
          <table:table-cell table:formula="of:=IF(ABS([.B122])&gt;20;[.C121];[.C121]+1)" office:value-type="boolean" office:boolean-value="31" calcext:value-type="boolean">
            <text:p>TRUE</text:p>
          </table:table-cell>
          <table:table-cell table:formula="of:=IF(ABS([.B122])&gt;20;&quot;&quot;;[.B122])" office:value-type="float" office:value="-3.5" calcext:value-type="float">
            <text:p>-3.5</text:p>
          </table:table-cell>
          <table:table-cell table:number-columns-repeated="2"/>
        </table:table-row>
        <table:table-row table:style-name="ro1">
          <table:table-cell office:value-type="float" office:value="326.35" calcext:value-type="float">
            <text:p>326.35</text:p>
          </table:table-cell>
          <table:table-cell office:value-type="float" office:value="-2" calcext:value-type="float">
            <text:p>-2</text:p>
          </table:table-cell>
          <table:table-cell table:formula="of:=IF(ABS([.B123])&gt;20;[.C122];[.C122]+1)" office:value-type="boolean" office:boolean-value="32" calcext:value-type="boolean">
            <text:p>TRUE</text:p>
          </table:table-cell>
          <table:table-cell table:formula="of:=IF(ABS([.B123])&gt;20;&quot;&quot;;[.B123])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float" office:value="688.7" calcext:value-type="float">
            <text:p>688.7</text:p>
          </table:table-cell>
          <table:table-cell office:value-type="float" office:value="207.1" calcext:value-type="float">
            <text:p>207.1</text:p>
          </table:table-cell>
          <table:table-cell table:formula="of:=IF(ABS([.B124])&gt;20;[.C123];[.C123]+1)" office:value-type="boolean" office:boolean-value="32" calcext:value-type="boolean">
            <text:p>TRUE</text:p>
          </table:table-cell>
          <table:table-cell table:formula="of:=IF(ABS([.B124])&gt;20;&quot;&quot;;[.B124])">
            <text:p/>
          </table:table-cell>
          <table:table-cell table:number-columns-repeated="2"/>
        </table:table-row>
        <table:table-row table:style-name="ro1">
          <table:table-cell office:value-type="float" office:value="979.3" calcext:value-type="float">
            <text:p>979.3</text:p>
          </table:table-cell>
          <table:table-cell office:value-type="float" office:value="374.9" calcext:value-type="float">
            <text:p>374.9</text:p>
          </table:table-cell>
          <table:table-cell table:formula="of:=IF(ABS([.B125])&gt;20;[.C124];[.C124]+1)" office:value-type="boolean" office:boolean-value="32" calcext:value-type="boolean">
            <text:p>TRUE</text:p>
          </table:table-cell>
          <table:table-cell table:formula="of:=IF(ABS([.B125])&gt;20;&quot;&quot;;[.B125])">
            <text:p/>
          </table:table-cell>
          <table:table-cell table:number-columns-repeated="2"/>
        </table:table-row>
        <table:table-row table:style-name="ro1">
          <table:table-cell office:value-type="float" office:value="330.4" calcext:value-type="float">
            <text:p>330.4</text:p>
          </table:table-cell>
          <table:table-cell office:value-type="float" office:value="0.3" calcext:value-type="float">
            <text:p>0.3</text:p>
          </table:table-cell>
          <table:table-cell table:formula="of:=IF(ABS([.B126])&gt;20;[.C125];[.C125]+1)" office:value-type="boolean" office:boolean-value="33" calcext:value-type="boolean">
            <text:p>TRUE</text:p>
          </table:table-cell>
          <table:table-cell table:formula="of:=IF(ABS([.B126])&gt;20;&quot;&quot;;[.B126])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float" office:value="330.2" calcext:value-type="float">
            <text:p>330.2</text:p>
          </table:table-cell>
          <table:table-cell office:value-type="float" office:value="0.2" calcext:value-type="float">
            <text:p>0.2</text:p>
          </table:table-cell>
          <table:table-cell table:formula="of:=IF(ABS([.B127])&gt;20;[.C126];[.C126]+1)" office:value-type="boolean" office:boolean-value="34" calcext:value-type="boolean">
            <text:p>TRUE</text:p>
          </table:table-cell>
          <table:table-cell table:formula="of:=IF(ABS([.B127])&gt;20;&quot;&quot;;[.B127])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float" office:value="331.25" calcext:value-type="float">
            <text:p>331.25</text:p>
          </table:table-cell>
          <table:table-cell office:value-type="float" office:value="0.8" calcext:value-type="float">
            <text:p>0.8</text:p>
          </table:table-cell>
          <table:table-cell table:formula="of:=IF(ABS([.B128])&gt;20;[.C127];[.C127]+1)" office:value-type="boolean" office:boolean-value="35" calcext:value-type="boolean">
            <text:p>TRUE</text:p>
          </table:table-cell>
          <table:table-cell table:formula="of:=IF(ABS([.B128])&gt;20;&quot;&quot;;[.B128])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352.95" calcext:value-type="float">
            <text:p>352.95</text:p>
          </table:table-cell>
          <table:table-cell office:value-type="float" office:value="13.3" calcext:value-type="float">
            <text:p>13.3</text:p>
          </table:table-cell>
          <table:table-cell table:formula="of:=IF(ABS([.B129])&gt;20;[.C128];[.C128]+1)" office:value-type="boolean" office:boolean-value="36" calcext:value-type="boolean">
            <text:p>TRUE</text:p>
          </table:table-cell>
          <table:table-cell table:formula="of:=IF(ABS([.B129])&gt;20;&quot;&quot;;[.B129])" office:value-type="float" office:value="13.3" calcext:value-type="float">
            <text:p>13.3</text:p>
          </table:table-cell>
          <table:table-cell table:number-columns-repeated="2"/>
        </table:table-row>
        <table:table-row table:style-name="ro1">
          <table:table-cell office:value-type="float" office:value="1030.85" calcext:value-type="float">
            <text:p>1030.85</text:p>
          </table:table-cell>
          <table:table-cell office:value-type="float" office:value="404.7" calcext:value-type="float">
            <text:p>404.7</text:p>
          </table:table-cell>
          <table:table-cell table:formula="of:=IF(ABS([.B130])&gt;20;[.C129];[.C129]+1)" office:value-type="boolean" office:boolean-value="36" calcext:value-type="boolean">
            <text:p>TRUE</text:p>
          </table:table-cell>
          <table:table-cell table:formula="of:=IF(ABS([.B130])&gt;20;&quot;&quot;;[.B130])">
            <text:p/>
          </table:table-cell>
          <table:table-cell table:number-columns-repeated="2"/>
        </table:table-row>
        <table:table-row table:style-name="ro1">
          <table:table-cell office:value-type="float" office:value="830.6" calcext:value-type="float">
            <text:p>830.6</text:p>
          </table:table-cell>
          <table:table-cell office:value-type="float" office:value="289.1" calcext:value-type="float">
            <text:p>289.1</text:p>
          </table:table-cell>
          <table:table-cell table:formula="of:=IF(ABS([.B131])&gt;20;[.C130];[.C130]+1)" office:value-type="boolean" office:boolean-value="36" calcext:value-type="boolean">
            <text:p>TRUE</text:p>
          </table:table-cell>
          <table:table-cell table:formula="of:=IF(ABS([.B131])&gt;20;&quot;&quot;;[.B131])">
            <text:p/>
          </table:table-cell>
          <table:table-cell table:number-columns-repeated="2"/>
        </table:table-row>
        <table:table-row table:style-name="ro1">
          <table:table-cell office:value-type="float" office:value="332.05" calcext:value-type="float">
            <text:p>332.05</text:p>
          </table:table-cell>
          <table:table-cell office:value-type="float" office:value="1.3" calcext:value-type="float">
            <text:p>1.3</text:p>
          </table:table-cell>
          <table:table-cell table:formula="of:=IF(ABS([.B132])&gt;20;[.C131];[.C131]+1)" office:value-type="boolean" office:boolean-value="37" calcext:value-type="boolean">
            <text:p>TRUE</text:p>
          </table:table-cell>
          <table:table-cell table:formula="of:=IF(ABS([.B132])&gt;20;&quot;&quot;;[.B132])" office:value-type="float" office:value="1.3" calcext:value-type="float">
            <text:p>1.3</text:p>
          </table:table-cell>
          <table:table-cell table:number-columns-repeated="2"/>
        </table:table-row>
        <table:table-row table:style-name="ro1">
          <table:table-cell office:value-type="float" office:value="331.8" calcext:value-type="float">
            <text:p>331.8</text:p>
          </table:table-cell>
          <table:table-cell office:value-type="float" office:value="1.1" calcext:value-type="float">
            <text:p>1.1</text:p>
          </table:table-cell>
          <table:table-cell table:formula="of:=IF(ABS([.B133])&gt;20;[.C132];[.C132]+1)" office:value-type="boolean" office:boolean-value="38" calcext:value-type="boolean">
            <text:p>TRUE</text:p>
          </table:table-cell>
          <table:table-cell table:formula="of:=IF(ABS([.B133])&gt;20;&quot;&quot;;[.B133])" office:value-type="float" office:value="1.1" calcext:value-type="float">
            <text:p>1.1</text:p>
          </table:table-cell>
          <table:table-cell table:number-columns-repeated="2"/>
        </table:table-row>
        <table:table-row table:style-name="ro1">
          <table:table-cell office:value-type="float" office:value="567.85" calcext:value-type="float">
            <text:p>567.85</text:p>
          </table:table-cell>
          <table:table-cell office:value-type="float" office:value="137.4" calcext:value-type="float">
            <text:p>137.4</text:p>
          </table:table-cell>
          <table:table-cell table:formula="of:=IF(ABS([.B134])&gt;20;[.C133];[.C133]+1)" office:value-type="boolean" office:boolean-value="38" calcext:value-type="boolean">
            <text:p>TRUE</text:p>
          </table:table-cell>
          <table:table-cell table:formula="of:=IF(ABS([.B134])&gt;20;&quot;&quot;;[.B134])">
            <text:p/>
          </table:table-cell>
          <table:table-cell table:number-columns-repeated="2"/>
        </table:table-row>
        <table:table-row table:style-name="ro1">
          <table:table-cell office:value-type="float" office:value="939.65" calcext:value-type="float">
            <text:p>939.65</text:p>
          </table:table-cell>
          <table:table-cell office:value-type="float" office:value="352" calcext:value-type="float">
            <text:p>352</text:p>
          </table:table-cell>
          <table:table-cell table:formula="of:=IF(ABS([.B135])&gt;20;[.C134];[.C134]+1)" office:value-type="boolean" office:boolean-value="38" calcext:value-type="boolean">
            <text:p>TRUE</text:p>
          </table:table-cell>
          <table:table-cell table:formula="of:=IF(ABS([.B135])&gt;20;&quot;&quot;;[.B135])">
            <text:p/>
          </table:table-cell>
          <table:table-cell table:number-columns-repeated="2"/>
        </table:table-row>
        <table:table-row table:style-name="ro1">
          <table:table-cell office:value-type="float" office:value="330.7" calcext:value-type="float">
            <text:p>330.7</text:p>
          </table:table-cell>
          <table:table-cell office:value-type="float" office:value="0.5" calcext:value-type="float">
            <text:p>0.5</text:p>
          </table:table-cell>
          <table:table-cell table:formula="of:=IF(ABS([.B136])&gt;20;[.C135];[.C135]+1)" office:value-type="boolean" office:boolean-value="39" calcext:value-type="boolean">
            <text:p>TRUE</text:p>
          </table:table-cell>
          <table:table-cell table:formula="of:=IF(ABS([.B136])&gt;20;&quot;&quot;;[.B136])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326.9" calcext:value-type="float">
            <text:p>326.9</text:p>
          </table:table-cell>
          <table:table-cell office:value-type="float" office:value="-1.7" calcext:value-type="float">
            <text:p>-1.7</text:p>
          </table:table-cell>
          <table:table-cell table:formula="of:=IF(ABS([.B137])&gt;20;[.C136];[.C136]+1)" office:value-type="boolean" office:boolean-value="40" calcext:value-type="boolean">
            <text:p>TRUE</text:p>
          </table:table-cell>
          <table:table-cell table:formula="of:=IF(ABS([.B137])&gt;20;&quot;&quot;;[.B137])" office:value-type="float" office:value="-1.7" calcext:value-type="float">
            <text:p>-1.7</text:p>
          </table:table-cell>
          <table:table-cell table:number-columns-repeated="2"/>
        </table:table-row>
        <table:table-row table:style-name="ro1">
          <table:table-cell office:value-type="float" office:value="511.3" calcext:value-type="float">
            <text:p>511.3</text:p>
          </table:table-cell>
          <table:table-cell office:value-type="float" office:value="104.7" calcext:value-type="float">
            <text:p>104.7</text:p>
          </table:table-cell>
          <table:table-cell table:formula="of:=IF(ABS([.B138])&gt;20;[.C137];[.C137]+1)" office:value-type="boolean" office:boolean-value="40" calcext:value-type="boolean">
            <text:p>TRUE</text:p>
          </table:table-cell>
          <table:table-cell table:formula="of:=IF(ABS([.B138])&gt;20;&quot;&quot;;[.B138])">
            <text:p/>
          </table:table-cell>
          <table:table-cell table:number-columns-repeated="2"/>
        </table:table-row>
        <table:table-row table:style-name="ro1">
          <table:table-cell office:value-type="float" office:value="857.5" calcext:value-type="float">
            <text:p>857.5</text:p>
          </table:table-cell>
          <table:table-cell office:value-type="float" office:value="304.6" calcext:value-type="float">
            <text:p>304.6</text:p>
          </table:table-cell>
          <table:table-cell table:formula="of:=IF(ABS([.B139])&gt;20;[.C138];[.C138]+1)" office:value-type="boolean" office:boolean-value="40" calcext:value-type="boolean">
            <text:p>TRUE</text:p>
          </table:table-cell>
          <table:table-cell table:formula="of:=IF(ABS([.B139])&gt;20;&quot;&quot;;[.B139])">
            <text:p/>
          </table:table-cell>
          <table:table-cell table:number-columns-repeated="2"/>
        </table:table-row>
        <table:table-row table:style-name="ro1">
          <table:table-cell office:value-type="float" office:value="327.1" calcext:value-type="float">
            <text:p>327.1</text:p>
          </table:table-cell>
          <table:table-cell office:value-type="float" office:value="-1.6" calcext:value-type="float">
            <text:p>-1.6</text:p>
          </table:table-cell>
          <table:table-cell table:formula="of:=IF(ABS([.B140])&gt;20;[.C139];[.C139]+1)" office:value-type="boolean" office:boolean-value="41" calcext:value-type="boolean">
            <text:p>TRUE</text:p>
          </table:table-cell>
          <table:table-cell table:formula="of:=IF(ABS([.B140])&gt;20;&quot;&quot;;[.B140])" office:value-type="float" office:value="-1.6" calcext:value-type="float">
            <text:p>-1.6</text:p>
          </table:table-cell>
          <table:table-cell table:number-columns-repeated="2"/>
        </table:table-row>
        <table:table-row table:style-name="ro1">
          <table:table-cell office:value-type="float" office:value="326.75" calcext:value-type="float">
            <text:p>326.75</text:p>
          </table:table-cell>
          <table:table-cell office:value-type="float" office:value="-1.8" calcext:value-type="float">
            <text:p>-1.8</text:p>
          </table:table-cell>
          <table:table-cell table:formula="of:=IF(ABS([.B141])&gt;20;[.C140];[.C140]+1)" office:value-type="boolean" office:boolean-value="42" calcext:value-type="boolean">
            <text:p>TRUE</text:p>
          </table:table-cell>
          <table:table-cell table:formula="of:=IF(ABS([.B141])&gt;20;&quot;&quot;;[.B141])" office:value-type="float" office:value="-1.8" calcext:value-type="float">
            <text:p>-1.8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9.5" calcext:value-type="float">
            <text:p>29.5</text:p>
          </table:table-cell>
          <table:table-cell table:formula="of:=IF(ABS([.B142])&gt;20;[.C141];[.C141]+1)" office:value-type="boolean" office:boolean-value="42" calcext:value-type="boolean">
            <text:p>TRUE</text:p>
          </table:table-cell>
          <table:table-cell table:formula="of:=IF(ABS([.B142])&gt;20;&quot;&quot;;[.B142])">
            <text:p/>
          </table:table-cell>
          <table:table-cell table:number-columns-repeated="2"/>
        </table:table-row>
        <table:table-row table:style-name="ro1">
          <table:table-cell office:value-type="float" office:value="942.3" calcext:value-type="float">
            <text:p>942.3</text:p>
          </table:table-cell>
          <table:table-cell office:value-type="float" office:value="353.5" calcext:value-type="float">
            <text:p>353.5</text:p>
          </table:table-cell>
          <table:table-cell table:formula="of:=IF(ABS([.B143])&gt;20;[.C142];[.C142]+1)" office:value-type="boolean" office:boolean-value="42" calcext:value-type="boolean">
            <text:p>TRUE</text:p>
          </table:table-cell>
          <table:table-cell table:formula="of:=IF(ABS([.B143])&gt;20;&quot;&quot;;[.B143])">
            <text:p/>
          </table:table-cell>
          <table:table-cell table:number-columns-repeated="2"/>
        </table:table-row>
        <table:table-row table:style-name="ro1">
          <table:table-cell office:value-type="float" office:value="482.35" calcext:value-type="float">
            <text:p>482.35</text:p>
          </table:table-cell>
          <table:table-cell office:value-type="float" office:value="88" calcext:value-type="float">
            <text:p>88</text:p>
          </table:table-cell>
          <table:table-cell table:formula="of:=IF(ABS([.B144])&gt;20;[.C143];[.C143]+1)" office:value-type="boolean" office:boolean-value="42" calcext:value-type="boolean">
            <text:p>TRUE</text:p>
          </table:table-cell>
          <table:table-cell table:formula="of:=IF(ABS([.B144])&gt;20;&quot;&quot;;[.B144])">
            <text:p/>
          </table:table-cell>
          <table:table-cell table:number-columns-repeated="2"/>
        </table:table-row>
        <table:table-row table:style-name="ro1">
          <table:table-cell office:value-type="float" office:value="326.3" calcext:value-type="float">
            <text:p>326.3</text:p>
          </table:table-cell>
          <table:table-cell office:value-type="float" office:value="-2" calcext:value-type="float">
            <text:p>-2</text:p>
          </table:table-cell>
          <table:table-cell table:formula="of:=IF(ABS([.B145])&gt;20;[.C144];[.C144]+1)" office:value-type="boolean" office:boolean-value="43" calcext:value-type="boolean">
            <text:p>TRUE</text:p>
          </table:table-cell>
          <table:table-cell table:formula="of:=IF(ABS([.B145])&gt;20;&quot;&quot;;[.B145])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float" office:value="326.25" calcext:value-type="float">
            <text:p>326.25</text:p>
          </table:table-cell>
          <table:table-cell office:value-type="float" office:value="-2.1" calcext:value-type="float">
            <text:p>-2.1</text:p>
          </table:table-cell>
          <table:table-cell table:formula="of:=IF(ABS([.B146])&gt;20;[.C145];[.C145]+1)" office:value-type="boolean" office:boolean-value="44" calcext:value-type="boolean">
            <text:p>TRUE</text:p>
          </table:table-cell>
          <table:table-cell table:formula="of:=IF(ABS([.B146])&gt;20;&quot;&quot;;[.B146])" office:value-type="float" office:value="-2.1" calcext:value-type="float">
            <text:p>-2.1</text:p>
          </table:table-cell>
          <table:table-cell table:number-columns-repeated="2"/>
        </table:table-row>
        <table:table-row table:style-name="ro1">
          <table:table-cell office:value-type="float" office:value="326.1" calcext:value-type="float">
            <text:p>326.1</text:p>
          </table:table-cell>
          <table:table-cell office:value-type="float" office:value="-2.2" calcext:value-type="float">
            <text:p>-2.2</text:p>
          </table:table-cell>
          <table:table-cell table:formula="of:=IF(ABS([.B147])&gt;20;[.C146];[.C146]+1)" office:value-type="boolean" office:boolean-value="45" calcext:value-type="boolean">
            <text:p>TRUE</text:p>
          </table:table-cell>
          <table:table-cell table:formula="of:=IF(ABS([.B147])&gt;20;&quot;&quot;;[.B147])" office:value-type="float" office:value="-2.2" calcext:value-type="float">
            <text:p>-2.2</text:p>
          </table:table-cell>
          <table:table-cell table:number-columns-repeated="2"/>
        </table:table-row>
        <table:table-row table:style-name="ro1">
          <table:table-cell office:value-type="float" office:value="1305.1" calcext:value-type="float">
            <text:p>1305.1</text:p>
          </table:table-cell>
          <table:table-cell office:value-type="float" office:value="563" calcext:value-type="float">
            <text:p>563</text:p>
          </table:table-cell>
          <table:table-cell table:formula="of:=IF(ABS([.B148])&gt;20;[.C147];[.C147]+1)" office:value-type="boolean" office:boolean-value="45" calcext:value-type="boolean">
            <text:p>TRUE</text:p>
          </table:table-cell>
          <table:table-cell table:formula="of:=IF(ABS([.B148])&gt;20;&quot;&quot;;[.B148])">
            <text:p/>
          </table:table-cell>
          <table:table-cell table:number-columns-repeated="2"/>
        </table:table-row>
        <table:table-row table:style-name="ro1">
          <table:table-cell office:value-type="float" office:value="1795.5" calcext:value-type="float">
            <text:p>1795.5</text:p>
          </table:table-cell>
          <table:table-cell office:value-type="float" office:value="846.1" calcext:value-type="float">
            <text:p>846.1</text:p>
          </table:table-cell>
          <table:table-cell table:formula="of:=IF(ABS([.B149])&gt;20;[.C148];[.C148]+1)" office:value-type="boolean" office:boolean-value="45" calcext:value-type="boolean">
            <text:p>TRUE</text:p>
          </table:table-cell>
          <table:table-cell table:formula="of:=IF(ABS([.B149])&gt;20;&quot;&quot;;[.B149])">
            <text:p/>
          </table:table-cell>
          <table:table-cell table:number-columns-repeated="2"/>
        </table:table-row>
        <table:table-row table:style-name="ro1">
          <table:table-cell office:value-type="float" office:value="392.6" calcext:value-type="float">
            <text:p>392.6</text:p>
          </table:table-cell>
          <table:table-cell office:value-type="float" office:value="36.2" calcext:value-type="float">
            <text:p>36.2</text:p>
          </table:table-cell>
          <table:table-cell table:formula="of:=IF(ABS([.B150])&gt;20;[.C149];[.C149]+1)" office:value-type="boolean" office:boolean-value="45" calcext:value-type="boolean">
            <text:p>TRUE</text:p>
          </table:table-cell>
          <table:table-cell table:formula="of:=IF(ABS([.B150])&gt;20;&quot;&quot;;[.B150])">
            <text:p/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-3.4" calcext:value-type="float">
            <text:p>-3.4</text:p>
          </table:table-cell>
          <table:table-cell table:formula="of:=IF(ABS([.B151])&gt;20;[.C150];[.C150]+1)" office:value-type="boolean" office:boolean-value="46" calcext:value-type="boolean">
            <text:p>TRUE</text:p>
          </table:table-cell>
          <table:table-cell table:formula="of:=IF(ABS([.B151])&gt;20;&quot;&quot;;[.B151])" office:value-type="float" office:value="-3.4" calcext:value-type="float">
            <text:p>-3.4</text:p>
          </table:table-cell>
          <table:table-cell table:number-columns-repeated="2"/>
        </table:table-row>
        <table:table-row table:style-name="ro1">
          <table:table-cell office:value-type="float" office:value="748.55" calcext:value-type="float">
            <text:p>748.55</text:p>
          </table:table-cell>
          <table:table-cell office:value-type="float" office:value="241.7" calcext:value-type="float">
            <text:p>241.7</text:p>
          </table:table-cell>
          <table:table-cell table:formula="of:=IF(ABS([.B152])&gt;20;[.C151];[.C151]+1)" office:value-type="boolean" office:boolean-value="46" calcext:value-type="boolean">
            <text:p>TRUE</text:p>
          </table:table-cell>
          <table:table-cell table:formula="of:=IF(ABS([.B152])&gt;20;&quot;&quot;;[.B152])">
            <text:p/>
          </table:table-cell>
          <table:table-cell table:number-columns-repeated="2"/>
        </table:table-row>
        <table:table-row table:style-name="ro1">
          <table:table-cell office:value-type="float" office:value="1341.3" calcext:value-type="float">
            <text:p>1341.3</text:p>
          </table:table-cell>
          <table:table-cell office:value-type="float" office:value="583.9" calcext:value-type="float">
            <text:p>583.9</text:p>
          </table:table-cell>
          <table:table-cell table:formula="of:=IF(ABS([.B153])&gt;20;[.C152];[.C152]+1)" office:value-type="boolean" office:boolean-value="46" calcext:value-type="boolean">
            <text:p>TRUE</text:p>
          </table:table-cell>
          <table:table-cell table:formula="of:=IF(ABS([.B153])&gt;20;&quot;&quot;;[.B153])">
            <text:p/>
          </table:table-cell>
          <table:table-cell table:number-columns-repeated="2"/>
        </table:table-row>
        <table:table-row table:style-name="ro1">
          <table:table-cell office:value-type="float" office:value="328.6" calcext:value-type="float">
            <text:p>328.6</text:p>
          </table:table-cell>
          <table:table-cell office:value-type="float" office:value="-0.7" calcext:value-type="float">
            <text:p>-0.7</text:p>
          </table:table-cell>
          <table:table-cell table:formula="of:=IF(ABS([.B154])&gt;20;[.C153];[.C153]+1)" office:value-type="boolean" office:boolean-value="47" calcext:value-type="boolean">
            <text:p>TRUE</text:p>
          </table:table-cell>
          <table:table-cell table:formula="of:=IF(ABS([.B154])&gt;20;&quot;&quot;;[.B154])" office:value-type="float" office:value="-0.7" calcext:value-type="float">
            <text:p>-0.7</text:p>
          </table:table-cell>
          <table:table-cell table:number-columns-repeated="2"/>
        </table:table-row>
        <table:table-row table:style-name="ro1">
          <table:table-cell office:value-type="float" office:value="327.45" calcext:value-type="float">
            <text:p>327.45</text:p>
          </table:table-cell>
          <table:table-cell office:value-type="float" office:value="-1.4" calcext:value-type="float">
            <text:p>-1.4</text:p>
          </table:table-cell>
          <table:table-cell table:formula="of:=IF(ABS([.B155])&gt;20;[.C154];[.C154]+1)" office:value-type="boolean" office:boolean-value="48" calcext:value-type="boolean">
            <text:p>TRUE</text:p>
          </table:table-cell>
          <table:table-cell table:formula="of:=IF(ABS([.B155])&gt;20;&quot;&quot;;[.B155])" office:value-type="float" office:value="-1.4" calcext:value-type="float">
            <text:p>-1.4</text:p>
          </table:table-cell>
          <table:table-cell table:number-columns-repeated="2"/>
        </table:table-row>
        <table:table-row table:style-name="ro1">
          <table:table-cell office:value-type="float" office:value="550.7" calcext:value-type="float">
            <text:p>550.7</text:p>
          </table:table-cell>
          <table:table-cell office:value-type="float" office:value="127.5" calcext:value-type="float">
            <text:p>127.5</text:p>
          </table:table-cell>
          <table:table-cell table:formula="of:=IF(ABS([.B156])&gt;20;[.C155];[.C155]+1)" office:value-type="boolean" office:boolean-value="48" calcext:value-type="boolean">
            <text:p>TRUE</text:p>
          </table:table-cell>
          <table:table-cell table:formula="of:=IF(ABS([.B156])&gt;20;&quot;&quot;;[.B156])">
            <text:p/>
          </table:table-cell>
          <table:table-cell table:number-columns-repeated="2"/>
        </table:table-row>
        <table:table-row table:style-name="ro1">
          <table:table-cell office:value-type="float" office:value="802.4" calcext:value-type="float">
            <text:p>802.4</text:p>
          </table:table-cell>
          <table:table-cell office:value-type="float" office:value="272.8" calcext:value-type="float">
            <text:p>272.8</text:p>
          </table:table-cell>
          <table:table-cell table:formula="of:=IF(ABS([.B157])&gt;20;[.C156];[.C156]+1)" office:value-type="boolean" office:boolean-value="48" calcext:value-type="boolean">
            <text:p>TRUE</text:p>
          </table:table-cell>
          <table:table-cell table:formula="of:=IF(ABS([.B157])&gt;20;&quot;&quot;;[.B157])">
            <text:p/>
          </table:table-cell>
          <table:table-cell table:number-columns-repeated="2"/>
        </table:table-row>
        <table:table-row table:style-name="ro1">
          <table:table-cell office:value-type="float" office:value="416.05" calcext:value-type="float">
            <text:p>416.05</text:p>
          </table:table-cell>
          <table:table-cell office:value-type="float" office:value="49.8" calcext:value-type="float">
            <text:p>49.8</text:p>
          </table:table-cell>
          <table:table-cell table:formula="of:=IF(ABS([.B158])&gt;20;[.C157];[.C157]+1)" office:value-type="boolean" office:boolean-value="48" calcext:value-type="boolean">
            <text:p>TRUE</text:p>
          </table:table-cell>
          <table:table-cell table:formula="of:=IF(ABS([.B158])&gt;20;&quot;&quot;;[.B158])">
            <text:p/>
          </table:table-cell>
          <table:table-cell table:number-columns-repeated="2"/>
        </table:table-row>
        <table:table-row table:style-name="ro1">
          <table:table-cell office:value-type="float" office:value="330.7" calcext:value-type="float">
            <text:p>330.7</text:p>
          </table:table-cell>
          <table:table-cell office:value-type="float" office:value="0.5" calcext:value-type="float">
            <text:p>0.5</text:p>
          </table:table-cell>
          <table:table-cell table:formula="of:=IF(ABS([.B159])&gt;20;[.C158];[.C158]+1)" office:value-type="boolean" office:boolean-value="49" calcext:value-type="boolean">
            <text:p>TRUE</text:p>
          </table:table-cell>
          <table:table-cell table:formula="of:=IF(ABS([.B159])&gt;20;&quot;&quot;;[.B159])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589.55" calcext:value-type="float">
            <text:p>1589.55</text:p>
          </table:table-cell>
          <table:table-cell office:value-type="float" office:value="727.2" calcext:value-type="float">
            <text:p>727.2</text:p>
          </table:table-cell>
          <table:table-cell table:formula="of:=IF(ABS([.B160])&gt;20;[.C159];[.C159]+1)" office:value-type="boolean" office:boolean-value="49" calcext:value-type="boolean">
            <text:p>TRUE</text:p>
          </table:table-cell>
          <table:table-cell table:formula="of:=IF(ABS([.B160])&gt;20;&quot;&quot;;[.B160])">
            <text:p/>
          </table:table-cell>
          <table:table-cell table:number-columns-repeated="2"/>
        </table:table-row>
        <table:table-row table:style-name="ro1">
          <table:table-cell office:value-type="float" office:value="1521.9" calcext:value-type="float">
            <text:p>1521.9</text:p>
          </table:table-cell>
          <table:table-cell office:value-type="float" office:value="688.1" calcext:value-type="float">
            <text:p>688.1</text:p>
          </table:table-cell>
          <table:table-cell table:formula="of:=IF(ABS([.B161])&gt;20;[.C160];[.C160]+1)" office:value-type="boolean" office:boolean-value="49" calcext:value-type="boolean">
            <text:p>TRUE</text:p>
          </table:table-cell>
          <table:table-cell table:formula="of:=IF(ABS([.B161])&gt;20;&quot;&quot;;[.B161])">
            <text:p/>
          </table:table-cell>
          <table:table-cell table:number-columns-repeated="2"/>
        </table:table-row>
        <table:table-row table:style-name="ro1">
          <table:table-cell office:value-type="float" office:value="331.7" calcext:value-type="float">
            <text:p>331.7</text:p>
          </table:table-cell>
          <table:table-cell office:value-type="float" office:value="1.1" calcext:value-type="float">
            <text:p>1.1</text:p>
          </table:table-cell>
          <table:table-cell table:formula="of:=IF(ABS([.B162])&gt;20;[.C161];[.C161]+1)" office:value-type="boolean" office:boolean-value="50" calcext:value-type="boolean">
            <text:p>TRUE</text:p>
          </table:table-cell>
          <table:table-cell table:formula="of:=IF(ABS([.B162])&gt;20;&quot;&quot;;[.B162])" office:value-type="float" office:value="1.1" calcext:value-type="float">
            <text:p>1.1</text:p>
          </table:table-cell>
          <table:table-cell table:number-columns-repeated="2"/>
        </table:table-row>
        <table:table-row table:style-name="ro1">
          <table:table-cell office:value-type="float" office:value="331.3" calcext:value-type="float">
            <text:p>331.3</text:p>
          </table:table-cell>
          <table:table-cell office:value-type="float" office:value="0.8" calcext:value-type="float">
            <text:p>0.8</text:p>
          </table:table-cell>
          <table:table-cell table:formula="of:=IF(ABS([.B163])&gt;20;[.C162];[.C162]+1)" office:value-type="boolean" office:boolean-value="51" calcext:value-type="boolean">
            <text:p>TRUE</text:p>
          </table:table-cell>
          <table:table-cell table:formula="of:=IF(ABS([.B163])&gt;20;&quot;&quot;;[.B163])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454.6" calcext:value-type="float">
            <text:p>454.6</text:p>
          </table:table-cell>
          <table:table-cell office:value-type="float" office:value="72" calcext:value-type="float">
            <text:p>72</text:p>
          </table:table-cell>
          <table:table-cell table:formula="of:=IF(ABS([.B164])&gt;20;[.C163];[.C163]+1)" office:value-type="boolean" office:boolean-value="51" calcext:value-type="boolean">
            <text:p>TRUE</text:p>
          </table:table-cell>
          <table:table-cell table:formula="of:=IF(ABS([.B164])&gt;20;&quot;&quot;;[.B164])">
            <text:p/>
          </table:table-cell>
          <table:table-cell table:number-columns-repeated="2"/>
        </table:table-row>
        <table:table-row table:style-name="ro1">
          <table:table-cell office:value-type="float" office:value="499.75" calcext:value-type="float">
            <text:p>499.75</text:p>
          </table:table-cell>
          <table:table-cell office:value-type="float" office:value="98.1" calcext:value-type="float">
            <text:p>98.1</text:p>
          </table:table-cell>
          <table:table-cell table:formula="of:=IF(ABS([.B165])&gt;20;[.C164];[.C164]+1)" office:value-type="boolean" office:boolean-value="51" calcext:value-type="boolean">
            <text:p>TRUE</text:p>
          </table:table-cell>
          <table:table-cell table:formula="of:=IF(ABS([.B165])&gt;20;&quot;&quot;;[.B165])">
            <text:p/>
          </table:table-cell>
          <table:table-cell table:number-columns-repeated="2"/>
        </table:table-row>
        <table:table-row table:style-name="ro1">
          <table:table-cell office:value-type="float" office:value="326.2" calcext:value-type="float">
            <text:p>326.2</text:p>
          </table:table-cell>
          <table:table-cell office:value-type="float" office:value="-2.1" calcext:value-type="float">
            <text:p>-2.1</text:p>
          </table:table-cell>
          <table:table-cell table:formula="of:=IF(ABS([.B166])&gt;20;[.C165];[.C165]+1)" office:value-type="boolean" office:boolean-value="52" calcext:value-type="boolean">
            <text:p>TRUE</text:p>
          </table:table-cell>
          <table:table-cell table:formula="of:=IF(ABS([.B166])&gt;20;&quot;&quot;;[.B166])" office:value-type="float" office:value="-2.1" calcext:value-type="float">
            <text:p>-2.1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-1.1" calcext:value-type="float">
            <text:p>-1.1</text:p>
          </table:table-cell>
          <table:table-cell table:formula="of:=IF(ABS([.B167])&gt;20;[.C166];[.C166]+1)" office:value-type="boolean" office:boolean-value="53" calcext:value-type="boolean">
            <text:p>TRUE</text:p>
          </table:table-cell>
          <table:table-cell table:formula="of:=IF(ABS([.B167])&gt;20;&quot;&quot;;[.B167])" office:value-type="float" office:value="-1.1" calcext:value-type="float">
            <text:p>-1.1</text:p>
          </table:table-cell>
          <table:table-cell table:number-columns-repeated="2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392.6" calcext:value-type="float">
            <text:p>392.6</text:p>
          </table:table-cell>
          <table:table-cell table:formula="of:=IF(ABS([.B168])&gt;20;[.C167];[.C167]+1)" office:value-type="boolean" office:boolean-value="53" calcext:value-type="boolean">
            <text:p>TRUE</text:p>
          </table:table-cell>
          <table:table-cell table:formula="of:=IF(ABS([.B168])&gt;20;&quot;&quot;;[.B168])">
            <text:p/>
          </table:table-cell>
          <table:table-cell table:number-columns-repeated="2"/>
        </table:table-row>
        <table:table-row table:style-name="ro1">
          <table:table-cell office:value-type="float" office:value="683.85" calcext:value-type="float">
            <text:p>683.85</text:p>
          </table:table-cell>
          <table:table-cell office:value-type="float" office:value="204.4" calcext:value-type="float">
            <text:p>204.4</text:p>
          </table:table-cell>
          <table:table-cell table:formula="of:=IF(ABS([.B169])&gt;20;[.C168];[.C168]+1)" office:value-type="boolean" office:boolean-value="53" calcext:value-type="boolean">
            <text:p>TRUE</text:p>
          </table:table-cell>
          <table:table-cell table:formula="of:=IF(ABS([.B169])&gt;20;&quot;&quot;;[.B169])">
            <text:p/>
          </table:table-cell>
          <table:table-cell table:number-columns-repeated="2"/>
        </table:table-row>
        <table:table-row table:style-name="ro1">
          <table:table-cell office:value-type="float" office:value="333.75" calcext:value-type="float">
            <text:p>333.75</text:p>
          </table:table-cell>
          <table:table-cell office:value-type="float" office:value="2.3" calcext:value-type="float">
            <text:p>2.3</text:p>
          </table:table-cell>
          <table:table-cell table:formula="of:=IF(ABS([.B170])&gt;20;[.C169];[.C169]+1)" office:value-type="boolean" office:boolean-value="54" calcext:value-type="boolean">
            <text:p>TRUE</text:p>
          </table:table-cell>
          <table:table-cell table:formula="of:=IF(ABS([.B170])&gt;20;&quot;&quot;;[.B170])"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float" office:value="332.5" calcext:value-type="float">
            <text:p>332.5</text:p>
          </table:table-cell>
          <table:table-cell office:value-type="float" office:value="1.5" calcext:value-type="float">
            <text:p>1.5</text:p>
          </table:table-cell>
          <table:table-cell table:formula="of:=IF(ABS([.B171])&gt;20;[.C170];[.C170]+1)" office:value-type="boolean" office:boolean-value="55" calcext:value-type="boolean">
            <text:p>TRUE</text:p>
          </table:table-cell>
          <table:table-cell table:formula="of:=IF(ABS([.B171])&gt;20;&quot;&quot;;[.B171])"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float" office:value="334.25" calcext:value-type="float">
            <text:p>334.25</text:p>
          </table:table-cell>
          <table:table-cell office:value-type="float" office:value="2.5" calcext:value-type="float">
            <text:p>2.5</text:p>
          </table:table-cell>
          <table:table-cell table:formula="of:=IF(ABS([.B172])&gt;20;[.C171];[.C171]+1)" office:value-type="boolean" office:boolean-value="56" calcext:value-type="boolean">
            <text:p>TRUE</text:p>
          </table:table-cell>
          <table:table-cell table:formula="of:=IF(ABS([.B172])&gt;20;&quot;&quot;;[.B172])"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float" office:value="329.5" calcext:value-type="float">
            <text:p>329.5</text:p>
          </table:table-cell>
          <table:table-cell office:value-type="float" office:value="-0.2" calcext:value-type="float">
            <text:p>-0.2</text:p>
          </table:table-cell>
          <table:table-cell table:formula="of:=IF(ABS([.B173])&gt;20;[.C172];[.C172]+1)" office:value-type="boolean" office:boolean-value="57" calcext:value-type="boolean">
            <text:p>TRUE</text:p>
          </table:table-cell>
          <table:table-cell table:formula="of:=IF(ABS([.B173])&gt;20;&quot;&quot;;[.B173])" office:value-type="float" office:value="-0.2" calcext:value-type="float">
            <text:p>-0.2</text:p>
          </table:table-cell>
          <table:table-cell table:number-columns-repeated="2"/>
        </table:table-row>
        <table:table-row table:style-name="ro1">
          <table:table-cell office:value-type="float" office:value="328.45" calcext:value-type="float">
            <text:p>328.45</text:p>
          </table:table-cell>
          <table:table-cell office:value-type="float" office:value="-0.8" calcext:value-type="float">
            <text:p>-0.8</text:p>
          </table:table-cell>
          <table:table-cell table:formula="of:=IF(ABS([.B174])&gt;20;[.C173];[.C173]+1)" office:value-type="boolean" office:boolean-value="58" calcext:value-type="boolean">
            <text:p>TRUE</text:p>
          </table:table-cell>
          <table:table-cell table:formula="of:=IF(ABS([.B174])&gt;20;&quot;&quot;;[.B174])" office:value-type="float" office:value="-0.8" calcext:value-type="float">
            <text:p>-0.8</text:p>
          </table:table-cell>
          <table:table-cell table:number-columns-repeated="2"/>
        </table:table-row>
        <table:table-row table:style-name="ro1">
          <table:table-cell office:value-type="float" office:value="329.65" calcext:value-type="float">
            <text:p>329.65</text:p>
          </table:table-cell>
          <table:table-cell office:value-type="float" office:value="-0.1" calcext:value-type="float">
            <text:p>-0.1</text:p>
          </table:table-cell>
          <table:table-cell table:formula="of:=IF(ABS([.B175])&gt;20;[.C174];[.C174]+1)" office:value-type="boolean" office:boolean-value="59" calcext:value-type="boolean">
            <text:p>TRUE</text:p>
          </table:table-cell>
          <table:table-cell table:formula="of:=IF(ABS([.B175])&gt;20;&quot;&quot;;[.B175])" office:value-type="float" office:value="-0.1" calcext:value-type="float">
            <text:p>-0.1</text:p>
          </table:table-cell>
          <table:table-cell table:number-columns-repeated="2"/>
        </table:table-row>
        <table:table-row table:style-name="ro1">
          <table:table-cell office:value-type="float" office:value="362.45" calcext:value-type="float">
            <text:p>362.45</text:p>
          </table:table-cell>
          <table:table-cell office:value-type="float" office:value="18.8" calcext:value-type="float">
            <text:p>18.8</text:p>
          </table:table-cell>
          <table:table-cell table:formula="of:=IF(ABS([.B176])&gt;20;[.C175];[.C175]+1)" office:value-type="boolean" office:boolean-value="60" calcext:value-type="boolean">
            <text:p>TRUE</text:p>
          </table:table-cell>
          <table:table-cell table:formula="of:=IF(ABS([.B176])&gt;20;&quot;&quot;;[.B176])" office:value-type="float" office:value="18.8" calcext:value-type="float">
            <text:p>18.8</text:p>
          </table:table-cell>
          <table:table-cell table:number-columns-repeated="2"/>
        </table:table-row>
        <table:table-row table:style-name="ro1">
          <table:table-cell office:value-type="float" office:value="469.75" calcext:value-type="float">
            <text:p>469.75</text:p>
          </table:table-cell>
          <table:table-cell office:value-type="float" office:value="80.8" calcext:value-type="float">
            <text:p>80.8</text:p>
          </table:table-cell>
          <table:table-cell table:formula="of:=IF(ABS([.B177])&gt;20;[.C176];[.C176]+1)" office:value-type="boolean" office:boolean-value="60" calcext:value-type="boolean">
            <text:p>TRUE</text:p>
          </table:table-cell>
          <table:table-cell table:formula="of:=IF(ABS([.B177])&gt;20;&quot;&quot;;[.B177])">
            <text:p/>
          </table:table-cell>
          <table:table-cell table:number-columns-repeated="2"/>
        </table:table-row>
        <table:table-row table:style-name="ro1">
          <table:table-cell office:value-type="float" office:value="399.4" calcext:value-type="float">
            <text:p>399.4</text:p>
          </table:table-cell>
          <table:table-cell office:value-type="float" office:value="40.1" calcext:value-type="float">
            <text:p>40.1</text:p>
          </table:table-cell>
          <table:table-cell table:formula="of:=IF(ABS([.B178])&gt;20;[.C177];[.C177]+1)" office:value-type="boolean" office:boolean-value="60" calcext:value-type="boolean">
            <text:p>TRUE</text:p>
          </table:table-cell>
          <table:table-cell table:formula="of:=IF(ABS([.B178])&gt;20;&quot;&quot;;[.B178])">
            <text:p/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0.5" calcext:value-type="float">
            <text:p>-0.5</text:p>
          </table:table-cell>
          <table:table-cell table:formula="of:=IF(ABS([.B179])&gt;20;[.C178];[.C178]+1)" office:value-type="boolean" office:boolean-value="61" calcext:value-type="boolean">
            <text:p>TRUE</text:p>
          </table:table-cell>
          <table:table-cell table:formula="of:=IF(ABS([.B179])&gt;20;&quot;&quot;;[.B179])" office:value-type="float" office:value="-0.5" calcext:value-type="float">
            <text:p>-0.5</text:p>
          </table:table-cell>
          <table:table-cell table:number-columns-repeated="2"/>
        </table:table-row>
        <table:table-row table:style-name="ro1">
          <table:table-cell office:value-type="float" office:value="330.35" calcext:value-type="float">
            <text:p>330.35</text:p>
          </table:table-cell>
          <table:table-cell office:value-type="float" office:value="0.3" calcext:value-type="float">
            <text:p>0.3</text:p>
          </table:table-cell>
          <table:table-cell table:formula="of:=IF(ABS([.B180])&gt;20;[.C179];[.C179]+1)" office:value-type="boolean" office:boolean-value="62" calcext:value-type="boolean">
            <text:p>TRUE</text:p>
          </table:table-cell>
          <table:table-cell table:formula="of:=IF(ABS([.B180])&gt;20;&quot;&quot;;[.B180])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float" office:value="809.15" calcext:value-type="float">
            <text:p>809.15</text:p>
          </table:table-cell>
          <table:table-cell office:value-type="float" office:value="276.7" calcext:value-type="float">
            <text:p>276.7</text:p>
          </table:table-cell>
          <table:table-cell table:formula="of:=IF(ABS([.B181])&gt;20;[.C180];[.C180]+1)" office:value-type="boolean" office:boolean-value="62" calcext:value-type="boolean">
            <text:p>TRUE</text:p>
          </table:table-cell>
          <table:table-cell table:formula="of:=IF(ABS([.B181])&gt;20;&quot;&quot;;[.B181])">
            <text:p/>
          </table:table-cell>
          <table:table-cell table:number-columns-repeated="2"/>
        </table:table-row>
        <table:table-row table:style-name="ro1">
          <table:table-cell office:value-type="float" office:value="549.3" calcext:value-type="float">
            <text:p>549.3</text:p>
          </table:table-cell>
          <table:table-cell office:value-type="float" office:value="126.7" calcext:value-type="float">
            <text:p>126.7</text:p>
          </table:table-cell>
          <table:table-cell table:formula="of:=IF(ABS([.B182])&gt;20;[.C181];[.C181]+1)" office:value-type="boolean" office:boolean-value="62" calcext:value-type="boolean">
            <text:p>TRUE</text:p>
          </table:table-cell>
          <table:table-cell table:formula="of:=IF(ABS([.B182])&gt;20;&quot;&quot;;[.B182])">
            <text:p/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-1.1" calcext:value-type="float">
            <text:p>-1.1</text:p>
          </table:table-cell>
          <table:table-cell table:formula="of:=IF(ABS([.B183])&gt;20;[.C182];[.C182]+1)" office:value-type="boolean" office:boolean-value="63" calcext:value-type="boolean">
            <text:p>TRUE</text:p>
          </table:table-cell>
          <table:table-cell table:formula="of:=IF(ABS([.B183])&gt;20;&quot;&quot;;[.B183])" office:value-type="float" office:value="-1.1" calcext:value-type="float">
            <text:p>-1.1</text:p>
          </table:table-cell>
          <table:table-cell table:number-columns-repeated="2"/>
        </table:table-row>
        <table:table-row table:style-name="ro1">
          <table:table-cell office:value-type="float" office:value="351.75" calcext:value-type="float">
            <text:p>351.75</text:p>
          </table:table-cell>
          <table:table-cell office:value-type="float" office:value="12.6" calcext:value-type="float">
            <text:p>12.6</text:p>
          </table:table-cell>
          <table:table-cell table:formula="of:=IF(ABS([.B184])&gt;20;[.C183];[.C183]+1)" office:value-type="boolean" office:boolean-value="64" calcext:value-type="boolean">
            <text:p>TRUE</text:p>
          </table:table-cell>
          <table:table-cell table:formula="of:=IF(ABS([.B184])&gt;20;&quot;&quot;;[.B184])" office:value-type="float" office:value="12.6" calcext:value-type="float">
            <text:p>12.6</text:p>
          </table:table-cell>
          <table:table-cell table:number-columns-repeated="2"/>
        </table:table-row>
        <table:table-row table:style-name="ro1">
          <table:table-cell office:value-type="float" office:value="1022.05" calcext:value-type="float">
            <text:p>1022.05</text:p>
          </table:table-cell>
          <table:table-cell office:value-type="float" office:value="399.6" calcext:value-type="float">
            <text:p>399.6</text:p>
          </table:table-cell>
          <table:table-cell table:formula="of:=IF(ABS([.B185])&gt;20;[.C184];[.C184]+1)" office:value-type="boolean" office:boolean-value="64" calcext:value-type="boolean">
            <text:p>TRUE</text:p>
          </table:table-cell>
          <table:table-cell table:formula="of:=IF(ABS([.B185])&gt;20;&quot;&quot;;[.B185])">
            <text:p/>
          </table:table-cell>
          <table:table-cell table:number-columns-repeated="2"/>
        </table:table-row>
        <table:table-row table:style-name="ro1">
          <table:table-cell office:value-type="float" office:value="568.2" calcext:value-type="float">
            <text:p>568.2</text:p>
          </table:table-cell>
          <table:table-cell office:value-type="float" office:value="137.6" calcext:value-type="float">
            <text:p>137.6</text:p>
          </table:table-cell>
          <table:table-cell table:formula="of:=IF(ABS([.B186])&gt;20;[.C185];[.C185]+1)" office:value-type="boolean" office:boolean-value="64" calcext:value-type="boolean">
            <text:p>TRUE</text:p>
          </table:table-cell>
          <table:table-cell table:formula="of:=IF(ABS([.B186])&gt;20;&quot;&quot;;[.B186])">
            <text:p/>
          </table:table-cell>
          <table:table-cell table:number-columns-repeated="2"/>
        </table:table-row>
        <table:table-row table:style-name="ro1">
          <table:table-cell office:value-type="float" office:value="329.65" calcext:value-type="float">
            <text:p>329.65</text:p>
          </table:table-cell>
          <table:table-cell office:value-type="float" office:value="-0.1" calcext:value-type="float">
            <text:p>-0.1</text:p>
          </table:table-cell>
          <table:table-cell table:formula="of:=IF(ABS([.B187])&gt;20;[.C186];[.C186]+1)" office:value-type="boolean" office:boolean-value="65" calcext:value-type="boolean">
            <text:p>TRUE</text:p>
          </table:table-cell>
          <table:table-cell table:formula="of:=IF(ABS([.B187])&gt;20;&quot;&quot;;[.B187])" office:value-type="float" office:value="-0.1" calcext:value-type="float">
            <text:p>-0.1</text:p>
          </table:table-cell>
          <table:table-cell table:number-columns-repeated="2"/>
        </table:table-row>
        <table:table-row table:style-name="ro1">
          <table:table-cell office:value-type="float" office:value="345.55" calcext:value-type="float">
            <text:p>345.55</text:p>
          </table:table-cell>
          <table:table-cell office:value-type="float" office:value="9.1" calcext:value-type="float">
            <text:p>9.1</text:p>
          </table:table-cell>
          <table:table-cell table:formula="of:=IF(ABS([.B188])&gt;20;[.C187];[.C187]+1)" office:value-type="boolean" office:boolean-value="66" calcext:value-type="boolean">
            <text:p>TRUE</text:p>
          </table:table-cell>
          <table:table-cell table:formula="of:=IF(ABS([.B188])&gt;20;&quot;&quot;;[.B188])" office:value-type="float" office:value="9.1" calcext:value-type="float">
            <text:p>9.1</text:p>
          </table:table-cell>
          <table:table-cell table:number-columns-repeated="2"/>
        </table:table-row>
        <table:table-row table:style-name="ro1">
          <table:table-cell office:value-type="float" office:value="567.55" calcext:value-type="float">
            <text:p>567.55</text:p>
          </table:table-cell>
          <table:table-cell office:value-type="float" office:value="137.2" calcext:value-type="float">
            <text:p>137.2</text:p>
          </table:table-cell>
          <table:table-cell table:formula="of:=IF(ABS([.B189])&gt;20;[.C188];[.C188]+1)" office:value-type="boolean" office:boolean-value="66" calcext:value-type="boolean">
            <text:p>TRUE</text:p>
          </table:table-cell>
          <table:table-cell table:formula="of:=IF(ABS([.B189])&gt;20;&quot;&quot;;[.B189])">
            <text:p/>
          </table:table-cell>
          <table:table-cell table:number-columns-repeated="2"/>
        </table:table-row>
        <table:table-row table:style-name="ro1">
          <table:table-cell office:value-type="float" office:value="376.9" calcext:value-type="float">
            <text:p>376.9</text:p>
          </table:table-cell>
          <table:table-cell office:value-type="float" office:value="27.2" calcext:value-type="float">
            <text:p>27.2</text:p>
          </table:table-cell>
          <table:table-cell table:formula="of:=IF(ABS([.B190])&gt;20;[.C189];[.C189]+1)" office:value-type="boolean" office:boolean-value="66" calcext:value-type="boolean">
            <text:p>TRUE</text:p>
          </table:table-cell>
          <table:table-cell table:formula="of:=IF(ABS([.B190])&gt;20;&quot;&quot;;[.B190])">
            <text:p/>
          </table:table-cell>
          <table:table-cell table:number-columns-repeated="2"/>
        </table:table-row>
        <table:table-row table:style-name="ro1">
          <table:table-cell office:value-type="float" office:value="334.1" calcext:value-type="float">
            <text:p>334.1</text:p>
          </table:table-cell>
          <table:table-cell office:value-type="float" office:value="2.5" calcext:value-type="float">
            <text:p>2.5</text:p>
          </table:table-cell>
          <table:table-cell table:formula="of:=IF(ABS([.B191])&gt;20;[.C190];[.C190]+1)" office:value-type="boolean" office:boolean-value="67" calcext:value-type="boolean">
            <text:p>TRUE</text:p>
          </table:table-cell>
          <table:table-cell table:formula="of:=IF(ABS([.B191])&gt;20;&quot;&quot;;[.B191])"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float" office:value="537.2" calcext:value-type="float">
            <text:p>537.2</text:p>
          </table:table-cell>
          <table:table-cell office:value-type="float" office:value="119.7" calcext:value-type="float">
            <text:p>119.7</text:p>
          </table:table-cell>
          <table:table-cell table:formula="of:=IF(ABS([.B192])&gt;20;[.C191];[.C191]+1)" office:value-type="boolean" office:boolean-value="67" calcext:value-type="boolean">
            <text:p>TRUE</text:p>
          </table:table-cell>
          <table:table-cell table:formula="of:=IF(ABS([.B192])&gt;20;&quot;&quot;;[.B192])">
            <text:p/>
          </table:table-cell>
          <table:table-cell table:number-columns-repeated="2"/>
        </table:table-row>
        <table:table-row table:style-name="ro1">
          <table:table-cell office:value-type="float" office:value="1660.85" calcext:value-type="float">
            <text:p>1660.85</text:p>
          </table:table-cell>
          <table:table-cell office:value-type="float" office:value="768.3" calcext:value-type="float">
            <text:p>768.3</text:p>
          </table:table-cell>
          <table:table-cell table:formula="of:=IF(ABS([.B193])&gt;20;[.C192];[.C192]+1)" office:value-type="boolean" office:boolean-value="67" calcext:value-type="boolean">
            <text:p>TRUE</text:p>
          </table:table-cell>
          <table:table-cell table:formula="of:=IF(ABS([.B193])&gt;20;&quot;&quot;;[.B193])">
            <text:p/>
          </table:table-cell>
          <table:table-cell table:number-columns-repeated="2"/>
        </table:table-row>
        <table:table-row table:style-name="ro1">
          <table:table-cell office:value-type="float" office:value="326.3" calcext:value-type="float">
            <text:p>326.3</text:p>
          </table:table-cell>
          <table:table-cell office:value-type="float" office:value="-2" calcext:value-type="float">
            <text:p>-2</text:p>
          </table:table-cell>
          <table:table-cell table:formula="of:=IF(ABS([.B194])&gt;20;[.C193];[.C193]+1)" office:value-type="boolean" office:boolean-value="68" calcext:value-type="boolean">
            <text:p>TRUE</text:p>
          </table:table-cell>
          <table:table-cell table:formula="of:=IF(ABS([.B194])&gt;20;&quot;&quot;;[.B194])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float" office:value="324.1" calcext:value-type="float">
            <text:p>324.1</text:p>
          </table:table-cell>
          <table:table-cell office:value-type="float" office:value="-3.3" calcext:value-type="float">
            <text:p>-3.3</text:p>
          </table:table-cell>
          <table:table-cell table:formula="of:=IF(ABS([.B195])&gt;20;[.C194];[.C194]+1)" office:value-type="boolean" office:boolean-value="69" calcext:value-type="boolean">
            <text:p>TRUE</text:p>
          </table:table-cell>
          <table:table-cell table:formula="of:=IF(ABS([.B195])&gt;20;&quot;&quot;;[.B195])" office:value-type="float" office:value="-3.3" calcext:value-type="float">
            <text:p>-3.3</text:p>
          </table:table-cell>
          <table:table-cell table:number-columns-repeated="2"/>
        </table:table-row>
        <table:table-row table:style-name="ro1">
          <table:table-cell office:value-type="float" office:value="429.35" calcext:value-type="float">
            <text:p>429.35</text:p>
          </table:table-cell>
          <table:table-cell office:value-type="float" office:value="57.4" calcext:value-type="float">
            <text:p>57.4</text:p>
          </table:table-cell>
          <table:table-cell table:formula="of:=IF(ABS([.B196])&gt;20;[.C195];[.C195]+1)" office:value-type="boolean" office:boolean-value="69" calcext:value-type="boolean">
            <text:p>TRUE</text:p>
          </table:table-cell>
          <table:table-cell table:formula="of:=IF(ABS([.B196])&gt;20;&quot;&quot;;[.B196])">
            <text:p/>
          </table:table-cell>
          <table:table-cell table:number-columns-repeated="2"/>
        </table:table-row>
        <table:table-row table:style-name="ro1">
          <table:table-cell office:value-type="float" office:value="622.9" calcext:value-type="float">
            <text:p>622.9</text:p>
          </table:table-cell>
          <table:table-cell office:value-type="float" office:value="169.2" calcext:value-type="float">
            <text:p>169.2</text:p>
          </table:table-cell>
          <table:table-cell table:formula="of:=IF(ABS([.B197])&gt;20;[.C196];[.C196]+1)" office:value-type="boolean" office:boolean-value="69" calcext:value-type="boolean">
            <text:p>TRUE</text:p>
          </table:table-cell>
          <table:table-cell table:formula="of:=IF(ABS([.B197])&gt;20;&quot;&quot;;[.B197])">
            <text:p/>
          </table:table-cell>
          <table:table-cell table:number-columns-repeated="2"/>
        </table:table-row>
        <table:table-row table:style-name="ro1">
          <table:table-cell office:value-type="float" office:value="361.5" calcext:value-type="float">
            <text:p>361.5</text:p>
          </table:table-cell>
          <table:table-cell office:value-type="float" office:value="18.3" calcext:value-type="float">
            <text:p>18.3</text:p>
          </table:table-cell>
          <table:table-cell table:formula="of:=IF(ABS([.B198])&gt;20;[.C197];[.C197]+1)" office:value-type="boolean" office:boolean-value="70" calcext:value-type="boolean">
            <text:p>TRUE</text:p>
          </table:table-cell>
          <table:table-cell table:formula="of:=IF(ABS([.B198])&gt;20;&quot;&quot;;[.B198])" office:value-type="float" office:value="18.3" calcext:value-type="float">
            <text:p>18.3</text:p>
          </table:table-cell>
          <table:table-cell table:number-columns-repeated="2"/>
        </table:table-row>
        <table:table-row table:style-name="ro1">
          <table:table-cell office:value-type="float" office:value="333.6" calcext:value-type="float">
            <text:p>333.6</text:p>
          </table:table-cell>
          <table:table-cell office:value-type="float" office:value="2.2" calcext:value-type="float">
            <text:p>2.2</text:p>
          </table:table-cell>
          <table:table-cell table:formula="of:=IF(ABS([.B199])&gt;20;[.C198];[.C198]+1)" office:value-type="boolean" office:boolean-value="71" calcext:value-type="boolean">
            <text:p>TRUE</text:p>
          </table:table-cell>
          <table:table-cell table:formula="of:=IF(ABS([.B199])&gt;20;&quot;&quot;;[.B199])" office:value-type="float" office:value="2.2" calcext:value-type="float">
            <text:p>2.2</text:p>
          </table:table-cell>
          <table:table-cell table:number-columns-repeated="2"/>
        </table:table-row>
        <table:table-row table:style-name="ro1">
          <table:table-cell office:value-type="float" office:value="644.35" calcext:value-type="float">
            <text:p>644.35</text:p>
          </table:table-cell>
          <table:table-cell office:value-type="float" office:value="181.5" calcext:value-type="float">
            <text:p>181.5</text:p>
          </table:table-cell>
          <table:table-cell table:formula="of:=IF(ABS([.B200])&gt;20;[.C199];[.C199]+1)" office:value-type="boolean" office:boolean-value="71" calcext:value-type="boolean">
            <text:p>TRUE</text:p>
          </table:table-cell>
          <table:table-cell table:formula="of:=IF(ABS([.B200])&gt;20;&quot;&quot;;[.B200])">
            <text:p/>
          </table:table-cell>
          <table:table-cell table:number-columns-repeated="2"/>
        </table:table-row>
        <table:table-row table:style-name="ro1">
          <table:table-cell office:value-type="float" office:value="1342.6" calcext:value-type="float">
            <text:p>1342.6</text:p>
          </table:table-cell>
          <table:table-cell office:value-type="float" office:value="584.6" calcext:value-type="float">
            <text:p>584.6</text:p>
          </table:table-cell>
          <table:table-cell table:formula="of:=IF(ABS([.B201])&gt;20;[.C200];[.C200]+1)" office:value-type="boolean" office:boolean-value="71" calcext:value-type="boolean">
            <text:p>TRUE</text:p>
          </table:table-cell>
          <table:table-cell table:formula="of:=IF(ABS([.B201])&gt;20;&quot;&quot;;[.B201])">
            <text:p/>
          </table:table-cell>
          <table:table-cell table:number-columns-repeated="2"/>
        </table:table-row>
        <table:table-row table:style-name="ro1">
          <table:table-cell office:value-type="float" office:value="327.3" calcext:value-type="float">
            <text:p>327.3</text:p>
          </table:table-cell>
          <table:table-cell office:value-type="float" office:value="-1.5" calcext:value-type="float">
            <text:p>-1.5</text:p>
          </table:table-cell>
          <table:table-cell table:formula="of:=IF(ABS([.B202])&gt;20;[.C201];[.C201]+1)" office:value-type="boolean" office:boolean-value="72" calcext:value-type="boolean">
            <text:p>TRUE</text:p>
          </table:table-cell>
          <table:table-cell table:formula="of:=IF(ABS([.B202])&gt;20;&quot;&quot;;[.B202])" office:value-type="float" office:value="-1.5" calcext:value-type="float">
            <text:p>-1.5</text:p>
          </table:table-cell>
          <table:table-cell table:number-columns-repeated="2"/>
        </table:table-row>
        <table:table-row table:style-name="ro1">
          <table:table-cell office:value-type="float" office:value="327.05" calcext:value-type="float">
            <text:p>327.05</text:p>
          </table:table-cell>
          <table:table-cell office:value-type="float" office:value="-1.6" calcext:value-type="float">
            <text:p>-1.6</text:p>
          </table:table-cell>
          <table:table-cell table:formula="of:=IF(ABS([.B203])&gt;20;[.C202];[.C202]+1)" office:value-type="boolean" office:boolean-value="73" calcext:value-type="boolean">
            <text:p>TRUE</text:p>
          </table:table-cell>
          <table:table-cell table:formula="of:=IF(ABS([.B203])&gt;20;&quot;&quot;;[.B203])" office:value-type="float" office:value="-1.6" calcext:value-type="float">
            <text:p>-1.6</text:p>
          </table:table-cell>
          <table:table-cell table:number-columns-repeated="2"/>
        </table:table-row>
        <table:table-row table:style-name="ro1">
          <table:table-cell office:value-type="float" office:value="766.7" calcext:value-type="float">
            <text:p>766.7</text:p>
          </table:table-cell>
          <table:table-cell office:value-type="float" office:value="252.2" calcext:value-type="float">
            <text:p>252.2</text:p>
          </table:table-cell>
          <table:table-cell table:formula="of:=IF(ABS([.B204])&gt;20;[.C203];[.C203]+1)" office:value-type="boolean" office:boolean-value="73" calcext:value-type="boolean">
            <text:p>TRUE</text:p>
          </table:table-cell>
          <table:table-cell table:formula="of:=IF(ABS([.B204])&gt;20;&quot;&quot;;[.B204])">
            <text:p/>
          </table:table-cell>
          <table:table-cell table:number-columns-repeated="2"/>
        </table:table-row>
        <table:table-row table:style-name="ro1">
          <table:table-cell office:value-type="float" office:value="969.35" calcext:value-type="float">
            <text:p>969.35</text:p>
          </table:table-cell>
          <table:table-cell office:value-type="float" office:value="369.2" calcext:value-type="float">
            <text:p>369.2</text:p>
          </table:table-cell>
          <table:table-cell table:formula="of:=IF(ABS([.B205])&gt;20;[.C204];[.C204]+1)" office:value-type="boolean" office:boolean-value="73" calcext:value-type="boolean">
            <text:p>TRUE</text:p>
          </table:table-cell>
          <table:table-cell table:formula="of:=IF(ABS([.B205])&gt;20;&quot;&quot;;[.B205])">
            <text:p/>
          </table:table-cell>
          <table:table-cell table:number-columns-repeated="2"/>
        </table:table-row>
        <table:table-row table:style-name="ro1">
          <table:table-cell office:value-type="float" office:value="330.05" calcext:value-type="float">
            <text:p>330.05</text:p>
          </table:table-cell>
          <table:table-cell office:value-type="float" office:value="0.1" calcext:value-type="float">
            <text:p>0.1</text:p>
          </table:table-cell>
          <table:table-cell table:formula="of:=IF(ABS([.B206])&gt;20;[.C205];[.C205]+1)" office:value-type="boolean" office:boolean-value="74" calcext:value-type="boolean">
            <text:p>TRUE</text:p>
          </table:table-cell>
          <table:table-cell table:formula="of:=IF(ABS([.B206])&gt;20;&quot;&quot;;[.B206])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float" office:value="334.95" calcext:value-type="float">
            <text:p>334.95</text:p>
          </table:table-cell>
          <table:table-cell office:value-type="float" office:value="2.9" calcext:value-type="float">
            <text:p>2.9</text:p>
          </table:table-cell>
          <table:table-cell table:formula="of:=IF(ABS([.B207])&gt;20;[.C206];[.C206]+1)" office:value-type="boolean" office:boolean-value="75" calcext:value-type="boolean">
            <text:p>TRUE</text:p>
          </table:table-cell>
          <table:table-cell table:formula="of:=IF(ABS([.B207])&gt;20;&quot;&quot;;[.B207])" office:value-type="float" office:value="2.9" calcext:value-type="float">
            <text:p>2.9</text:p>
          </table:table-cell>
          <table:table-cell table:number-columns-repeated="2"/>
        </table:table-row>
        <table:table-row table:style-name="ro1">
          <table:table-cell office:value-type="float" office:value="877.3" calcext:value-type="float">
            <text:p>877.3</text:p>
          </table:table-cell>
          <table:table-cell office:value-type="float" office:value="316" calcext:value-type="float">
            <text:p>316</text:p>
          </table:table-cell>
          <table:table-cell table:formula="of:=IF(ABS([.B208])&gt;20;[.C207];[.C207]+1)" office:value-type="boolean" office:boolean-value="75" calcext:value-type="boolean">
            <text:p>TRUE</text:p>
          </table:table-cell>
          <table:table-cell table:formula="of:=IF(ABS([.B208])&gt;20;&quot;&quot;;[.B208])">
            <text:p/>
          </table:table-cell>
          <table:table-cell table:number-columns-repeated="2"/>
        </table:table-row>
        <table:table-row table:style-name="ro1">
          <table:table-cell office:value-type="float" office:value="498.15" calcext:value-type="float">
            <text:p>498.15</text:p>
          </table:table-cell>
          <table:table-cell office:value-type="float" office:value="97.2" calcext:value-type="float">
            <text:p>97.2</text:p>
          </table:table-cell>
          <table:table-cell table:formula="of:=IF(ABS([.B209])&gt;20;[.C208];[.C208]+1)" office:value-type="boolean" office:boolean-value="75" calcext:value-type="boolean">
            <text:p>TRUE</text:p>
          </table:table-cell>
          <table:table-cell table:formula="of:=IF(ABS([.B209])&gt;20;&quot;&quot;;[.B209])">
            <text:p/>
          </table:table-cell>
          <table:table-cell table:number-columns-repeated="2"/>
        </table:table-row>
        <table:table-row table:style-name="ro1">
          <table:table-cell office:value-type="float" office:value="328.15" calcext:value-type="float">
            <text:p>328.15</text:p>
          </table:table-cell>
          <table:table-cell office:value-type="float" office:value="-1" calcext:value-type="float">
            <text:p>-1</text:p>
          </table:table-cell>
          <table:table-cell table:formula="of:=IF(ABS([.B210])&gt;20;[.C209];[.C209]+1)" office:value-type="boolean" office:boolean-value="76" calcext:value-type="boolean">
            <text:p>TRUE</text:p>
          </table:table-cell>
          <table:table-cell table:formula="of:=IF(ABS([.B210])&gt;20;&quot;&quot;;[.B210]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331.55" calcext:value-type="float">
            <text:p>331.55</text:p>
          </table:table-cell>
          <table:table-cell office:value-type="float" office:value="1" calcext:value-type="float">
            <text:p>1</text:p>
          </table:table-cell>
          <table:table-cell table:formula="of:=IF(ABS([.B211])&gt;20;[.C210];[.C210]+1)" office:value-type="boolean" office:boolean-value="77" calcext:value-type="boolean">
            <text:p>TRUE</text:p>
          </table:table-cell>
          <table:table-cell table:formula="of:=IF(ABS([.B211])&gt;20;&quot;&quot;;[.B21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9.45" calcext:value-type="float">
            <text:p>949.45</text:p>
          </table:table-cell>
          <table:table-cell office:value-type="float" office:value="357.7" calcext:value-type="float">
            <text:p>357.7</text:p>
          </table:table-cell>
          <table:table-cell table:formula="of:=IF(ABS([.B212])&gt;20;[.C211];[.C211]+1)" office:value-type="boolean" office:boolean-value="77" calcext:value-type="boolean">
            <text:p>TRUE</text:p>
          </table:table-cell>
          <table:table-cell table:formula="of:=IF(ABS([.B212])&gt;20;&quot;&quot;;[.B212])">
            <text:p/>
          </table:table-cell>
          <table:table-cell table:number-columns-repeated="2"/>
        </table:table-row>
        <table:table-row table:style-name="ro1">
          <table:table-cell office:value-type="float" office:value="623.75" calcext:value-type="float">
            <text:p>623.75</text:p>
          </table:table-cell>
          <table:table-cell office:value-type="float" office:value="169.7" calcext:value-type="float">
            <text:p>169.7</text:p>
          </table:table-cell>
          <table:table-cell table:formula="of:=IF(ABS([.B213])&gt;20;[.C212];[.C212]+1)" office:value-type="boolean" office:boolean-value="77" calcext:value-type="boolean">
            <text:p>TRUE</text:p>
          </table:table-cell>
          <table:table-cell table:formula="of:=IF(ABS([.B213])&gt;20;&quot;&quot;;[.B213])">
            <text:p/>
          </table:table-cell>
          <table:table-cell table:number-columns-repeated="2"/>
        </table:table-row>
        <table:table-row table:style-name="ro1">
          <table:table-cell office:value-type="float" office:value="335.4" calcext:value-type="float">
            <text:p>335.4</text:p>
          </table:table-cell>
          <table:table-cell office:value-type="float" office:value="3.2" calcext:value-type="float">
            <text:p>3.2</text:p>
          </table:table-cell>
          <table:table-cell table:formula="of:=IF(ABS([.B214])&gt;20;[.C213];[.C213]+1)" office:value-type="boolean" office:boolean-value="78" calcext:value-type="boolean">
            <text:p>TRUE</text:p>
          </table:table-cell>
          <table:table-cell table:formula="of:=IF(ABS([.B214])&gt;20;&quot;&quot;;[.B214])" office:value-type="float" office:value="3.2" calcext:value-type="float">
            <text:p>3.2</text:p>
          </table:table-cell>
          <table:table-cell table:number-columns-repeated="2"/>
        </table:table-row>
        <table:table-row table:style-name="ro1">
          <table:table-cell office:value-type="float" office:value="345.65" calcext:value-type="float">
            <text:p>345.65</text:p>
          </table:table-cell>
          <table:table-cell office:value-type="float" office:value="9.1" calcext:value-type="float">
            <text:p>9.1</text:p>
          </table:table-cell>
          <table:table-cell table:formula="of:=IF(ABS([.B215])&gt;20;[.C214];[.C214]+1)" office:value-type="boolean" office:boolean-value="79" calcext:value-type="boolean">
            <text:p>TRUE</text:p>
          </table:table-cell>
          <table:table-cell table:formula="of:=IF(ABS([.B215])&gt;20;&quot;&quot;;[.B215])" office:value-type="float" office:value="9.1" calcext:value-type="float">
            <text:p>9.1</text:p>
          </table:table-cell>
          <table:table-cell table:number-columns-repeated="2"/>
        </table:table-row>
        <table:table-row table:style-name="ro1">
          <table:table-cell office:value-type="float" office:value="1202.25" calcext:value-type="float">
            <text:p>1202.25</text:p>
          </table:table-cell>
          <table:table-cell office:value-type="float" office:value="503.6" calcext:value-type="float">
            <text:p>503.6</text:p>
          </table:table-cell>
          <table:table-cell table:formula="of:=IF(ABS([.B216])&gt;20;[.C215];[.C215]+1)" office:value-type="boolean" office:boolean-value="79" calcext:value-type="boolean">
            <text:p>TRUE</text:p>
          </table:table-cell>
          <table:table-cell table:formula="of:=IF(ABS([.B216])&gt;20;&quot;&quot;;[.B216])">
            <text:p/>
          </table:table-cell>
          <table:table-cell table:number-columns-repeated="2"/>
        </table:table-row>
        <table:table-row table:style-name="ro1">
          <table:table-cell office:value-type="float" office:value="1063.8" calcext:value-type="float">
            <text:p>1063.8</text:p>
          </table:table-cell>
          <table:table-cell office:value-type="float" office:value="423.7" calcext:value-type="float">
            <text:p>423.7</text:p>
          </table:table-cell>
          <table:table-cell table:formula="of:=IF(ABS([.B217])&gt;20;[.C216];[.C216]+1)" office:value-type="boolean" office:boolean-value="79" calcext:value-type="boolean">
            <text:p>TRUE</text:p>
          </table:table-cell>
          <table:table-cell table:formula="of:=IF(ABS([.B217])&gt;20;&quot;&quot;;[.B217])">
            <text:p/>
          </table:table-cell>
          <table:table-cell table:number-columns-repeated="2"/>
        </table:table-row>
        <table:table-row table:style-name="ro1">
          <table:table-cell office:value-type="float" office:value="340.35" calcext:value-type="float">
            <text:p>340.35</text:p>
          </table:table-cell>
          <table:table-cell office:value-type="float" office:value="6.1" calcext:value-type="float">
            <text:p>6.1</text:p>
          </table:table-cell>
          <table:table-cell table:formula="of:=IF(ABS([.B218])&gt;20;[.C217];[.C217]+1)" office:value-type="boolean" office:boolean-value="80" calcext:value-type="boolean">
            <text:p>TRUE</text:p>
          </table:table-cell>
          <table:table-cell table:formula="of:=IF(ABS([.B218])&gt;20;&quot;&quot;;[.B218])" office:value-type="float" office:value="6.1" calcext:value-type="float">
            <text:p>6.1</text:p>
          </table:table-cell>
          <table:table-cell table:number-columns-repeated="2"/>
        </table:table-row>
        <table:table-row table:style-name="ro1">
          <table:table-cell office:value-type="float" office:value="341.5" calcext:value-type="float">
            <text:p>341.5</text:p>
          </table:table-cell>
          <table:table-cell office:value-type="float" office:value="6.7" calcext:value-type="float">
            <text:p>6.7</text:p>
          </table:table-cell>
          <table:table-cell table:formula="of:=IF(ABS([.B219])&gt;20;[.C218];[.C218]+1)" office:value-type="boolean" office:boolean-value="81" calcext:value-type="boolean">
            <text:p>TRUE</text:p>
          </table:table-cell>
          <table:table-cell table:formula="of:=IF(ABS([.B219])&gt;20;&quot;&quot;;[.B219])" office:value-type="float" office:value="6.7" calcext:value-type="float">
            <text:p>6.7</text:p>
          </table:table-cell>
          <table:table-cell table:number-columns-repeated="2"/>
        </table:table-row>
        <table:table-row table:style-name="ro1">
          <table:table-cell office:value-type="float" office:value="609.1" calcext:value-type="float">
            <text:p>609.1</text:p>
          </table:table-cell>
          <table:table-cell office:value-type="float" office:value="161.2" calcext:value-type="float">
            <text:p>161.2</text:p>
          </table:table-cell>
          <table:table-cell table:formula="of:=IF(ABS([.B220])&gt;20;[.C219];[.C219]+1)" office:value-type="boolean" office:boolean-value="81" calcext:value-type="boolean">
            <text:p>TRUE</text:p>
          </table:table-cell>
          <table:table-cell table:formula="of:=IF(ABS([.B220])&gt;20;&quot;&quot;;[.B220])">
            <text:p/>
          </table:table-cell>
          <table:table-cell table:number-columns-repeated="2"/>
        </table:table-row>
        <table:table-row table:style-name="ro1">
          <table:table-cell office:value-type="float" office:value="491.25" calcext:value-type="float">
            <text:p>491.25</text:p>
          </table:table-cell>
          <table:table-cell office:value-type="float" office:value="93.2" calcext:value-type="float">
            <text:p>93.2</text:p>
          </table:table-cell>
          <table:table-cell table:formula="of:=IF(ABS([.B221])&gt;20;[.C220];[.C220]+1)" office:value-type="boolean" office:boolean-value="81" calcext:value-type="boolean">
            <text:p>TRUE</text:p>
          </table:table-cell>
          <table:table-cell table:formula="of:=IF(ABS([.B221])&gt;20;&quot;&quot;;[.B221])">
            <text:p/>
          </table:table-cell>
          <table:table-cell table:number-columns-repeated="2"/>
        </table:table-row>
        <table:table-row table:style-name="ro1">
          <table:table-cell office:value-type="float" office:value="328.35" calcext:value-type="float">
            <text:p>328.35</text:p>
          </table:table-cell>
          <table:table-cell office:value-type="float" office:value="-0.9" calcext:value-type="float">
            <text:p>-0.9</text:p>
          </table:table-cell>
          <table:table-cell table:formula="of:=IF(ABS([.B222])&gt;20;[.C221];[.C221]+1)" office:value-type="boolean" office:boolean-value="82" calcext:value-type="boolean">
            <text:p>TRUE</text:p>
          </table:table-cell>
          <table:table-cell table:formula="of:=IF(ABS([.B222])&gt;20;&quot;&quot;;[.B222])" office:value-type="float" office:value="-0.9" calcext:value-type="float">
            <text:p>-0.9</text:p>
          </table:table-cell>
          <table:table-cell table:number-columns-repeated="2"/>
        </table:table-row>
        <table:table-row table:style-name="ro1">
          <table:table-cell office:value-type="float" office:value="395.9" calcext:value-type="float">
            <text:p>395.9</text:p>
          </table:table-cell>
          <table:table-cell office:value-type="float" office:value="38.1" calcext:value-type="float">
            <text:p>38.1</text:p>
          </table:table-cell>
          <table:table-cell table:formula="of:=IF(ABS([.B223])&gt;20;[.C222];[.C222]+1)" office:value-type="boolean" office:boolean-value="82" calcext:value-type="boolean">
            <text:p>TRUE</text:p>
          </table:table-cell>
          <table:table-cell table:formula="of:=IF(ABS([.B223])&gt;20;&quot;&quot;;[.B223])">
            <text:p/>
          </table:table-cell>
          <table:table-cell table:number-columns-repeated="2"/>
        </table:table-row>
        <table:table-row table:style-name="ro1">
          <table:table-cell office:value-type="float" office:value="1411.05" calcext:value-type="float">
            <text:p>1411.05</text:p>
          </table:table-cell>
          <table:table-cell office:value-type="float" office:value="624.1" calcext:value-type="float">
            <text:p>624.1</text:p>
          </table:table-cell>
          <table:table-cell table:formula="of:=IF(ABS([.B224])&gt;20;[.C223];[.C223]+1)" office:value-type="boolean" office:boolean-value="82" calcext:value-type="boolean">
            <text:p>TRUE</text:p>
          </table:table-cell>
          <table:table-cell table:formula="of:=IF(ABS([.B224])&gt;20;&quot;&quot;;[.B224])">
            <text:p/>
          </table:table-cell>
          <table:table-cell table:number-columns-repeated="2"/>
        </table:table-row>
        <table:table-row table:style-name="ro1">
          <table:table-cell office:value-type="float" office:value="981.7" calcext:value-type="float">
            <text:p>981.7</text:p>
          </table:table-cell>
          <table:table-cell office:value-type="float" office:value="376.3" calcext:value-type="float">
            <text:p>376.3</text:p>
          </table:table-cell>
          <table:table-cell table:formula="of:=IF(ABS([.B225])&gt;20;[.C224];[.C224]+1)" office:value-type="boolean" office:boolean-value="82" calcext:value-type="boolean">
            <text:p>TRUE</text:p>
          </table:table-cell>
          <table:table-cell table:formula="of:=IF(ABS([.B225])&gt;20;&quot;&quot;;[.B225])">
            <text:p/>
          </table:table-cell>
          <table:table-cell table:number-columns-repeated="2"/>
        </table:table-row>
        <table:table-row table:style-name="ro1">
          <table:table-cell office:value-type="float" office:value="340.5" calcext:value-type="float">
            <text:p>340.5</text:p>
          </table:table-cell>
          <table:table-cell office:value-type="float" office:value="6.1" calcext:value-type="float">
            <text:p>6.1</text:p>
          </table:table-cell>
          <table:table-cell table:formula="of:=IF(ABS([.B226])&gt;20;[.C225];[.C225]+1)" office:value-type="boolean" office:boolean-value="83" calcext:value-type="boolean">
            <text:p>TRUE</text:p>
          </table:table-cell>
          <table:table-cell table:formula="of:=IF(ABS([.B226])&gt;20;&quot;&quot;;[.B226])" office:value-type="float" office:value="6.1" calcext:value-type="float">
            <text:p>6.1</text:p>
          </table:table-cell>
          <table:table-cell table:number-columns-repeated="2"/>
        </table:table-row>
        <table:table-row table:style-name="ro1">
          <table:table-cell office:value-type="float" office:value="341.25" calcext:value-type="float">
            <text:p>341.25</text:p>
          </table:table-cell>
          <table:table-cell office:value-type="float" office:value="6.6" calcext:value-type="float">
            <text:p>6.6</text:p>
          </table:table-cell>
          <table:table-cell table:formula="of:=IF(ABS([.B227])&gt;20;[.C226];[.C226]+1)" office:value-type="boolean" office:boolean-value="84" calcext:value-type="boolean">
            <text:p>TRUE</text:p>
          </table:table-cell>
          <table:table-cell table:formula="of:=IF(ABS([.B227])&gt;20;&quot;&quot;;[.B227])" office:value-type="float" office:value="6.6" calcext:value-type="float">
            <text:p>6.6</text:p>
          </table:table-cell>
          <table:table-cell table:number-columns-repeated="2"/>
        </table:table-row>
        <table:table-row table:style-name="ro1">
          <table:table-cell office:value-type="float" office:value="810.95" calcext:value-type="float">
            <text:p>810.95</text:p>
          </table:table-cell>
          <table:table-cell office:value-type="float" office:value="277.7" calcext:value-type="float">
            <text:p>277.7</text:p>
          </table:table-cell>
          <table:table-cell table:formula="of:=IF(ABS([.B228])&gt;20;[.C227];[.C227]+1)" office:value-type="boolean" office:boolean-value="84" calcext:value-type="boolean">
            <text:p>TRUE</text:p>
          </table:table-cell>
          <table:table-cell table:formula="of:=IF(ABS([.B228])&gt;20;&quot;&quot;;[.B228])">
            <text:p/>
          </table:table-cell>
          <table:table-cell table:number-columns-repeated="2"/>
        </table:table-row>
        <table:table-row table:style-name="ro1">
          <table:table-cell office:value-type="float" office:value="986.75" calcext:value-type="float">
            <text:p>986.75</text:p>
          </table:table-cell>
          <table:table-cell office:value-type="float" office:value="379.2" calcext:value-type="float">
            <text:p>379.2</text:p>
          </table:table-cell>
          <table:table-cell table:formula="of:=IF(ABS([.B229])&gt;20;[.C228];[.C228]+1)" office:value-type="boolean" office:boolean-value="84" calcext:value-type="boolean">
            <text:p>TRUE</text:p>
          </table:table-cell>
          <table:table-cell table:formula="of:=IF(ABS([.B229])&gt;20;&quot;&quot;;[.B229])">
            <text:p/>
          </table:table-cell>
          <table:table-cell table:number-columns-repeated="2"/>
        </table:table-row>
        <table:table-row table:style-name="ro1">
          <table:table-cell office:value-type="float" office:value="334.25" calcext:value-type="float">
            <text:p>334.25</text:p>
          </table:table-cell>
          <table:table-cell office:value-type="float" office:value="2.5" calcext:value-type="float">
            <text:p>2.5</text:p>
          </table:table-cell>
          <table:table-cell table:formula="of:=IF(ABS([.B230])&gt;20;[.C229];[.C229]+1)" office:value-type="boolean" office:boolean-value="85" calcext:value-type="boolean">
            <text:p>TRUE</text:p>
          </table:table-cell>
          <table:table-cell table:formula="of:=IF(ABS([.B230])&gt;20;&quot;&quot;;[.B230])"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float" office:value="339.45" calcext:value-type="float">
            <text:p>339.45</text:p>
          </table:table-cell>
          <table:table-cell office:value-type="float" office:value="5.5" calcext:value-type="float">
            <text:p>5.5</text:p>
          </table:table-cell>
          <table:table-cell table:formula="of:=IF(ABS([.B231])&gt;20;[.C230];[.C230]+1)" office:value-type="boolean" office:boolean-value="86" calcext:value-type="boolean">
            <text:p>TRUE</text:p>
          </table:table-cell>
          <table:table-cell table:formula="of:=IF(ABS([.B231])&gt;20;&quot;&quot;;[.B231])"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float" office:value="395.9" calcext:value-type="float">
            <text:p>395.9</text:p>
          </table:table-cell>
          <table:table-cell office:value-type="float" office:value="38.1" calcext:value-type="float">
            <text:p>38.1</text:p>
          </table:table-cell>
          <table:table-cell table:formula="of:=IF(ABS([.B232])&gt;20;[.C231];[.C231]+1)" office:value-type="boolean" office:boolean-value="86" calcext:value-type="boolean">
            <text:p>TRUE</text:p>
          </table:table-cell>
          <table:table-cell table:formula="of:=IF(ABS([.B232])&gt;20;&quot;&quot;;[.B232])">
            <text:p/>
          </table:table-cell>
          <table:table-cell table:number-columns-repeated="2"/>
        </table:table-row>
        <table:table-row table:style-name="ro1">
          <table:table-cell office:value-type="float" office:value="457.2" calcext:value-type="float">
            <text:p>457.2</text:p>
          </table:table-cell>
          <table:table-cell office:value-type="float" office:value="73.5" calcext:value-type="float">
            <text:p>73.5</text:p>
          </table:table-cell>
          <table:table-cell table:formula="of:=IF(ABS([.B233])&gt;20;[.C232];[.C232]+1)" office:value-type="boolean" office:boolean-value="86" calcext:value-type="boolean">
            <text:p>TRUE</text:p>
          </table:table-cell>
          <table:table-cell table:formula="of:=IF(ABS([.B233])&gt;20;&quot;&quot;;[.B233])">
            <text:p/>
          </table:table-cell>
          <table:table-cell table:number-columns-repeated="2"/>
        </table:table-row>
        <table:table-row table:style-name="ro1">
          <table:table-cell office:value-type="float" office:value="346.6" calcext:value-type="float">
            <text:p>346.6</text:p>
          </table:table-cell>
          <table:table-cell office:value-type="float" office:value="9.7" calcext:value-type="float">
            <text:p>9.7</text:p>
          </table:table-cell>
          <table:table-cell table:formula="of:=IF(ABS([.B234])&gt;20;[.C233];[.C233]+1)" office:value-type="boolean" office:boolean-value="87" calcext:value-type="boolean">
            <text:p>TRUE</text:p>
          </table:table-cell>
          <table:table-cell table:formula="of:=IF(ABS([.B234])&gt;20;&quot;&quot;;[.B234])" office:value-type="float" office:value="9.7" calcext:value-type="float">
            <text:p>9.7</text:p>
          </table:table-cell>
          <table:table-cell table:number-columns-repeated="2"/>
        </table:table-row>
        <table:table-row table:style-name="ro1">
          <table:table-cell office:value-type="float" office:value="349.75" calcext:value-type="float">
            <text:p>349.75</text:p>
          </table:table-cell>
          <table:table-cell office:value-type="float" office:value="11.5" calcext:value-type="float">
            <text:p>11.5</text:p>
          </table:table-cell>
          <table:table-cell table:formula="of:=IF(ABS([.B235])&gt;20;[.C234];[.C234]+1)" office:value-type="boolean" office:boolean-value="88" calcext:value-type="boolean">
            <text:p>TRUE</text:p>
          </table:table-cell>
          <table:table-cell table:formula="of:=IF(ABS([.B235])&gt;20;&quot;&quot;;[.B235])" office:value-type="float" office:value="11.5" calcext:value-type="float">
            <text:p>11.5</text:p>
          </table:table-cell>
          <table:table-cell table:number-columns-repeated="2"/>
        </table:table-row>
        <table:table-row table:style-name="ro1">
          <table:table-cell office:value-type="float" office:value="1244.65" calcext:value-type="float">
            <text:p>1244.65</text:p>
          </table:table-cell>
          <table:table-cell office:value-type="float" office:value="528.1" calcext:value-type="float">
            <text:p>528.1</text:p>
          </table:table-cell>
          <table:table-cell table:formula="of:=IF(ABS([.B236])&gt;20;[.C235];[.C235]+1)" office:value-type="boolean" office:boolean-value="88" calcext:value-type="boolean">
            <text:p>TRUE</text:p>
          </table:table-cell>
          <table:table-cell table:formula="of:=IF(ABS([.B236])&gt;20;&quot;&quot;;[.B236])">
            <text:p/>
          </table:table-cell>
          <table:table-cell table:number-columns-repeated="2"/>
        </table:table-row>
        <table:table-row table:style-name="ro1">
          <table:table-cell office:value-type="float" office:value="2232.15" calcext:value-type="float">
            <text:p>2232.15</text:p>
          </table:table-cell>
          <table:table-cell office:value-type="float" office:value="1098.1" calcext:value-type="float">
            <text:p>1098.1</text:p>
          </table:table-cell>
          <table:table-cell table:formula="of:=IF(ABS([.B237])&gt;20;[.C236];[.C236]+1)" office:value-type="boolean" office:boolean-value="88" calcext:value-type="boolean">
            <text:p>TRUE</text:p>
          </table:table-cell>
          <table:table-cell table:formula="of:=IF(ABS([.B237])&gt;20;&quot;&quot;;[.B237])">
            <text:p/>
          </table:table-cell>
          <table:table-cell table:number-columns-repeated="2"/>
        </table:table-row>
        <table:table-row table:style-name="ro1">
          <table:table-cell office:value-type="float" office:value="330.15" calcext:value-type="float">
            <text:p>330.15</text:p>
          </table:table-cell>
          <table:table-cell office:value-type="float" office:value="0.2" calcext:value-type="float">
            <text:p>0.2</text:p>
          </table:table-cell>
          <table:table-cell table:formula="of:=IF(ABS([.B238])&gt;20;[.C237];[.C237]+1)" office:value-type="boolean" office:boolean-value="89" calcext:value-type="boolean">
            <text:p>TRUE</text:p>
          </table:table-cell>
          <table:table-cell table:formula="of:=IF(ABS([.B238])&gt;20;&quot;&quot;;[.B238])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float" office:value="334.9" calcext:value-type="float">
            <text:p>334.9</text:p>
          </table:table-cell>
          <table:table-cell office:value-type="float" office:value="2.9" calcext:value-type="float">
            <text:p>2.9</text:p>
          </table:table-cell>
          <table:table-cell table:formula="of:=IF(ABS([.B239])&gt;20;[.C238];[.C238]+1)" office:value-type="boolean" office:boolean-value="90" calcext:value-type="boolean">
            <text:p>TRUE</text:p>
          </table:table-cell>
          <table:table-cell table:formula="of:=IF(ABS([.B239])&gt;20;&quot;&quot;;[.B239])" office:value-type="float" office:value="2.9" calcext:value-type="float">
            <text:p>2.9</text:p>
          </table:table-cell>
          <table:table-cell table:number-columns-repeated="2"/>
        </table:table-row>
        <table:table-row table:style-name="ro1">
          <table:table-cell office:value-type="float" office:value="1014.75" calcext:value-type="float">
            <text:p>1014.75</text:p>
          </table:table-cell>
          <table:table-cell office:value-type="float" office:value="395.4" calcext:value-type="float">
            <text:p>395.4</text:p>
          </table:table-cell>
          <table:table-cell table:formula="of:=IF(ABS([.B240])&gt;20;[.C239];[.C239]+1)" office:value-type="boolean" office:boolean-value="90" calcext:value-type="boolean">
            <text:p>TRUE</text:p>
          </table:table-cell>
          <table:table-cell table:formula="of:=IF(ABS([.B240])&gt;20;&quot;&quot;;[.B240])">
            <text:p/>
          </table:table-cell>
          <table:table-cell table:number-columns-repeated="2"/>
        </table:table-row>
        <table:table-row table:style-name="ro1">
          <table:table-cell office:value-type="float" office:value="1290.15" calcext:value-type="float">
            <text:p>1290.15</text:p>
          </table:table-cell>
          <table:table-cell office:value-type="float" office:value="554.3" calcext:value-type="float">
            <text:p>554.3</text:p>
          </table:table-cell>
          <table:table-cell table:formula="of:=IF(ABS([.B241])&gt;20;[.C240];[.C240]+1)" office:value-type="boolean" office:boolean-value="90" calcext:value-type="boolean">
            <text:p>TRUE</text:p>
          </table:table-cell>
          <table:table-cell table:formula="of:=IF(ABS([.B241])&gt;20;&quot;&quot;;[.B241])">
            <text:p/>
          </table:table-cell>
          <table:table-cell table:number-columns-repeated="2"/>
        </table:table-row>
        <table:table-row table:style-name="ro1">
          <table:table-cell office:value-type="float" office:value="337.35" calcext:value-type="float">
            <text:p>337.35</text:p>
          </table:table-cell>
          <table:table-cell office:value-type="float" office:value="4.3" calcext:value-type="float">
            <text:p>4.3</text:p>
          </table:table-cell>
          <table:table-cell table:formula="of:=IF(ABS([.B242])&gt;20;[.C241];[.C241]+1)" office:value-type="boolean" office:boolean-value="91" calcext:value-type="boolean">
            <text:p>TRUE</text:p>
          </table:table-cell>
          <table:table-cell table:formula="of:=IF(ABS([.B242])&gt;20;&quot;&quot;;[.B242])" office:value-type="float" office:value="4.3" calcext:value-type="float">
            <text:p>4.3</text:p>
          </table:table-cell>
          <table:table-cell table:number-columns-repeated="2"/>
        </table:table-row>
        <table:table-row table:style-name="ro1">
          <table:table-cell office:value-type="float" office:value="462.75" calcext:value-type="float">
            <text:p>462.75</text:p>
          </table:table-cell>
          <table:table-cell office:value-type="float" office:value="76.7" calcext:value-type="float">
            <text:p>76.7</text:p>
          </table:table-cell>
          <table:table-cell table:formula="of:=IF(ABS([.B243])&gt;20;[.C242];[.C242]+1)" office:value-type="boolean" office:boolean-value="91" calcext:value-type="boolean">
            <text:p>TRUE</text:p>
          </table:table-cell>
          <table:table-cell table:formula="of:=IF(ABS([.B243])&gt;20;&quot;&quot;;[.B243])">
            <text:p/>
          </table:table-cell>
          <table:table-cell table:number-columns-repeated="2"/>
        </table:table-row>
        <table:table-row table:style-name="ro1">
          <table:table-cell office:value-type="float" office:value="1564.3" calcext:value-type="float">
            <text:p>1564.3</text:p>
          </table:table-cell>
          <table:table-cell office:value-type="float" office:value="712.6" calcext:value-type="float">
            <text:p>712.6</text:p>
          </table:table-cell>
          <table:table-cell table:formula="of:=IF(ABS([.B244])&gt;20;[.C243];[.C243]+1)" office:value-type="boolean" office:boolean-value="91" calcext:value-type="boolean">
            <text:p>TRUE</text:p>
          </table:table-cell>
          <table:table-cell table:formula="of:=IF(ABS([.B244])&gt;20;&quot;&quot;;[.B244])">
            <text:p/>
          </table:table-cell>
          <table:table-cell table:number-columns-repeated="2"/>
        </table:table-row>
        <table:table-row table:style-name="ro1">
          <table:table-cell office:value-type="float" office:value="797.5" calcext:value-type="float">
            <text:p>797.5</text:p>
          </table:table-cell>
          <table:table-cell office:value-type="float" office:value="270" calcext:value-type="float">
            <text:p>270</text:p>
          </table:table-cell>
          <table:table-cell table:formula="of:=IF(ABS([.B245])&gt;20;[.C244];[.C244]+1)" office:value-type="boolean" office:boolean-value="91" calcext:value-type="boolean">
            <text:p>TRUE</text:p>
          </table:table-cell>
          <table:table-cell table:formula="of:=IF(ABS([.B245])&gt;20;&quot;&quot;;[.B245])">
            <text:p/>
          </table:table-cell>
          <table:table-cell table:number-columns-repeated="2"/>
        </table:table-row>
        <table:table-row table:style-name="ro1">
          <table:table-cell office:value-type="float" office:value="335.5" calcext:value-type="float">
            <text:p>335.5</text:p>
          </table:table-cell>
          <table:table-cell office:value-type="float" office:value="3.3" calcext:value-type="float">
            <text:p>3.3</text:p>
          </table:table-cell>
          <table:table-cell table:formula="of:=IF(ABS([.B246])&gt;20;[.C245];[.C245]+1)" office:value-type="boolean" office:boolean-value="92" calcext:value-type="boolean">
            <text:p>TRUE</text:p>
          </table:table-cell>
          <table:table-cell table:formula="of:=IF(ABS([.B246])&gt;20;&quot;&quot;;[.B246])" office:value-type="float" office:value="3.3" calcext:value-type="float">
            <text:p>3.3</text:p>
          </table:table-cell>
          <table:table-cell table:number-columns-repeated="2"/>
        </table:table-row>
        <table:table-row table:style-name="ro1">
          <table:table-cell office:value-type="float" office:value="464.75" calcext:value-type="float">
            <text:p>464.75</text:p>
          </table:table-cell>
          <table:table-cell office:value-type="float" office:value="77.9" calcext:value-type="float">
            <text:p>77.9</text:p>
          </table:table-cell>
          <table:table-cell table:formula="of:=IF(ABS([.B247])&gt;20;[.C246];[.C246]+1)" office:value-type="boolean" office:boolean-value="92" calcext:value-type="boolean">
            <text:p>TRUE</text:p>
          </table:table-cell>
          <table:table-cell table:formula="of:=IF(ABS([.B247])&gt;20;&quot;&quot;;[.B247])">
            <text:p/>
          </table:table-cell>
          <table:table-cell table:number-columns-repeated="2"/>
        </table:table-row>
        <table:table-row table:style-name="ro1">
          <table:table-cell office:value-type="float" office:value="1201.65" calcext:value-type="float">
            <text:p>1201.65</text:p>
          </table:table-cell>
          <table:table-cell office:value-type="float" office:value="503.3" calcext:value-type="float">
            <text:p>503.3</text:p>
          </table:table-cell>
          <table:table-cell table:formula="of:=IF(ABS([.B248])&gt;20;[.C247];[.C247]+1)" office:value-type="boolean" office:boolean-value="92" calcext:value-type="boolean">
            <text:p>TRUE</text:p>
          </table:table-cell>
          <table:table-cell table:formula="of:=IF(ABS([.B248])&gt;20;&quot;&quot;;[.B248])">
            <text:p/>
          </table:table-cell>
          <table:table-cell table:number-columns-repeated="2"/>
        </table:table-row>
        <table:table-row table:style-name="ro1">
          <table:table-cell office:value-type="float" office:value="558.6" calcext:value-type="float">
            <text:p>558.6</text:p>
          </table:table-cell>
          <table:table-cell office:value-type="float" office:value="132" calcext:value-type="float">
            <text:p>132</text:p>
          </table:table-cell>
          <table:table-cell table:formula="of:=IF(ABS([.B249])&gt;20;[.C248];[.C248]+1)" office:value-type="boolean" office:boolean-value="92" calcext:value-type="boolean">
            <text:p>TRUE</text:p>
          </table:table-cell>
          <table:table-cell table:formula="of:=IF(ABS([.B249])&gt;20;&quot;&quot;;[.B249])">
            <text:p/>
          </table:table-cell>
          <table:table-cell table:number-columns-repeated="2"/>
        </table:table-row>
        <table:table-row table:style-name="ro1">
          <table:table-cell office:value-type="float" office:value="340.8" calcext:value-type="float">
            <text:p>340.8</text:p>
          </table:table-cell>
          <table:table-cell office:value-type="float" office:value="6.3" calcext:value-type="float">
            <text:p>6.3</text:p>
          </table:table-cell>
          <table:table-cell table:formula="of:=IF(ABS([.B250])&gt;20;[.C249];[.C249]+1)" office:value-type="boolean" office:boolean-value="93" calcext:value-type="boolean">
            <text:p>TRUE</text:p>
          </table:table-cell>
          <table:table-cell table:formula="of:=IF(ABS([.B250])&gt;20;&quot;&quot;;[.B250])" office:value-type="float" office:value="6.3" calcext:value-type="float">
            <text:p>6.3</text:p>
          </table:table-cell>
          <table:table-cell table:number-columns-repeated="2"/>
        </table:table-row>
        <table:table-row table:style-name="ro1">
          <table:table-cell office:value-type="float" office:value="620.65" calcext:value-type="float">
            <text:p>620.65</text:p>
          </table:table-cell>
          <table:table-cell office:value-type="float" office:value="167.9" calcext:value-type="float">
            <text:p>167.9</text:p>
          </table:table-cell>
          <table:table-cell table:formula="of:=IF(ABS([.B251])&gt;20;[.C250];[.C250]+1)" office:value-type="boolean" office:boolean-value="93" calcext:value-type="boolean">
            <text:p>TRUE</text:p>
          </table:table-cell>
          <table:table-cell table:formula="of:=IF(ABS([.B251])&gt;20;&quot;&quot;;[.B251])">
            <text:p/>
          </table:table-cell>
          <table:table-cell table:number-columns-repeated="2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516.7" calcext:value-type="float">
            <text:p>516.7</text:p>
          </table:table-cell>
          <table:table-cell table:formula="of:=IF(ABS([.B252])&gt;20;[.C251];[.C251]+1)" office:value-type="boolean" office:boolean-value="93" calcext:value-type="boolean">
            <text:p>TRUE</text:p>
          </table:table-cell>
          <table:table-cell table:formula="of:=IF(ABS([.B252])&gt;20;&quot;&quot;;[.B252])">
            <text:p/>
          </table:table-cell>
          <table:table-cell table:number-columns-repeated="2"/>
        </table:table-row>
        <table:table-row table:style-name="ro1">
          <table:table-cell office:value-type="float" office:value="498.9" calcext:value-type="float">
            <text:p>498.9</text:p>
          </table:table-cell>
          <table:table-cell office:value-type="float" office:value="97.6" calcext:value-type="float">
            <text:p>97.6</text:p>
          </table:table-cell>
          <table:table-cell table:formula="of:=IF(ABS([.B253])&gt;20;[.C252];[.C252]+1)" office:value-type="boolean" office:boolean-value="93" calcext:value-type="boolean">
            <text:p>TRUE</text:p>
          </table:table-cell>
          <table:table-cell table:formula="of:=IF(ABS([.B253])&gt;20;&quot;&quot;;[.B253])">
            <text:p/>
          </table:table-cell>
          <table:table-cell table:number-columns-repeated="2"/>
        </table:table-row>
        <table:table-row table:style-name="ro1">
          <table:table-cell office:value-type="float" office:value="346.45" calcext:value-type="float">
            <text:p>346.45</text:p>
          </table:table-cell>
          <table:table-cell office:value-type="float" office:value="9.6" calcext:value-type="float">
            <text:p>9.6</text:p>
          </table:table-cell>
          <table:table-cell table:formula="of:=IF(ABS([.B254])&gt;20;[.C253];[.C253]+1)" office:value-type="boolean" office:boolean-value="94" calcext:value-type="boolean">
            <text:p>TRUE</text:p>
          </table:table-cell>
          <table:table-cell table:formula="of:=IF(ABS([.B254])&gt;20;&quot;&quot;;[.B254])" office:value-type="float" office:value="9.6" calcext:value-type="float">
            <text:p>9.6</text:p>
          </table:table-cell>
          <table:table-cell table:number-columns-repeated="2"/>
        </table:table-row>
        <table:table-row table:style-name="ro1">
          <table:table-cell office:value-type="float" office:value="705.15" calcext:value-type="float">
            <text:p>705.15</text:p>
          </table:table-cell>
          <table:table-cell office:value-type="float" office:value="216.6" calcext:value-type="float">
            <text:p>216.6</text:p>
          </table:table-cell>
          <table:table-cell table:formula="of:=IF(ABS([.B255])&gt;20;[.C254];[.C254]+1)" office:value-type="boolean" office:boolean-value="94" calcext:value-type="boolean">
            <text:p>TRUE</text:p>
          </table:table-cell>
          <table:table-cell table:formula="of:=IF(ABS([.B255])&gt;20;&quot;&quot;;[.B255])">
            <text:p/>
          </table:table-cell>
          <table:table-cell table:number-columns-repeated="2"/>
        </table:table-row>
        <table:table-row table:style-name="ro1">
          <table:table-cell office:value-type="float" office:value="1201.7" calcext:value-type="float">
            <text:p>1201.7</text:p>
          </table:table-cell>
          <table:table-cell office:value-type="float" office:value="503.3" calcext:value-type="float">
            <text:p>503.3</text:p>
          </table:table-cell>
          <table:table-cell table:formula="of:=IF(ABS([.B256])&gt;20;[.C255];[.C255]+1)" office:value-type="boolean" office:boolean-value="94" calcext:value-type="boolean">
            <text:p>TRUE</text:p>
          </table:table-cell>
          <table:table-cell table:formula="of:=IF(ABS([.B256])&gt;20;&quot;&quot;;[.B256])">
            <text:p/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206.7" calcext:value-type="float">
            <text:p>206.7</text:p>
          </table:table-cell>
          <table:table-cell table:formula="of:=IF(ABS([.B257])&gt;20;[.C256];[.C256]+1)" office:value-type="boolean" office:boolean-value="94" calcext:value-type="boolean">
            <text:p>TRUE</text:p>
          </table:table-cell>
          <table:table-cell table:formula="of:=IF(ABS([.B257])&gt;20;&quot;&quot;;[.B257])">
            <text:p/>
          </table:table-cell>
          <table:table-cell table:number-columns-repeated="2"/>
        </table:table-row>
        <table:table-row table:style-name="ro1">
          <table:table-cell office:value-type="float" office:value="355.7" calcext:value-type="float">
            <text:p>355.7</text:p>
          </table:table-cell>
          <table:table-cell office:value-type="float" office:value="14.9" calcext:value-type="float">
            <text:p>14.9</text:p>
          </table:table-cell>
          <table:table-cell table:formula="of:=IF(ABS([.B258])&gt;20;[.C257];[.C257]+1)" office:value-type="boolean" office:boolean-value="95" calcext:value-type="boolean">
            <text:p>TRUE</text:p>
          </table:table-cell>
          <table:table-cell table:formula="of:=IF(ABS([.B258])&gt;20;&quot;&quot;;[.B258])" office:value-type="float" office:value="14.9" calcext:value-type="float">
            <text:p>14.9</text:p>
          </table:table-cell>
          <table:table-cell table:number-columns-repeated="2"/>
        </table:table-row>
        <table:table-row table:style-name="ro1">
          <table:table-cell office:value-type="float" office:value="704.3" calcext:value-type="float">
            <text:p>704.3</text:p>
          </table:table-cell>
          <table:table-cell office:value-type="float" office:value="216.2" calcext:value-type="float">
            <text:p>216.2</text:p>
          </table:table-cell>
          <table:table-cell table:formula="of:=IF(ABS([.B259])&gt;20;[.C258];[.C258]+1)" office:value-type="boolean" office:boolean-value="95" calcext:value-type="boolean">
            <text:p>TRUE</text:p>
          </table:table-cell>
          <table:table-cell table:formula="of:=IF(ABS([.B259])&gt;20;&quot;&quot;;[.B259])">
            <text:p/>
          </table:table-cell>
          <table:table-cell table:number-columns-repeated="2"/>
        </table:table-row>
        <table:table-row table:style-name="ro1">
          <table:table-cell office:value-type="float" office:value="1295.35" calcext:value-type="float">
            <text:p>1295.35</text:p>
          </table:table-cell>
          <table:table-cell office:value-type="float" office:value="557.3" calcext:value-type="float">
            <text:p>557.3</text:p>
          </table:table-cell>
          <table:table-cell table:formula="of:=IF(ABS([.B260])&gt;20;[.C259];[.C259]+1)" office:value-type="boolean" office:boolean-value="95" calcext:value-type="boolean">
            <text:p>TRUE</text:p>
          </table:table-cell>
          <table:table-cell table:formula="of:=IF(ABS([.B260])&gt;20;&quot;&quot;;[.B260])">
            <text:p/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7.6" calcext:value-type="float">
            <text:p>67.6</text:p>
          </table:table-cell>
          <table:table-cell table:formula="of:=IF(ABS([.B261])&gt;20;[.C260];[.C260]+1)" office:value-type="boolean" office:boolean-value="95" calcext:value-type="boolean">
            <text:p>TRUE</text:p>
          </table:table-cell>
          <table:table-cell table:formula="of:=IF(ABS([.B261])&gt;20;&quot;&quot;;[.B261])">
            <text:p/>
          </table:table-cell>
          <table:table-cell table:number-columns-repeated="2"/>
        </table:table-row>
        <table:table-row table:style-name="ro1">
          <table:table-cell office:value-type="float" office:value="342.3" calcext:value-type="float">
            <text:p>342.3</text:p>
          </table:table-cell>
          <table:table-cell office:value-type="float" office:value="7.2" calcext:value-type="float">
            <text:p>7.2</text:p>
          </table:table-cell>
          <table:table-cell table:formula="of:=IF(ABS([.B262])&gt;20;[.C261];[.C261]+1)" office:value-type="boolean" office:boolean-value="96" calcext:value-type="boolean">
            <text:p>TRUE</text:p>
          </table:table-cell>
          <table:table-cell table:formula="of:=IF(ABS([.B262])&gt;20;&quot;&quot;;[.B262])" office:value-type="float" office:value="7.2" calcext:value-type="float">
            <text:p>7.2</text:p>
          </table:table-cell>
          <table:table-cell table:number-columns-repeated="2"/>
        </table:table-row>
        <table:table-row table:style-name="ro1">
          <table:table-cell office:value-type="float" office:value="759.15" calcext:value-type="float">
            <text:p>759.15</text:p>
          </table:table-cell>
          <table:table-cell office:value-type="float" office:value="247.8" calcext:value-type="float">
            <text:p>247.8</text:p>
          </table:table-cell>
          <table:table-cell table:formula="of:=IF(ABS([.B263])&gt;20;[.C262];[.C262]+1)" office:value-type="boolean" office:boolean-value="96" calcext:value-type="boolean">
            <text:p>TRUE</text:p>
          </table:table-cell>
          <table:table-cell table:formula="of:=IF(ABS([.B263])&gt;20;&quot;&quot;;[.B263])">
            <text:p/>
          </table:table-cell>
          <table:table-cell table:number-columns-repeated="2"/>
        </table:table-row>
        <table:table-row table:style-name="ro1">
          <table:table-cell office:value-type="float" office:value="1523.8" calcext:value-type="float">
            <text:p>1523.8</text:p>
          </table:table-cell>
          <table:table-cell office:value-type="float" office:value="689.2" calcext:value-type="float">
            <text:p>689.2</text:p>
          </table:table-cell>
          <table:table-cell table:formula="of:=IF(ABS([.B264])&gt;20;[.C263];[.C263]+1)" office:value-type="boolean" office:boolean-value="96" calcext:value-type="boolean">
            <text:p>TRUE</text:p>
          </table:table-cell>
          <table:table-cell table:formula="of:=IF(ABS([.B264])&gt;20;&quot;&quot;;[.B264])">
            <text:p/>
          </table:table-cell>
          <table:table-cell table:number-columns-repeated="2"/>
        </table:table-row>
        <table:table-row table:style-name="ro1">
          <table:table-cell office:value-type="float" office:value="346.5" calcext:value-type="float">
            <text:p>346.5</text:p>
          </table:table-cell>
          <table:table-cell office:value-type="float" office:value="9.6" calcext:value-type="float">
            <text:p>9.6</text:p>
          </table:table-cell>
          <table:table-cell table:formula="of:=IF(ABS([.B265])&gt;20;[.C264];[.C264]+1)" office:value-type="boolean" office:boolean-value="97" calcext:value-type="boolean">
            <text:p>TRUE</text:p>
          </table:table-cell>
          <table:table-cell table:formula="of:=IF(ABS([.B265])&gt;20;&quot;&quot;;[.B265])" office:value-type="float" office:value="9.6" calcext:value-type="float">
            <text:p>9.6</text:p>
          </table:table-cell>
          <table:table-cell table:number-columns-repeated="2"/>
        </table:table-row>
        <table:table-row table:style-name="ro1">
          <table:table-cell office:value-type="float" office:value="333.45" calcext:value-type="float">
            <text:p>333.45</text:p>
          </table:table-cell>
          <table:table-cell office:value-type="float" office:value="2.1" calcext:value-type="float">
            <text:p>2.1</text:p>
          </table:table-cell>
          <table:table-cell table:formula="of:=IF(ABS([.B266])&gt;20;[.C265];[.C265]+1)" office:value-type="boolean" office:boolean-value="98" calcext:value-type="boolean">
            <text:p>TRUE</text:p>
          </table:table-cell>
          <table:table-cell table:formula="of:=IF(ABS([.B266])&gt;20;&quot;&quot;;[.B266])" office:value-type="float" office:value="2.1" calcext:value-type="float">
            <text:p>2.1</text:p>
          </table:table-cell>
          <table:table-cell table:number-columns-repeated="2"/>
        </table:table-row>
        <table:table-row table:style-name="ro1">
          <table:table-cell office:value-type="float" office:value="412.85" calcext:value-type="float">
            <text:p>412.85</text:p>
          </table:table-cell>
          <table:table-cell office:value-type="float" office:value="47.9" calcext:value-type="float">
            <text:p>47.9</text:p>
          </table:table-cell>
          <table:table-cell table:formula="of:=IF(ABS([.B267])&gt;20;[.C266];[.C266]+1)" office:value-type="boolean" office:boolean-value="98" calcext:value-type="boolean">
            <text:p>TRUE</text:p>
          </table:table-cell>
          <table:table-cell table:formula="of:=IF(ABS([.B267])&gt;20;&quot;&quot;;[.B267])">
            <text:p/>
          </table:table-cell>
          <table:table-cell table:number-columns-repeated="2"/>
        </table:table-row>
        <table:table-row table:style-name="ro1">
          <table:table-cell office:value-type="float" office:value="731.95" calcext:value-type="float">
            <text:p>731.95</text:p>
          </table:table-cell>
          <table:table-cell office:value-type="float" office:value="232.1" calcext:value-type="float">
            <text:p>232.1</text:p>
          </table:table-cell>
          <table:table-cell table:formula="of:=IF(ABS([.B268])&gt;20;[.C267];[.C267]+1)" office:value-type="boolean" office:boolean-value="98" calcext:value-type="boolean">
            <text:p>TRUE</text:p>
          </table:table-cell>
          <table:table-cell table:formula="of:=IF(ABS([.B268])&gt;20;&quot;&quot;;[.B268])">
            <text:p/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30.5" calcext:value-type="float">
            <text:p>130.5</text:p>
          </table:table-cell>
          <table:table-cell table:formula="of:=IF(ABS([.B269])&gt;20;[.C268];[.C268]+1)" office:value-type="boolean" office:boolean-value="98" calcext:value-type="boolean">
            <text:p>TRUE</text:p>
          </table:table-cell>
          <table:table-cell table:formula="of:=IF(ABS([.B269])&gt;20;&quot;&quot;;[.B269])">
            <text:p/>
          </table:table-cell>
          <table:table-cell table:number-columns-repeated="2"/>
        </table:table-row>
        <table:table-row table:style-name="ro1">
          <table:table-cell office:value-type="float" office:value="357.1" calcext:value-type="float">
            <text:p>357.1</text:p>
          </table:table-cell>
          <table:table-cell office:value-type="float" office:value="15.7" calcext:value-type="float">
            <text:p>15.7</text:p>
          </table:table-cell>
          <table:table-cell table:formula="of:=IF(ABS([.B270])&gt;20;[.C269];[.C269]+1)" office:value-type="boolean" office:boolean-value="99" calcext:value-type="boolean">
            <text:p>TRUE</text:p>
          </table:table-cell>
          <table:table-cell table:formula="of:=IF(ABS([.B270])&gt;20;&quot;&quot;;[.B270])" office:value-type="float" office:value="15.7" calcext:value-type="float">
            <text:p>15.7</text:p>
          </table:table-cell>
          <table:table-cell table:number-columns-repeated="2"/>
        </table:table-row>
        <table:table-row table:style-name="ro1">
          <table:table-cell office:value-type="float" office:value="785.15" calcext:value-type="float">
            <text:p>785.15</text:p>
          </table:table-cell>
          <table:table-cell office:value-type="float" office:value="262.8" calcext:value-type="float">
            <text:p>262.8</text:p>
          </table:table-cell>
          <table:table-cell table:formula="of:=IF(ABS([.B271])&gt;20;[.C270];[.C270]+1)" office:value-type="boolean" office:boolean-value="99" calcext:value-type="boolean">
            <text:p>TRUE</text:p>
          </table:table-cell>
          <table:table-cell table:formula="of:=IF(ABS([.B271])&gt;20;&quot;&quot;;[.B271])">
            <text:p/>
          </table:table-cell>
          <table:table-cell table:number-columns-repeated="2"/>
        </table:table-row>
        <table:table-row table:style-name="ro1">
          <table:table-cell office:value-type="float" office:value="1215.3" calcext:value-type="float">
            <text:p>1215.3</text:p>
          </table:table-cell>
          <table:table-cell office:value-type="float" office:value="511.1" calcext:value-type="float">
            <text:p>511.1</text:p>
          </table:table-cell>
          <table:table-cell table:formula="of:=IF(ABS([.B272])&gt;20;[.C271];[.C271]+1)" office:value-type="boolean" office:boolean-value="99" calcext:value-type="boolean">
            <text:p>TRUE</text:p>
          </table:table-cell>
          <table:table-cell table:formula="of:=IF(ABS([.B272])&gt;20;&quot;&quot;;[.B272])">
            <text:p/>
          </table:table-cell>
          <table:table-cell table:number-columns-repeated="2"/>
        </table:table-row>
        <table:table-row table:style-name="ro1">
          <table:table-cell office:value-type="float" office:value="683.1" calcext:value-type="float">
            <text:p>683.1</text:p>
          </table:table-cell>
          <table:table-cell office:value-type="float" office:value="203.9" calcext:value-type="float">
            <text:p>203.9</text:p>
          </table:table-cell>
          <table:table-cell table:formula="of:=IF(ABS([.B273])&gt;20;[.C272];[.C272]+1)" office:value-type="boolean" office:boolean-value="99" calcext:value-type="boolean">
            <text:p>TRUE</text:p>
          </table:table-cell>
          <table:table-cell table:formula="of:=IF(ABS([.B273])&gt;20;&quot;&quot;;[.B273])">
            <text:p/>
          </table:table-cell>
          <table:table-cell table:number-columns-repeated="2"/>
        </table:table-row>
        <table:table-row table:style-name="ro1">
          <table:table-cell office:value-type="float" office:value="349.85" calcext:value-type="float">
            <text:p>349.85</text:p>
          </table:table-cell>
          <table:table-cell office:value-type="float" office:value="11.5" calcext:value-type="float">
            <text:p>11.5</text:p>
          </table:table-cell>
          <table:table-cell table:formula="of:=IF(ABS([.B274])&gt;20;[.C273];[.C273]+1)" office:value-type="boolean" office:boolean-value="100" calcext:value-type="boolean">
            <text:p>TRUE</text:p>
          </table:table-cell>
          <table:table-cell table:formula="of:=IF(ABS([.B274])&gt;20;&quot;&quot;;[.B274])" office:value-type="float" office:value="11.5" calcext:value-type="float">
            <text:p>11.5</text:p>
          </table:table-cell>
          <table:table-cell table:number-columns-repeated="2"/>
        </table:table-row>
        <table:table-row table:style-name="ro1">
          <table:table-cell office:value-type="float" office:value="795.6" calcext:value-type="float">
            <text:p>795.6</text:p>
          </table:table-cell>
          <table:table-cell office:value-type="float" office:value="268.9" calcext:value-type="float">
            <text:p>268.9</text:p>
          </table:table-cell>
          <table:table-cell table:formula="of:=IF(ABS([.B275])&gt;20;[.C274];[.C274]+1)" office:value-type="boolean" office:boolean-value="100" calcext:value-type="boolean">
            <text:p>TRUE</text:p>
          </table:table-cell>
          <table:table-cell table:formula="of:=IF(ABS([.B275])&gt;20;&quot;&quot;;[.B275])">
            <text:p/>
          </table:table-cell>
          <table:table-cell table:number-columns-repeated="2"/>
        </table:table-row>
        <table:table-row table:style-name="ro1">
          <table:table-cell office:value-type="float" office:value="1367.35" calcext:value-type="float">
            <text:p>1367.35</text:p>
          </table:table-cell>
          <table:table-cell office:value-type="float" office:value="598.9" calcext:value-type="float">
            <text:p>598.9</text:p>
          </table:table-cell>
          <table:table-cell table:formula="of:=IF(ABS([.B276])&gt;20;[.C275];[.C275]+1)" office:value-type="boolean" office:boolean-value="100" calcext:value-type="boolean">
            <text:p>TRUE</text:p>
          </table:table-cell>
          <table:table-cell table:formula="of:=IF(ABS([.B276])&gt;20;&quot;&quot;;[.B276])">
            <text:p/>
          </table:table-cell>
          <table:table-cell table:number-columns-repeated="2"/>
        </table:table-row>
        <table:table-row table:style-name="ro1">
          <table:table-cell office:value-type="float" office:value="422.35" calcext:value-type="float">
            <text:p>422.35</text:p>
          </table:table-cell>
          <table:table-cell office:value-type="float" office:value="53.4" calcext:value-type="float">
            <text:p>53.4</text:p>
          </table:table-cell>
          <table:table-cell table:formula="of:=IF(ABS([.B277])&gt;20;[.C276];[.C276]+1)" office:value-type="boolean" office:boolean-value="100" calcext:value-type="boolean">
            <text:p>TRUE</text:p>
          </table:table-cell>
          <table:table-cell table:formula="of:=IF(ABS([.B277])&gt;20;&quot;&quot;;[.B277])">
            <text:p/>
          </table:table-cell>
          <table:table-cell table:number-columns-repeated="2"/>
        </table:table-row>
        <table:table-row table:style-name="ro1">
          <table:table-cell office:value-type="float" office:value="349.45" calcext:value-type="float">
            <text:p>349.45</text:p>
          </table:table-cell>
          <table:table-cell office:value-type="float" office:value="11.3" calcext:value-type="float">
            <text:p>11.3</text:p>
          </table:table-cell>
          <table:table-cell table:formula="of:=IF(ABS([.B278])&gt;20;[.C277];[.C277]+1)" office:value-type="boolean" office:boolean-value="101" calcext:value-type="boolean">
            <text:p>TRUE</text:p>
          </table:table-cell>
          <table:table-cell table:formula="of:=IF(ABS([.B278])&gt;20;&quot;&quot;;[.B278])" office:value-type="float" office:value="11.3" calcext:value-type="float">
            <text:p>11.3</text:p>
          </table:table-cell>
          <table:table-cell table:number-columns-repeated="2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662.2" calcext:value-type="float">
            <text:p>662.2</text:p>
          </table:table-cell>
          <table:table-cell table:formula="of:=IF(ABS([.B279])&gt;20;[.C278];[.C278]+1)" office:value-type="boolean" office:boolean-value="101" calcext:value-type="boolean">
            <text:p>TRUE</text:p>
          </table:table-cell>
          <table:table-cell table:formula="of:=IF(ABS([.B279])&gt;20;&quot;&quot;;[.B279])">
            <text:p/>
          </table:table-cell>
          <table:table-cell table:number-columns-repeated="2"/>
        </table:table-row>
        <table:table-row table:style-name="ro1">
          <table:table-cell office:value-type="float" office:value="2504.45" calcext:value-type="float">
            <text:p>2504.45</text:p>
          </table:table-cell>
          <table:table-cell office:value-type="float" office:value="1255.3" calcext:value-type="float">
            <text:p>1255.3</text:p>
          </table:table-cell>
          <table:table-cell table:formula="of:=IF(ABS([.B280])&gt;20;[.C279];[.C279]+1)" office:value-type="boolean" office:boolean-value="101" calcext:value-type="boolean">
            <text:p>TRUE</text:p>
          </table:table-cell>
          <table:table-cell table:formula="of:=IF(ABS([.B280])&gt;20;&quot;&quot;;[.B280])">
            <text:p/>
          </table:table-cell>
          <table:table-cell table:number-columns-repeated="2"/>
        </table:table-row>
        <table:table-row table:style-name="ro1">
          <table:table-cell office:value-type="float" office:value="362.05" calcext:value-type="float">
            <text:p>362.05</text:p>
          </table:table-cell>
          <table:table-cell office:value-type="float" office:value="18.6" calcext:value-type="float">
            <text:p>18.6</text:p>
          </table:table-cell>
          <table:table-cell table:formula="of:=IF(ABS([.B281])&gt;20;[.C280];[.C280]+1)" office:value-type="boolean" office:boolean-value="102" calcext:value-type="boolean">
            <text:p>TRUE</text:p>
          </table:table-cell>
          <table:table-cell table:formula="of:=IF(ABS([.B281])&gt;20;&quot;&quot;;[.B281])" office:value-type="float" office:value="18.6" calcext:value-type="float">
            <text:p>18.6</text:p>
          </table:table-cell>
          <table:table-cell table:number-columns-repeated="2"/>
        </table:table-row>
        <table:table-row table:style-name="ro1">
          <table:table-cell office:value-type="float" office:value="443.6" calcext:value-type="float">
            <text:p>443.6</text:p>
          </table:table-cell>
          <table:table-cell office:value-type="float" office:value="65.7" calcext:value-type="float">
            <text:p>65.7</text:p>
          </table:table-cell>
          <table:table-cell table:formula="of:=IF(ABS([.B282])&gt;20;[.C281];[.C281]+1)" office:value-type="boolean" office:boolean-value="102" calcext:value-type="boolean">
            <text:p>TRUE</text:p>
          </table:table-cell>
          <table:table-cell table:formula="of:=IF(ABS([.B282])&gt;20;&quot;&quot;;[.B282])">
            <text:p/>
          </table:table-cell>
          <table:table-cell table:number-columns-repeated="2"/>
        </table:table-row>
        <table:table-row table:style-name="ro1">
          <table:table-cell office:value-type="float" office:value="1534.95" calcext:value-type="float">
            <text:p>1534.95</text:p>
          </table:table-cell>
          <table:table-cell office:value-type="float" office:value="695.7" calcext:value-type="float">
            <text:p>695.7</text:p>
          </table:table-cell>
          <table:table-cell table:formula="of:=IF(ABS([.B283])&gt;20;[.C282];[.C282]+1)" office:value-type="boolean" office:boolean-value="102" calcext:value-type="boolean">
            <text:p>TRUE</text:p>
          </table:table-cell>
          <table:table-cell table:formula="of:=IF(ABS([.B283])&gt;20;&quot;&quot;;[.B283])">
            <text:p/>
          </table:table-cell>
          <table:table-cell table:number-columns-repeated="2"/>
        </table:table-row>
        <table:table-row table:style-name="ro1">
          <table:table-cell office:value-type="float" office:value="1029.2" calcext:value-type="float">
            <text:p>1029.2</text:p>
          </table:table-cell>
          <table:table-cell office:value-type="float" office:value="403.7" calcext:value-type="float">
            <text:p>403.7</text:p>
          </table:table-cell>
          <table:table-cell table:formula="of:=IF(ABS([.B284])&gt;20;[.C283];[.C283]+1)" office:value-type="boolean" office:boolean-value="102" calcext:value-type="boolean">
            <text:p>TRUE</text:p>
          </table:table-cell>
          <table:table-cell table:formula="of:=IF(ABS([.B284])&gt;20;&quot;&quot;;[.B284])">
            <text:p/>
          </table:table-cell>
          <table:table-cell table:number-columns-repeated="2"/>
        </table:table-row>
        <table:table-row table:style-name="ro1">
          <table:table-cell office:value-type="float" office:value="348.1" calcext:value-type="float">
            <text:p>348.1</text:p>
          </table:table-cell>
          <table:table-cell office:value-type="float" office:value="10.5" calcext:value-type="float">
            <text:p>10.5</text:p>
          </table:table-cell>
          <table:table-cell table:formula="of:=IF(ABS([.B285])&gt;20;[.C284];[.C284]+1)" office:value-type="boolean" office:boolean-value="103" calcext:value-type="boolean">
            <text:p>TRUE</text:p>
          </table:table-cell>
          <table:table-cell table:formula="of:=IF(ABS([.B285])&gt;20;&quot;&quot;;[.B285])" office:value-type="float" office:value="10.5" calcext:value-type="float">
            <text:p>10.5</text:p>
          </table:table-cell>
          <table:table-cell table:number-columns-repeated="2"/>
        </table:table-row>
        <table:table-row table:style-name="ro1">
          <table:table-cell office:value-type="float" office:value="359.75" calcext:value-type="float">
            <text:p>359.75</text:p>
          </table:table-cell>
          <table:table-cell office:value-type="float" office:value="17.3" calcext:value-type="float">
            <text:p>17.3</text:p>
          </table:table-cell>
          <table:table-cell table:formula="of:=IF(ABS([.B286])&gt;20;[.C285];[.C285]+1)" office:value-type="boolean" office:boolean-value="104" calcext:value-type="boolean">
            <text:p>TRUE</text:p>
          </table:table-cell>
          <table:table-cell table:formula="of:=IF(ABS([.B286])&gt;20;&quot;&quot;;[.B286])" office:value-type="float" office:value="17.3" calcext:value-type="float">
            <text:p>17.3</text:p>
          </table:table-cell>
          <table:table-cell table:number-columns-repeated="2"/>
        </table:table-row>
        <table:table-row table:style-name="ro1">
          <table:table-cell office:value-type="float" office:value="2036.8" calcext:value-type="float">
            <text:p>2036.8</text:p>
          </table:table-cell>
          <table:table-cell office:value-type="float" office:value="985.4" calcext:value-type="float">
            <text:p>985.4</text:p>
          </table:table-cell>
          <table:table-cell table:formula="of:=IF(ABS([.B287])&gt;20;[.C286];[.C286]+1)" office:value-type="boolean" office:boolean-value="104" calcext:value-type="boolean">
            <text:p>TRUE</text:p>
          </table:table-cell>
          <table:table-cell table:formula="of:=IF(ABS([.B287])&gt;20;&quot;&quot;;[.B287])">
            <text:p/>
          </table:table-cell>
          <table:table-cell table:number-columns-repeated="2"/>
        </table:table-row>
        <table:table-row table:style-name="ro1">
          <table:table-cell office:value-type="float" office:value="5417.5" calcext:value-type="float">
            <text:p>5417.5</text:p>
          </table:table-cell>
          <table:table-cell office:value-type="float" office:value="2936.9" calcext:value-type="float">
            <text:p>2936.9</text:p>
          </table:table-cell>
          <table:table-cell table:formula="of:=IF(ABS([.B288])&gt;20;[.C287];[.C287]+1)" office:value-type="boolean" office:boolean-value="104" calcext:value-type="boolean">
            <text:p>TRUE</text:p>
          </table:table-cell>
          <table:table-cell table:formula="of:=IF(ABS([.B288])&gt;20;&quot;&quot;;[.B288])">
            <text:p/>
          </table:table-cell>
          <table:table-cell table:number-columns-repeated="2"/>
        </table:table-row>
        <table:table-row table:style-name="ro1">
          <table:table-cell office:value-type="float" office:value="7759.05" calcext:value-type="float">
            <text:p>7759.05</text:p>
          </table:table-cell>
          <table:table-cell office:value-type="float" office:value="4288.6" calcext:value-type="float">
            <text:p>4288.6</text:p>
          </table:table-cell>
          <table:table-cell table:formula="of:=IF(ABS([.B289])&gt;20;[.C288];[.C288]+1)" office:value-type="boolean" office:boolean-value="104" calcext:value-type="boolean">
            <text:p>TRUE</text:p>
          </table:table-cell>
          <table:table-cell table:formula="of:=IF(ABS([.B289])&gt;20;&quot;&quot;;[.B289])">
            <text:p/>
          </table:table-cell>
          <table:table-cell table:number-columns-repeated="2"/>
        </table:table-row>
        <table:table-row table:style-name="ro1">
          <table:table-cell office:value-type="float" office:value="9983.75" calcext:value-type="float">
            <text:p>9983.75</text:p>
          </table:table-cell>
          <table:table-cell office:value-type="float" office:value="5572.8" calcext:value-type="float">
            <text:p>5572.8</text:p>
          </table:table-cell>
          <table:table-cell table:formula="of:=IF(ABS([.B290])&gt;20;[.C289];[.C289]+1)" office:value-type="boolean" office:boolean-value="104" calcext:value-type="boolean">
            <text:p>TRUE</text:p>
          </table:table-cell>
          <table:table-cell table:formula="of:=IF(ABS([.B290])&gt;20;&quot;&quot;;[.B290])">
            <text:p/>
          </table:table-cell>
          <table:table-cell table:number-columns-repeated="2"/>
        </table:table-row>
        <table:table-row table:style-name="ro1">
          <table:table-cell office:value-type="float" office:value="12362.35" calcext:value-type="float">
            <text:p>12362.35</text:p>
          </table:table-cell>
          <table:table-cell office:value-type="float" office:value="6945.9" calcext:value-type="float">
            <text:p>6945.9</text:p>
          </table:table-cell>
          <table:table-cell table:formula="of:=IF(ABS([.B291])&gt;20;[.C290];[.C290]+1)" office:value-type="boolean" office:boolean-value="104" calcext:value-type="boolean">
            <text:p>TRUE</text:p>
          </table:table-cell>
          <table:table-cell table:formula="of:=IF(ABS([.B291])&gt;20;&quot;&quot;;[.B291])">
            <text:p/>
          </table:table-cell>
          <table:table-cell table:number-columns-repeated="2"/>
        </table:table-row>
        <table:table-row table:style-name="ro1">
          <table:table-cell office:value-type="float" office:value="10274.75" calcext:value-type="float">
            <text:p>10274.75</text:p>
          </table:table-cell>
          <table:table-cell office:value-type="float" office:value="5740.8" calcext:value-type="float">
            <text:p>5740.8</text:p>
          </table:table-cell>
          <table:table-cell table:formula="of:=IF(ABS([.B292])&gt;20;[.C291];[.C291]+1)" office:value-type="boolean" office:boolean-value="104" calcext:value-type="boolean">
            <text:p>TRUE</text:p>
          </table:table-cell>
          <table:table-cell table:formula="of:=IF(ABS([.B292])&gt;20;&quot;&quot;;[.B292])">
            <text:p/>
          </table:table-cell>
          <table:table-cell table:number-columns-repeated="2"/>
        </table:table-row>
        <table:table-row table:style-name="ro1">
          <table:table-cell office:value-type="float" office:value="4152.7" calcext:value-type="float">
            <text:p>4152.7</text:p>
          </table:table-cell>
          <table:table-cell office:value-type="float" office:value="2206.8" calcext:value-type="float">
            <text:p>2206.8</text:p>
          </table:table-cell>
          <table:table-cell table:formula="of:=IF(ABS([.B293])&gt;20;[.C292];[.C292]+1)" office:value-type="boolean" office:boolean-value="104" calcext:value-type="boolean">
            <text:p>TRUE</text:p>
          </table:table-cell>
          <table:table-cell table:formula="of:=IF(ABS([.B293])&gt;20;&quot;&quot;;[.B293])">
            <text:p/>
          </table:table-cell>
          <table:table-cell table:number-columns-repeated="2"/>
        </table:table-row>
        <table:table-row table:style-name="ro1">
          <table:table-cell office:value-type="float" office:value="322.2" calcext:value-type="float">
            <text:p>322.2</text:p>
          </table:table-cell>
          <table:table-cell office:value-type="float" office:value="-4.4" calcext:value-type="float">
            <text:p>-4.4</text:p>
          </table:table-cell>
          <table:table-cell table:formula="of:=IF(ABS([.B294])&gt;20;[.C293];[.C293]+1)" office:value-type="boolean" office:boolean-value="105" calcext:value-type="boolean">
            <text:p>TRUE</text:p>
          </table:table-cell>
          <table:table-cell table:formula="of:=IF(ABS([.B294])&gt;20;&quot;&quot;;[.B294])" office:value-type="float" office:value="-4.4" calcext:value-type="float">
            <text:p>-4.4</text:p>
          </table:table-cell>
          <table:table-cell table:number-columns-repeated="2"/>
        </table:table-row>
        <table:table-row table:style-name="ro1">
          <table:table-cell office:value-type="float" office:value="333.5" calcext:value-type="float">
            <text:p>333.5</text:p>
          </table:table-cell>
          <table:table-cell office:value-type="float" office:value="2.1" calcext:value-type="float">
            <text:p>2.1</text:p>
          </table:table-cell>
          <table:table-cell table:formula="of:=IF(ABS([.B295])&gt;20;[.C294];[.C294]+1)" office:value-type="boolean" office:boolean-value="106" calcext:value-type="boolean">
            <text:p>TRUE</text:p>
          </table:table-cell>
          <table:table-cell table:formula="of:=IF(ABS([.B295])&gt;20;&quot;&quot;;[.B295])" office:value-type="float" office:value="2.1" calcext:value-type="float">
            <text:p>2.1</text:p>
          </table:table-cell>
          <table:table-cell table:number-columns-repeated="2"/>
        </table:table-row>
        <table:table-row table:style-name="ro1">
          <table:table-cell office:value-type="float" office:value="3848.6" calcext:value-type="float">
            <text:p>3848.6</text:p>
          </table:table-cell>
          <table:table-cell office:value-type="float" office:value="2031.2" calcext:value-type="float">
            <text:p>2031.2</text:p>
          </table:table-cell>
          <table:table-cell table:formula="of:=IF(ABS([.B296])&gt;20;[.C295];[.C295]+1)" office:value-type="boolean" office:boolean-value="106" calcext:value-type="boolean">
            <text:p>TRUE</text:p>
          </table:table-cell>
          <table:table-cell table:formula="of:=IF(ABS([.B296])&gt;20;&quot;&quot;;[.B296])">
            <text:p/>
          </table:table-cell>
          <table:table-cell table:number-columns-repeated="2"/>
        </table:table-row>
        <table:table-row table:style-name="ro1">
          <table:table-cell office:value-type="float" office:value="9184.25" calcext:value-type="float">
            <text:p>9184.25</text:p>
          </table:table-cell>
          <table:table-cell office:value-type="float" office:value="5111.3" calcext:value-type="float">
            <text:p>5111.3</text:p>
          </table:table-cell>
          <table:table-cell table:formula="of:=IF(ABS([.B297])&gt;20;[.C296];[.C296]+1)" office:value-type="boolean" office:boolean-value="106" calcext:value-type="boolean">
            <text:p>TRUE</text:p>
          </table:table-cell>
          <table:table-cell table:formula="of:=IF(ABS([.B297])&gt;20;&quot;&quot;;[.B297])">
            <text:p/>
          </table:table-cell>
          <table:table-cell table:number-columns-repeated="2"/>
        </table:table-row>
        <table:table-row table:style-name="ro1">
          <table:table-cell office:value-type="float" office:value="13174.45" calcext:value-type="float">
            <text:p>13174.45</text:p>
          </table:table-cell>
          <table:table-cell office:value-type="float" office:value="7414.7" calcext:value-type="float">
            <text:p>7414.7</text:p>
          </table:table-cell>
          <table:table-cell table:formula="of:=IF(ABS([.B298])&gt;20;[.C297];[.C297]+1)" office:value-type="boolean" office:boolean-value="106" calcext:value-type="boolean">
            <text:p>TRUE</text:p>
          </table:table-cell>
          <table:table-cell table:formula="of:=IF(ABS([.B298])&gt;20;&quot;&quot;;[.B298])">
            <text:p/>
          </table:table-cell>
          <table:table-cell table:number-columns-repeated="2"/>
        </table:table-row>
        <table:table-row table:style-name="ro1">
          <table:table-cell office:value-type="float" office:value="8729.3" calcext:value-type="float">
            <text:p>8729.3</text:p>
          </table:table-cell>
          <table:table-cell office:value-type="float" office:value="4848.7" calcext:value-type="float">
            <text:p>4848.7</text:p>
          </table:table-cell>
          <table:table-cell table:formula="of:=IF(ABS([.B299])&gt;20;[.C298];[.C298]+1)" office:value-type="boolean" office:boolean-value="106" calcext:value-type="boolean">
            <text:p>TRUE</text:p>
          </table:table-cell>
          <table:table-cell table:formula="of:=IF(ABS([.B299])&gt;20;&quot;&quot;;[.B299])">
            <text:p/>
          </table:table-cell>
          <table:table-cell table:number-columns-repeated="2"/>
        </table:table-row>
        <table:table-row table:style-name="ro1">
          <table:table-cell office:value-type="float" office:value="3302.35" calcext:value-type="float">
            <text:p>3302.35</text:p>
          </table:table-cell>
          <table:table-cell office:value-type="float" office:value="1715.9" calcext:value-type="float">
            <text:p>1715.9</text:p>
          </table:table-cell>
          <table:table-cell table:formula="of:=IF(ABS([.B300])&gt;20;[.C299];[.C299]+1)" office:value-type="boolean" office:boolean-value="106" calcext:value-type="boolean">
            <text:p>TRUE</text:p>
          </table:table-cell>
          <table:table-cell table:formula="of:=IF(ABS([.B300])&gt;20;&quot;&quot;;[.B300])">
            <text:p/>
          </table:table-cell>
          <table:table-cell table:number-columns-repeated="2"/>
        </table:table-row>
        <table:table-row table:style-name="ro1">
          <table:table-cell office:value-type="float" office:value="308.8" calcext:value-type="float">
            <text:p>308.8</text:p>
          </table:table-cell>
          <table:table-cell office:value-type="float" office:value="-12.2" calcext:value-type="float">
            <text:p>-12.2</text:p>
          </table:table-cell>
          <table:table-cell table:formula="of:=IF(ABS([.B301])&gt;20;[.C300];[.C300]+1)" office:value-type="boolean" office:boolean-value="107" calcext:value-type="boolean">
            <text:p>TRUE</text:p>
          </table:table-cell>
          <table:table-cell table:formula="of:=IF(ABS([.B301])&gt;20;&quot;&quot;;[.B301])" office:value-type="float" office:value="-12.2" calcext:value-type="float">
            <text:p>-12.2</text:p>
          </table:table-cell>
          <table:table-cell table:number-columns-repeated="2"/>
        </table:table-row>
        <table:table-row table:style-name="ro1">
          <table:table-cell office:value-type="float" office:value="1788.95" calcext:value-type="float">
            <text:p>1788.95</text:p>
          </table:table-cell>
          <table:table-cell office:value-type="float" office:value="842.3" calcext:value-type="float">
            <text:p>842.3</text:p>
          </table:table-cell>
          <table:table-cell table:formula="of:=IF(ABS([.B302])&gt;20;[.C301];[.C301]+1)" office:value-type="boolean" office:boolean-value="107" calcext:value-type="boolean">
            <text:p>TRUE</text:p>
          </table:table-cell>
          <table:table-cell table:formula="of:=IF(ABS([.B302])&gt;20;&quot;&quot;;[.B302])">
            <text:p/>
          </table:table-cell>
          <table:table-cell table:number-columns-repeated="2"/>
        </table:table-row>
        <table:table-row table:style-name="ro1">
          <table:table-cell office:value-type="float" office:value="6807.15" calcext:value-type="float">
            <text:p>6807.15</text:p>
          </table:table-cell>
          <table:table-cell office:value-type="float" office:value="3739.1" calcext:value-type="float">
            <text:p>3739.1</text:p>
          </table:table-cell>
          <table:table-cell table:formula="of:=IF(ABS([.B303])&gt;20;[.C302];[.C302]+1)" office:value-type="boolean" office:boolean-value="107" calcext:value-type="boolean">
            <text:p>TRUE</text:p>
          </table:table-cell>
          <table:table-cell table:formula="of:=IF(ABS([.B303])&gt;20;&quot;&quot;;[.B303])">
            <text:p/>
          </table:table-cell>
          <table:table-cell table:number-columns-repeated="2"/>
        </table:table-row>
        <table:table-row table:style-name="ro1">
          <table:table-cell office:value-type="float" office:value="11239.8" calcext:value-type="float">
            <text:p>11239.8</text:p>
          </table:table-cell>
          <table:table-cell office:value-type="float" office:value="6297.9" calcext:value-type="float">
            <text:p>6297.9</text:p>
          </table:table-cell>
          <table:table-cell table:formula="of:=IF(ABS([.B304])&gt;20;[.C303];[.C303]+1)" office:value-type="boolean" office:boolean-value="107" calcext:value-type="boolean">
            <text:p>TRUE</text:p>
          </table:table-cell>
          <table:table-cell table:formula="of:=IF(ABS([.B304])&gt;20;&quot;&quot;;[.B304])">
            <text:p/>
          </table:table-cell>
          <table:table-cell table:number-columns-repeated="2"/>
        </table:table-row>
        <table:table-row table:style-name="ro1">
          <table:table-cell office:value-type="float" office:value="11691.85" calcext:value-type="float">
            <text:p>11691.85</text:p>
          </table:table-cell>
          <table:table-cell office:value-type="float" office:value="6558.8" calcext:value-type="float">
            <text:p>6558.8</text:p>
          </table:table-cell>
          <table:table-cell table:formula="of:=IF(ABS([.B305])&gt;20;[.C304];[.C304]+1)" office:value-type="boolean" office:boolean-value="107" calcext:value-type="boolean">
            <text:p>TRUE</text:p>
          </table:table-cell>
          <table:table-cell table:formula="of:=IF(ABS([.B305])&gt;20;&quot;&quot;;[.B305])">
            <text:p/>
          </table:table-cell>
          <table:table-cell table:number-columns-repeated="2"/>
        </table:table-row>
        <table:table-row table:style-name="ro1">
          <table:table-cell office:value-type="float" office:value="5699.55" calcext:value-type="float">
            <text:p>5699.55</text:p>
          </table:table-cell>
          <table:table-cell office:value-type="float" office:value="3099.7" calcext:value-type="float">
            <text:p>3099.7</text:p>
          </table:table-cell>
          <table:table-cell table:formula="of:=IF(ABS([.B306])&gt;20;[.C305];[.C305]+1)" office:value-type="boolean" office:boolean-value="107" calcext:value-type="boolean">
            <text:p>TRUE</text:p>
          </table:table-cell>
          <table:table-cell table:formula="of:=IF(ABS([.B306])&gt;20;&quot;&quot;;[.B306])">
            <text:p/>
          </table:table-cell>
          <table:table-cell table:number-columns-repeated="2"/>
        </table:table-row>
        <table:table-row table:style-name="ro1">
          <table:table-cell office:value-type="float" office:value="1335.35" calcext:value-type="float">
            <text:p>1335.35</text:p>
          </table:table-cell>
          <table:table-cell office:value-type="float" office:value="580.4" calcext:value-type="float">
            <text:p>580.4</text:p>
          </table:table-cell>
          <table:table-cell table:formula="of:=IF(ABS([.B307])&gt;20;[.C306];[.C306]+1)" office:value-type="boolean" office:boolean-value="107" calcext:value-type="boolean">
            <text:p>TRUE</text:p>
          </table:table-cell>
          <table:table-cell table:formula="of:=IF(ABS([.B307])&gt;20;&quot;&quot;;[.B307])">
            <text:p/>
          </table:table-cell>
          <table:table-cell table:number-columns-repeated="2"/>
        </table:table-row>
        <table:table-row table:style-name="ro1">
          <table:table-cell office:value-type="float" office:value="311.75" calcext:value-type="float">
            <text:p>311.75</text:p>
          </table:table-cell>
          <table:table-cell office:value-type="float" office:value="-10.4" calcext:value-type="float">
            <text:p>-10.4</text:p>
          </table:table-cell>
          <table:table-cell table:formula="of:=IF(ABS([.B308])&gt;20;[.C307];[.C307]+1)" office:value-type="boolean" office:boolean-value="108" calcext:value-type="boolean">
            <text:p>TRUE</text:p>
          </table:table-cell>
          <table:table-cell table:formula="of:=IF(ABS([.B308])&gt;20;&quot;&quot;;[.B308])" office:value-type="float" office:value="-10.4" calcext:value-type="float">
            <text:p>-10.4</text:p>
          </table:table-cell>
          <table:table-cell table:number-columns-repeated="2"/>
        </table:table-row>
        <table:table-row table:style-name="ro1">
          <table:table-cell office:value-type="float" office:value="2744.1" calcext:value-type="float">
            <text:p>2744.1</text:p>
          </table:table-cell>
          <table:table-cell office:value-type="float" office:value="1393.7" calcext:value-type="float">
            <text:p>1393.7</text:p>
          </table:table-cell>
          <table:table-cell table:formula="of:=IF(ABS([.B309])&gt;20;[.C308];[.C308]+1)" office:value-type="boolean" office:boolean-value="108" calcext:value-type="boolean">
            <text:p>TRUE</text:p>
          </table:table-cell>
          <table:table-cell table:formula="of:=IF(ABS([.B309])&gt;20;&quot;&quot;;[.B309])">
            <text:p/>
          </table:table-cell>
          <table:table-cell table:number-columns-repeated="2"/>
        </table:table-row>
        <table:table-row table:style-name="ro1">
          <table:table-cell office:value-type="float" office:value="9376.7" calcext:value-type="float">
            <text:p>9376.7</text:p>
          </table:table-cell>
          <table:table-cell office:value-type="float" office:value="5222.4" calcext:value-type="float">
            <text:p>5222.4</text:p>
          </table:table-cell>
          <table:table-cell table:formula="of:=IF(ABS([.B310])&gt;20;[.C309];[.C309]+1)" office:value-type="boolean" office:boolean-value="108" calcext:value-type="boolean">
            <text:p>TRUE</text:p>
          </table:table-cell>
          <table:table-cell table:formula="of:=IF(ABS([.B310])&gt;20;&quot;&quot;;[.B310])">
            <text:p/>
          </table:table-cell>
          <table:table-cell table:number-columns-repeated="2"/>
        </table:table-row>
        <table:table-row table:style-name="ro1">
          <table:table-cell office:value-type="float" office:value="13155.4" calcext:value-type="float">
            <text:p>13155.4</text:p>
          </table:table-cell>
          <table:table-cell office:value-type="float" office:value="7403.7" calcext:value-type="float">
            <text:p>7403.7</text:p>
          </table:table-cell>
          <table:table-cell table:formula="of:=IF(ABS([.B311])&gt;20;[.C310];[.C310]+1)" office:value-type="boolean" office:boolean-value="108" calcext:value-type="boolean">
            <text:p>TRUE</text:p>
          </table:table-cell>
          <table:table-cell table:formula="of:=IF(ABS([.B311])&gt;20;&quot;&quot;;[.B311])">
            <text:p/>
          </table:table-cell>
          <table:table-cell table:number-columns-repeated="2"/>
        </table:table-row>
        <table:table-row table:style-name="ro1">
          <table:table-cell office:value-type="float" office:value="8372" calcext:value-type="float">
            <text:p>8372</text:p>
          </table:table-cell>
          <table:table-cell office:value-type="float" office:value="4642.4" calcext:value-type="float">
            <text:p>4642.4</text:p>
          </table:table-cell>
          <table:table-cell table:formula="of:=IF(ABS([.B312])&gt;20;[.C311];[.C311]+1)" office:value-type="boolean" office:boolean-value="108" calcext:value-type="boolean">
            <text:p>TRUE</text:p>
          </table:table-cell>
          <table:table-cell table:formula="of:=IF(ABS([.B312])&gt;20;&quot;&quot;;[.B312])">
            <text:p/>
          </table:table-cell>
          <table:table-cell table:number-columns-repeated="2"/>
        </table:table-row>
        <table:table-row table:style-name="ro1">
          <table:table-cell office:value-type="float" office:value="2537.4" calcext:value-type="float">
            <text:p>2537.4</text:p>
          </table:table-cell>
          <table:table-cell office:value-type="float" office:value="1274.3" calcext:value-type="float">
            <text:p>1274.3</text:p>
          </table:table-cell>
          <table:table-cell table:formula="of:=IF(ABS([.B313])&gt;20;[.C312];[.C312]+1)" office:value-type="boolean" office:boolean-value="108" calcext:value-type="boolean">
            <text:p>TRUE</text:p>
          </table:table-cell>
          <table:table-cell table:formula="of:=IF(ABS([.B313])&gt;20;&quot;&quot;;[.B313])">
            <text:p/>
          </table:table-cell>
          <table:table-cell table:number-columns-repeated="2"/>
        </table:table-row>
        <table:table-row table:style-name="ro1">
          <table:table-cell office:value-type="float" office:value="290.7" calcext:value-type="float">
            <text:p>290.7</text:p>
          </table:table-cell>
          <table:table-cell office:value-type="float" office:value="-22.6" calcext:value-type="float">
            <text:p>-22.6</text:p>
          </table:table-cell>
          <table:table-cell table:formula="of:=IF(ABS([.B314])&gt;20;[.C313];[.C313]+1)" office:value-type="boolean" office:boolean-value="108" calcext:value-type="boolean">
            <text:p>TRUE</text:p>
          </table:table-cell>
          <table:table-cell table:formula="of:=IF(ABS([.B314])&gt;20;&quot;&quot;;[.B314])">
            <text:p/>
          </table:table-cell>
          <table:table-cell table:number-columns-repeated="2"/>
        </table:table-row>
        <table:table-row table:style-name="ro1">
          <table:table-cell office:value-type="float" office:value="291.45" calcext:value-type="float">
            <text:p>291.45</text:p>
          </table:table-cell>
          <table:table-cell office:value-type="float" office:value="-22.2" calcext:value-type="float">
            <text:p>-22.2</text:p>
          </table:table-cell>
          <table:table-cell table:formula="of:=IF(ABS([.B315])&gt;20;[.C314];[.C314]+1)" office:value-type="boolean" office:boolean-value="108" calcext:value-type="boolean">
            <text:p>TRUE</text:p>
          </table:table-cell>
          <table:table-cell table:formula="of:=IF(ABS([.B315])&gt;20;&quot;&quot;;[.B315])">
            <text:p/>
          </table:table-cell>
          <table:table-cell table:number-columns-repeated="2"/>
        </table:table-row>
        <table:table-row table:style-name="ro1">
          <table:table-cell office:value-type="float" office:value="1949.9" calcext:value-type="float">
            <text:p>1949.9</text:p>
          </table:table-cell>
          <table:table-cell office:value-type="float" office:value="935.2" calcext:value-type="float">
            <text:p>935.2</text:p>
          </table:table-cell>
          <table:table-cell table:formula="of:=IF(ABS([.B316])&gt;20;[.C315];[.C315]+1)" office:value-type="boolean" office:boolean-value="108" calcext:value-type="boolean">
            <text:p>TRUE</text:p>
          </table:table-cell>
          <table:table-cell table:formula="of:=IF(ABS([.B316])&gt;20;&quot;&quot;;[.B316])">
            <text:p/>
          </table:table-cell>
          <table:table-cell table:number-columns-repeated="2"/>
        </table:table-row>
        <table:table-row table:style-name="ro1">
          <table:table-cell office:value-type="float" office:value="8053.85" calcext:value-type="float">
            <text:p>8053.85</text:p>
          </table:table-cell>
          <table:table-cell office:value-type="float" office:value="4458.8" calcext:value-type="float">
            <text:p>4458.8</text:p>
          </table:table-cell>
          <table:table-cell table:formula="of:=IF(ABS([.B317])&gt;20;[.C316];[.C316]+1)" office:value-type="boolean" office:boolean-value="108" calcext:value-type="boolean">
            <text:p>TRUE</text:p>
          </table:table-cell>
          <table:table-cell table:formula="of:=IF(ABS([.B317])&gt;20;&quot;&quot;;[.B317])">
            <text:p/>
          </table:table-cell>
          <table:table-cell table:number-columns-repeated="2"/>
        </table:table-row>
        <table:table-row table:style-name="ro1">
          <table:table-cell office:value-type="float" office:value="10166.25" calcext:value-type="float">
            <text:p>10166.25</text:p>
          </table:table-cell>
          <table:table-cell office:value-type="float" office:value="5678.2" calcext:value-type="float">
            <text:p>5678.2</text:p>
          </table:table-cell>
          <table:table-cell table:formula="of:=IF(ABS([.B318])&gt;20;[.C317];[.C317]+1)" office:value-type="boolean" office:boolean-value="108" calcext:value-type="boolean">
            <text:p>TRUE</text:p>
          </table:table-cell>
          <table:table-cell table:formula="of:=IF(ABS([.B318])&gt;20;&quot;&quot;;[.B318])">
            <text:p/>
          </table:table-cell>
          <table:table-cell table:number-columns-repeated="2"/>
        </table:table-row>
        <table:table-row table:style-name="ro1">
          <table:table-cell office:value-type="float" office:value="2884.2" calcext:value-type="float">
            <text:p>2884.2</text:p>
          </table:table-cell>
          <table:table-cell office:value-type="float" office:value="1474.5" calcext:value-type="float">
            <text:p>1474.5</text:p>
          </table:table-cell>
          <table:table-cell table:formula="of:=IF(ABS([.B319])&gt;20;[.C318];[.C318]+1)" office:value-type="boolean" office:boolean-value="108" calcext:value-type="boolean">
            <text:p>TRUE</text:p>
          </table:table-cell>
          <table:table-cell table:formula="of:=IF(ABS([.B319])&gt;20;&quot;&quot;;[.B319])">
            <text:p/>
          </table:table-cell>
          <table:table-cell table:number-columns-repeated="2"/>
        </table:table-row>
        <table:table-row table:style-name="ro1">
          <table:table-cell office:value-type="float" office:value="307.45" calcext:value-type="float">
            <text:p>307.45</text:p>
          </table:table-cell>
          <table:table-cell office:value-type="float" office:value="-12.9" calcext:value-type="float">
            <text:p>-12.9</text:p>
          </table:table-cell>
          <table:table-cell table:formula="of:=IF(ABS([.B320])&gt;20;[.C319];[.C319]+1)" office:value-type="boolean" office:boolean-value="109" calcext:value-type="boolean">
            <text:p>TRUE</text:p>
          </table:table-cell>
          <table:table-cell table:formula="of:=IF(ABS([.B320])&gt;20;&quot;&quot;;[.B320])" office:value-type="float" office:value="-12.9" calcext:value-type="float">
            <text:p>-12.9</text:p>
          </table:table-cell>
          <table:table-cell table:number-columns-repeated="2"/>
        </table:table-row>
        <table:table-row table:style-name="ro1">
          <table:table-cell office:value-type="float" office:value="306.25" calcext:value-type="float">
            <text:p>306.25</text:p>
          </table:table-cell>
          <table:table-cell office:value-type="float" office:value="-13.6" calcext:value-type="float">
            <text:p>-13.6</text:p>
          </table:table-cell>
          <table:table-cell table:formula="of:=IF(ABS([.B321])&gt;20;[.C320];[.C320]+1)" office:value-type="boolean" office:boolean-value="110" calcext:value-type="boolean">
            <text:p>TRUE</text:p>
          </table:table-cell>
          <table:table-cell table:formula="of:=IF(ABS([.B321])&gt;20;&quot;&quot;;[.B321])" office:value-type="float" office:value="-13.6" calcext:value-type="float">
            <text:p>-13.6</text:p>
          </table:table-cell>
          <table:table-cell table:number-columns-repeated="2"/>
        </table:table-row>
        <table:table-row table:style-name="ro1">
          <table:table-cell office:value-type="float" office:value="664.25" calcext:value-type="float">
            <text:p>664.25</text:p>
          </table:table-cell>
          <table:table-cell office:value-type="float" office:value="193" calcext:value-type="float">
            <text:p>193</text:p>
          </table:table-cell>
          <table:table-cell table:formula="of:=IF(ABS([.B322])&gt;20;[.C321];[.C321]+1)" office:value-type="boolean" office:boolean-value="110" calcext:value-type="boolean">
            <text:p>TRUE</text:p>
          </table:table-cell>
          <table:table-cell table:formula="of:=IF(ABS([.B322])&gt;20;&quot;&quot;;[.B322])">
            <text:p/>
          </table:table-cell>
          <table:table-cell table:number-columns-repeated="2"/>
        </table:table-row>
        <table:table-row table:style-name="ro1">
          <table:table-cell office:value-type="float" office:value="8839.9" calcext:value-type="float">
            <text:p>8839.9</text:p>
          </table:table-cell>
          <table:table-cell office:value-type="float" office:value="4912.5" calcext:value-type="float">
            <text:p>4912.5</text:p>
          </table:table-cell>
          <table:table-cell table:formula="of:=IF(ABS([.B323])&gt;20;[.C322];[.C322]+1)" office:value-type="boolean" office:boolean-value="110" calcext:value-type="boolean">
            <text:p>TRUE</text:p>
          </table:table-cell>
          <table:table-cell table:formula="of:=IF(ABS([.B323])&gt;20;&quot;&quot;;[.B323])">
            <text:p/>
          </table:table-cell>
          <table:table-cell table:number-columns-repeated="2"/>
        </table:table-row>
        <table:table-row table:style-name="ro1">
          <table:table-cell office:value-type="float" office:value="14715.05" calcext:value-type="float">
            <text:p>14715.05</text:p>
          </table:table-cell>
          <table:table-cell office:value-type="float" office:value="8304" calcext:value-type="float">
            <text:p>8304</text:p>
          </table:table-cell>
          <table:table-cell table:formula="of:=IF(ABS([.B324])&gt;20;[.C323];[.C323]+1)" office:value-type="boolean" office:boolean-value="110" calcext:value-type="boolean">
            <text:p>TRUE</text:p>
          </table:table-cell>
          <table:table-cell table:formula="of:=IF(ABS([.B324])&gt;20;&quot;&quot;;[.B324])">
            <text:p/>
          </table:table-cell>
          <table:table-cell table:number-columns-repeated="2"/>
        </table:table-row>
        <table:table-row table:style-name="ro1">
          <table:table-cell office:value-type="float" office:value="9304.95" calcext:value-type="float">
            <text:p>9304.95</text:p>
          </table:table-cell>
          <table:table-cell office:value-type="float" office:value="5181" calcext:value-type="float">
            <text:p>5181</text:p>
          </table:table-cell>
          <table:table-cell table:formula="of:=IF(ABS([.B325])&gt;20;[.C324];[.C324]+1)" office:value-type="boolean" office:boolean-value="110" calcext:value-type="boolean">
            <text:p>TRUE</text:p>
          </table:table-cell>
          <table:table-cell table:formula="of:=IF(ABS([.B325])&gt;20;&quot;&quot;;[.B325])">
            <text:p/>
          </table:table-cell>
          <table:table-cell table:number-columns-repeated="2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576.8" calcext:value-type="float">
            <text:p>576.8</text:p>
          </table:table-cell>
          <table:table-cell table:formula="of:=IF(ABS([.B326])&gt;20;[.C325];[.C325]+1)" office:value-type="boolean" office:boolean-value="110" calcext:value-type="boolean">
            <text:p>TRUE</text:p>
          </table:table-cell>
          <table:table-cell table:formula="of:=IF(ABS([.B326])&gt;20;&quot;&quot;;[.B326])">
            <text:p/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26.5" calcext:value-type="float">
            <text:p>-26.5</text:p>
          </table:table-cell>
          <table:table-cell table:formula="of:=IF(ABS([.B327])&gt;20;[.C326];[.C326]+1)" office:value-type="boolean" office:boolean-value="110" calcext:value-type="boolean">
            <text:p>TRUE</text:p>
          </table:table-cell>
          <table:table-cell table:formula="of:=IF(ABS([.B327])&gt;20;&quot;&quot;;[.B327])">
            <text:p/>
          </table:table-cell>
          <table:table-cell table:number-columns-repeated="2"/>
        </table:table-row>
        <table:table-row table:style-name="ro1">
          <table:table-cell office:value-type="float" office:value="283.8" calcext:value-type="float">
            <text:p>283.8</text:p>
          </table:table-cell>
          <table:table-cell office:value-type="float" office:value="-26.6" calcext:value-type="float">
            <text:p>-26.6</text:p>
          </table:table-cell>
          <table:table-cell table:formula="of:=IF(ABS([.B328])&gt;20;[.C327];[.C327]+1)" office:value-type="boolean" office:boolean-value="110" calcext:value-type="boolean">
            <text:p>TRUE</text:p>
          </table:table-cell>
          <table:table-cell table:formula="of:=IF(ABS([.B328])&gt;20;&quot;&quot;;[.B328])">
            <text:p/>
          </table:table-cell>
          <table:table-cell table:number-columns-repeated="2"/>
        </table:table-row>
        <table:table-row table:style-name="ro1">
          <table:table-cell office:value-type="float" office:value="283.15" calcext:value-type="float">
            <text:p>283.15</text:p>
          </table:table-cell>
          <table:table-cell office:value-type="float" office:value="-27" calcext:value-type="float">
            <text:p>-27</text:p>
          </table:table-cell>
          <table:table-cell table:formula="of:=IF(ABS([.B329])&gt;20;[.C328];[.C328]+1)" office:value-type="boolean" office:boolean-value="110" calcext:value-type="boolean">
            <text:p>TRUE</text:p>
          </table:table-cell>
          <table:table-cell table:formula="of:=IF(ABS([.B329])&gt;20;&quot;&quot;;[.B329])">
            <text:p/>
          </table:table-cell>
          <table:table-cell table:number-columns-repeated="2"/>
        </table:table-row>
        <table:table-row table:style-name="ro1">
          <table:table-cell office:value-type="float" office:value="282.65" calcext:value-type="float">
            <text:p>282.65</text:p>
          </table:table-cell>
          <table:table-cell office:value-type="float" office:value="-27.2" calcext:value-type="float">
            <text:p>-27.2</text:p>
          </table:table-cell>
          <table:table-cell table:formula="of:=IF(ABS([.B330])&gt;20;[.C329];[.C329]+1)" office:value-type="boolean" office:boolean-value="110" calcext:value-type="boolean">
            <text:p>TRUE</text:p>
          </table:table-cell>
          <table:table-cell table:formula="of:=IF(ABS([.B330])&gt;20;&quot;&quot;;[.B330])">
            <text:p/>
          </table:table-cell>
          <table:table-cell table:number-columns-repeated="2"/>
        </table:table-row>
        <table:table-row table:style-name="ro1">
          <table:table-cell office:value-type="float" office:value="2272.5" calcext:value-type="float">
            <text:p>2272.5</text:p>
          </table:table-cell>
          <table:table-cell office:value-type="float" office:value="1121.4" calcext:value-type="float">
            <text:p>1121.4</text:p>
          </table:table-cell>
          <table:table-cell table:formula="of:=IF(ABS([.B331])&gt;20;[.C330];[.C330]+1)" office:value-type="boolean" office:boolean-value="110" calcext:value-type="boolean">
            <text:p>TRUE</text:p>
          </table:table-cell>
          <table:table-cell table:formula="of:=IF(ABS([.B331])&gt;20;&quot;&quot;;[.B331])">
            <text:p/>
          </table:table-cell>
          <table:table-cell table:number-columns-repeated="2"/>
        </table:table-row>
        <table:table-row table:style-name="ro1">
          <table:table-cell office:value-type="float" office:value="12010.55" calcext:value-type="float">
            <text:p>12010.55</text:p>
          </table:table-cell>
          <table:table-cell office:value-type="float" office:value="6742.8" calcext:value-type="float">
            <text:p>6742.8</text:p>
          </table:table-cell>
          <table:table-cell table:formula="of:=IF(ABS([.B332])&gt;20;[.C331];[.C331]+1)" office:value-type="boolean" office:boolean-value="110" calcext:value-type="boolean">
            <text:p>TRUE</text:p>
          </table:table-cell>
          <table:table-cell table:formula="of:=IF(ABS([.B332])&gt;20;&quot;&quot;;[.B332])">
            <text:p/>
          </table:table-cell>
          <table:table-cell table:number-columns-repeated="2"/>
        </table:table-row>
        <table:table-row table:style-name="ro1">
          <table:table-cell office:value-type="float" office:value="10375.3" calcext:value-type="float">
            <text:p>10375.3</text:p>
          </table:table-cell>
          <table:table-cell office:value-type="float" office:value="5798.8" calcext:value-type="float">
            <text:p>5798.8</text:p>
          </table:table-cell>
          <table:table-cell table:formula="of:=IF(ABS([.B333])&gt;20;[.C332];[.C332]+1)" office:value-type="boolean" office:boolean-value="110" calcext:value-type="boolean">
            <text:p>TRUE</text:p>
          </table:table-cell>
          <table:table-cell table:formula="of:=IF(ABS([.B333])&gt;20;&quot;&quot;;[.B333])">
            <text:p/>
          </table:table-cell>
          <table:table-cell table:number-columns-repeated="2"/>
        </table:table-row>
        <table:table-row table:style-name="ro1">
          <table:table-cell office:value-type="float" office:value="1235.7" calcext:value-type="float">
            <text:p>1235.7</text:p>
          </table:table-cell>
          <table:table-cell office:value-type="float" office:value="522.9" calcext:value-type="float">
            <text:p>522.9</text:p>
          </table:table-cell>
          <table:table-cell table:formula="of:=IF(ABS([.B334])&gt;20;[.C333];[.C333]+1)" office:value-type="boolean" office:boolean-value="110" calcext:value-type="boolean">
            <text:p>TRUE</text:p>
          </table:table-cell>
          <table:table-cell table:formula="of:=IF(ABS([.B334])&gt;20;&quot;&quot;;[.B334])">
            <text:p/>
          </table:table-cell>
          <table:table-cell table:number-columns-repeated="2"/>
        </table:table-row>
        <table:table-row table:style-name="ro1">
          <table:table-cell office:value-type="float" office:value="301.1" calcext:value-type="float">
            <text:p>301.1</text:p>
          </table:table-cell>
          <table:table-cell office:value-type="float" office:value="-16.6" calcext:value-type="float">
            <text:p>-16.6</text:p>
          </table:table-cell>
          <table:table-cell table:formula="of:=IF(ABS([.B335])&gt;20;[.C334];[.C334]+1)" office:value-type="boolean" office:boolean-value="111" calcext:value-type="boolean">
            <text:p>TRUE</text:p>
          </table:table-cell>
          <table:table-cell table:formula="of:=IF(ABS([.B335])&gt;20;&quot;&quot;;[.B335])" office:value-type="float" office:value="-16.6" calcext:value-type="float">
            <text:p>-16.6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16.7" calcext:value-type="float">
            <text:p>-16.7</text:p>
          </table:table-cell>
          <table:table-cell table:formula="of:=IF(ABS([.B336])&gt;20;[.C335];[.C335]+1)" office:value-type="boolean" office:boolean-value="112" calcext:value-type="boolean">
            <text:p>TRUE</text:p>
          </table:table-cell>
          <table:table-cell table:formula="of:=IF(ABS([.B336])&gt;20;&quot;&quot;;[.B336])" office:value-type="float" office:value="-16.7" calcext:value-type="float">
            <text:p>-16.7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16.7" calcext:value-type="float">
            <text:p>-16.7</text:p>
          </table:table-cell>
          <table:table-cell table:formula="of:=IF(ABS([.B337])&gt;20;[.C336];[.C336]+1)" office:value-type="boolean" office:boolean-value="113" calcext:value-type="boolean">
            <text:p>TRUE</text:p>
          </table:table-cell>
          <table:table-cell table:formula="of:=IF(ABS([.B337])&gt;20;&quot;&quot;;[.B337])" office:value-type="float" office:value="-16.7" calcext:value-type="float">
            <text:p>-16.7</text:p>
          </table:table-cell>
          <table:table-cell table:number-columns-repeated="2"/>
        </table:table-row>
        <table:table-row table:style-name="ro1">
          <table:table-cell office:value-type="float" office:value="302.35" calcext:value-type="float">
            <text:p>302.35</text:p>
          </table:table-cell>
          <table:table-cell office:value-type="float" office:value="-15.9" calcext:value-type="float">
            <text:p>-15.9</text:p>
          </table:table-cell>
          <table:table-cell table:formula="of:=IF(ABS([.B338])&gt;20;[.C337];[.C337]+1)" office:value-type="boolean" office:boolean-value="114" calcext:value-type="boolean">
            <text:p>TRUE</text:p>
          </table:table-cell>
          <table:table-cell table:formula="of:=IF(ABS([.B338])&gt;20;&quot;&quot;;[.B338])" office:value-type="float" office:value="-15.9" calcext:value-type="float">
            <text:p>-15.9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14.3" calcext:value-type="float">
            <text:p>-14.3</text:p>
          </table:table-cell>
          <table:table-cell table:formula="of:=IF(ABS([.B339])&gt;20;[.C338];[.C338]+1)" office:value-type="boolean" office:boolean-value="115" calcext:value-type="boolean">
            <text:p>TRUE</text:p>
          </table:table-cell>
          <table:table-cell table:formula="of:=IF(ABS([.B339])&gt;20;&quot;&quot;;[.B339])" office:value-type="float" office:value="-14.3" calcext:value-type="float">
            <text:p>-14.3</text:p>
          </table:table-cell>
          <table:table-cell table:number-columns-repeated="2"/>
        </table:table-row>
        <table:table-row table:style-name="ro1">
          <table:table-cell office:value-type="float" office:value="2128.6" calcext:value-type="float">
            <text:p>2128.6</text:p>
          </table:table-cell>
          <table:table-cell office:value-type="float" office:value="1038.3" calcext:value-type="float">
            <text:p>1038.3</text:p>
          </table:table-cell>
          <table:table-cell table:formula="of:=IF(ABS([.B340])&gt;20;[.C339];[.C339]+1)" office:value-type="boolean" office:boolean-value="115" calcext:value-type="boolean">
            <text:p>TRUE</text:p>
          </table:table-cell>
          <table:table-cell table:formula="of:=IF(ABS([.B340])&gt;20;&quot;&quot;;[.B340])">
            <text:p/>
          </table:table-cell>
          <table:table-cell table:number-columns-repeated="2"/>
        </table:table-row>
        <table:table-row table:style-name="ro1">
          <table:table-cell office:value-type="float" office:value="11318.75" calcext:value-type="float">
            <text:p>11318.75</text:p>
          </table:table-cell>
          <table:table-cell office:value-type="float" office:value="6343.5" calcext:value-type="float">
            <text:p>6343.5</text:p>
          </table:table-cell>
          <table:table-cell table:formula="of:=IF(ABS([.B341])&gt;20;[.C340];[.C340]+1)" office:value-type="boolean" office:boolean-value="115" calcext:value-type="boolean">
            <text:p>TRUE</text:p>
          </table:table-cell>
          <table:table-cell table:formula="of:=IF(ABS([.B341])&gt;20;&quot;&quot;;[.B341])">
            <text:p/>
          </table:table-cell>
          <table:table-cell table:number-columns-repeated="2"/>
        </table:table-row>
        <table:table-row table:style-name="ro1">
          <table:table-cell office:value-type="float" office:value="10951.3" calcext:value-type="float">
            <text:p>10951.3</text:p>
          </table:table-cell>
          <table:table-cell office:value-type="float" office:value="6131.3" calcext:value-type="float">
            <text:p>6131.3</text:p>
          </table:table-cell>
          <table:table-cell table:formula="of:=IF(ABS([.B342])&gt;20;[.C341];[.C341]+1)" office:value-type="boolean" office:boolean-value="115" calcext:value-type="boolean">
            <text:p>TRUE</text:p>
          </table:table-cell>
          <table:table-cell table:formula="of:=IF(ABS([.B342])&gt;20;&quot;&quot;;[.B342])">
            <text:p/>
          </table:table-cell>
          <table:table-cell table:number-columns-repeated="2"/>
        </table:table-row>
        <table:table-row table:style-name="ro1">
          <table:table-cell office:value-type="float" office:value="2328.3" calcext:value-type="float">
            <text:p>2328.3</text:p>
          </table:table-cell>
          <table:table-cell office:value-type="float" office:value="1153.6" calcext:value-type="float">
            <text:p>1153.6</text:p>
          </table:table-cell>
          <table:table-cell table:formula="of:=IF(ABS([.B343])&gt;20;[.C342];[.C342]+1)" office:value-type="boolean" office:boolean-value="115" calcext:value-type="boolean">
            <text:p>TRUE</text:p>
          </table:table-cell>
          <table:table-cell table:formula="of:=IF(ABS([.B343])&gt;20;&quot;&quot;;[.B343])">
            <text:p/>
          </table:table-cell>
          <table:table-cell table:number-columns-repeated="2"/>
        </table:table-row>
        <table:table-row table:style-name="ro1">
          <table:table-cell office:value-type="float" office:value="295.25" calcext:value-type="float">
            <text:p>295.25</text:p>
          </table:table-cell>
          <table:table-cell office:value-type="float" office:value="-20" calcext:value-type="float">
            <text:p>-20</text:p>
          </table:table-cell>
          <table:table-cell table:formula="of:=IF(ABS([.B344])&gt;20;[.C343];[.C343]+1)" office:value-type="boolean" office:boolean-value="116" calcext:value-type="boolean">
            <text:p>TRUE</text:p>
          </table:table-cell>
          <table:table-cell table:formula="of:=IF(ABS([.B344])&gt;20;&quot;&quot;;[.B344])"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float" office:value="294.95" calcext:value-type="float">
            <text:p>294.95</text:p>
          </table:table-cell>
          <table:table-cell office:value-type="float" office:value="-20.1" calcext:value-type="float">
            <text:p>-20.1</text:p>
          </table:table-cell>
          <table:table-cell table:formula="of:=IF(ABS([.B345])&gt;20;[.C344];[.C344]+1)" office:value-type="boolean" office:boolean-value="116" calcext:value-type="boolean">
            <text:p>TRUE</text:p>
          </table:table-cell>
          <table:table-cell table:formula="of:=IF(ABS([.B345])&gt;20;&quot;&quot;;[.B345])">
            <text:p/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20.1" calcext:value-type="float">
            <text:p>-20.1</text:p>
          </table:table-cell>
          <table:table-cell table:formula="of:=IF(ABS([.B346])&gt;20;[.C345];[.C345]+1)" office:value-type="boolean" office:boolean-value="116" calcext:value-type="boolean">
            <text:p>TRUE</text:p>
          </table:table-cell>
          <table:table-cell table:formula="of:=IF(ABS([.B346])&gt;20;&quot;&quot;;[.B346])">
            <text:p/>
          </table:table-cell>
          <table:table-cell table:number-columns-repeated="2"/>
        </table:table-row>
        <table:table-row table:style-name="ro1">
          <table:table-cell office:value-type="float" office:value="294.95" calcext:value-type="float">
            <text:p>294.95</text:p>
          </table:table-cell>
          <table:table-cell office:value-type="float" office:value="-20.1" calcext:value-type="float">
            <text:p>-20.1</text:p>
          </table:table-cell>
          <table:table-cell table:formula="of:=IF(ABS([.B347])&gt;20;[.C346];[.C346]+1)" office:value-type="boolean" office:boolean-value="116" calcext:value-type="boolean">
            <text:p>TRUE</text:p>
          </table:table-cell>
          <table:table-cell table:formula="of:=IF(ABS([.B347])&gt;20;&quot;&quot;;[.B347])">
            <text:p/>
          </table:table-cell>
          <table:table-cell table:number-columns-repeated="2"/>
        </table:table-row>
        <table:table-row table:style-name="ro1">
          <table:table-cell office:value-type="float" office:value="338.6" calcext:value-type="float">
            <text:p>338.6</text:p>
          </table:table-cell>
          <table:table-cell office:value-type="float" office:value="5.1" calcext:value-type="float">
            <text:p>5.1</text:p>
          </table:table-cell>
          <table:table-cell table:formula="of:=IF(ABS([.B348])&gt;20;[.C347];[.C347]+1)" office:value-type="boolean" office:boolean-value="117" calcext:value-type="boolean">
            <text:p>TRUE</text:p>
          </table:table-cell>
          <table:table-cell table:formula="of:=IF(ABS([.B348])&gt;20;&quot;&quot;;[.B348])" office:value-type="float" office:value="5.1" calcext:value-type="float">
            <text:p>5.1</text:p>
          </table:table-cell>
          <table:table-cell table:number-columns-repeated="2"/>
        </table:table-row>
        <table:table-row table:style-name="ro1">
          <table:table-cell office:value-type="float" office:value="9258.8" calcext:value-type="float">
            <text:p>9258.8</text:p>
          </table:table-cell>
          <table:table-cell office:value-type="float" office:value="5154.3" calcext:value-type="float">
            <text:p>5154.3</text:p>
          </table:table-cell>
          <table:table-cell table:formula="of:=IF(ABS([.B349])&gt;20;[.C348];[.C348]+1)" office:value-type="boolean" office:boolean-value="117" calcext:value-type="boolean">
            <text:p>TRUE</text:p>
          </table:table-cell>
          <table:table-cell table:formula="of:=IF(ABS([.B349])&gt;20;&quot;&quot;;[.B349])">
            <text:p/>
          </table:table-cell>
          <table:table-cell table:number-columns-repeated="2"/>
        </table:table-row>
        <table:table-row table:style-name="ro1">
          <table:table-cell office:value-type="float" office:value="15440.15" calcext:value-type="float">
            <text:p>15440.15</text:p>
          </table:table-cell>
          <table:table-cell office:value-type="float" office:value="8722.6" calcext:value-type="float">
            <text:p>8722.6</text:p>
          </table:table-cell>
          <table:table-cell table:formula="of:=IF(ABS([.B350])&gt;20;[.C349];[.C349]+1)" office:value-type="boolean" office:boolean-value="117" calcext:value-type="boolean">
            <text:p>TRUE</text:p>
          </table:table-cell>
          <table:table-cell table:formula="of:=IF(ABS([.B350])&gt;20;&quot;&quot;;[.B350])">
            <text:p/>
          </table:table-cell>
          <table:table-cell table:number-columns-repeated="2"/>
        </table:table-row>
        <table:table-row table:style-name="ro1">
          <table:table-cell office:value-type="float" office:value="7828.55" calcext:value-type="float">
            <text:p>7828.55</text:p>
          </table:table-cell>
          <table:table-cell office:value-type="float" office:value="4328.7" calcext:value-type="float">
            <text:p>4328.7</text:p>
          </table:table-cell>
          <table:table-cell table:formula="of:=IF(ABS([.B351])&gt;20;[.C350];[.C350]+1)" office:value-type="boolean" office:boolean-value="117" calcext:value-type="boolean">
            <text:p>TRUE</text:p>
          </table:table-cell>
          <table:table-cell table:formula="of:=IF(ABS([.B351])&gt;20;&quot;&quot;;[.B351])">
            <text:p/>
          </table:table-cell>
          <table:table-cell table:number-columns-repeated="2"/>
        </table:table-row>
        <table:table-row table:style-name="ro1">
          <table:table-cell office:value-type="float" office:value="1351.4" calcext:value-type="float">
            <text:p>1351.4</text:p>
          </table:table-cell>
          <table:table-cell office:value-type="float" office:value="589.7" calcext:value-type="float">
            <text:p>589.7</text:p>
          </table:table-cell>
          <table:table-cell table:formula="of:=IF(ABS([.B352])&gt;20;[.C351];[.C351]+1)" office:value-type="boolean" office:boolean-value="117" calcext:value-type="boolean">
            <text:p>TRUE</text:p>
          </table:table-cell>
          <table:table-cell table:formula="of:=IF(ABS([.B352])&gt;20;&quot;&quot;;[.B352])">
            <text:p/>
          </table:table-cell>
          <table:table-cell table:number-columns-repeated="2"/>
        </table:table-row>
        <table:table-row table:style-name="ro1">
          <table:table-cell office:value-type="float" office:value="295.85" calcext:value-type="float">
            <text:p>295.85</text:p>
          </table:table-cell>
          <table:table-cell office:value-type="float" office:value="-19.6" calcext:value-type="float">
            <text:p>-19.6</text:p>
          </table:table-cell>
          <table:table-cell table:formula="of:=IF(ABS([.B353])&gt;20;[.C352];[.C352]+1)" office:value-type="boolean" office:boolean-value="118" calcext:value-type="boolean">
            <text:p>TRUE</text:p>
          </table:table-cell>
          <table:table-cell table:formula="of:=IF(ABS([.B353])&gt;20;&quot;&quot;;[.B353])" office:value-type="float" office:value="-19.6" calcext:value-type="float">
            <text:p>-19.6</text:p>
          </table:table-cell>
          <table:table-cell table:number-columns-repeated="2"/>
        </table:table-row>
        <table:table-row table:style-name="ro1">
          <table:table-cell office:value-type="float" office:value="295.3" calcext:value-type="float">
            <text:p>295.3</text:p>
          </table:table-cell>
          <table:table-cell office:value-type="float" office:value="-19.9" calcext:value-type="float">
            <text:p>-19.9</text:p>
          </table:table-cell>
          <table:table-cell table:formula="of:=IF(ABS([.B354])&gt;20;[.C353];[.C353]+1)" office:value-type="boolean" office:boolean-value="119" calcext:value-type="boolean">
            <text:p>TRUE</text:p>
          </table:table-cell>
          <table:table-cell table:formula="of:=IF(ABS([.B354])&gt;20;&quot;&quot;;[.B354])" office:value-type="float" office:value="-19.9" calcext:value-type="float">
            <text:p>-19.9</text:p>
          </table:table-cell>
          <table:table-cell table:number-columns-repeated="2"/>
        </table:table-row>
        <table:table-row table:style-name="ro1">
          <table:table-cell office:value-type="float" office:value="295.3" calcext:value-type="float">
            <text:p>295.3</text:p>
          </table:table-cell>
          <table:table-cell office:value-type="float" office:value="-19.9" calcext:value-type="float">
            <text:p>-19.9</text:p>
          </table:table-cell>
          <table:table-cell table:formula="of:=IF(ABS([.B355])&gt;20;[.C354];[.C354]+1)" office:value-type="boolean" office:boolean-value="120" calcext:value-type="boolean">
            <text:p>TRUE</text:p>
          </table:table-cell>
          <table:table-cell table:formula="of:=IF(ABS([.B355])&gt;20;&quot;&quot;;[.B355])" office:value-type="float" office:value="-19.9" calcext:value-type="float">
            <text:p>-19.9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20.1" calcext:value-type="float">
            <text:p>-20.1</text:p>
          </table:table-cell>
          <table:table-cell table:formula="of:=IF(ABS([.B356])&gt;20;[.C355];[.C355]+1)" office:value-type="boolean" office:boolean-value="120" calcext:value-type="boolean">
            <text:p>TRUE</text:p>
          </table:table-cell>
          <table:table-cell table:formula="of:=IF(ABS([.B356])&gt;20;&quot;&quot;;[.B356])">
            <text:p/>
          </table:table-cell>
          <table:table-cell table:number-columns-repeated="2"/>
        </table:table-row>
        <table:table-row table:style-name="ro1">
          <table:table-cell office:value-type="float" office:value="493.95" calcext:value-type="float">
            <text:p>493.95</text:p>
          </table:table-cell>
          <table:table-cell office:value-type="float" office:value="94.7" calcext:value-type="float">
            <text:p>94.7</text:p>
          </table:table-cell>
          <table:table-cell table:formula="of:=IF(ABS([.B357])&gt;20;[.C356];[.C356]+1)" office:value-type="boolean" office:boolean-value="120" calcext:value-type="boolean">
            <text:p>TRUE</text:p>
          </table:table-cell>
          <table:table-cell table:formula="of:=IF(ABS([.B357])&gt;20;&quot;&quot;;[.B357])">
            <text:p/>
          </table:table-cell>
          <table:table-cell table:number-columns-repeated="2"/>
        </table:table-row>
        <table:table-row table:style-name="ro1">
          <table:table-cell office:value-type="float" office:value="11305.05" calcext:value-type="float">
            <text:p>11305.05</text:p>
          </table:table-cell>
          <table:table-cell office:value-type="float" office:value="6335.5" calcext:value-type="float">
            <text:p>6335.5</text:p>
          </table:table-cell>
          <table:table-cell table:formula="of:=IF(ABS([.B358])&gt;20;[.C357];[.C357]+1)" office:value-type="boolean" office:boolean-value="120" calcext:value-type="boolean">
            <text:p>TRUE</text:p>
          </table:table-cell>
          <table:table-cell table:formula="of:=IF(ABS([.B358])&gt;20;&quot;&quot;;[.B358])">
            <text:p/>
          </table:table-cell>
          <table:table-cell table:number-columns-repeated="2"/>
        </table:table-row>
        <table:table-row table:style-name="ro1">
          <table:table-cell office:value-type="float" office:value="16447.45" calcext:value-type="float">
            <text:p>16447.45</text:p>
          </table:table-cell>
          <table:table-cell office:value-type="float" office:value="9304.1" calcext:value-type="float">
            <text:p>9304.1</text:p>
          </table:table-cell>
          <table:table-cell table:formula="of:=IF(ABS([.B359])&gt;20;[.C358];[.C358]+1)" office:value-type="boolean" office:boolean-value="120" calcext:value-type="boolean">
            <text:p>TRUE</text:p>
          </table:table-cell>
          <table:table-cell table:formula="of:=IF(ABS([.B359])&gt;20;&quot;&quot;;[.B359])">
            <text:p/>
          </table:table-cell>
          <table:table-cell table:number-columns-repeated="2"/>
        </table:table-row>
        <table:table-row table:style-name="ro1">
          <table:table-cell office:value-type="float" office:value="2591.2" calcext:value-type="float">
            <text:p>2591.2</text:p>
          </table:table-cell>
          <table:table-cell office:value-type="float" office:value="1305.4" calcext:value-type="float">
            <text:p>1305.4</text:p>
          </table:table-cell>
          <table:table-cell table:formula="of:=IF(ABS([.B360])&gt;20;[.C359];[.C359]+1)" office:value-type="boolean" office:boolean-value="120" calcext:value-type="boolean">
            <text:p>TRUE</text:p>
          </table:table-cell>
          <table:table-cell table:formula="of:=IF(ABS([.B360])&gt;20;&quot;&quot;;[.B360])">
            <text:p/>
          </table:table-cell>
          <table:table-cell table:number-columns-repeated="2"/>
        </table:table-row>
        <table:table-row table:style-name="ro1">
          <table:table-cell office:value-type="float" office:value="294.1" calcext:value-type="float">
            <text:p>294.1</text:p>
          </table:table-cell>
          <table:table-cell office:value-type="float" office:value="-20.6" calcext:value-type="float">
            <text:p>-20.6</text:p>
          </table:table-cell>
          <table:table-cell table:formula="of:=IF(ABS([.B361])&gt;20;[.C360];[.C360]+1)" office:value-type="boolean" office:boolean-value="120" calcext:value-type="boolean">
            <text:p>TRUE</text:p>
          </table:table-cell>
          <table:table-cell table:formula="of:=IF(ABS([.B361])&gt;20;&quot;&quot;;[.B361])">
            <text:p/>
          </table:table-cell>
          <table:table-cell table:number-columns-repeated="2"/>
        </table:table-row>
        <table:table-row table:style-name="ro1">
          <table:table-cell office:value-type="float" office:value="293.8" calcext:value-type="float">
            <text:p>293.8</text:p>
          </table:table-cell>
          <table:table-cell office:value-type="float" office:value="-20.8" calcext:value-type="float">
            <text:p>-20.8</text:p>
          </table:table-cell>
          <table:table-cell table:formula="of:=IF(ABS([.B362])&gt;20;[.C361];[.C361]+1)" office:value-type="boolean" office:boolean-value="120" calcext:value-type="boolean">
            <text:p>TRUE</text:p>
          </table:table-cell>
          <table:table-cell table:formula="of:=IF(ABS([.B362])&gt;20;&quot;&quot;;[.B362])">
            <text:p/>
          </table:table-cell>
          <table:table-cell table:number-columns-repeated="2"/>
        </table:table-row>
        <table:table-row table:style-name="ro1">
          <table:table-cell office:value-type="float" office:value="293.1" calcext:value-type="float">
            <text:p>293.1</text:p>
          </table:table-cell>
          <table:table-cell office:value-type="float" office:value="-21.2" calcext:value-type="float">
            <text:p>-21.2</text:p>
          </table:table-cell>
          <table:table-cell table:formula="of:=IF(ABS([.B363])&gt;20;[.C362];[.C362]+1)" office:value-type="boolean" office:boolean-value="120" calcext:value-type="boolean">
            <text:p>TRUE</text:p>
          </table:table-cell>
          <table:table-cell table:formula="of:=IF(ABS([.B363])&gt;20;&quot;&quot;;[.B363])">
            <text:p/>
          </table:table-cell>
          <table:table-cell table:number-columns-repeated="2"/>
        </table:table-row>
        <table:table-row table:style-name="ro1">
          <table:table-cell office:value-type="float" office:value="291.6" calcext:value-type="float">
            <text:p>291.6</text:p>
          </table:table-cell>
          <table:table-cell office:value-type="float" office:value="-22.1" calcext:value-type="float">
            <text:p>-22.1</text:p>
          </table:table-cell>
          <table:table-cell table:formula="of:=IF(ABS([.B364])&gt;20;[.C363];[.C363]+1)" office:value-type="boolean" office:boolean-value="120" calcext:value-type="boolean">
            <text:p>TRUE</text:p>
          </table:table-cell>
          <table:table-cell table:formula="of:=IF(ABS([.B364])&gt;20;&quot;&quot;;[.B364])">
            <text:p/>
          </table:table-cell>
          <table:table-cell table:number-columns-repeated="2"/>
        </table:table-row>
        <table:table-row table:style-name="ro1">
          <table:table-cell office:value-type="float" office:value="454.3" calcext:value-type="float">
            <text:p>454.3</text:p>
          </table:table-cell>
          <table:table-cell office:value-type="float" office:value="71.8" calcext:value-type="float">
            <text:p>71.8</text:p>
          </table:table-cell>
          <table:table-cell table:formula="of:=IF(ABS([.B365])&gt;20;[.C364];[.C364]+1)" office:value-type="boolean" office:boolean-value="120" calcext:value-type="boolean">
            <text:p>TRUE</text:p>
          </table:table-cell>
          <table:table-cell table:formula="of:=IF(ABS([.B365])&gt;20;&quot;&quot;;[.B365])">
            <text:p/>
          </table:table-cell>
          <table:table-cell table:number-columns-repeated="2"/>
        </table:table-row>
        <table:table-row table:style-name="ro1">
          <table:table-cell office:value-type="float" office:value="12051.05" calcext:value-type="float">
            <text:p>12051.05</text:p>
          </table:table-cell>
          <table:table-cell office:value-type="float" office:value="6766.2" calcext:value-type="float">
            <text:p>6766.2</text:p>
          </table:table-cell>
          <table:table-cell table:formula="of:=IF(ABS([.B366])&gt;20;[.C365];[.C365]+1)" office:value-type="boolean" office:boolean-value="120" calcext:value-type="boolean">
            <text:p>TRUE</text:p>
          </table:table-cell>
          <table:table-cell table:formula="of:=IF(ABS([.B366])&gt;20;&quot;&quot;;[.B366])">
            <text:p/>
          </table:table-cell>
          <table:table-cell table:number-columns-repeated="2"/>
        </table:table-row>
        <table:table-row table:style-name="ro1">
          <table:table-cell office:value-type="float" office:value="13274.7" calcext:value-type="float">
            <text:p>13274.7</text:p>
          </table:table-cell>
          <table:table-cell office:value-type="float" office:value="7472.5" calcext:value-type="float">
            <text:p>7472.5</text:p>
          </table:table-cell>
          <table:table-cell table:formula="of:=IF(ABS([.B367])&gt;20;[.C366];[.C366]+1)" office:value-type="boolean" office:boolean-value="120" calcext:value-type="boolean">
            <text:p>TRUE</text:p>
          </table:table-cell>
          <table:table-cell table:formula="of:=IF(ABS([.B367])&gt;20;&quot;&quot;;[.B367])">
            <text:p/>
          </table:table-cell>
          <table:table-cell table:number-columns-repeated="2"/>
        </table:table-row>
        <table:table-row table:style-name="ro1">
          <table:table-cell office:value-type="float" office:value="834.15" calcext:value-type="float">
            <text:p>834.15</text:p>
          </table:table-cell>
          <table:table-cell office:value-type="float" office:value="291.1" calcext:value-type="float">
            <text:p>291.1</text:p>
          </table:table-cell>
          <table:table-cell table:formula="of:=IF(ABS([.B368])&gt;20;[.C367];[.C367]+1)" office:value-type="boolean" office:boolean-value="120" calcext:value-type="boolean">
            <text:p>TRUE</text:p>
          </table:table-cell>
          <table:table-cell table:formula="of:=IF(ABS([.B368])&gt;20;&quot;&quot;;[.B368])">
            <text:p/>
          </table:table-cell>
          <table:table-cell table:number-columns-repeated="2"/>
        </table:table-row>
        <table:table-row table:style-name="ro1">
          <table:table-cell office:value-type="float" office:value="289.4" calcext:value-type="float">
            <text:p>289.4</text:p>
          </table:table-cell>
          <table:table-cell office:value-type="float" office:value="-23.4" calcext:value-type="float">
            <text:p>-23.4</text:p>
          </table:table-cell>
          <table:table-cell table:formula="of:=IF(ABS([.B369])&gt;20;[.C368];[.C368]+1)" office:value-type="boolean" office:boolean-value="120" calcext:value-type="boolean">
            <text:p>TRUE</text:p>
          </table:table-cell>
          <table:table-cell table:formula="of:=IF(ABS([.B369])&gt;20;&quot;&quot;;[.B369])">
            <text:p/>
          </table:table-cell>
          <table:table-cell table:number-columns-repeated="2"/>
        </table:table-row>
        <table:table-row table:style-name="ro1">
          <table:table-cell office:value-type="float" office:value="289.1" calcext:value-type="float">
            <text:p>289.1</text:p>
          </table:table-cell>
          <table:table-cell office:value-type="float" office:value="-23.5" calcext:value-type="float">
            <text:p>-23.5</text:p>
          </table:table-cell>
          <table:table-cell table:formula="of:=IF(ABS([.B370])&gt;20;[.C369];[.C369]+1)" office:value-type="boolean" office:boolean-value="120" calcext:value-type="boolean">
            <text:p>TRUE</text:p>
          </table:table-cell>
          <table:table-cell table:formula="of:=IF(ABS([.B370])&gt;20;&quot;&quot;;[.B370])">
            <text:p/>
          </table:table-cell>
          <table:table-cell table:number-columns-repeated="2"/>
        </table:table-row>
        <table:table-row table:style-name="ro1">
          <table:table-cell office:value-type="float" office:value="288.35" calcext:value-type="float">
            <text:p>288.35</text:p>
          </table:table-cell>
          <table:table-cell office:value-type="float" office:value="-24" calcext:value-type="float">
            <text:p>-24</text:p>
          </table:table-cell>
          <table:table-cell table:formula="of:=IF(ABS([.B371])&gt;20;[.C370];[.C370]+1)" office:value-type="boolean" office:boolean-value="120" calcext:value-type="boolean">
            <text:p>TRUE</text:p>
          </table:table-cell>
          <table:table-cell table:formula="of:=IF(ABS([.B371])&gt;20;&quot;&quot;;[.B371])">
            <text:p/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24.2" calcext:value-type="float">
            <text:p>-24.2</text:p>
          </table:table-cell>
          <table:table-cell table:formula="of:=IF(ABS([.B372])&gt;20;[.C371];[.C371]+1)" office:value-type="boolean" office:boolean-value="120" calcext:value-type="boolean">
            <text:p>TRUE</text:p>
          </table:table-cell>
          <table:table-cell table:formula="of:=IF(ABS([.B372])&gt;20;&quot;&quot;;[.B372])">
            <text:p/>
          </table:table-cell>
          <table:table-cell table:number-columns-repeated="2"/>
        </table:table-row>
        <table:table-row table:style-name="ro1">
          <table:table-cell office:value-type="float" office:value="1665.85" calcext:value-type="float">
            <text:p>1665.85</text:p>
          </table:table-cell>
          <table:table-cell office:value-type="float" office:value="771.2" calcext:value-type="float">
            <text:p>771.2</text:p>
          </table:table-cell>
          <table:table-cell table:formula="of:=IF(ABS([.B373])&gt;20;[.C372];[.C372]+1)" office:value-type="boolean" office:boolean-value="120" calcext:value-type="boolean">
            <text:p>TRUE</text:p>
          </table:table-cell>
          <table:table-cell table:formula="of:=IF(ABS([.B373])&gt;20;&quot;&quot;;[.B373])">
            <text:p/>
          </table:table-cell>
          <table:table-cell table:number-columns-repeated="2"/>
        </table:table-row>
        <table:table-row table:style-name="ro1">
          <table:table-cell office:value-type="float" office:value="15052" calcext:value-type="float">
            <text:p>15052</text:p>
          </table:table-cell>
          <table:table-cell office:value-type="float" office:value="8498.5" calcext:value-type="float">
            <text:p>8498.5</text:p>
          </table:table-cell>
          <table:table-cell table:formula="of:=IF(ABS([.B374])&gt;20;[.C373];[.C373]+1)" office:value-type="boolean" office:boolean-value="120" calcext:value-type="boolean">
            <text:p>TRUE</text:p>
          </table:table-cell>
          <table:table-cell table:formula="of:=IF(ABS([.B374])&gt;20;&quot;&quot;;[.B374])">
            <text:p/>
          </table:table-cell>
          <table:table-cell table:number-columns-repeated="2"/>
        </table:table-row>
        <table:table-row table:style-name="ro1">
          <table:table-cell office:value-type="float" office:value="14646.35" calcext:value-type="float">
            <text:p>14646.35</text:p>
          </table:table-cell>
          <table:table-cell office:value-type="float" office:value="8264.3" calcext:value-type="float">
            <text:p>8264.3</text:p>
          </table:table-cell>
          <table:table-cell table:formula="of:=IF(ABS([.B375])&gt;20;[.C374];[.C374]+1)" office:value-type="boolean" office:boolean-value="120" calcext:value-type="boolean">
            <text:p>TRUE</text:p>
          </table:table-cell>
          <table:table-cell table:formula="of:=IF(ABS([.B375])&gt;20;&quot;&quot;;[.B375])">
            <text:p/>
          </table:table-cell>
          <table:table-cell table:number-columns-repeated="2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606.2" calcext:value-type="float">
            <text:p>606.2</text:p>
          </table:table-cell>
          <table:table-cell table:formula="of:=IF(ABS([.B376])&gt;20;[.C375];[.C375]+1)" office:value-type="boolean" office:boolean-value="120" calcext:value-type="boolean">
            <text:p>TRUE</text:p>
          </table:table-cell>
          <table:table-cell table:formula="of:=IF(ABS([.B376])&gt;20;&quot;&quot;;[.B376])">
            <text:p/>
          </table:table-cell>
          <table:table-cell table:number-columns-repeated="2"/>
        </table:table-row>
        <table:table-row table:style-name="ro1">
          <table:table-cell office:value-type="float" office:value="297.2" calcext:value-type="float">
            <text:p>297.2</text:p>
          </table:table-cell>
          <table:table-cell office:value-type="float" office:value="-18.8" calcext:value-type="float">
            <text:p>-18.8</text:p>
          </table:table-cell>
          <table:table-cell table:formula="of:=IF(ABS([.B377])&gt;20;[.C376];[.C376]+1)" office:value-type="boolean" office:boolean-value="121" calcext:value-type="boolean">
            <text:p>TRUE</text:p>
          </table:table-cell>
          <table:table-cell table:formula="of:=IF(ABS([.B377])&gt;20;&quot;&quot;;[.B377])" office:value-type="float" office:value="-18.8" calcext:value-type="float">
            <text:p>-18.8</text:p>
          </table:table-cell>
          <table:table-cell table:number-columns-repeated="2"/>
        </table:table-row>
        <table:table-row table:style-name="ro1">
          <table:table-cell office:value-type="float" office:value="296.85" calcext:value-type="float">
            <text:p>296.85</text:p>
          </table:table-cell>
          <table:table-cell office:value-type="float" office:value="-19" calcext:value-type="float">
            <text:p>-19</text:p>
          </table:table-cell>
          <table:table-cell table:formula="of:=IF(ABS([.B378])&gt;20;[.C377];[.C377]+1)" office:value-type="boolean" office:boolean-value="122" calcext:value-type="boolean">
            <text:p>TRUE</text:p>
          </table:table-cell>
          <table:table-cell table:formula="of:=IF(ABS([.B378])&gt;20;&quot;&quot;;[.B378])" office:value-type="float" office:value="-19" calcext:value-type="float">
            <text:p>-19</text:p>
          </table:table-cell>
          <table:table-cell table:number-columns-repeated="2"/>
        </table:table-row>
        <table:table-row table:style-name="ro1">
          <table:table-cell office:value-type="float" office:value="295.95" calcext:value-type="float">
            <text:p>295.95</text:p>
          </table:table-cell>
          <table:table-cell office:value-type="float" office:value="-19.6" calcext:value-type="float">
            <text:p>-19.6</text:p>
          </table:table-cell>
          <table:table-cell table:formula="of:=IF(ABS([.B379])&gt;20;[.C378];[.C378]+1)" office:value-type="boolean" office:boolean-value="123" calcext:value-type="boolean">
            <text:p>TRUE</text:p>
          </table:table-cell>
          <table:table-cell table:formula="of:=IF(ABS([.B379])&gt;20;&quot;&quot;;[.B379])" office:value-type="float" office:value="-19.6" calcext:value-type="float">
            <text:p>-19.6</text:p>
          </table:table-cell>
          <table:table-cell table:number-columns-repeated="2"/>
        </table:table-row>
        <table:table-row table:style-name="ro1">
          <table:table-cell office:value-type="float" office:value="293.8" calcext:value-type="float">
            <text:p>293.8</text:p>
          </table:table-cell>
          <table:table-cell office:value-type="float" office:value="-20.8" calcext:value-type="float">
            <text:p>-20.8</text:p>
          </table:table-cell>
          <table:table-cell table:formula="of:=IF(ABS([.B380])&gt;20;[.C379];[.C379]+1)" office:value-type="boolean" office:boolean-value="123" calcext:value-type="boolean">
            <text:p>TRUE</text:p>
          </table:table-cell>
          <table:table-cell table:formula="of:=IF(ABS([.B380])&gt;20;&quot;&quot;;[.B380])">
            <text:p/>
          </table:table-cell>
          <table:table-cell table:number-columns-repeated="2"/>
        </table:table-row>
        <table:table-row table:style-name="ro1">
          <table:table-cell office:value-type="float" office:value="753.65" calcext:value-type="float">
            <text:p>753.65</text:p>
          </table:table-cell>
          <table:table-cell office:value-type="float" office:value="244.6" calcext:value-type="float">
            <text:p>244.6</text:p>
          </table:table-cell>
          <table:table-cell table:formula="of:=IF(ABS([.B381])&gt;20;[.C380];[.C380]+1)" office:value-type="boolean" office:boolean-value="123" calcext:value-type="boolean">
            <text:p>TRUE</text:p>
          </table:table-cell>
          <table:table-cell table:formula="of:=IF(ABS([.B381])&gt;20;&quot;&quot;;[.B381])">
            <text:p/>
          </table:table-cell>
          <table:table-cell table:number-columns-repeated="2"/>
        </table:table-row>
        <table:table-row table:style-name="ro1">
          <table:table-cell office:value-type="float" office:value="13474.4" calcext:value-type="float">
            <text:p>13474.4</text:p>
          </table:table-cell>
          <table:table-cell office:value-type="float" office:value="7587.8" calcext:value-type="float">
            <text:p>7587.8</text:p>
          </table:table-cell>
          <table:table-cell table:formula="of:=IF(ABS([.B382])&gt;20;[.C381];[.C381]+1)" office:value-type="boolean" office:boolean-value="123" calcext:value-type="boolean">
            <text:p>TRUE</text:p>
          </table:table-cell>
          <table:table-cell table:formula="of:=IF(ABS([.B382])&gt;20;&quot;&quot;;[.B382])">
            <text:p/>
          </table:table-cell>
          <table:table-cell table:number-columns-repeated="2"/>
        </table:table-row>
        <table:table-row table:style-name="ro1">
          <table:table-cell office:value-type="float" office:value="13445.55" calcext:value-type="float">
            <text:p>13445.55</text:p>
          </table:table-cell>
          <table:table-cell office:value-type="float" office:value="7571.2" calcext:value-type="float">
            <text:p>7571.2</text:p>
          </table:table-cell>
          <table:table-cell table:formula="of:=IF(ABS([.B383])&gt;20;[.C382];[.C382]+1)" office:value-type="boolean" office:boolean-value="123" calcext:value-type="boolean">
            <text:p>TRUE</text:p>
          </table:table-cell>
          <table:table-cell table:formula="of:=IF(ABS([.B383])&gt;20;&quot;&quot;;[.B383])">
            <text:p/>
          </table:table-cell>
          <table:table-cell table:number-columns-repeated="2"/>
        </table:table-row>
        <table:table-row table:style-name="ro1">
          <table:table-cell office:value-type="float" office:value="886.6" calcext:value-type="float">
            <text:p>886.6</text:p>
          </table:table-cell>
          <table:table-cell office:value-type="float" office:value="321.4" calcext:value-type="float">
            <text:p>321.4</text:p>
          </table:table-cell>
          <table:table-cell table:formula="of:=IF(ABS([.B384])&gt;20;[.C383];[.C383]+1)" office:value-type="boolean" office:boolean-value="123" calcext:value-type="boolean">
            <text:p>TRUE</text:p>
          </table:table-cell>
          <table:table-cell table:formula="of:=IF(ABS([.B384])&gt;20;&quot;&quot;;[.B384])">
            <text:p/>
          </table:table-cell>
          <table:table-cell table:number-columns-repeated="2"/>
        </table:table-row>
        <table:table-row table:style-name="ro1">
          <table:table-cell office:value-type="float" office:value="271.75" calcext:value-type="float">
            <text:p>271.75</text:p>
          </table:table-cell>
          <table:table-cell office:value-type="float" office:value="-33.5" calcext:value-type="float">
            <text:p>-33.5</text:p>
          </table:table-cell>
          <table:table-cell table:formula="of:=IF(ABS([.B385])&gt;20;[.C384];[.C384]+1)" office:value-type="boolean" office:boolean-value="123" calcext:value-type="boolean">
            <text:p>TRUE</text:p>
          </table:table-cell>
          <table:table-cell table:formula="of:=IF(ABS([.B385])&gt;20;&quot;&quot;;[.B385])">
            <text:p/>
          </table:table-cell>
          <table:table-cell table:number-columns-repeated="2"/>
        </table:table-row>
        <table:table-row table:style-name="ro1">
          <table:table-cell office:value-type="float" office:value="271.2" calcext:value-type="float">
            <text:p>271.2</text:p>
          </table:table-cell>
          <table:table-cell office:value-type="float" office:value="-33.9" calcext:value-type="float">
            <text:p>-33.9</text:p>
          </table:table-cell>
          <table:table-cell table:formula="of:=IF(ABS([.B386])&gt;20;[.C385];[.C385]+1)" office:value-type="boolean" office:boolean-value="123" calcext:value-type="boolean">
            <text:p>TRUE</text:p>
          </table:table-cell>
          <table:table-cell table:formula="of:=IF(ABS([.B386])&gt;20;&quot;&quot;;[.B386])">
            <text:p/>
          </table:table-cell>
          <table:table-cell table:number-columns-repeated="2"/>
        </table:table-row>
        <table:table-row table:style-name="ro1">
          <table:table-cell office:value-type="float" office:value="270.3" calcext:value-type="float">
            <text:p>270.3</text:p>
          </table:table-cell>
          <table:table-cell office:value-type="float" office:value="-34.4" calcext:value-type="float">
            <text:p>-34.4</text:p>
          </table:table-cell>
          <table:table-cell table:formula="of:=IF(ABS([.B387])&gt;20;[.C386];[.C386]+1)" office:value-type="boolean" office:boolean-value="123" calcext:value-type="boolean">
            <text:p>TRUE</text:p>
          </table:table-cell>
          <table:table-cell table:formula="of:=IF(ABS([.B387])&gt;20;&quot;&quot;;[.B387])">
            <text:p/>
          </table:table-cell>
          <table:table-cell table:number-columns-repeated="2"/>
        </table:table-row>
        <table:table-row table:style-name="ro1">
          <table:table-cell office:value-type="float" office:value="269.3" calcext:value-type="float">
            <text:p>269.3</text:p>
          </table:table-cell>
          <table:table-cell office:value-type="float" office:value="-35" calcext:value-type="float">
            <text:p>-35</text:p>
          </table:table-cell>
          <table:table-cell table:formula="of:=IF(ABS([.B388])&gt;20;[.C387];[.C387]+1)" office:value-type="boolean" office:boolean-value="123" calcext:value-type="boolean">
            <text:p>TRUE</text:p>
          </table:table-cell>
          <table:table-cell table:formula="of:=IF(ABS([.B388])&gt;20;&quot;&quot;;[.B388])">
            <text:p/>
          </table:table-cell>
          <table:table-cell table:number-columns-repeated="2"/>
        </table:table-row>
        <table:table-row table:style-name="ro1">
          <table:table-cell office:value-type="float" office:value="3151.15" calcext:value-type="float">
            <text:p>3151.15</text:p>
          </table:table-cell>
          <table:table-cell office:value-type="float" office:value="1628.6" calcext:value-type="float">
            <text:p>1628.6</text:p>
          </table:table-cell>
          <table:table-cell table:formula="of:=IF(ABS([.B389])&gt;20;[.C388];[.C388]+1)" office:value-type="boolean" office:boolean-value="123" calcext:value-type="boolean">
            <text:p>TRUE</text:p>
          </table:table-cell>
          <table:table-cell table:formula="of:=IF(ABS([.B389])&gt;20;&quot;&quot;;[.B389])">
            <text:p/>
          </table:table-cell>
          <table:table-cell table:number-columns-repeated="2"/>
        </table:table-row>
        <table:table-row table:style-name="ro1">
          <table:table-cell office:value-type="float" office:value="16607.5" calcext:value-type="float">
            <text:p>16607.5</text:p>
          </table:table-cell>
          <table:table-cell office:value-type="float" office:value="9396.4" calcext:value-type="float">
            <text:p>9396.4</text:p>
          </table:table-cell>
          <table:table-cell table:formula="of:=IF(ABS([.B390])&gt;20;[.C389];[.C389]+1)" office:value-type="boolean" office:boolean-value="123" calcext:value-type="boolean">
            <text:p>TRUE</text:p>
          </table:table-cell>
          <table:table-cell table:formula="of:=IF(ABS([.B390])&gt;20;&quot;&quot;;[.B390])">
            <text:p/>
          </table:table-cell>
          <table:table-cell table:number-columns-repeated="2"/>
        </table:table-row>
        <table:table-row table:style-name="ro1">
          <table:table-cell office:value-type="float" office:value="16511.45" calcext:value-type="float">
            <text:p>16511.45</text:p>
          </table:table-cell>
          <table:table-cell office:value-type="float" office:value="9341" calcext:value-type="float">
            <text:p>9341</text:p>
          </table:table-cell>
          <table:table-cell table:formula="of:=IF(ABS([.B391])&gt;20;[.C390];[.C390]+1)" office:value-type="boolean" office:boolean-value="123" calcext:value-type="boolean">
            <text:p>TRUE</text:p>
          </table:table-cell>
          <table:table-cell table:formula="of:=IF(ABS([.B391])&gt;20;&quot;&quot;;[.B391])">
            <text:p/>
          </table:table-cell>
          <table:table-cell table:number-columns-repeated="2"/>
        </table:table-row>
        <table:table-row table:style-name="ro1">
          <table:table-cell office:value-type="float" office:value="3538.7" calcext:value-type="float">
            <text:p>3538.7</text:p>
          </table:table-cell>
          <table:table-cell office:value-type="float" office:value="1852.3" calcext:value-type="float">
            <text:p>1852.3</text:p>
          </table:table-cell>
          <table:table-cell table:formula="of:=IF(ABS([.B392])&gt;20;[.C391];[.C391]+1)" office:value-type="boolean" office:boolean-value="123" calcext:value-type="boolean">
            <text:p>TRUE</text:p>
          </table:table-cell>
          <table:table-cell table:formula="of:=IF(ABS([.B392])&gt;20;&quot;&quot;;[.B392])">
            <text:p/>
          </table:table-cell>
          <table:table-cell table:number-columns-repeated="2"/>
        </table:table-row>
        <table:table-row table:style-name="ro1">
          <table:table-cell office:value-type="float" office:value="282.1" calcext:value-type="float">
            <text:p>282.1</text:p>
          </table:table-cell>
          <table:table-cell office:value-type="float" office:value="-27.6" calcext:value-type="float">
            <text:p>-27.6</text:p>
          </table:table-cell>
          <table:table-cell table:formula="of:=IF(ABS([.B393])&gt;20;[.C392];[.C392]+1)" office:value-type="boolean" office:boolean-value="123" calcext:value-type="boolean">
            <text:p>TRUE</text:p>
          </table:table-cell>
          <table:table-cell table:formula="of:=IF(ABS([.B393])&gt;20;&quot;&quot;;[.B393])">
            <text:p/>
          </table:table-cell>
          <table:table-cell table:number-columns-repeated="2"/>
        </table:table-row>
        <table:table-row table:style-name="ro1">
          <table:table-cell office:value-type="float" office:value="276.7" calcext:value-type="float">
            <text:p>276.7</text:p>
          </table:table-cell>
          <table:table-cell office:value-type="float" office:value="-30.7" calcext:value-type="float">
            <text:p>-30.7</text:p>
          </table:table-cell>
          <table:table-cell table:formula="of:=IF(ABS([.B394])&gt;20;[.C393];[.C393]+1)" office:value-type="boolean" office:boolean-value="123" calcext:value-type="boolean">
            <text:p>TRUE</text:p>
          </table:table-cell>
          <table:table-cell table:formula="of:=IF(ABS([.B394])&gt;20;&quot;&quot;;[.B394])">
            <text:p/>
          </table:table-cell>
          <table:table-cell table:number-columns-repeated="2"/>
        </table:table-row>
        <table:table-row table:style-name="ro1">
          <table:table-cell office:value-type="float" office:value="273.85" calcext:value-type="float">
            <text:p>273.85</text:p>
          </table:table-cell>
          <table:table-cell office:value-type="float" office:value="-32.3" calcext:value-type="float">
            <text:p>-32.3</text:p>
          </table:table-cell>
          <table:table-cell table:formula="of:=IF(ABS([.B395])&gt;20;[.C394];[.C394]+1)" office:value-type="boolean" office:boolean-value="123" calcext:value-type="boolean">
            <text:p>TRUE</text:p>
          </table:table-cell>
          <table:table-cell table:formula="of:=IF(ABS([.B395])&gt;20;&quot;&quot;;[.B395])">
            <text:p/>
          </table:table-cell>
          <table:table-cell table:number-columns-repeated="2"/>
        </table:table-row>
        <table:table-row table:style-name="ro1">
          <table:table-cell office:value-type="float" office:value="271.2" calcext:value-type="float">
            <text:p>271.2</text:p>
          </table:table-cell>
          <table:table-cell office:value-type="float" office:value="-33.9" calcext:value-type="float">
            <text:p>-33.9</text:p>
          </table:table-cell>
          <table:table-cell table:formula="of:=IF(ABS([.B396])&gt;20;[.C395];[.C395]+1)" office:value-type="boolean" office:boolean-value="123" calcext:value-type="boolean">
            <text:p>TRUE</text:p>
          </table:table-cell>
          <table:table-cell table:formula="of:=IF(ABS([.B396])&gt;20;&quot;&quot;;[.B396])">
            <text:p/>
          </table:table-cell>
          <table:table-cell table:number-columns-repeated="2"/>
        </table:table-row>
        <table:table-row table:style-name="ro1">
          <table:table-cell office:value-type="float" office:value="268.25" calcext:value-type="float">
            <text:p>268.25</text:p>
          </table:table-cell>
          <table:table-cell office:value-type="float" office:value="-35.6" calcext:value-type="float">
            <text:p>-35.6</text:p>
          </table:table-cell>
          <table:table-cell table:formula="of:=IF(ABS([.B397])&gt;20;[.C396];[.C396]+1)" office:value-type="boolean" office:boolean-value="123" calcext:value-type="boolean">
            <text:p>TRUE</text:p>
          </table:table-cell>
          <table:table-cell table:formula="of:=IF(ABS([.B397])&gt;20;&quot;&quot;;[.B397])">
            <text:p/>
          </table:table-cell>
          <table:table-cell table:number-columns-repeated="2"/>
        </table:table-row>
        <table:table-row table:style-name="ro1">
          <table:table-cell office:value-type="float" office:value="2717.4" calcext:value-type="float">
            <text:p>2717.4</text:p>
          </table:table-cell>
          <table:table-cell office:value-type="float" office:value="1378.2" calcext:value-type="float">
            <text:p>1378.2</text:p>
          </table:table-cell>
          <table:table-cell table:formula="of:=IF(ABS([.B398])&gt;20;[.C397];[.C397]+1)" office:value-type="boolean" office:boolean-value="123" calcext:value-type="boolean">
            <text:p>TRUE</text:p>
          </table:table-cell>
          <table:table-cell table:formula="of:=IF(ABS([.B398])&gt;20;&quot;&quot;;[.B398])">
            <text:p/>
          </table:table-cell>
          <table:table-cell table:number-columns-repeated="2"/>
        </table:table-row>
        <table:table-row table:style-name="ro1">
          <table:table-cell office:value-type="float" office:value="16180.75" calcext:value-type="float">
            <text:p>16180.75</text:p>
          </table:table-cell>
          <table:table-cell office:value-type="float" office:value="9150.1" calcext:value-type="float">
            <text:p>9150.1</text:p>
          </table:table-cell>
          <table:table-cell table:formula="of:=IF(ABS([.B399])&gt;20;[.C398];[.C398]+1)" office:value-type="boolean" office:boolean-value="123" calcext:value-type="boolean">
            <text:p>TRUE</text:p>
          </table:table-cell>
          <table:table-cell table:formula="of:=IF(ABS([.B399])&gt;20;&quot;&quot;;[.B399])">
            <text:p/>
          </table:table-cell>
          <table:table-cell table:number-columns-repeated="2"/>
        </table:table-row>
        <table:table-row table:style-name="ro1">
          <table:table-cell office:value-type="float" office:value="15404.95" calcext:value-type="float">
            <text:p>15404.95</text:p>
          </table:table-cell>
          <table:table-cell office:value-type="float" office:value="8702.3" calcext:value-type="float">
            <text:p>8702.3</text:p>
          </table:table-cell>
          <table:table-cell table:formula="of:=IF(ABS([.B400])&gt;20;[.C399];[.C399]+1)" office:value-type="boolean" office:boolean-value="123" calcext:value-type="boolean">
            <text:p>TRUE</text:p>
          </table:table-cell>
          <table:table-cell table:formula="of:=IF(ABS([.B400])&gt;20;&quot;&quot;;[.B400])">
            <text:p/>
          </table:table-cell>
          <table:table-cell table:number-columns-repeated="2"/>
        </table:table-row>
        <table:table-row table:style-name="ro1">
          <table:table-cell office:value-type="float" office:value="1944.45" calcext:value-type="float">
            <text:p>1944.45</text:p>
          </table:table-cell>
          <table:table-cell office:value-type="float" office:value="932" calcext:value-type="float">
            <text:p>932</text:p>
          </table:table-cell>
          <table:table-cell table:formula="of:=IF(ABS([.B401])&gt;20;[.C400];[.C400]+1)" office:value-type="boolean" office:boolean-value="123" calcext:value-type="boolean">
            <text:p>TRUE</text:p>
          </table:table-cell>
          <table:table-cell table:formula="of:=IF(ABS([.B401])&gt;20;&quot;&quot;;[.B401])">
            <text:p/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38.6" calcext:value-type="float">
            <text:p>-38.6</text:p>
          </table:table-cell>
          <table:table-cell table:formula="of:=IF(ABS([.B402])&gt;20;[.C401];[.C401]+1)" office:value-type="boolean" office:boolean-value="123" calcext:value-type="boolean">
            <text:p>TRUE</text:p>
          </table:table-cell>
          <table:table-cell table:formula="of:=IF(ABS([.B402])&gt;20;&quot;&quot;;[.B402])">
            <text:p/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38.6" calcext:value-type="float">
            <text:p>-38.6</text:p>
          </table:table-cell>
          <table:table-cell table:formula="of:=IF(ABS([.B403])&gt;20;[.C402];[.C402]+1)" office:value-type="boolean" office:boolean-value="123" calcext:value-type="boolean">
            <text:p>TRUE</text:p>
          </table:table-cell>
          <table:table-cell table:formula="of:=IF(ABS([.B403])&gt;20;&quot;&quot;;[.B403])">
            <text:p/>
          </table:table-cell>
          <table:table-cell table:number-columns-repeated="2"/>
        </table:table-row>
        <table:table-row table:style-name="ro1">
          <table:table-cell office:value-type="float" office:value="262.75" calcext:value-type="float">
            <text:p>262.75</text:p>
          </table:table-cell>
          <table:table-cell office:value-type="float" office:value="-38.7" calcext:value-type="float">
            <text:p>-38.7</text:p>
          </table:table-cell>
          <table:table-cell table:formula="of:=IF(ABS([.B404])&gt;20;[.C403];[.C403]+1)" office:value-type="boolean" office:boolean-value="123" calcext:value-type="boolean">
            <text:p>TRUE</text:p>
          </table:table-cell>
          <table:table-cell table:formula="of:=IF(ABS([.B404])&gt;20;&quot;&quot;;[.B404])">
            <text:p/>
          </table:table-cell>
          <table:table-cell table:number-columns-repeated="2"/>
        </table:table-row>
        <table:table-row table:style-name="ro1">
          <table:table-cell office:value-type="float" office:value="261.95" calcext:value-type="float">
            <text:p>261.95</text:p>
          </table:table-cell>
          <table:table-cell office:value-type="float" office:value="-39.2" calcext:value-type="float">
            <text:p>-39.2</text:p>
          </table:table-cell>
          <table:table-cell table:formula="of:=IF(ABS([.B405])&gt;20;[.C404];[.C404]+1)" office:value-type="boolean" office:boolean-value="123" calcext:value-type="boolean">
            <text:p>TRUE</text:p>
          </table:table-cell>
          <table:table-cell table:formula="of:=IF(ABS([.B405])&gt;20;&quot;&quot;;[.B405])">
            <text:p/>
          </table:table-cell>
          <table:table-cell table:number-columns-repeated="2"/>
        </table:table-row>
        <table:table-row table:style-name="ro1">
          <table:table-cell office:value-type="float" office:value="2040.7" calcext:value-type="float">
            <text:p>2040.7</text:p>
          </table:table-cell>
          <table:table-cell office:value-type="float" office:value="987.6" calcext:value-type="float">
            <text:p>987.6</text:p>
          </table:table-cell>
          <table:table-cell table:formula="of:=IF(ABS([.B406])&gt;20;[.C405];[.C405]+1)" office:value-type="boolean" office:boolean-value="123" calcext:value-type="boolean">
            <text:p>TRUE</text:p>
          </table:table-cell>
          <table:table-cell table:formula="of:=IF(ABS([.B406])&gt;20;&quot;&quot;;[.B406])">
            <text:p/>
          </table:table-cell>
          <table:table-cell table:number-columns-repeated="2"/>
        </table:table-row>
        <table:table-row table:style-name="ro1">
          <table:table-cell office:value-type="float" office:value="12894.65" calcext:value-type="float">
            <text:p>12894.65</text:p>
          </table:table-cell>
          <table:table-cell office:value-type="float" office:value="7253.2" calcext:value-type="float">
            <text:p>7253.2</text:p>
          </table:table-cell>
          <table:table-cell table:formula="of:=IF(ABS([.B407])&gt;20;[.C406];[.C406]+1)" office:value-type="boolean" office:boolean-value="123" calcext:value-type="boolean">
            <text:p>TRUE</text:p>
          </table:table-cell>
          <table:table-cell table:formula="of:=IF(ABS([.B407])&gt;20;&quot;&quot;;[.B407])">
            <text:p/>
          </table:table-cell>
          <table:table-cell table:number-columns-repeated="2"/>
        </table:table-row>
        <table:table-row table:style-name="ro1">
          <table:table-cell office:value-type="float" office:value="7067.95" calcext:value-type="float">
            <text:p>7067.95</text:p>
          </table:table-cell>
          <table:table-cell office:value-type="float" office:value="3889.6" calcext:value-type="float">
            <text:p>3889.6</text:p>
          </table:table-cell>
          <table:table-cell table:formula="of:=IF(ABS([.B408])&gt;20;[.C407];[.C407]+1)" office:value-type="boolean" office:boolean-value="123" calcext:value-type="boolean">
            <text:p>TRUE</text:p>
          </table:table-cell>
          <table:table-cell table:formula="of:=IF(ABS([.B408])&gt;20;&quot;&quot;;[.B408])">
            <text:p/>
          </table:table-cell>
          <table:table-cell table:number-columns-repeated="2"/>
        </table:table-row>
        <table:table-row table:style-name="ro1">
          <table:table-cell office:value-type="float" office:value="1032.25" calcext:value-type="float">
            <text:p>1032.25</text:p>
          </table:table-cell>
          <table:table-cell office:value-type="float" office:value="405.5" calcext:value-type="float">
            <text:p>405.5</text:p>
          </table:table-cell>
          <table:table-cell table:formula="of:=IF(ABS([.B409])&gt;20;[.C408];[.C408]+1)" office:value-type="boolean" office:boolean-value="123" calcext:value-type="boolean">
            <text:p>TRUE</text:p>
          </table:table-cell>
          <table:table-cell table:formula="of:=IF(ABS([.B409])&gt;20;&quot;&quot;;[.B409])">
            <text:p/>
          </table:table-cell>
          <table:table-cell table:number-columns-repeated="2"/>
        </table:table-row>
        <table:table-row table:style-name="ro1">
          <table:table-cell office:value-type="float" office:value="287.85" calcext:value-type="float">
            <text:p>287.85</text:p>
          </table:table-cell>
          <table:table-cell office:value-type="float" office:value="-24.2" calcext:value-type="float">
            <text:p>-24.2</text:p>
          </table:table-cell>
          <table:table-cell table:formula="of:=IF(ABS([.B410])&gt;20;[.C409];[.C409]+1)" office:value-type="boolean" office:boolean-value="123" calcext:value-type="boolean">
            <text:p>TRUE</text:p>
          </table:table-cell>
          <table:table-cell table:formula="of:=IF(ABS([.B410])&gt;20;&quot;&quot;;[.B410])">
            <text:p/>
          </table:table-cell>
          <table:table-cell table:number-columns-repeated="2"/>
        </table:table-row>
        <table:table-row table:style-name="ro1">
          <table:table-cell office:value-type="float" office:value="287.45" calcext:value-type="float">
            <text:p>287.45</text:p>
          </table:table-cell>
          <table:table-cell office:value-type="float" office:value="-24.5" calcext:value-type="float">
            <text:p>-24.5</text:p>
          </table:table-cell>
          <table:table-cell table:formula="of:=IF(ABS([.B411])&gt;20;[.C410];[.C410]+1)" office:value-type="boolean" office:boolean-value="123" calcext:value-type="boolean">
            <text:p>TRUE</text:p>
          </table:table-cell>
          <table:table-cell table:formula="of:=IF(ABS([.B411])&gt;20;&quot;&quot;;[.B411])">
            <text:p/>
          </table:table-cell>
          <table:table-cell table:number-columns-repeated="2"/>
        </table:table-row>
        <table:table-row table:style-name="ro1">
          <table:table-cell office:value-type="float" office:value="285.8" calcext:value-type="float">
            <text:p>285.8</text:p>
          </table:table-cell>
          <table:table-cell office:value-type="float" office:value="-25.4" calcext:value-type="float">
            <text:p>-25.4</text:p>
          </table:table-cell>
          <table:table-cell table:formula="of:=IF(ABS([.B412])&gt;20;[.C411];[.C411]+1)" office:value-type="boolean" office:boolean-value="123" calcext:value-type="boolean">
            <text:p>TRUE</text:p>
          </table:table-cell>
          <table:table-cell table:formula="of:=IF(ABS([.B412])&gt;20;&quot;&quot;;[.B412])">
            <text:p/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25.9" calcext:value-type="float">
            <text:p>-25.9</text:p>
          </table:table-cell>
          <table:table-cell table:formula="of:=IF(ABS([.B413])&gt;20;[.C412];[.C412]+1)" office:value-type="boolean" office:boolean-value="123" calcext:value-type="boolean">
            <text:p>TRUE</text:p>
          </table:table-cell>
          <table:table-cell table:formula="of:=IF(ABS([.B413])&gt;20;&quot;&quot;;[.B413])">
            <text:p/>
          </table:table-cell>
          <table:table-cell table:number-columns-repeated="2"/>
        </table:table-row>
        <table:table-row table:style-name="ro1">
          <table:table-cell office:value-type="float" office:value="2936.6" calcext:value-type="float">
            <text:p>2936.6</text:p>
          </table:table-cell>
          <table:table-cell office:value-type="float" office:value="1504.8" calcext:value-type="float">
            <text:p>1504.8</text:p>
          </table:table-cell>
          <table:table-cell table:formula="of:=IF(ABS([.B414])&gt;20;[.C413];[.C413]+1)" office:value-type="boolean" office:boolean-value="123" calcext:value-type="boolean">
            <text:p>TRUE</text:p>
          </table:table-cell>
          <table:table-cell table:formula="of:=IF(ABS([.B414])&gt;20;&quot;&quot;;[.B414])">
            <text:p/>
          </table:table-cell>
          <table:table-cell table:number-columns-repeated="2"/>
        </table:table-row>
        <table:table-row table:style-name="ro1">
          <table:table-cell office:value-type="float" office:value="12859.9" calcext:value-type="float">
            <text:p>12859.9</text:p>
          </table:table-cell>
          <table:table-cell office:value-type="float" office:value="7233.1" calcext:value-type="float">
            <text:p>7233.1</text:p>
          </table:table-cell>
          <table:table-cell table:formula="of:=IF(ABS([.B415])&gt;20;[.C414];[.C414]+1)" office:value-type="boolean" office:boolean-value="123" calcext:value-type="boolean">
            <text:p>TRUE</text:p>
          </table:table-cell>
          <table:table-cell table:formula="of:=IF(ABS([.B415])&gt;20;&quot;&quot;;[.B415])">
            <text:p/>
          </table:table-cell>
          <table:table-cell table:number-columns-repeated="2"/>
        </table:table-row>
        <table:table-row table:style-name="ro1">
          <table:table-cell office:value-type="float" office:value="10480.95" calcext:value-type="float">
            <text:p>10480.95</text:p>
          </table:table-cell>
          <table:table-cell office:value-type="float" office:value="5859.8" calcext:value-type="float">
            <text:p>5859.8</text:p>
          </table:table-cell>
          <table:table-cell table:formula="of:=IF(ABS([.B416])&gt;20;[.C415];[.C415]+1)" office:value-type="boolean" office:boolean-value="123" calcext:value-type="boolean">
            <text:p>TRUE</text:p>
          </table:table-cell>
          <table:table-cell table:formula="of:=IF(ABS([.B416])&gt;20;&quot;&quot;;[.B416])">
            <text:p/>
          </table:table-cell>
          <table:table-cell table:number-columns-repeated="2"/>
        </table:table-row>
        <table:table-row table:style-name="ro1">
          <table:table-cell office:value-type="float" office:value="2110.2" calcext:value-type="float">
            <text:p>2110.2</text:p>
          </table:table-cell>
          <table:table-cell office:value-type="float" office:value="1027.7" calcext:value-type="float">
            <text:p>1027.7</text:p>
          </table:table-cell>
          <table:table-cell table:formula="of:=IF(ABS([.B417])&gt;20;[.C416];[.C416]+1)" office:value-type="boolean" office:boolean-value="123" calcext:value-type="boolean">
            <text:p>TRUE</text:p>
          </table:table-cell>
          <table:table-cell table:formula="of:=IF(ABS([.B417])&gt;20;&quot;&quot;;[.B417])">
            <text:p/>
          </table:table-cell>
          <table:table-cell table:number-columns-repeated="2"/>
        </table:table-row>
        <table:table-row table:style-name="ro1">
          <table:table-cell office:value-type="float" office:value="264.3" calcext:value-type="float">
            <text:p>264.3</text:p>
          </table:table-cell>
          <table:table-cell office:value-type="float" office:value="-37.8" calcext:value-type="float">
            <text:p>-37.8</text:p>
          </table:table-cell>
          <table:table-cell table:formula="of:=IF(ABS([.B418])&gt;20;[.C417];[.C417]+1)" office:value-type="boolean" office:boolean-value="123" calcext:value-type="boolean">
            <text:p>TRUE</text:p>
          </table:table-cell>
          <table:table-cell table:formula="of:=IF(ABS([.B418])&gt;20;&quot;&quot;;[.B418])">
            <text:p/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38" calcext:value-type="float">
            <text:p>-38</text:p>
          </table:table-cell>
          <table:table-cell table:formula="of:=IF(ABS([.B419])&gt;20;[.C418];[.C418]+1)" office:value-type="boolean" office:boolean-value="123" calcext:value-type="boolean">
            <text:p>TRUE</text:p>
          </table:table-cell>
          <table:table-cell table:formula="of:=IF(ABS([.B419])&gt;20;&quot;&quot;;[.B419])">
            <text:p/>
          </table:table-cell>
          <table:table-cell table:number-columns-repeated="2"/>
        </table:table-row>
        <table:table-row table:style-name="ro1">
          <table:table-cell office:value-type="float" office:value="263.95" calcext:value-type="float">
            <text:p>263.95</text:p>
          </table:table-cell>
          <table:table-cell office:value-type="float" office:value="-38" calcext:value-type="float">
            <text:p>-38</text:p>
          </table:table-cell>
          <table:table-cell table:formula="of:=IF(ABS([.B420])&gt;20;[.C419];[.C419]+1)" office:value-type="boolean" office:boolean-value="123" calcext:value-type="boolean">
            <text:p>TRUE</text:p>
          </table:table-cell>
          <table:table-cell table:formula="of:=IF(ABS([.B420])&gt;20;&quot;&quot;;[.B420])">
            <text:p/>
          </table:table-cell>
          <table:table-cell table:number-columns-repeated="2"/>
        </table:table-row>
        <table:table-row table:style-name="ro1">
          <table:table-cell office:value-type="float" office:value="263.65" calcext:value-type="float">
            <text:p>263.65</text:p>
          </table:table-cell>
          <table:table-cell office:value-type="float" office:value="-38.2" calcext:value-type="float">
            <text:p>-38.2</text:p>
          </table:table-cell>
          <table:table-cell table:formula="of:=IF(ABS([.B421])&gt;20;[.C420];[.C420]+1)" office:value-type="boolean" office:boolean-value="123" calcext:value-type="boolean">
            <text:p>TRUE</text:p>
          </table:table-cell>
          <table:table-cell table:formula="of:=IF(ABS([.B421])&gt;20;&quot;&quot;;[.B421])">
            <text:p/>
          </table:table-cell>
          <table:table-cell table:number-columns-repeated="2"/>
        </table:table-row>
        <table:table-row table:style-name="ro1">
          <table:table-cell office:value-type="float" office:value="282.25" calcext:value-type="float">
            <text:p>282.25</text:p>
          </table:table-cell>
          <table:table-cell office:value-type="float" office:value="-27.5" calcext:value-type="float">
            <text:p>-27.5</text:p>
          </table:table-cell>
          <table:table-cell table:formula="of:=IF(ABS([.B422])&gt;20;[.C421];[.C421]+1)" office:value-type="boolean" office:boolean-value="123" calcext:value-type="boolean">
            <text:p>TRUE</text:p>
          </table:table-cell>
          <table:table-cell table:formula="of:=IF(ABS([.B422])&gt;20;&quot;&quot;;[.B422])">
            <text:p/>
          </table:table-cell>
          <table:table-cell table:number-columns-repeated="2"/>
        </table:table-row>
        <table:table-row table:style-name="ro1">
          <table:table-cell office:value-type="float" office:value="8628.4" calcext:value-type="float">
            <text:p>8628.4</text:p>
          </table:table-cell>
          <table:table-cell office:value-type="float" office:value="4790.4" calcext:value-type="float">
            <text:p>4790.4</text:p>
          </table:table-cell>
          <table:table-cell table:formula="of:=IF(ABS([.B423])&gt;20;[.C422];[.C422]+1)" office:value-type="boolean" office:boolean-value="123" calcext:value-type="boolean">
            <text:p>TRUE</text:p>
          </table:table-cell>
          <table:table-cell table:formula="of:=IF(ABS([.B423])&gt;20;&quot;&quot;;[.B423])">
            <text:p/>
          </table:table-cell>
          <table:table-cell table:number-columns-repeated="2"/>
        </table:table-row>
        <table:table-row table:style-name="ro1">
          <table:table-cell office:value-type="float" office:value="11916.9" calcext:value-type="float">
            <text:p>11916.9</text:p>
          </table:table-cell>
          <table:table-cell office:value-type="float" office:value="6688.7" calcext:value-type="float">
            <text:p>6688.7</text:p>
          </table:table-cell>
          <table:table-cell table:formula="of:=IF(ABS([.B424])&gt;20;[.C423];[.C423]+1)" office:value-type="boolean" office:boolean-value="123" calcext:value-type="boolean">
            <text:p>TRUE</text:p>
          </table:table-cell>
          <table:table-cell table:formula="of:=IF(ABS([.B424])&gt;20;&quot;&quot;;[.B424])">
            <text:p/>
          </table:table-cell>
          <table:table-cell table:number-columns-repeated="2"/>
        </table:table-row>
        <table:table-row table:style-name="ro1">
          <table:table-cell office:value-type="float" office:value="1346.35" calcext:value-type="float">
            <text:p>1346.35</text:p>
          </table:table-cell>
          <table:table-cell office:value-type="float" office:value="586.8" calcext:value-type="float">
            <text:p>586.8</text:p>
          </table:table-cell>
          <table:table-cell table:formula="of:=IF(ABS([.B425])&gt;20;[.C424];[.C424]+1)" office:value-type="boolean" office:boolean-value="123" calcext:value-type="boolean">
            <text:p>TRUE</text:p>
          </table:table-cell>
          <table:table-cell table:formula="of:=IF(ABS([.B425])&gt;20;&quot;&quot;;[.B425])">
            <text:p/>
          </table:table-cell>
          <table:table-cell table:number-columns-repeated="2"/>
        </table:table-row>
        <table:table-row table:style-name="ro1">
          <table:table-cell office:value-type="float" office:value="270.7" calcext:value-type="float">
            <text:p>270.7</text:p>
          </table:table-cell>
          <table:table-cell office:value-type="float" office:value="-34.1" calcext:value-type="float">
            <text:p>-34.1</text:p>
          </table:table-cell>
          <table:table-cell table:formula="of:=IF(ABS([.B426])&gt;20;[.C425];[.C425]+1)" office:value-type="boolean" office:boolean-value="123" calcext:value-type="boolean">
            <text:p>TRUE</text:p>
          </table:table-cell>
          <table:table-cell table:formula="of:=IF(ABS([.B426])&gt;20;&quot;&quot;;[.B426])">
            <text:p/>
          </table:table-cell>
          <table:table-cell table:number-columns-repeated="2"/>
        </table:table-row>
        <table:table-row table:style-name="ro1">
          <table:table-cell office:value-type="float" office:value="269.25" calcext:value-type="float">
            <text:p>269.25</text:p>
          </table:table-cell>
          <table:table-cell office:value-type="float" office:value="-35" calcext:value-type="float">
            <text:p>-35</text:p>
          </table:table-cell>
          <table:table-cell table:formula="of:=IF(ABS([.B427])&gt;20;[.C426];[.C426]+1)" office:value-type="boolean" office:boolean-value="123" calcext:value-type="boolean">
            <text:p>TRUE</text:p>
          </table:table-cell>
          <table:table-cell table:formula="of:=IF(ABS([.B427])&gt;20;&quot;&quot;;[.B427])">
            <text:p/>
          </table:table-cell>
          <table:table-cell table:number-columns-repeated="2"/>
        </table:table-row>
        <table:table-row table:style-name="ro1">
          <table:table-cell office:value-type="float" office:value="268.25" calcext:value-type="float">
            <text:p>268.25</text:p>
          </table:table-cell>
          <table:table-cell office:value-type="float" office:value="-35.6" calcext:value-type="float">
            <text:p>-35.6</text:p>
          </table:table-cell>
          <table:table-cell table:formula="of:=IF(ABS([.B428])&gt;20;[.C427];[.C427]+1)" office:value-type="boolean" office:boolean-value="123" calcext:value-type="boolean">
            <text:p>TRUE</text:p>
          </table:table-cell>
          <table:table-cell table:formula="of:=IF(ABS([.B428])&gt;20;&quot;&quot;;[.B428])">
            <text:p/>
          </table:table-cell>
          <table:table-cell table:number-columns-repeated="2"/>
        </table:table-row>
        <table:table-row table:style-name="ro1">
          <table:table-cell office:value-type="float" office:value="267.7" calcext:value-type="float">
            <text:p>267.7</text:p>
          </table:table-cell>
          <table:table-cell office:value-type="float" office:value="-35.9" calcext:value-type="float">
            <text:p>-35.9</text:p>
          </table:table-cell>
          <table:table-cell table:formula="of:=IF(ABS([.B429])&gt;20;[.C428];[.C428]+1)" office:value-type="boolean" office:boolean-value="123" calcext:value-type="boolean">
            <text:p>TRUE</text:p>
          </table:table-cell>
          <table:table-cell table:formula="of:=IF(ABS([.B429])&gt;20;&quot;&quot;;[.B429])">
            <text:p/>
          </table:table-cell>
          <table:table-cell table:number-columns-repeated="2"/>
        </table:table-row>
        <table:table-row table:style-name="ro1">
          <table:table-cell office:value-type="float" office:value="6307.55" calcext:value-type="float">
            <text:p>6307.55</text:p>
          </table:table-cell>
          <table:table-cell office:value-type="float" office:value="3450.7" calcext:value-type="float">
            <text:p>3450.7</text:p>
          </table:table-cell>
          <table:table-cell table:formula="of:=IF(ABS([.B430])&gt;20;[.C429];[.C429]+1)" office:value-type="boolean" office:boolean-value="123" calcext:value-type="boolean">
            <text:p>TRUE</text:p>
          </table:table-cell>
          <table:table-cell table:formula="of:=IF(ABS([.B430])&gt;20;&quot;&quot;;[.B430])">
            <text:p/>
          </table:table-cell>
          <table:table-cell table:number-columns-repeated="2"/>
        </table:table-row>
        <table:table-row table:style-name="ro1">
          <table:table-cell office:value-type="float" office:value="10969.35" calcext:value-type="float">
            <text:p>10969.35</text:p>
          </table:table-cell>
          <table:table-cell office:value-type="float" office:value="6141.8" calcext:value-type="float">
            <text:p>6141.8</text:p>
          </table:table-cell>
          <table:table-cell table:formula="of:=IF(ABS([.B431])&gt;20;[.C430];[.C430]+1)" office:value-type="boolean" office:boolean-value="123" calcext:value-type="boolean">
            <text:p>TRUE</text:p>
          </table:table-cell>
          <table:table-cell table:formula="of:=IF(ABS([.B431])&gt;20;&quot;&quot;;[.B431])">
            <text:p/>
          </table:table-cell>
          <table:table-cell table:number-columns-repeated="2"/>
        </table:table-row>
        <table:table-row table:style-name="ro1">
          <table:table-cell office:value-type="float" office:value="2330.95" calcext:value-type="float">
            <text:p>2330.95</text:p>
          </table:table-cell>
          <table:table-cell office:value-type="float" office:value="1155.2" calcext:value-type="float">
            <text:p>1155.2</text:p>
          </table:table-cell>
          <table:table-cell table:formula="of:=IF(ABS([.B432])&gt;20;[.C431];[.C431]+1)" office:value-type="boolean" office:boolean-value="123" calcext:value-type="boolean">
            <text:p>TRUE</text:p>
          </table:table-cell>
          <table:table-cell table:formula="of:=IF(ABS([.B432])&gt;20;&quot;&quot;;[.B432])">
            <text:p/>
          </table:table-cell>
          <table:table-cell table:number-columns-repeated="2"/>
        </table:table-row>
        <table:table-row table:style-name="ro1">
          <table:table-cell office:value-type="float" office:value="266.7" calcext:value-type="float">
            <text:p>266.7</text:p>
          </table:table-cell>
          <table:table-cell office:value-type="float" office:value="-36.5" calcext:value-type="float">
            <text:p>-36.5</text:p>
          </table:table-cell>
          <table:table-cell table:formula="of:=IF(ABS([.B433])&gt;20;[.C432];[.C432]+1)" office:value-type="boolean" office:boolean-value="123" calcext:value-type="boolean">
            <text:p>TRUE</text:p>
          </table:table-cell>
          <table:table-cell table:formula="of:=IF(ABS([.B433])&gt;20;&quot;&quot;;[.B433])">
            <text:p/>
          </table:table-cell>
          <table:table-cell table:number-columns-repeated="2"/>
        </table:table-row>
        <table:table-row table:style-name="ro1">
          <table:table-cell office:value-type="float" office:value="266.2" calcext:value-type="float">
            <text:p>266.2</text:p>
          </table:table-cell>
          <table:table-cell office:value-type="float" office:value="-36.7" calcext:value-type="float">
            <text:p>-36.7</text:p>
          </table:table-cell>
          <table:table-cell table:formula="of:=IF(ABS([.B434])&gt;20;[.C433];[.C433]+1)" office:value-type="boolean" office:boolean-value="123" calcext:value-type="boolean">
            <text:p>TRUE</text:p>
          </table:table-cell>
          <table:table-cell table:formula="of:=IF(ABS([.B434])&gt;20;&quot;&quot;;[.B434])">
            <text:p/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36.9" calcext:value-type="float">
            <text:p>-36.9</text:p>
          </table:table-cell>
          <table:table-cell table:formula="of:=IF(ABS([.B435])&gt;20;[.C434];[.C434]+1)" office:value-type="boolean" office:boolean-value="123" calcext:value-type="boolean">
            <text:p>TRUE</text:p>
          </table:table-cell>
          <table:table-cell table:formula="of:=IF(ABS([.B435])&gt;20;&quot;&quot;;[.B435])">
            <text:p/>
          </table:table-cell>
          <table:table-cell table:number-columns-repeated="2"/>
        </table:table-row>
        <table:table-row table:style-name="ro1">
          <table:table-cell office:value-type="float" office:value="1488.1" calcext:value-type="float">
            <text:p>1488.1</text:p>
          </table:table-cell>
          <table:table-cell office:value-type="float" office:value="668.6" calcext:value-type="float">
            <text:p>668.6</text:p>
          </table:table-cell>
          <table:table-cell table:formula="of:=IF(ABS([.B436])&gt;20;[.C435];[.C435]+1)" office:value-type="boolean" office:boolean-value="123" calcext:value-type="boolean">
            <text:p>TRUE</text:p>
          </table:table-cell>
          <table:table-cell table:formula="of:=IF(ABS([.B436])&gt;20;&quot;&quot;;[.B436])">
            <text:p/>
          </table:table-cell>
          <table:table-cell table:number-columns-repeated="2"/>
        </table:table-row>
        <table:table-row table:style-name="ro1">
          <table:table-cell office:value-type="float" office:value="10131.75" calcext:value-type="float">
            <text:p>10131.75</text:p>
          </table:table-cell>
          <table:table-cell office:value-type="float" office:value="5658.2" calcext:value-type="float">
            <text:p>5658.2</text:p>
          </table:table-cell>
          <table:table-cell table:formula="of:=IF(ABS([.B437])&gt;20;[.C436];[.C436]+1)" office:value-type="boolean" office:boolean-value="123" calcext:value-type="boolean">
            <text:p>TRUE</text:p>
          </table:table-cell>
          <table:table-cell table:formula="of:=IF(ABS([.B437])&gt;20;&quot;&quot;;[.B437])">
            <text:p/>
          </table:table-cell>
          <table:table-cell table:number-columns-repeated="2"/>
        </table:table-row>
        <table:table-row table:style-name="ro1">
          <table:table-cell office:value-type="float" office:value="11098.5" calcext:value-type="float">
            <text:p>11098.5</text:p>
          </table:table-cell>
          <table:table-cell office:value-type="float" office:value="6216.3" calcext:value-type="float">
            <text:p>6216.3</text:p>
          </table:table-cell>
          <table:table-cell table:formula="of:=IF(ABS([.B438])&gt;20;[.C437];[.C437]+1)" office:value-type="boolean" office:boolean-value="123" calcext:value-type="boolean">
            <text:p>TRUE</text:p>
          </table:table-cell>
          <table:table-cell table:formula="of:=IF(ABS([.B438])&gt;20;&quot;&quot;;[.B438])">
            <text:p/>
          </table:table-cell>
          <table:table-cell table:number-columns-repeated="2"/>
        </table:table-row>
        <table:table-row table:style-name="ro1">
          <table:table-cell office:value-type="float" office:value="3308.05" calcext:value-type="float">
            <text:p>3308.05</text:p>
          </table:table-cell>
          <table:table-cell office:value-type="float" office:value="1719.2" calcext:value-type="float">
            <text:p>1719.2</text:p>
          </table:table-cell>
          <table:table-cell table:formula="of:=IF(ABS([.B439])&gt;20;[.C438];[.C438]+1)" office:value-type="boolean" office:boolean-value="123" calcext:value-type="boolean">
            <text:p>TRUE</text:p>
          </table:table-cell>
          <table:table-cell table:formula="of:=IF(ABS([.B439])&gt;20;&quot;&quot;;[.B439])">
            <text:p/>
          </table:table-cell>
          <table:table-cell table:number-columns-repeated="2"/>
        </table:table-row>
        <table:table-row table:style-name="ro1">
          <table:table-cell office:value-type="float" office:value="310.9" calcext:value-type="float">
            <text:p>310.9</text:p>
          </table:table-cell>
          <table:table-cell office:value-type="float" office:value="-10.9" calcext:value-type="float">
            <text:p>-10.9</text:p>
          </table:table-cell>
          <table:table-cell table:formula="of:=IF(ABS([.B440])&gt;20;[.C439];[.C439]+1)" office:value-type="boolean" office:boolean-value="124" calcext:value-type="boolean">
            <text:p>TRUE</text:p>
          </table:table-cell>
          <table:table-cell table:formula="of:=IF(ABS([.B440])&gt;20;&quot;&quot;;[.B440])" office:value-type="float" office:value="-10.9" calcext:value-type="float">
            <text:p>-10.9</text:p>
          </table:table-cell>
          <table:table-cell table:number-columns-repeated="2"/>
        </table:table-row>
        <table:table-row table:style-name="ro1">
          <table:table-cell office:value-type="float" office:value="266.8" calcext:value-type="float">
            <text:p>266.8</text:p>
          </table:table-cell>
          <table:table-cell office:value-type="float" office:value="-36.4" calcext:value-type="float">
            <text:p>-36.4</text:p>
          </table:table-cell>
          <table:table-cell table:formula="of:=IF(ABS([.B441])&gt;20;[.C440];[.C440]+1)" office:value-type="boolean" office:boolean-value="124" calcext:value-type="boolean">
            <text:p>TRUE</text:p>
          </table:table-cell>
          <table:table-cell table:formula="of:=IF(ABS([.B441])&gt;20;&quot;&quot;;[.B441])">
            <text:p/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36.9" calcext:value-type="float">
            <text:p>-36.9</text:p>
          </table:table-cell>
          <table:table-cell table:formula="of:=IF(ABS([.B442])&gt;20;[.C441];[.C441]+1)" office:value-type="boolean" office:boolean-value="124" calcext:value-type="boolean">
            <text:p>TRUE</text:p>
          </table:table-cell>
          <table:table-cell table:formula="of:=IF(ABS([.B442])&gt;20;&quot;&quot;;[.B442])">
            <text:p/>
          </table:table-cell>
          <table:table-cell table:number-columns-repeated="2"/>
        </table:table-row>
        <table:table-row table:style-name="ro1">
          <table:table-cell office:value-type="float" office:value="266.05" calcext:value-type="float">
            <text:p>266.05</text:p>
          </table:table-cell>
          <table:table-cell office:value-type="float" office:value="-36.8" calcext:value-type="float">
            <text:p>-36.8</text:p>
          </table:table-cell>
          <table:table-cell table:formula="of:=IF(ABS([.B443])&gt;20;[.C442];[.C442]+1)" office:value-type="boolean" office:boolean-value="124" calcext:value-type="boolean">
            <text:p>TRUE</text:p>
          </table:table-cell>
          <table:table-cell table:formula="of:=IF(ABS([.B443])&gt;20;&quot;&quot;;[.B443])">
            <text:p/>
          </table:table-cell>
          <table:table-cell table:number-columns-repeated="2"/>
        </table:table-row>
        <table:table-row table:style-name="ro1">
          <table:table-cell office:value-type="float" office:value="5058.15" calcext:value-type="float">
            <text:p>5058.15</text:p>
          </table:table-cell>
          <table:table-cell office:value-type="float" office:value="2729.5" calcext:value-type="float">
            <text:p>2729.5</text:p>
          </table:table-cell>
          <table:table-cell table:formula="of:=IF(ABS([.B444])&gt;20;[.C443];[.C443]+1)" office:value-type="boolean" office:boolean-value="124" calcext:value-type="boolean">
            <text:p>TRUE</text:p>
          </table:table-cell>
          <table:table-cell table:formula="of:=IF(ABS([.B444])&gt;20;&quot;&quot;;[.B444])">
            <text:p/>
          </table:table-cell>
          <table:table-cell table:number-columns-repeated="2"/>
        </table:table-row>
        <table:table-row table:style-name="ro1">
          <table:table-cell office:value-type="float" office:value="12094.85" calcext:value-type="float">
            <text:p>12094.85</text:p>
          </table:table-cell>
          <table:table-cell office:value-type="float" office:value="6791.5" calcext:value-type="float">
            <text:p>6791.5</text:p>
          </table:table-cell>
          <table:table-cell table:formula="of:=IF(ABS([.B445])&gt;20;[.C444];[.C444]+1)" office:value-type="boolean" office:boolean-value="124" calcext:value-type="boolean">
            <text:p>TRUE</text:p>
          </table:table-cell>
          <table:table-cell table:formula="of:=IF(ABS([.B445])&gt;20;&quot;&quot;;[.B445])">
            <text:p/>
          </table:table-cell>
          <table:table-cell table:number-columns-repeated="2"/>
        </table:table-row>
        <table:table-row table:style-name="ro1">
          <table:table-cell office:value-type="float" office:value="6845.45" calcext:value-type="float">
            <text:p>6845.45</text:p>
          </table:table-cell>
          <table:table-cell office:value-type="float" office:value="3761.2" calcext:value-type="float">
            <text:p>3761.2</text:p>
          </table:table-cell>
          <table:table-cell table:formula="of:=IF(ABS([.B446])&gt;20;[.C445];[.C445]+1)" office:value-type="boolean" office:boolean-value="124" calcext:value-type="boolean">
            <text:p>TRUE</text:p>
          </table:table-cell>
          <table:table-cell table:formula="of:=IF(ABS([.B446])&gt;20;&quot;&quot;;[.B446])">
            <text:p/>
          </table:table-cell>
          <table:table-cell table:number-columns-repeated="2"/>
        </table:table-row>
        <table:table-row table:style-name="ro1">
          <table:table-cell office:value-type="float" office:value="802.8" calcext:value-type="float">
            <text:p>802.8</text:p>
          </table:table-cell>
          <table:table-cell office:value-type="float" office:value="273" calcext:value-type="float">
            <text:p>273</text:p>
          </table:table-cell>
          <table:table-cell table:formula="of:=IF(ABS([.B447])&gt;20;[.C446];[.C446]+1)" office:value-type="boolean" office:boolean-value="124" calcext:value-type="boolean">
            <text:p>TRUE</text:p>
          </table:table-cell>
          <table:table-cell table:formula="of:=IF(ABS([.B447])&gt;20;&quot;&quot;;[.B447])">
            <text:p/>
          </table:table-cell>
          <table:table-cell table:number-columns-repeated="2"/>
        </table:table-row>
        <table:table-row table:style-name="ro1">
          <table:table-cell office:value-type="float" office:value="270.8" calcext:value-type="float">
            <text:p>270.8</text:p>
          </table:table-cell>
          <table:table-cell office:value-type="float" office:value="-34.1" calcext:value-type="float">
            <text:p>-34.1</text:p>
          </table:table-cell>
          <table:table-cell table:formula="of:=IF(ABS([.B448])&gt;20;[.C447];[.C447]+1)" office:value-type="boolean" office:boolean-value="124" calcext:value-type="boolean">
            <text:p>TRUE</text:p>
          </table:table-cell>
          <table:table-cell table:formula="of:=IF(ABS([.B448])&gt;20;&quot;&quot;;[.B448])">
            <text:p/>
          </table:table-cell>
          <table:table-cell table:number-columns-repeated="2"/>
        </table:table-row>
        <table:table-row table:style-name="ro1">
          <table:table-cell office:value-type="float" office:value="270.3" calcext:value-type="float">
            <text:p>270.3</text:p>
          </table:table-cell>
          <table:table-cell office:value-type="float" office:value="-34.4" calcext:value-type="float">
            <text:p>-34.4</text:p>
          </table:table-cell>
          <table:table-cell table:formula="of:=IF(ABS([.B449])&gt;20;[.C448];[.C448]+1)" office:value-type="boolean" office:boolean-value="124" calcext:value-type="boolean">
            <text:p>TRUE</text:p>
          </table:table-cell>
          <table:table-cell table:formula="of:=IF(ABS([.B449])&gt;20;&quot;&quot;;[.B449])">
            <text:p/>
          </table:table-cell>
          <table:table-cell table:number-columns-repeated="2"/>
        </table:table-row>
        <table:table-row table:style-name="ro1">
          <table:table-cell office:value-type="float" office:value="270.05" calcext:value-type="float">
            <text:p>270.05</text:p>
          </table:table-cell>
          <table:table-cell office:value-type="float" office:value="-34.5" calcext:value-type="float">
            <text:p>-34.5</text:p>
          </table:table-cell>
          <table:table-cell table:formula="of:=IF(ABS([.B450])&gt;20;[.C449];[.C449]+1)" office:value-type="boolean" office:boolean-value="124" calcext:value-type="boolean">
            <text:p>TRUE</text:p>
          </table:table-cell>
          <table:table-cell table:formula="of:=IF(ABS([.B450])&gt;20;&quot;&quot;;[.B450])">
            <text:p/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34.5" calcext:value-type="float">
            <text:p>-34.5</text:p>
          </table:table-cell>
          <table:table-cell table:formula="of:=IF(ABS([.B451])&gt;20;[.C450];[.C450]+1)" office:value-type="boolean" office:boolean-value="124" calcext:value-type="boolean">
            <text:p>TRUE</text:p>
          </table:table-cell>
          <table:table-cell table:formula="of:=IF(ABS([.B451])&gt;20;&quot;&quot;;[.B451])">
            <text:p/>
          </table:table-cell>
          <table:table-cell table:number-columns-repeated="2"/>
        </table:table-row>
        <table:table-row table:style-name="ro1">
          <table:table-cell office:value-type="float" office:value="1591.75" calcext:value-type="float">
            <text:p>1591.75</text:p>
          </table:table-cell>
          <table:table-cell office:value-type="float" office:value="728.4" calcext:value-type="float">
            <text:p>728.4</text:p>
          </table:table-cell>
          <table:table-cell table:formula="of:=IF(ABS([.B452])&gt;20;[.C451];[.C451]+1)" office:value-type="boolean" office:boolean-value="124" calcext:value-type="boolean">
            <text:p>TRUE</text:p>
          </table:table-cell>
          <table:table-cell table:formula="of:=IF(ABS([.B452])&gt;20;&quot;&quot;;[.B452])">
            <text:p/>
          </table:table-cell>
          <table:table-cell table:number-columns-repeated="2"/>
        </table:table-row>
        <table:table-row table:style-name="ro1">
          <table:table-cell office:value-type="float" office:value="8832.55" calcext:value-type="float">
            <text:p>8832.55</text:p>
          </table:table-cell>
          <table:table-cell office:value-type="float" office:value="4908.3" calcext:value-type="float">
            <text:p>4908.3</text:p>
          </table:table-cell>
          <table:table-cell table:formula="of:=IF(ABS([.B453])&gt;20;[.C452];[.C452]+1)" office:value-type="boolean" office:boolean-value="124" calcext:value-type="boolean">
            <text:p>TRUE</text:p>
          </table:table-cell>
          <table:table-cell table:formula="of:=IF(ABS([.B453])&gt;20;&quot;&quot;;[.B453])">
            <text:p/>
          </table:table-cell>
          <table:table-cell table:number-columns-repeated="2"/>
        </table:table-row>
        <table:table-row table:style-name="ro1">
          <table:table-cell office:value-type="float" office:value="8074.55" calcext:value-type="float">
            <text:p>8074.55</text:p>
          </table:table-cell>
          <table:table-cell office:value-type="float" office:value="4470.7" calcext:value-type="float">
            <text:p>4470.7</text:p>
          </table:table-cell>
          <table:table-cell table:formula="of:=IF(ABS([.B454])&gt;20;[.C453];[.C453]+1)" office:value-type="boolean" office:boolean-value="124" calcext:value-type="boolean">
            <text:p>TRUE</text:p>
          </table:table-cell>
          <table:table-cell table:formula="of:=IF(ABS([.B454])&gt;20;&quot;&quot;;[.B454])">
            <text:p/>
          </table:table-cell>
          <table:table-cell table:number-columns-repeated="2"/>
        </table:table-row>
        <table:table-row table:style-name="ro1">
          <table:table-cell office:value-type="float" office:value="2957.9" calcext:value-type="float">
            <text:p>2957.9</text:p>
          </table:table-cell>
          <table:table-cell office:value-type="float" office:value="1517.1" calcext:value-type="float">
            <text:p>1517.1</text:p>
          </table:table-cell>
          <table:table-cell table:formula="of:=IF(ABS([.B455])&gt;20;[.C454];[.C454]+1)" office:value-type="boolean" office:boolean-value="124" calcext:value-type="boolean">
            <text:p>TRUE</text:p>
          </table:table-cell>
          <table:table-cell table:formula="of:=IF(ABS([.B455])&gt;20;&quot;&quot;;[.B455])">
            <text:p/>
          </table:table-cell>
          <table:table-cell table:number-columns-repeated="2"/>
        </table:table-row>
        <table:table-row table:style-name="ro1">
          <table:table-cell office:value-type="float" office:value="436.25" calcext:value-type="float">
            <text:p>436.25</text:p>
          </table:table-cell>
          <table:table-cell office:value-type="float" office:value="61.4" calcext:value-type="float">
            <text:p>61.4</text:p>
          </table:table-cell>
          <table:table-cell table:formula="of:=IF(ABS([.B456])&gt;20;[.C455];[.C455]+1)" office:value-type="boolean" office:boolean-value="124" calcext:value-type="boolean">
            <text:p>TRUE</text:p>
          </table:table-cell>
          <table:table-cell table:formula="of:=IF(ABS([.B456])&gt;20;&quot;&quot;;[.B456])">
            <text:p/>
          </table:table-cell>
          <table:table-cell table:number-columns-repeated="2"/>
        </table:table-row>
        <table:table-row table:style-name="ro1">
          <table:table-cell office:value-type="float" office:value="265.85" calcext:value-type="float">
            <text:p>265.85</text:p>
          </table:table-cell>
          <table:table-cell office:value-type="float" office:value="-36.9" calcext:value-type="float">
            <text:p>-36.9</text:p>
          </table:table-cell>
          <table:table-cell table:formula="of:=IF(ABS([.B457])&gt;20;[.C456];[.C456]+1)" office:value-type="boolean" office:boolean-value="124" calcext:value-type="boolean">
            <text:p>TRUE</text:p>
          </table:table-cell>
          <table:table-cell table:formula="of:=IF(ABS([.B457])&gt;20;&quot;&quot;;[.B457])">
            <text:p/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36.9" calcext:value-type="float">
            <text:p>-36.9</text:p>
          </table:table-cell>
          <table:table-cell table:formula="of:=IF(ABS([.B458])&gt;20;[.C457];[.C457]+1)" office:value-type="boolean" office:boolean-value="124" calcext:value-type="boolean">
            <text:p>TRUE</text:p>
          </table:table-cell>
          <table:table-cell table:formula="of:=IF(ABS([.B458])&gt;20;&quot;&quot;;[.B458])">
            <text:p/>
          </table:table-cell>
          <table:table-cell table:number-columns-repeated="2"/>
        </table:table-row>
        <table:table-row table:style-name="ro1">
          <table:table-cell office:value-type="float" office:value="265.75" calcext:value-type="float">
            <text:p>265.75</text:p>
          </table:table-cell>
          <table:table-cell office:value-type="float" office:value="-37" calcext:value-type="float">
            <text:p>-37</text:p>
          </table:table-cell>
          <table:table-cell table:formula="of:=IF(ABS([.B459])&gt;20;[.C458];[.C458]+1)" office:value-type="boolean" office:boolean-value="124" calcext:value-type="boolean">
            <text:p>TRUE</text:p>
          </table:table-cell>
          <table:table-cell table:formula="of:=IF(ABS([.B459])&gt;20;&quot;&quot;;[.B459])">
            <text:p/>
          </table:table-cell>
          <table:table-cell table:number-columns-repeated="2"/>
        </table:table-row>
        <table:table-row table:style-name="ro1">
          <table:table-cell office:value-type="float" office:value="2695.3" calcext:value-type="float">
            <text:p>2695.3</text:p>
          </table:table-cell>
          <table:table-cell office:value-type="float" office:value="1365.5" calcext:value-type="float">
            <text:p>1365.5</text:p>
          </table:table-cell>
          <table:table-cell table:formula="of:=IF(ABS([.B460])&gt;20;[.C459];[.C459]+1)" office:value-type="boolean" office:boolean-value="124" calcext:value-type="boolean">
            <text:p>TRUE</text:p>
          </table:table-cell>
          <table:table-cell table:formula="of:=IF(ABS([.B460])&gt;20;&quot;&quot;;[.B460])">
            <text:p/>
          </table:table-cell>
          <table:table-cell table:number-columns-repeated="2"/>
        </table:table-row>
        <table:table-row table:style-name="ro1">
          <table:table-cell office:value-type="float" office:value="10654.9" calcext:value-type="float">
            <text:p>10654.9</text:p>
          </table:table-cell>
          <table:table-cell office:value-type="float" office:value="5960.2" calcext:value-type="float">
            <text:p>5960.2</text:p>
          </table:table-cell>
          <table:table-cell table:formula="of:=IF(ABS([.B461])&gt;20;[.C460];[.C460]+1)" office:value-type="boolean" office:boolean-value="124" calcext:value-type="boolean">
            <text:p>TRUE</text:p>
          </table:table-cell>
          <table:table-cell table:formula="of:=IF(ABS([.B461])&gt;20;&quot;&quot;;[.B461])">
            <text:p/>
          </table:table-cell>
          <table:table-cell table:number-columns-repeated="2"/>
        </table:table-row>
        <table:table-row table:style-name="ro1">
          <table:table-cell office:value-type="float" office:value="8493.2" calcext:value-type="float">
            <text:p>8493.2</text:p>
          </table:table-cell>
          <table:table-cell office:value-type="float" office:value="4712.4" calcext:value-type="float">
            <text:p>4712.4</text:p>
          </table:table-cell>
          <table:table-cell table:formula="of:=IF(ABS([.B462])&gt;20;[.C461];[.C461]+1)" office:value-type="boolean" office:boolean-value="124" calcext:value-type="boolean">
            <text:p>TRUE</text:p>
          </table:table-cell>
          <table:table-cell table:formula="of:=IF(ABS([.B462])&gt;20;&quot;&quot;;[.B462])">
            <text:p/>
          </table:table-cell>
          <table:table-cell table:number-columns-repeated="2"/>
        </table:table-row>
        <table:table-row table:style-name="ro1">
          <table:table-cell office:value-type="float" office:value="2054.3" calcext:value-type="float">
            <text:p>2054.3</text:p>
          </table:table-cell>
          <table:table-cell office:value-type="float" office:value="995.5" calcext:value-type="float">
            <text:p>995.5</text:p>
          </table:table-cell>
          <table:table-cell table:formula="of:=IF(ABS([.B463])&gt;20;[.C462];[.C462]+1)" office:value-type="boolean" office:boolean-value="124" calcext:value-type="boolean">
            <text:p>TRUE</text:p>
          </table:table-cell>
          <table:table-cell table:formula="of:=IF(ABS([.B463])&gt;20;&quot;&quot;;[.B463])">
            <text:p/>
          </table:table-cell>
          <table:table-cell table:number-columns-repeated="2"/>
        </table:table-row>
        <table:table-row table:style-name="ro1">
          <table:table-cell office:value-type="float" office:value="273.25" calcext:value-type="float">
            <text:p>273.25</text:p>
          </table:table-cell>
          <table:table-cell office:value-type="float" office:value="-32.7" calcext:value-type="float">
            <text:p>-32.7</text:p>
          </table:table-cell>
          <table:table-cell table:formula="of:=IF(ABS([.B464])&gt;20;[.C463];[.C463]+1)" office:value-type="boolean" office:boolean-value="124" calcext:value-type="boolean">
            <text:p>TRUE</text:p>
          </table:table-cell>
          <table:table-cell table:formula="of:=IF(ABS([.B464])&gt;20;&quot;&quot;;[.B464])">
            <text:p/>
          </table:table-cell>
          <table:table-cell table:number-columns-repeated="2"/>
        </table:table-row>
        <table:table-row table:style-name="ro1">
          <table:table-cell office:value-type="float" office:value="272.2" calcext:value-type="float">
            <text:p>272.2</text:p>
          </table:table-cell>
          <table:table-cell office:value-type="float" office:value="-33.3" calcext:value-type="float">
            <text:p>-33.3</text:p>
          </table:table-cell>
          <table:table-cell table:formula="of:=IF(ABS([.B465])&gt;20;[.C464];[.C464]+1)" office:value-type="boolean" office:boolean-value="124" calcext:value-type="boolean">
            <text:p>TRUE</text:p>
          </table:table-cell>
          <table:table-cell table:formula="of:=IF(ABS([.B465])&gt;20;&quot;&quot;;[.B465])">
            <text:p/>
          </table:table-cell>
          <table:table-cell table:number-columns-repeated="2"/>
        </table:table-row>
        <table:table-row table:style-name="ro1">
          <table:table-cell office:value-type="float" office:value="271.25" calcext:value-type="float">
            <text:p>271.25</text:p>
          </table:table-cell>
          <table:table-cell office:value-type="float" office:value="-33.8" calcext:value-type="float">
            <text:p>-33.8</text:p>
          </table:table-cell>
          <table:table-cell table:formula="of:=IF(ABS([.B466])&gt;20;[.C465];[.C465]+1)" office:value-type="boolean" office:boolean-value="124" calcext:value-type="boolean">
            <text:p>TRUE</text:p>
          </table:table-cell>
          <table:table-cell table:formula="of:=IF(ABS([.B466])&gt;20;&quot;&quot;;[.B466])">
            <text:p/>
          </table:table-cell>
          <table:table-cell table:number-columns-repeated="2"/>
        </table:table-row>
        <table:table-row table:style-name="ro1">
          <table:table-cell office:value-type="float" office:value="4485.25" calcext:value-type="float">
            <text:p>4485.25</text:p>
          </table:table-cell>
          <table:table-cell office:value-type="float" office:value="2398.7" calcext:value-type="float">
            <text:p>2398.7</text:p>
          </table:table-cell>
          <table:table-cell table:formula="of:=IF(ABS([.B467])&gt;20;[.C466];[.C466]+1)" office:value-type="boolean" office:boolean-value="124" calcext:value-type="boolean">
            <text:p>TRUE</text:p>
          </table:table-cell>
          <table:table-cell table:formula="of:=IF(ABS([.B467])&gt;20;&quot;&quot;;[.B467])">
            <text:p/>
          </table:table-cell>
          <table:table-cell table:number-columns-repeated="2"/>
        </table:table-row>
        <table:table-row table:style-name="ro1">
          <table:table-cell office:value-type="float" office:value="10213" calcext:value-type="float">
            <text:p>10213</text:p>
          </table:table-cell>
          <table:table-cell office:value-type="float" office:value="5705.2" calcext:value-type="float">
            <text:p>5705.2</text:p>
          </table:table-cell>
          <table:table-cell table:formula="of:=IF(ABS([.B468])&gt;20;[.C467];[.C467]+1)" office:value-type="boolean" office:boolean-value="124" calcext:value-type="boolean">
            <text:p>TRUE</text:p>
          </table:table-cell>
          <table:table-cell table:formula="of:=IF(ABS([.B468])&gt;20;&quot;&quot;;[.B468])">
            <text:p/>
          </table:table-cell>
          <table:table-cell table:number-columns-repeated="2"/>
        </table:table-row>
        <table:table-row table:style-name="ro1">
          <table:table-cell office:value-type="float" office:value="4822.7" calcext:value-type="float">
            <text:p>4822.7</text:p>
          </table:table-cell>
          <table:table-cell office:value-type="float" office:value="2593.5" calcext:value-type="float">
            <text:p>2593.5</text:p>
          </table:table-cell>
          <table:table-cell table:formula="of:=IF(ABS([.B469])&gt;20;[.C468];[.C468]+1)" office:value-type="boolean" office:boolean-value="124" calcext:value-type="boolean">
            <text:p>TRUE</text:p>
          </table:table-cell>
          <table:table-cell table:formula="of:=IF(ABS([.B469])&gt;20;&quot;&quot;;[.B469])">
            <text:p/>
          </table:table-cell>
          <table:table-cell table:number-columns-repeated="2"/>
        </table:table-row>
        <table:table-row table:style-name="ro1">
          <table:table-cell office:value-type="float" office:value="503.4" calcext:value-type="float">
            <text:p>503.4</text:p>
          </table:table-cell>
          <table:table-cell office:value-type="float" office:value="100.2" calcext:value-type="float">
            <text:p>100.2</text:p>
          </table:table-cell>
          <table:table-cell table:formula="of:=IF(ABS([.B470])&gt;20;[.C469];[.C469]+1)" office:value-type="boolean" office:boolean-value="124" calcext:value-type="boolean">
            <text:p>TRUE</text:p>
          </table:table-cell>
          <table:table-cell table:formula="of:=IF(ABS([.B470])&gt;20;&quot;&quot;;[.B470])">
            <text:p/>
          </table:table-cell>
          <table:table-cell table:number-columns-repeated="2"/>
        </table:table-row>
        <table:table-row table:style-name="ro1">
          <table:table-cell office:value-type="float" office:value="270.9" calcext:value-type="float">
            <text:p>270.9</text:p>
          </table:table-cell>
          <table:table-cell office:value-type="float" office:value="-34" calcext:value-type="float">
            <text:p>-34</text:p>
          </table:table-cell>
          <table:table-cell table:formula="of:=IF(ABS([.B471])&gt;20;[.C470];[.C470]+1)" office:value-type="boolean" office:boolean-value="124" calcext:value-type="boolean">
            <text:p>TRUE</text:p>
          </table:table-cell>
          <table:table-cell table:formula="of:=IF(ABS([.B471])&gt;20;&quot;&quot;;[.B471])">
            <text:p/>
          </table:table-cell>
          <table:table-cell table:number-columns-repeated="2"/>
        </table:table-row>
        <table:table-row table:style-name="ro1">
          <table:table-cell office:value-type="float" office:value="270.2" calcext:value-type="float">
            <text:p>270.2</text:p>
          </table:table-cell>
          <table:table-cell office:value-type="float" office:value="-34.4" calcext:value-type="float">
            <text:p>-34.4</text:p>
          </table:table-cell>
          <table:table-cell table:formula="of:=IF(ABS([.B472])&gt;20;[.C471];[.C471]+1)" office:value-type="boolean" office:boolean-value="124" calcext:value-type="boolean">
            <text:p>TRUE</text:p>
          </table:table-cell>
          <table:table-cell table:formula="of:=IF(ABS([.B472])&gt;20;&quot;&quot;;[.B472])">
            <text:p/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34.5" calcext:value-type="float">
            <text:p>-34.5</text:p>
          </table:table-cell>
          <table:table-cell table:formula="of:=IF(ABS([.B473])&gt;20;[.C472];[.C472]+1)" office:value-type="boolean" office:boolean-value="124" calcext:value-type="boolean">
            <text:p>TRUE</text:p>
          </table:table-cell>
          <table:table-cell table:formula="of:=IF(ABS([.B473])&gt;20;&quot;&quot;;[.B473])">
            <text:p/>
          </table:table-cell>
          <table:table-cell table:number-columns-repeated="2"/>
        </table:table-row>
        <table:table-row table:style-name="ro1">
          <table:table-cell office:value-type="float" office:value="611.95" calcext:value-type="float">
            <text:p>611.95</text:p>
          </table:table-cell>
          <table:table-cell office:value-type="float" office:value="162.8" calcext:value-type="float">
            <text:p>162.8</text:p>
          </table:table-cell>
          <table:table-cell table:formula="of:=IF(ABS([.B474])&gt;20;[.C473];[.C473]+1)" office:value-type="boolean" office:boolean-value="124" calcext:value-type="boolean">
            <text:p>TRUE</text:p>
          </table:table-cell>
          <table:table-cell table:formula="of:=IF(ABS([.B474])&gt;20;&quot;&quot;;[.B474])">
            <text:p/>
          </table:table-cell>
          <table:table-cell table:number-columns-repeated="2"/>
        </table:table-row>
        <table:table-row table:style-name="ro1">
          <table:table-cell office:value-type="float" office:value="8194.85" calcext:value-type="float">
            <text:p>8194.85</text:p>
          </table:table-cell>
          <table:table-cell office:value-type="float" office:value="4540.2" calcext:value-type="float">
            <text:p>4540.2</text:p>
          </table:table-cell>
          <table:table-cell table:formula="of:=IF(ABS([.B475])&gt;20;[.C474];[.C474]+1)" office:value-type="boolean" office:boolean-value="124" calcext:value-type="boolean">
            <text:p>TRUE</text:p>
          </table:table-cell>
          <table:table-cell table:formula="of:=IF(ABS([.B475])&gt;20;&quot;&quot;;[.B475])">
            <text:p/>
          </table:table-cell>
          <table:table-cell table:number-columns-repeated="2"/>
        </table:table-row>
        <table:table-row table:style-name="ro1">
          <table:table-cell office:value-type="float" office:value="8817.9" calcext:value-type="float">
            <text:p>8817.9</text:p>
          </table:table-cell>
          <table:table-cell office:value-type="float" office:value="4899.8" calcext:value-type="float">
            <text:p>4899.8</text:p>
          </table:table-cell>
          <table:table-cell table:formula="of:=IF(ABS([.B476])&gt;20;[.C475];[.C475]+1)" office:value-type="boolean" office:boolean-value="124" calcext:value-type="boolean">
            <text:p>TRUE</text:p>
          </table:table-cell>
          <table:table-cell table:formula="of:=IF(ABS([.B476])&gt;20;&quot;&quot;;[.B476])">
            <text:p/>
          </table:table-cell>
          <table:table-cell table:number-columns-repeated="2"/>
        </table:table-row>
        <table:table-row table:style-name="ro1">
          <table:table-cell office:value-type="float" office:value="1264.35" calcext:value-type="float">
            <text:p>1264.35</text:p>
          </table:table-cell>
          <table:table-cell office:value-type="float" office:value="539.4" calcext:value-type="float">
            <text:p>539.4</text:p>
          </table:table-cell>
          <table:table-cell table:formula="of:=IF(ABS([.B477])&gt;20;[.C476];[.C476]+1)" office:value-type="boolean" office:boolean-value="124" calcext:value-type="boolean">
            <text:p>TRUE</text:p>
          </table:table-cell>
          <table:table-cell table:formula="of:=IF(ABS([.B477])&gt;20;&quot;&quot;;[.B477])">
            <text:p/>
          </table:table-cell>
          <table:table-cell table:number-columns-repeated="2"/>
        </table:table-row>
        <table:table-row table:style-name="ro1">
          <table:table-cell office:value-type="float" office:value="268.7" calcext:value-type="float">
            <text:p>268.7</text:p>
          </table:table-cell>
          <table:table-cell office:value-type="float" office:value="-35.3" calcext:value-type="float">
            <text:p>-35.3</text:p>
          </table:table-cell>
          <table:table-cell table:formula="of:=IF(ABS([.B478])&gt;20;[.C477];[.C477]+1)" office:value-type="boolean" office:boolean-value="124" calcext:value-type="boolean">
            <text:p>TRUE</text:p>
          </table:table-cell>
          <table:table-cell table:formula="of:=IF(ABS([.B478])&gt;20;&quot;&quot;;[.B478])">
            <text:p/>
          </table:table-cell>
          <table:table-cell table:number-columns-repeated="2"/>
        </table:table-row>
        <table:table-row table:style-name="ro1">
          <table:table-cell office:value-type="float" office:value="267.95" calcext:value-type="float">
            <text:p>267.95</text:p>
          </table:table-cell>
          <table:table-cell office:value-type="float" office:value="-35.7" calcext:value-type="float">
            <text:p>-35.7</text:p>
          </table:table-cell>
          <table:table-cell table:formula="of:=IF(ABS([.B479])&gt;20;[.C478];[.C478]+1)" office:value-type="boolean" office:boolean-value="124" calcext:value-type="boolean">
            <text:p>TRUE</text:p>
          </table:table-cell>
          <table:table-cell table:formula="of:=IF(ABS([.B479])&gt;20;&quot;&quot;;[.B479])">
            <text:p/>
          </table:table-cell>
          <table:table-cell table:number-columns-repeated="2"/>
        </table:table-row>
        <table:table-row table:style-name="ro1">
          <table:table-cell office:value-type="float" office:value="267.1" calcext:value-type="float">
            <text:p>267.1</text:p>
          </table:table-cell>
          <table:table-cell office:value-type="float" office:value="-36.2" calcext:value-type="float">
            <text:p>-36.2</text:p>
          </table:table-cell>
          <table:table-cell table:formula="of:=IF(ABS([.B480])&gt;20;[.C479];[.C479]+1)" office:value-type="boolean" office:boolean-value="124" calcext:value-type="boolean">
            <text:p>TRUE</text:p>
          </table:table-cell>
          <table:table-cell table:formula="of:=IF(ABS([.B480])&gt;20;&quot;&quot;;[.B480])">
            <text:p/>
          </table:table-cell>
          <table:table-cell table:number-columns-repeated="2"/>
        </table:table-row>
        <table:table-row table:style-name="ro1">
          <table:table-cell office:value-type="float" office:value="266.9" calcext:value-type="float">
            <text:p>266.9</text:p>
          </table:table-cell>
          <table:table-cell office:value-type="float" office:value="-36.3" calcext:value-type="float">
            <text:p>-36.3</text:p>
          </table:table-cell>
          <table:table-cell table:formula="of:=IF(ABS([.B481])&gt;20;[.C480];[.C480]+1)" office:value-type="boolean" office:boolean-value="124" calcext:value-type="boolean">
            <text:p>TRUE</text:p>
          </table:table-cell>
          <table:table-cell table:formula="of:=IF(ABS([.B481])&gt;20;&quot;&quot;;[.B481])">
            <text:p/>
          </table:table-cell>
          <table:table-cell table:number-columns-repeated="2"/>
        </table:table-row>
        <table:table-row table:style-name="ro1">
          <table:table-cell office:value-type="float" office:value="4781.95" calcext:value-type="float">
            <text:p>4781.95</text:p>
          </table:table-cell>
          <table:table-cell office:value-type="float" office:value="2570" calcext:value-type="float">
            <text:p>2570</text:p>
          </table:table-cell>
          <table:table-cell table:formula="of:=IF(ABS([.B482])&gt;20;[.C481];[.C481]+1)" office:value-type="boolean" office:boolean-value="124" calcext:value-type="boolean">
            <text:p>TRUE</text:p>
          </table:table-cell>
          <table:table-cell table:formula="of:=IF(ABS([.B482])&gt;20;&quot;&quot;;[.B482])">
            <text:p/>
          </table:table-cell>
          <table:table-cell table:number-columns-repeated="2"/>
        </table:table-row>
        <table:table-row table:style-name="ro1">
          <table:table-cell office:value-type="float" office:value="11556.7" calcext:value-type="float">
            <text:p>11556.7</text:p>
          </table:table-cell>
          <table:table-cell office:value-type="float" office:value="6480.8" calcext:value-type="float">
            <text:p>6480.8</text:p>
          </table:table-cell>
          <table:table-cell table:formula="of:=IF(ABS([.B483])&gt;20;[.C482];[.C482]+1)" office:value-type="boolean" office:boolean-value="124" calcext:value-type="boolean">
            <text:p>TRUE</text:p>
          </table:table-cell>
          <table:table-cell table:formula="of:=IF(ABS([.B483])&gt;20;&quot;&quot;;[.B483])">
            <text:p/>
          </table:table-cell>
          <table:table-cell table:number-columns-repeated="2"/>
        </table:table-row>
        <table:table-row table:style-name="ro1">
          <table:table-cell office:value-type="float" office:value="4278.9" calcext:value-type="float">
            <text:p>4278.9</text:p>
          </table:table-cell>
          <table:table-cell office:value-type="float" office:value="2279.6" calcext:value-type="float">
            <text:p>2279.6</text:p>
          </table:table-cell>
          <table:table-cell table:formula="of:=IF(ABS([.B484])&gt;20;[.C483];[.C483]+1)" office:value-type="boolean" office:boolean-value="124" calcext:value-type="boolean">
            <text:p>TRUE</text:p>
          </table:table-cell>
          <table:table-cell table:formula="of:=IF(ABS([.B484])&gt;20;&quot;&quot;;[.B484])">
            <text:p/>
          </table:table-cell>
          <table:table-cell table:number-columns-repeated="2"/>
        </table:table-row>
        <table:table-row table:style-name="ro1">
          <table:table-cell office:value-type="float" office:value="351.75" calcext:value-type="float">
            <text:p>351.75</text:p>
          </table:table-cell>
          <table:table-cell office:value-type="float" office:value="12.6" calcext:value-type="float">
            <text:p>12.6</text:p>
          </table:table-cell>
          <table:table-cell table:formula="of:=IF(ABS([.B485])&gt;20;[.C484];[.C484]+1)" office:value-type="boolean" office:boolean-value="125" calcext:value-type="boolean">
            <text:p>TRUE</text:p>
          </table:table-cell>
          <table:table-cell table:formula="of:=IF(ABS([.B485])&gt;20;&quot;&quot;;[.B485])" office:value-type="float" office:value="12.6" calcext:value-type="float">
            <text:p>12.6</text:p>
          </table:table-cell>
          <table:table-cell table:number-columns-repeated="2"/>
        </table:table-row>
        <table:table-row table:style-name="ro1">
          <table:table-cell office:value-type="float" office:value="267.1" calcext:value-type="float">
            <text:p>267.1</text:p>
          </table:table-cell>
          <table:table-cell office:value-type="float" office:value="-36.2" calcext:value-type="float">
            <text:p>-36.2</text:p>
          </table:table-cell>
          <table:table-cell table:formula="of:=IF(ABS([.B486])&gt;20;[.C485];[.C485]+1)" office:value-type="boolean" office:boolean-value="125" calcext:value-type="boolean">
            <text:p>TRUE</text:p>
          </table:table-cell>
          <table:table-cell table:formula="of:=IF(ABS([.B486])&gt;20;&quot;&quot;;[.B486])">
            <text:p/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36.3" calcext:value-type="float">
            <text:p>-36.3</text:p>
          </table:table-cell>
          <table:table-cell table:formula="of:=IF(ABS([.B487])&gt;20;[.C486];[.C486]+1)" office:value-type="boolean" office:boolean-value="125" calcext:value-type="boolean">
            <text:p>TRUE</text:p>
          </table:table-cell>
          <table:table-cell table:formula="of:=IF(ABS([.B487])&gt;20;&quot;&quot;;[.B487])">
            <text:p/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36.3" calcext:value-type="float">
            <text:p>-36.3</text:p>
          </table:table-cell>
          <table:table-cell table:formula="of:=IF(ABS([.B488])&gt;20;[.C487];[.C487]+1)" office:value-type="boolean" office:boolean-value="125" calcext:value-type="boolean">
            <text:p>TRUE</text:p>
          </table:table-cell>
          <table:table-cell table:formula="of:=IF(ABS([.B488])&gt;20;&quot;&quot;;[.B488])">
            <text:p/>
          </table:table-cell>
          <table:table-cell table:number-columns-repeated="2"/>
        </table:table-row>
        <table:table-row table:style-name="ro1">
          <table:table-cell office:value-type="float" office:value="266.95" calcext:value-type="float">
            <text:p>266.95</text:p>
          </table:table-cell>
          <table:table-cell office:value-type="float" office:value="-36.3" calcext:value-type="float">
            <text:p>-36.3</text:p>
          </table:table-cell>
          <table:table-cell table:formula="of:=IF(ABS([.B489])&gt;20;[.C488];[.C488]+1)" office:value-type="boolean" office:boolean-value="125" calcext:value-type="boolean">
            <text:p>TRUE</text:p>
          </table:table-cell>
          <table:table-cell table:formula="of:=IF(ABS([.B489])&gt;20;&quot;&quot;;[.B489])">
            <text:p/>
          </table:table-cell>
          <table:table-cell table:number-columns-repeated="2"/>
        </table:table-row>
        <table:table-row table:style-name="ro1">
          <table:table-cell office:value-type="float" office:value="701.05" calcext:value-type="float">
            <text:p>701.05</text:p>
          </table:table-cell>
          <table:table-cell office:value-type="float" office:value="214.3" calcext:value-type="float">
            <text:p>214.3</text:p>
          </table:table-cell>
          <table:table-cell table:formula="of:=IF(ABS([.B490])&gt;20;[.C489];[.C489]+1)" office:value-type="boolean" office:boolean-value="125" calcext:value-type="boolean">
            <text:p>TRUE</text:p>
          </table:table-cell>
          <table:table-cell table:formula="of:=IF(ABS([.B490])&gt;20;&quot;&quot;;[.B490])">
            <text:p/>
          </table:table-cell>
          <table:table-cell table:number-columns-repeated="2"/>
        </table:table-row>
        <table:table-row table:style-name="ro1">
          <table:table-cell office:value-type="float" office:value="8181.55" calcext:value-type="float">
            <text:p>8181.55</text:p>
          </table:table-cell>
          <table:table-cell office:value-type="float" office:value="4532.5" calcext:value-type="float">
            <text:p>4532.5</text:p>
          </table:table-cell>
          <table:table-cell table:formula="of:=IF(ABS([.B491])&gt;20;[.C490];[.C490]+1)" office:value-type="boolean" office:boolean-value="125" calcext:value-type="boolean">
            <text:p>TRUE</text:p>
          </table:table-cell>
          <table:table-cell table:formula="of:=IF(ABS([.B491])&gt;20;&quot;&quot;;[.B491])">
            <text:p/>
          </table:table-cell>
          <table:table-cell table:number-columns-repeated="2"/>
        </table:table-row>
        <table:table-row table:style-name="ro1">
          <table:table-cell office:value-type="float" office:value="7462.65" calcext:value-type="float">
            <text:p>7462.65</text:p>
          </table:table-cell>
          <table:table-cell office:value-type="float" office:value="4117.5" calcext:value-type="float">
            <text:p>4117.5</text:p>
          </table:table-cell>
          <table:table-cell table:formula="of:=IF(ABS([.B492])&gt;20;[.C491];[.C491]+1)" office:value-type="boolean" office:boolean-value="125" calcext:value-type="boolean">
            <text:p>TRUE</text:p>
          </table:table-cell>
          <table:table-cell table:formula="of:=IF(ABS([.B492])&gt;20;&quot;&quot;;[.B492])">
            <text:p/>
          </table:table-cell>
          <table:table-cell table:number-columns-repeated="2"/>
        </table:table-row>
        <table:table-row table:style-name="ro1">
          <table:table-cell office:value-type="float" office:value="850.45" calcext:value-type="float">
            <text:p>850.45</text:p>
          </table:table-cell>
          <table:table-cell office:value-type="float" office:value="300.5" calcext:value-type="float">
            <text:p>300.5</text:p>
          </table:table-cell>
          <table:table-cell table:formula="of:=IF(ABS([.B493])&gt;20;[.C492];[.C492]+1)" office:value-type="boolean" office:boolean-value="125" calcext:value-type="boolean">
            <text:p>TRUE</text:p>
          </table:table-cell>
          <table:table-cell table:formula="of:=IF(ABS([.B493])&gt;20;&quot;&quot;;[.B493])">
            <text:p/>
          </table:table-cell>
          <table:table-cell table:number-columns-repeated="2"/>
        </table:table-row>
        <table:table-row table:style-name="ro1">
          <table:table-cell office:value-type="float" office:value="267.1" calcext:value-type="float">
            <text:p>267.1</text:p>
          </table:table-cell>
          <table:table-cell office:value-type="float" office:value="-36.2" calcext:value-type="float">
            <text:p>-36.2</text:p>
          </table:table-cell>
          <table:table-cell table:formula="of:=IF(ABS([.B494])&gt;20;[.C493];[.C493]+1)" office:value-type="boolean" office:boolean-value="125" calcext:value-type="boolean">
            <text:p>TRUE</text:p>
          </table:table-cell>
          <table:table-cell table:formula="of:=IF(ABS([.B494])&gt;20;&quot;&quot;;[.B494])">
            <text:p/>
          </table:table-cell>
          <table:table-cell table:number-columns-repeated="2"/>
        </table:table-row>
        <table:table-row table:style-name="ro1">
          <table:table-cell office:value-type="float" office:value="273.95" calcext:value-type="float">
            <text:p>273.95</text:p>
          </table:table-cell>
          <table:table-cell office:value-type="float" office:value="-32.3" calcext:value-type="float">
            <text:p>-32.3</text:p>
          </table:table-cell>
          <table:table-cell table:formula="of:=IF(ABS([.B495])&gt;20;[.C494];[.C494]+1)" office:value-type="boolean" office:boolean-value="125" calcext:value-type="boolean">
            <text:p>TRUE</text:p>
          </table:table-cell>
          <table:table-cell table:formula="of:=IF(ABS([.B495])&gt;20;&quot;&quot;;[.B495])">
            <text:p/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24.7" calcext:value-type="float">
            <text:p>-24.7</text:p>
          </table:table-cell>
          <table:table-cell table:formula="of:=IF(ABS([.B496])&gt;20;[.C495];[.C495]+1)" office:value-type="boolean" office:boolean-value="125" calcext:value-type="boolean">
            <text:p>TRUE</text:p>
          </table:table-cell>
          <table:table-cell table:formula="of:=IF(ABS([.B496])&gt;20;&quot;&quot;;[.B496])">
            <text:p/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22.4" calcext:value-type="float">
            <text:p>-22.4</text:p>
          </table:table-cell>
          <table:table-cell table:formula="of:=IF(ABS([.B497])&gt;20;[.C496];[.C496]+1)" office:value-type="boolean" office:boolean-value="125" calcext:value-type="boolean">
            <text:p>TRUE</text:p>
          </table:table-cell>
          <table:table-cell table:formula="of:=IF(ABS([.B497])&gt;20;&quot;&quot;;[.B497])">
            <text:p/>
          </table:table-cell>
          <table:table-cell table:number-columns-repeated="2"/>
        </table:table-row>
        <table:table-row table:style-name="ro1">
          <table:table-cell office:value-type="float" office:value="1468.2" calcext:value-type="float">
            <text:p>1468.2</text:p>
          </table:table-cell>
          <table:table-cell office:value-type="float" office:value="657.1" calcext:value-type="float">
            <text:p>657.1</text:p>
          </table:table-cell>
          <table:table-cell table:formula="of:=IF(ABS([.B498])&gt;20;[.C497];[.C497]+1)" office:value-type="boolean" office:boolean-value="125" calcext:value-type="boolean">
            <text:p>TRUE</text:p>
          </table:table-cell>
          <table:table-cell table:formula="of:=IF(ABS([.B498])&gt;20;&quot;&quot;;[.B498])">
            <text:p/>
          </table:table-cell>
          <table:table-cell table:number-columns-repeated="2"/>
        </table:table-row>
        <table:table-row table:style-name="ro1">
          <table:table-cell office:value-type="float" office:value="4171.15" calcext:value-type="float">
            <text:p>4171.15</text:p>
          </table:table-cell>
          <table:table-cell office:value-type="float" office:value="2217.4" calcext:value-type="float">
            <text:p>2217.4</text:p>
          </table:table-cell>
          <table:table-cell table:formula="of:=IF(ABS([.B499])&gt;20;[.C498];[.C498]+1)" office:value-type="boolean" office:boolean-value="125" calcext:value-type="boolean">
            <text:p>TRUE</text:p>
          </table:table-cell>
          <table:table-cell table:formula="of:=IF(ABS([.B499])&gt;20;&quot;&quot;;[.B499])">
            <text:p/>
          </table:table-cell>
          <table:table-cell table:number-columns-repeated="2"/>
        </table:table-row>
        <table:table-row table:style-name="ro1">
          <table:table-cell office:value-type="float" office:value="2500.95" calcext:value-type="float">
            <text:p>2500.95</text:p>
          </table:table-cell>
          <table:table-cell office:value-type="float" office:value="1253.3" calcext:value-type="float">
            <text:p>1253.3</text:p>
          </table:table-cell>
          <table:table-cell table:formula="of:=IF(ABS([.B500])&gt;20;[.C499];[.C499]+1)" office:value-type="boolean" office:boolean-value="125" calcext:value-type="boolean">
            <text:p>TRUE</text:p>
          </table:table-cell>
          <table:table-cell table:formula="of:=IF(ABS([.B500])&gt;20;&quot;&quot;;[.B500])">
            <text:p/>
          </table:table-cell>
          <table:table-cell table:number-columns-repeated="2"/>
        </table:table-row>
        <table:table-row table:style-name="ro1">
          <table:table-cell office:value-type="float" office:value="276.1" calcext:value-type="float">
            <text:p>276.1</text:p>
          </table:table-cell>
          <table:table-cell office:value-type="float" office:value="-31" calcext:value-type="float">
            <text:p>-31</text:p>
          </table:table-cell>
          <table:table-cell table:formula="of:=IF(ABS([.B501])&gt;20;[.C500];[.C500]+1)" office:value-type="boolean" office:boolean-value="125" calcext:value-type="boolean">
            <text:p>TRUE</text:p>
          </table:table-cell>
          <table:table-cell table:formula="of:=IF(ABS([.B501])&gt;20;&quot;&quot;;[.B501])">
            <text:p/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31.1" calcext:value-type="float">
            <text:p>-31.1</text:p>
          </table:table-cell>
          <table:table-cell table:formula="of:=IF(ABS([.B502])&gt;20;[.C501];[.C501]+1)" office:value-type="boolean" office:boolean-value="125" calcext:value-type="boolean">
            <text:p>TRUE</text:p>
          </table:table-cell>
          <table:table-cell table:formula="of:=IF(ABS([.B502])&gt;20;&quot;&quot;;[.B502])">
            <text:p/>
          </table:table-cell>
          <table:table-cell table:number-columns-repeated="2"/>
        </table:table-row>
        <table:table-row table:style-name="ro1">
          <table:table-cell office:value-type="float" office:value="284.6" calcext:value-type="float">
            <text:p>284.6</text:p>
          </table:table-cell>
          <table:table-cell office:value-type="float" office:value="-26.1" calcext:value-type="float">
            <text:p>-26.1</text:p>
          </table:table-cell>
          <table:table-cell table:formula="of:=IF(ABS([.B503])&gt;20;[.C502];[.C502]+1)" office:value-type="boolean" office:boolean-value="125" calcext:value-type="boolean">
            <text:p>TRUE</text:p>
          </table:table-cell>
          <table:table-cell table:formula="of:=IF(ABS([.B503])&gt;20;&quot;&quot;;[.B503])">
            <text:p/>
          </table:table-cell>
          <table:table-cell table:number-columns-repeated="2"/>
        </table:table-row>
        <table:table-row table:style-name="ro1">
          <table:table-cell office:value-type="float" office:value="285.95" calcext:value-type="float">
            <text:p>285.95</text:p>
          </table:table-cell>
          <table:table-cell office:value-type="float" office:value="-25.3" calcext:value-type="float">
            <text:p>-25.3</text:p>
          </table:table-cell>
          <table:table-cell table:formula="of:=IF(ABS([.B504])&gt;20;[.C503];[.C503]+1)" office:value-type="boolean" office:boolean-value="125" calcext:value-type="boolean">
            <text:p>TRUE</text:p>
          </table:table-cell>
          <table:table-cell table:formula="of:=IF(ABS([.B504])&gt;20;&quot;&quot;;[.B504])">
            <text:p/>
          </table:table-cell>
          <table:table-cell table:number-columns-repeated="2"/>
        </table:table-row>
        <table:table-row table:style-name="ro1">
          <table:table-cell office:value-type="float" office:value="285.65" calcext:value-type="float">
            <text:p>285.65</text:p>
          </table:table-cell>
          <table:table-cell office:value-type="float" office:value="-25.5" calcext:value-type="float">
            <text:p>-25.5</text:p>
          </table:table-cell>
          <table:table-cell table:formula="of:=IF(ABS([.B505])&gt;20;[.C504];[.C504]+1)" office:value-type="boolean" office:boolean-value="125" calcext:value-type="boolean">
            <text:p>TRUE</text:p>
          </table:table-cell>
          <table:table-cell table:formula="of:=IF(ABS([.B505])&gt;20;&quot;&quot;;[.B505])">
            <text:p/>
          </table:table-cell>
          <table:table-cell table:number-columns-repeated="2"/>
        </table:table-row>
        <table:table-row table:style-name="ro1">
          <table:table-cell office:value-type="float" office:value="286.1" calcext:value-type="float">
            <text:p>286.1</text:p>
          </table:table-cell>
          <table:table-cell office:value-type="float" office:value="-25.3" calcext:value-type="float">
            <text:p>-25.3</text:p>
          </table:table-cell>
          <table:table-cell table:formula="of:=IF(ABS([.B506])&gt;20;[.C505];[.C505]+1)" office:value-type="boolean" office:boolean-value="125" calcext:value-type="boolean">
            <text:p>TRUE</text:p>
          </table:table-cell>
          <table:table-cell table:formula="of:=IF(ABS([.B506])&gt;20;&quot;&quot;;[.B506])">
            <text:p/>
          </table:table-cell>
          <table:table-cell table:number-columns-repeated="2"/>
        </table:table-row>
        <table:table-row table:style-name="ro1">
          <table:table-cell office:value-type="float" office:value="3414.1" calcext:value-type="float">
            <text:p>3414.1</text:p>
          </table:table-cell>
          <table:table-cell office:value-type="float" office:value="1780.4" calcext:value-type="float">
            <text:p>1780.4</text:p>
          </table:table-cell>
          <table:table-cell table:formula="of:=IF(ABS([.B507])&gt;20;[.C506];[.C506]+1)" office:value-type="boolean" office:boolean-value="125" calcext:value-type="boolean">
            <text:p>TRUE</text:p>
          </table:table-cell>
          <table:table-cell table:formula="of:=IF(ABS([.B507])&gt;20;&quot;&quot;;[.B507])">
            <text:p/>
          </table:table-cell>
          <table:table-cell table:number-columns-repeated="2"/>
        </table:table-row>
        <table:table-row table:style-name="ro1">
          <table:table-cell office:value-type="float" office:value="6899.45" calcext:value-type="float">
            <text:p>6899.45</text:p>
          </table:table-cell>
          <table:table-cell office:value-type="float" office:value="3792.4" calcext:value-type="float">
            <text:p>3792.4</text:p>
          </table:table-cell>
          <table:table-cell table:formula="of:=IF(ABS([.B508])&gt;20;[.C507];[.C507]+1)" office:value-type="boolean" office:boolean-value="125" calcext:value-type="boolean">
            <text:p>TRUE</text:p>
          </table:table-cell>
          <table:table-cell table:formula="of:=IF(ABS([.B508])&gt;20;&quot;&quot;;[.B508])">
            <text:p/>
          </table:table-cell>
          <table:table-cell table:number-columns-repeated="2"/>
        </table:table-row>
        <table:table-row table:style-name="ro1">
          <table:table-cell office:value-type="float" office:value="3564.65" calcext:value-type="float">
            <text:p>3564.65</text:p>
          </table:table-cell>
          <table:table-cell office:value-type="float" office:value="1867.3" calcext:value-type="float">
            <text:p>1867.3</text:p>
          </table:table-cell>
          <table:table-cell table:formula="of:=IF(ABS([.B509])&gt;20;[.C508];[.C508]+1)" office:value-type="boolean" office:boolean-value="125" calcext:value-type="boolean">
            <text:p>TRUE</text:p>
          </table:table-cell>
          <table:table-cell table:formula="of:=IF(ABS([.B509])&gt;20;&quot;&quot;;[.B509])">
            <text:p/>
          </table:table-cell>
          <table:table-cell table:number-columns-repeated="2"/>
        </table:table-row>
        <table:table-row table:style-name="ro1">
          <table:table-cell office:value-type="float" office:value="326.6" calcext:value-type="float">
            <text:p>326.6</text:p>
          </table:table-cell>
          <table:table-cell office:value-type="float" office:value="-1.9" calcext:value-type="float">
            <text:p>-1.9</text:p>
          </table:table-cell>
          <table:table-cell table:formula="of:=IF(ABS([.B510])&gt;20;[.C509];[.C509]+1)" office:value-type="boolean" office:boolean-value="126" calcext:value-type="boolean">
            <text:p>TRUE</text:p>
          </table:table-cell>
          <table:table-cell table:formula="of:=IF(ABS([.B510])&gt;20;&quot;&quot;;[.B510])" office:value-type="float" office:value="-1.9" calcext:value-type="float">
            <text:p>-1.9</text:p>
          </table:table-cell>
          <table:table-cell table:number-columns-repeated="2"/>
        </table:table-row>
        <table:table-row table:style-name="ro1">
          <table:table-cell office:value-type="float" office:value="293.2" calcext:value-type="float">
            <text:p>293.2</text:p>
          </table:table-cell>
          <table:table-cell office:value-type="float" office:value="-21.2" calcext:value-type="float">
            <text:p>-21.2</text:p>
          </table:table-cell>
          <table:table-cell table:formula="of:=IF(ABS([.B511])&gt;20;[.C510];[.C510]+1)" office:value-type="boolean" office:boolean-value="126" calcext:value-type="boolean">
            <text:p>TRUE</text:p>
          </table:table-cell>
          <table:table-cell table:formula="of:=IF(ABS([.B511])&gt;20;&quot;&quot;;[.B511])">
            <text:p/>
          </table:table-cell>
          <table:table-cell table:number-columns-repeated="2"/>
        </table:table-row>
        <table:table-row table:style-name="ro1">
          <table:table-cell office:value-type="float" office:value="294.2" calcext:value-type="float">
            <text:p>294.2</text:p>
          </table:table-cell>
          <table:table-cell office:value-type="float" office:value="-20.6" calcext:value-type="float">
            <text:p>-20.6</text:p>
          </table:table-cell>
          <table:table-cell table:formula="of:=IF(ABS([.B512])&gt;20;[.C511];[.C511]+1)" office:value-type="boolean" office:boolean-value="126" calcext:value-type="boolean">
            <text:p>TRUE</text:p>
          </table:table-cell>
          <table:table-cell table:formula="of:=IF(ABS([.B512])&gt;20;&quot;&quot;;[.B512])">
            <text:p/>
          </table:table-cell>
          <table:table-cell table:number-columns-repeated="2"/>
        </table:table-row>
        <table:table-row table:style-name="ro1">
          <table:table-cell office:value-type="float" office:value="294.3" calcext:value-type="float">
            <text:p>294.3</text:p>
          </table:table-cell>
          <table:table-cell office:value-type="float" office:value="-20.5" calcext:value-type="float">
            <text:p>-20.5</text:p>
          </table:table-cell>
          <table:table-cell table:formula="of:=IF(ABS([.B513])&gt;20;[.C512];[.C512]+1)" office:value-type="boolean" office:boolean-value="126" calcext:value-type="boolean">
            <text:p>TRUE</text:p>
          </table:table-cell>
          <table:table-cell table:formula="of:=IF(ABS([.B513])&gt;20;&quot;&quot;;[.B513])">
            <text:p/>
          </table:table-cell>
          <table:table-cell table:number-columns-repeated="2"/>
        </table:table-row>
        <table:table-row table:style-name="ro1">
          <table:table-cell office:value-type="float" office:value="311.45" calcext:value-type="float">
            <text:p>311.45</text:p>
          </table:table-cell>
          <table:table-cell office:value-type="float" office:value="-10.6" calcext:value-type="float">
            <text:p>-10.6</text:p>
          </table:table-cell>
          <table:table-cell table:formula="of:=IF(ABS([.B514])&gt;20;[.C513];[.C513]+1)" office:value-type="boolean" office:boolean-value="127" calcext:value-type="boolean">
            <text:p>TRUE</text:p>
          </table:table-cell>
          <table:table-cell table:formula="of:=IF(ABS([.B514])&gt;20;&quot;&quot;;[.B514])" office:value-type="float" office:value="-10.6" calcext:value-type="float">
            <text:p>-10.6</text:p>
          </table:table-cell>
          <table:table-cell table:number-columns-repeated="2"/>
        </table:table-row>
        <table:table-row table:style-name="ro1">
          <table:table-cell office:value-type="float" office:value="4406.7" calcext:value-type="float">
            <text:p>4406.7</text:p>
          </table:table-cell>
          <table:table-cell office:value-type="float" office:value="2353.4" calcext:value-type="float">
            <text:p>2353.4</text:p>
          </table:table-cell>
          <table:table-cell table:formula="of:=IF(ABS([.B515])&gt;20;[.C514];[.C514]+1)" office:value-type="boolean" office:boolean-value="127" calcext:value-type="boolean">
            <text:p>TRUE</text:p>
          </table:table-cell>
          <table:table-cell table:formula="of:=IF(ABS([.B515])&gt;20;&quot;&quot;;[.B515])">
            <text:p/>
          </table:table-cell>
          <table:table-cell table:number-columns-repeated="2"/>
        </table:table-row>
        <table:table-row table:style-name="ro1">
          <table:table-cell office:value-type="float" office:value="5668.6" calcext:value-type="float">
            <text:p>5668.6</text:p>
          </table:table-cell>
          <table:table-cell office:value-type="float" office:value="3081.8" calcext:value-type="float">
            <text:p>3081.8</text:p>
          </table:table-cell>
          <table:table-cell table:formula="of:=IF(ABS([.B516])&gt;20;[.C515];[.C515]+1)" office:value-type="boolean" office:boolean-value="127" calcext:value-type="boolean">
            <text:p>TRUE</text:p>
          </table:table-cell>
          <table:table-cell table:formula="of:=IF(ABS([.B516])&gt;20;&quot;&quot;;[.B516])">
            <text:p/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16" calcext:value-type="float">
            <text:p>216</text:p>
          </table:table-cell>
          <table:table-cell table:formula="of:=IF(ABS([.B517])&gt;20;[.C516];[.C516]+1)" office:value-type="boolean" office:boolean-value="127" calcext:value-type="boolean">
            <text:p>TRUE</text:p>
          </table:table-cell>
          <table:table-cell table:formula="of:=IF(ABS([.B517])&gt;20;&quot;&quot;;[.B517])">
            <text:p/>
          </table:table-cell>
          <table:table-cell table:number-columns-repeated="2"/>
        </table:table-row>
        <table:table-row table:style-name="ro1">
          <table:table-cell office:value-type="float" office:value="282.75" calcext:value-type="float">
            <text:p>282.75</text:p>
          </table:table-cell>
          <table:table-cell office:value-type="float" office:value="-27.2" calcext:value-type="float">
            <text:p>-27.2</text:p>
          </table:table-cell>
          <table:table-cell table:formula="of:=IF(ABS([.B518])&gt;20;[.C517];[.C517]+1)" office:value-type="boolean" office:boolean-value="127" calcext:value-type="boolean">
            <text:p>TRUE</text:p>
          </table:table-cell>
          <table:table-cell table:formula="of:=IF(ABS([.B518])&gt;20;&quot;&quot;;[.B518])">
            <text:p/>
          </table:table-cell>
          <table:table-cell table:number-columns-repeated="2"/>
        </table:table-row>
        <table:table-row table:style-name="ro1">
          <table:table-cell office:value-type="float" office:value="287.25" calcext:value-type="float">
            <text:p>287.25</text:p>
          </table:table-cell>
          <table:table-cell office:value-type="float" office:value="-24.6" calcext:value-type="float">
            <text:p>-24.6</text:p>
          </table:table-cell>
          <table:table-cell table:formula="of:=IF(ABS([.B519])&gt;20;[.C518];[.C518]+1)" office:value-type="boolean" office:boolean-value="127" calcext:value-type="boolean">
            <text:p>TRUE</text:p>
          </table:table-cell>
          <table:table-cell table:formula="of:=IF(ABS([.B519])&gt;20;&quot;&quot;;[.B519])">
            <text:p/>
          </table:table-cell>
          <table:table-cell table:number-columns-repeated="2"/>
        </table:table-row>
        <table:table-row table:style-name="ro1">
          <table:table-cell office:value-type="float" office:value="287.1" calcext:value-type="float">
            <text:p>287.1</text:p>
          </table:table-cell>
          <table:table-cell office:value-type="float" office:value="-24.7" calcext:value-type="float">
            <text:p>-24.7</text:p>
          </table:table-cell>
          <table:table-cell table:formula="of:=IF(ABS([.B520])&gt;20;[.C519];[.C519]+1)" office:value-type="boolean" office:boolean-value="127" calcext:value-type="boolean">
            <text:p>TRUE</text:p>
          </table:table-cell>
          <table:table-cell table:formula="of:=IF(ABS([.B520])&gt;20;&quot;&quot;;[.B520])">
            <text:p/>
          </table:table-cell>
          <table:table-cell table:number-columns-repeated="2"/>
        </table:table-row>
        <table:table-row table:style-name="ro1">
          <table:table-cell office:value-type="float" office:value="287.1" calcext:value-type="float">
            <text:p>287.1</text:p>
          </table:table-cell>
          <table:table-cell office:value-type="float" office:value="-24.7" calcext:value-type="float">
            <text:p>-24.7</text:p>
          </table:table-cell>
          <table:table-cell table:formula="of:=IF(ABS([.B521])&gt;20;[.C520];[.C520]+1)" office:value-type="boolean" office:boolean-value="127" calcext:value-type="boolean">
            <text:p>TRUE</text:p>
          </table:table-cell>
          <table:table-cell table:formula="of:=IF(ABS([.B521])&gt;20;&quot;&quot;;[.B521])">
            <text:p/>
          </table:table-cell>
          <table:table-cell table:number-columns-repeated="2"/>
        </table:table-row>
        <table:table-row table:style-name="ro1">
          <table:table-cell office:value-type="float" office:value="287.2" calcext:value-type="float">
            <text:p>287.2</text:p>
          </table:table-cell>
          <table:table-cell office:value-type="float" office:value="-24.6" calcext:value-type="float">
            <text:p>-24.6</text:p>
          </table:table-cell>
          <table:table-cell table:formula="of:=IF(ABS([.B522])&gt;20;[.C521];[.C521]+1)" office:value-type="boolean" office:boolean-value="127" calcext:value-type="boolean">
            <text:p>TRUE</text:p>
          </table:table-cell>
          <table:table-cell table:formula="of:=IF(ABS([.B522])&gt;20;&quot;&quot;;[.B522])">
            <text:p/>
          </table:table-cell>
          <table:table-cell table:number-columns-repeated="2"/>
        </table:table-row>
        <table:table-row table:style-name="ro1">
          <table:table-cell office:value-type="float" office:value="2342.45" calcext:value-type="float">
            <text:p>2342.45</text:p>
          </table:table-cell>
          <table:table-cell office:value-type="float" office:value="1161.8" calcext:value-type="float">
            <text:p>1161.8</text:p>
          </table:table-cell>
          <table:table-cell table:formula="of:=IF(ABS([.B523])&gt;20;[.C522];[.C522]+1)" office:value-type="boolean" office:boolean-value="127" calcext:value-type="boolean">
            <text:p>TRUE</text:p>
          </table:table-cell>
          <table:table-cell table:formula="of:=IF(ABS([.B523])&gt;20;&quot;&quot;;[.B523])">
            <text:p/>
          </table:table-cell>
          <table:table-cell table:number-columns-repeated="2"/>
        </table:table-row>
        <table:table-row table:style-name="ro1">
          <table:table-cell office:value-type="float" office:value="7108.2" calcext:value-type="float">
            <text:p>7108.2</text:p>
          </table:table-cell>
          <table:table-cell office:value-type="float" office:value="3912.9" calcext:value-type="float">
            <text:p>3912.9</text:p>
          </table:table-cell>
          <table:table-cell table:formula="of:=IF(ABS([.B524])&gt;20;[.C523];[.C523]+1)" office:value-type="boolean" office:boolean-value="127" calcext:value-type="boolean">
            <text:p>TRUE</text:p>
          </table:table-cell>
          <table:table-cell table:formula="of:=IF(ABS([.B524])&gt;20;&quot;&quot;;[.B524])">
            <text:p/>
          </table:table-cell>
          <table:table-cell table:number-columns-repeated="2"/>
        </table:table-row>
        <table:table-row table:style-name="ro1">
          <table:table-cell office:value-type="float" office:value="2772.4" calcext:value-type="float">
            <text:p>2772.4</text:p>
          </table:table-cell>
          <table:table-cell office:value-type="float" office:value="1410" calcext:value-type="float">
            <text:p>1410</text:p>
          </table:table-cell>
          <table:table-cell table:formula="of:=IF(ABS([.B525])&gt;20;[.C524];[.C524]+1)" office:value-type="boolean" office:boolean-value="127" calcext:value-type="boolean">
            <text:p>TRUE</text:p>
          </table:table-cell>
          <table:table-cell table:formula="of:=IF(ABS([.B525])&gt;20;&quot;&quot;;[.B525])">
            <text:p/>
          </table:table-cell>
          <table:table-cell table:number-columns-repeated="2"/>
        </table:table-row>
        <table:table-row table:style-name="ro1">
          <table:table-cell office:value-type="float" office:value="286.55" calcext:value-type="float">
            <text:p>286.55</text:p>
          </table:table-cell>
          <table:table-cell office:value-type="float" office:value="-25" calcext:value-type="float">
            <text:p>-25</text:p>
          </table:table-cell>
          <table:table-cell table:formula="of:=IF(ABS([.B526])&gt;20;[.C525];[.C525]+1)" office:value-type="boolean" office:boolean-value="127" calcext:value-type="boolean">
            <text:p>TRUE</text:p>
          </table:table-cell>
          <table:table-cell table:formula="of:=IF(ABS([.B526])&gt;20;&quot;&quot;;[.B526])">
            <text:p/>
          </table:table-cell>
          <table:table-cell table:number-columns-repeated="2"/>
        </table:table-row>
        <table:table-row table:style-name="ro1">
          <table:table-cell office:value-type="float" office:value="290.9" calcext:value-type="float">
            <text:p>290.9</text:p>
          </table:table-cell>
          <table:table-cell office:value-type="float" office:value="-22.5" calcext:value-type="float">
            <text:p>-22.5</text:p>
          </table:table-cell>
          <table:table-cell table:formula="of:=IF(ABS([.B527])&gt;20;[.C526];[.C526]+1)" office:value-type="boolean" office:boolean-value="127" calcext:value-type="boolean">
            <text:p>TRUE</text:p>
          </table:table-cell>
          <table:table-cell table:formula="of:=IF(ABS([.B527])&gt;20;&quot;&quot;;[.B527])">
            <text:p/>
          </table:table-cell>
          <table:table-cell table:number-columns-repeated="2"/>
        </table:table-row>
        <table:table-row table:style-name="ro1">
          <table:table-cell office:value-type="float" office:value="290.9" calcext:value-type="float">
            <text:p>290.9</text:p>
          </table:table-cell>
          <table:table-cell office:value-type="float" office:value="-22.5" calcext:value-type="float">
            <text:p>-22.5</text:p>
          </table:table-cell>
          <table:table-cell table:formula="of:=IF(ABS([.B528])&gt;20;[.C527];[.C527]+1)" office:value-type="boolean" office:boolean-value="127" calcext:value-type="boolean">
            <text:p>TRUE</text:p>
          </table:table-cell>
          <table:table-cell table:formula="of:=IF(ABS([.B528])&gt;20;&quot;&quot;;[.B528])">
            <text:p/>
          </table:table-cell>
          <table:table-cell table:number-columns-repeated="2"/>
        </table:table-row>
        <table:table-row table:style-name="ro1">
          <table:table-cell office:value-type="float" office:value="290.95" calcext:value-type="float">
            <text:p>290.95</text:p>
          </table:table-cell>
          <table:table-cell office:value-type="float" office:value="-22.5" calcext:value-type="float">
            <text:p>-22.5</text:p>
          </table:table-cell>
          <table:table-cell table:formula="of:=IF(ABS([.B529])&gt;20;[.C528];[.C528]+1)" office:value-type="boolean" office:boolean-value="127" calcext:value-type="boolean">
            <text:p>TRUE</text:p>
          </table:table-cell>
          <table:table-cell table:formula="of:=IF(ABS([.B529])&gt;20;&quot;&quot;;[.B529])">
            <text:p/>
          </table:table-cell>
          <table:table-cell table:number-columns-repeated="2"/>
        </table:table-row>
        <table:table-row table:style-name="ro1">
          <table:table-cell office:value-type="float" office:value="297.25" calcext:value-type="float">
            <text:p>297.25</text:p>
          </table:table-cell>
          <table:table-cell office:value-type="float" office:value="-18.8" calcext:value-type="float">
            <text:p>-18.8</text:p>
          </table:table-cell>
          <table:table-cell table:formula="of:=IF(ABS([.B530])&gt;20;[.C529];[.C529]+1)" office:value-type="boolean" office:boolean-value="128" calcext:value-type="boolean">
            <text:p>TRUE</text:p>
          </table:table-cell>
          <table:table-cell table:formula="of:=IF(ABS([.B530])&gt;20;&quot;&quot;;[.B530])" office:value-type="float" office:value="-18.8" calcext:value-type="float">
            <text:p>-18.8</text:p>
          </table:table-cell>
          <table:table-cell table:number-columns-repeated="2"/>
        </table:table-row>
        <table:table-row table:style-name="ro1">
          <table:table-cell office:value-type="float" office:value="4592.6" calcext:value-type="float">
            <text:p>4592.6</text:p>
          </table:table-cell>
          <table:table-cell office:value-type="float" office:value="2460.7" calcext:value-type="float">
            <text:p>2460.7</text:p>
          </table:table-cell>
          <table:table-cell table:formula="of:=IF(ABS([.B531])&gt;20;[.C530];[.C530]+1)" office:value-type="boolean" office:boolean-value="128" calcext:value-type="boolean">
            <text:p>TRUE</text:p>
          </table:table-cell>
          <table:table-cell table:formula="of:=IF(ABS([.B531])&gt;20;&quot;&quot;;[.B531])">
            <text:p/>
          </table:table-cell>
          <table:table-cell table:number-columns-repeated="2"/>
        </table:table-row>
        <table:table-row table:style-name="ro1">
          <table:table-cell office:value-type="float" office:value="8693.85" calcext:value-type="float">
            <text:p>8693.85</text:p>
          </table:table-cell>
          <table:table-cell office:value-type="float" office:value="4828.2" calcext:value-type="float">
            <text:p>4828.2</text:p>
          </table:table-cell>
          <table:table-cell table:formula="of:=IF(ABS([.B532])&gt;20;[.C531];[.C531]+1)" office:value-type="boolean" office:boolean-value="128" calcext:value-type="boolean">
            <text:p>TRUE</text:p>
          </table:table-cell>
          <table:table-cell table:formula="of:=IF(ABS([.B532])&gt;20;&quot;&quot;;[.B532])">
            <text:p/>
          </table:table-cell>
          <table:table-cell table:number-columns-repeated="2"/>
        </table:table-row>
        <table:table-row table:style-name="ro1">
          <table:table-cell office:value-type="float" office:value="2387.4" calcext:value-type="float">
            <text:p>2387.4</text:p>
          </table:table-cell>
          <table:table-cell office:value-type="float" office:value="1187.7" calcext:value-type="float">
            <text:p>1187.7</text:p>
          </table:table-cell>
          <table:table-cell table:formula="of:=IF(ABS([.B533])&gt;20;[.C532];[.C532]+1)" office:value-type="boolean" office:boolean-value="128" calcext:value-type="boolean">
            <text:p>TRUE</text:p>
          </table:table-cell>
          <table:table-cell table:formula="of:=IF(ABS([.B533])&gt;20;&quot;&quot;;[.B533])">
            <text:p/>
          </table:table-cell>
          <table:table-cell table:number-columns-repeated="2"/>
        </table:table-row>
        <table:table-row table:style-name="ro1">
          <table:table-cell office:value-type="float" office:value="290.05" calcext:value-type="float">
            <text:p>290.05</text:p>
          </table:table-cell>
          <table:table-cell office:value-type="float" office:value="-23" calcext:value-type="float">
            <text:p>-23</text:p>
          </table:table-cell>
          <table:table-cell table:formula="of:=IF(ABS([.B534])&gt;20;[.C533];[.C533]+1)" office:value-type="boolean" office:boolean-value="128" calcext:value-type="boolean">
            <text:p>TRUE</text:p>
          </table:table-cell>
          <table:table-cell table:formula="of:=IF(ABS([.B534])&gt;20;&quot;&quot;;[.B534])">
            <text:p/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23" calcext:value-type="float">
            <text:p>-23</text:p>
          </table:table-cell>
          <table:table-cell table:formula="of:=IF(ABS([.B535])&gt;20;[.C534];[.C534]+1)" office:value-type="boolean" office:boolean-value="128" calcext:value-type="boolean">
            <text:p>TRUE</text:p>
          </table:table-cell>
          <table:table-cell table:formula="of:=IF(ABS([.B535])&gt;20;&quot;&quot;;[.B535])">
            <text:p/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23" calcext:value-type="float">
            <text:p>-23</text:p>
          </table:table-cell>
          <table:table-cell table:formula="of:=IF(ABS([.B536])&gt;20;[.C535];[.C535]+1)" office:value-type="boolean" office:boolean-value="128" calcext:value-type="boolean">
            <text:p>TRUE</text:p>
          </table:table-cell>
          <table:table-cell table:formula="of:=IF(ABS([.B536])&gt;20;&quot;&quot;;[.B536])">
            <text:p/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23" calcext:value-type="float">
            <text:p>-23</text:p>
          </table:table-cell>
          <table:table-cell table:formula="of:=IF(ABS([.B537])&gt;20;[.C536];[.C536]+1)" office:value-type="boolean" office:boolean-value="128" calcext:value-type="boolean">
            <text:p>TRUE</text:p>
          </table:table-cell>
          <table:table-cell table:formula="of:=IF(ABS([.B537])&gt;20;&quot;&quot;;[.B537])">
            <text:p/>
          </table:table-cell>
          <table:table-cell table:number-columns-repeated="2"/>
        </table:table-row>
        <table:table-row table:style-name="ro1">
          <table:table-cell office:value-type="float" office:value="5003.15" calcext:value-type="float">
            <text:p>5003.15</text:p>
          </table:table-cell>
          <table:table-cell office:value-type="float" office:value="2697.7" calcext:value-type="float">
            <text:p>2697.7</text:p>
          </table:table-cell>
          <table:table-cell table:formula="of:=IF(ABS([.B538])&gt;20;[.C537];[.C537]+1)" office:value-type="boolean" office:boolean-value="128" calcext:value-type="boolean">
            <text:p>TRUE</text:p>
          </table:table-cell>
          <table:table-cell table:formula="of:=IF(ABS([.B538])&gt;20;&quot;&quot;;[.B538])">
            <text:p/>
          </table:table-cell>
          <table:table-cell table:number-columns-repeated="2"/>
        </table:table-row>
        <table:table-row table:style-name="ro1">
          <table:table-cell office:value-type="float" office:value="9866.55" calcext:value-type="float">
            <text:p>9866.55</text:p>
          </table:table-cell>
          <table:table-cell office:value-type="float" office:value="5505.2" calcext:value-type="float">
            <text:p>5505.2</text:p>
          </table:table-cell>
          <table:table-cell table:formula="of:=IF(ABS([.B539])&gt;20;[.C538];[.C538]+1)" office:value-type="boolean" office:boolean-value="128" calcext:value-type="boolean">
            <text:p>TRUE</text:p>
          </table:table-cell>
          <table:table-cell table:formula="of:=IF(ABS([.B539])&gt;20;&quot;&quot;;[.B539])">
            <text:p/>
          </table:table-cell>
          <table:table-cell table:number-columns-repeated="2"/>
        </table:table-row>
        <table:table-row table:style-name="ro1">
          <table:table-cell office:value-type="float" office:value="9870.3" calcext:value-type="float">
            <text:p>9870.3</text:p>
          </table:table-cell>
          <table:table-cell office:value-type="float" office:value="5507.3" calcext:value-type="float">
            <text:p>5507.3</text:p>
          </table:table-cell>
          <table:table-cell table:formula="of:=IF(ABS([.B540])&gt;20;[.C539];[.C539]+1)" office:value-type="boolean" office:boolean-value="128" calcext:value-type="boolean">
            <text:p>TRUE</text:p>
          </table:table-cell>
          <table:table-cell table:formula="of:=IF(ABS([.B540])&gt;20;&quot;&quot;;[.B540])">
            <text:p/>
          </table:table-cell>
          <table:table-cell table:number-columns-repeated="2"/>
        </table:table-row>
        <table:table-row table:style-name="ro1">
          <table:table-cell office:value-type="float" office:value="5026.1" calcext:value-type="float">
            <text:p>5026.1</text:p>
          </table:table-cell>
          <table:table-cell office:value-type="float" office:value="2711" calcext:value-type="float">
            <text:p>2711</text:p>
          </table:table-cell>
          <table:table-cell table:formula="of:=IF(ABS([.B541])&gt;20;[.C540];[.C540]+1)" office:value-type="boolean" office:boolean-value="128" calcext:value-type="boolean">
            <text:p>TRUE</text:p>
          </table:table-cell>
          <table:table-cell table:formula="of:=IF(ABS([.B541])&gt;20;&quot;&quot;;[.B541])">
            <text:p/>
          </table:table-cell>
          <table:table-cell table:number-columns-repeated="2"/>
        </table:table-row>
        <table:table-row table:style-name="ro1">
          <table:table-cell office:value-type="float" office:value="281.7" calcext:value-type="float">
            <text:p>281.7</text:p>
          </table:table-cell>
          <table:table-cell office:value-type="float" office:value="-27.8" calcext:value-type="float">
            <text:p>-27.8</text:p>
          </table:table-cell>
          <table:table-cell table:formula="of:=IF(ABS([.B542])&gt;20;[.C541];[.C541]+1)" office:value-type="boolean" office:boolean-value="128" calcext:value-type="boolean">
            <text:p>TRUE</text:p>
          </table:table-cell>
          <table:table-cell table:formula="of:=IF(ABS([.B542])&gt;20;&quot;&quot;;[.B542])">
            <text:p/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28.2" calcext:value-type="float">
            <text:p>-28.2</text:p>
          </table:table-cell>
          <table:table-cell table:formula="of:=IF(ABS([.B543])&gt;20;[.C542];[.C542]+1)" office:value-type="boolean" office:boolean-value="128" calcext:value-type="boolean">
            <text:p>TRUE</text:p>
          </table:table-cell>
          <table:table-cell table:formula="of:=IF(ABS([.B543])&gt;20;&quot;&quot;;[.B543])">
            <text:p/>
          </table:table-cell>
          <table:table-cell table:number-columns-repeated="2"/>
        </table:table-row>
        <table:table-row table:style-name="ro1">
          <table:table-cell office:value-type="float" office:value="280.8" calcext:value-type="float">
            <text:p>280.8</text:p>
          </table:table-cell>
          <table:table-cell office:value-type="float" office:value="-28.3" calcext:value-type="float">
            <text:p>-28.3</text:p>
          </table:table-cell>
          <table:table-cell table:formula="of:=IF(ABS([.B544])&gt;20;[.C543];[.C543]+1)" office:value-type="boolean" office:boolean-value="128" calcext:value-type="boolean">
            <text:p>TRUE</text:p>
          </table:table-cell>
          <table:table-cell table:formula="of:=IF(ABS([.B544])&gt;20;&quot;&quot;;[.B544])">
            <text:p/>
          </table:table-cell>
          <table:table-cell table:number-columns-repeated="2"/>
        </table:table-row>
        <table:table-row table:style-name="ro1">
          <table:table-cell office:value-type="float" office:value="280.4" calcext:value-type="float">
            <text:p>280.4</text:p>
          </table:table-cell>
          <table:table-cell office:value-type="float" office:value="-28.5" calcext:value-type="float">
            <text:p>-28.5</text:p>
          </table:table-cell>
          <table:table-cell table:formula="of:=IF(ABS([.B545])&gt;20;[.C544];[.C544]+1)" office:value-type="boolean" office:boolean-value="128" calcext:value-type="boolean">
            <text:p>TRUE</text:p>
          </table:table-cell>
          <table:table-cell table:formula="of:=IF(ABS([.B545])&gt;20;&quot;&quot;;[.B545])">
            <text:p/>
          </table:table-cell>
          <table:table-cell table:number-columns-repeated="2"/>
        </table:table-row>
        <table:table-row table:style-name="ro1">
          <table:table-cell office:value-type="float" office:value="280.15" calcext:value-type="float">
            <text:p>280.15</text:p>
          </table:table-cell>
          <table:table-cell office:value-type="float" office:value="-28.7" calcext:value-type="float">
            <text:p>-28.7</text:p>
          </table:table-cell>
          <table:table-cell table:formula="of:=IF(ABS([.B546])&gt;20;[.C545];[.C545]+1)" office:value-type="boolean" office:boolean-value="128" calcext:value-type="boolean">
            <text:p>TRUE</text:p>
          </table:table-cell>
          <table:table-cell table:formula="of:=IF(ABS([.B546])&gt;20;&quot;&quot;;[.B546])">
            <text:p/>
          </table:table-cell>
          <table:table-cell table:number-columns-repeated="2"/>
        </table:table-row>
        <table:table-row table:style-name="ro1">
          <table:table-cell office:value-type="float" office:value="279.9" calcext:value-type="float">
            <text:p>279.9</text:p>
          </table:table-cell>
          <table:table-cell office:value-type="float" office:value="-28.8" calcext:value-type="float">
            <text:p>-28.8</text:p>
          </table:table-cell>
          <table:table-cell table:formula="of:=IF(ABS([.B547])&gt;20;[.C546];[.C546]+1)" office:value-type="boolean" office:boolean-value="128" calcext:value-type="boolean">
            <text:p>TRUE</text:p>
          </table:table-cell>
          <table:table-cell table:formula="of:=IF(ABS([.B547])&gt;20;&quot;&quot;;[.B547])">
            <text:p/>
          </table:table-cell>
          <table:table-cell table:number-columns-repeated="2"/>
        </table:table-row>
        <table:table-row table:style-name="ro1">
          <table:table-cell office:value-type="float" office:value="4018.1" calcext:value-type="float">
            <text:p>4018.1</text:p>
          </table:table-cell>
          <table:table-cell office:value-type="float" office:value="2129.1" calcext:value-type="float">
            <text:p>2129.1</text:p>
          </table:table-cell>
          <table:table-cell table:formula="of:=IF(ABS([.B548])&gt;20;[.C547];[.C547]+1)" office:value-type="boolean" office:boolean-value="128" calcext:value-type="boolean">
            <text:p>TRUE</text:p>
          </table:table-cell>
          <table:table-cell table:formula="of:=IF(ABS([.B548])&gt;20;&quot;&quot;;[.B548])">
            <text:p/>
          </table:table-cell>
          <table:table-cell table:number-columns-repeated="2"/>
        </table:table-row>
        <table:table-row table:style-name="ro1">
          <table:table-cell office:value-type="float" office:value="10776.55" calcext:value-type="float">
            <text:p>10776.55</text:p>
          </table:table-cell>
          <table:table-cell office:value-type="float" office:value="6030.5" calcext:value-type="float">
            <text:p>6030.5</text:p>
          </table:table-cell>
          <table:table-cell table:formula="of:=IF(ABS([.B549])&gt;20;[.C548];[.C548]+1)" office:value-type="boolean" office:boolean-value="128" calcext:value-type="boolean">
            <text:p>TRUE</text:p>
          </table:table-cell>
          <table:table-cell table:formula="of:=IF(ABS([.B549])&gt;20;&quot;&quot;;[.B549])">
            <text:p/>
          </table:table-cell>
          <table:table-cell table:number-columns-repeated="2"/>
        </table:table-row>
        <table:table-row table:style-name="ro1">
          <table:table-cell office:value-type="float" office:value="6686.9" calcext:value-type="float">
            <text:p>6686.9</text:p>
          </table:table-cell>
          <table:table-cell office:value-type="float" office:value="3669.7" calcext:value-type="float">
            <text:p>3669.7</text:p>
          </table:table-cell>
          <table:table-cell table:formula="of:=IF(ABS([.B550])&gt;20;[.C549];[.C549]+1)" office:value-type="boolean" office:boolean-value="128" calcext:value-type="boolean">
            <text:p>TRUE</text:p>
          </table:table-cell>
          <table:table-cell table:formula="of:=IF(ABS([.B550])&gt;20;&quot;&quot;;[.B550])">
            <text:p/>
          </table:table-cell>
          <table:table-cell table:number-columns-repeated="2"/>
        </table:table-row>
        <table:table-row table:style-name="ro1">
          <table:table-cell office:value-type="float" office:value="311.5" calcext:value-type="float">
            <text:p>311.5</text:p>
          </table:table-cell>
          <table:table-cell office:value-type="float" office:value="-10.6" calcext:value-type="float">
            <text:p>-10.6</text:p>
          </table:table-cell>
          <table:table-cell table:formula="of:=IF(ABS([.B551])&gt;20;[.C550];[.C550]+1)" office:value-type="boolean" office:boolean-value="129" calcext:value-type="boolean">
            <text:p>TRUE</text:p>
          </table:table-cell>
          <table:table-cell table:formula="of:=IF(ABS([.B551])&gt;20;&quot;&quot;;[.B551])" office:value-type="float" office:value="-10.6" calcext:value-type="float">
            <text:p>-10.6</text:p>
          </table:table-cell>
          <table:table-cell table:number-columns-repeated="2"/>
        </table:table-row>
        <table:table-row table:style-name="ro1">
          <table:table-cell office:value-type="float" office:value="278.95" calcext:value-type="float">
            <text:p>278.95</text:p>
          </table:table-cell>
          <table:table-cell office:value-type="float" office:value="-29.4" calcext:value-type="float">
            <text:p>-29.4</text:p>
          </table:table-cell>
          <table:table-cell table:formula="of:=IF(ABS([.B552])&gt;20;[.C551];[.C551]+1)" office:value-type="boolean" office:boolean-value="129" calcext:value-type="boolean">
            <text:p>TRUE</text:p>
          </table:table-cell>
          <table:table-cell table:formula="of:=IF(ABS([.B552])&gt;20;&quot;&quot;;[.B552])">
            <text:p/>
          </table:table-cell>
          <table:table-cell table:number-columns-repeated="2"/>
        </table:table-row>
        <table:table-row table:style-name="ro1">
          <table:table-cell office:value-type="float" office:value="278.65" calcext:value-type="float">
            <text:p>278.65</text:p>
          </table:table-cell>
          <table:table-cell office:value-type="float" office:value="-29.6" calcext:value-type="float">
            <text:p>-29.6</text:p>
          </table:table-cell>
          <table:table-cell table:formula="of:=IF(ABS([.B553])&gt;20;[.C552];[.C552]+1)" office:value-type="boolean" office:boolean-value="129" calcext:value-type="boolean">
            <text:p>TRUE</text:p>
          </table:table-cell>
          <table:table-cell table:formula="of:=IF(ABS([.B553])&gt;20;&quot;&quot;;[.B553])">
            <text:p/>
          </table:table-cell>
          <table:table-cell table:number-columns-repeated="2"/>
        </table:table-row>
        <table:table-row table:style-name="ro1">
          <table:table-cell office:value-type="float" office:value="278.25" calcext:value-type="float">
            <text:p>278.25</text:p>
          </table:table-cell>
          <table:table-cell office:value-type="float" office:value="-29.8" calcext:value-type="float">
            <text:p>-29.8</text:p>
          </table:table-cell>
          <table:table-cell table:formula="of:=IF(ABS([.B554])&gt;20;[.C553];[.C553]+1)" office:value-type="boolean" office:boolean-value="129" calcext:value-type="boolean">
            <text:p>TRUE</text:p>
          </table:table-cell>
          <table:table-cell table:formula="of:=IF(ABS([.B554])&gt;20;&quot;&quot;;[.B554])">
            <text:p/>
          </table:table-cell>
          <table:table-cell table:number-columns-repeated="2"/>
        </table:table-row>
        <table:table-row table:style-name="ro1">
          <table:table-cell office:value-type="float" office:value="278.1" calcext:value-type="float">
            <text:p>278.1</text:p>
          </table:table-cell>
          <table:table-cell office:value-type="float" office:value="-29.9" calcext:value-type="float">
            <text:p>-29.9</text:p>
          </table:table-cell>
          <table:table-cell table:formula="of:=IF(ABS([.B555])&gt;20;[.C554];[.C554]+1)" office:value-type="boolean" office:boolean-value="129" calcext:value-type="boolean">
            <text:p>TRUE</text:p>
          </table:table-cell>
          <table:table-cell table:formula="of:=IF(ABS([.B555])&gt;20;&quot;&quot;;[.B555])">
            <text:p/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29.9" calcext:value-type="float">
            <text:p>-29.9</text:p>
          </table:table-cell>
          <table:table-cell table:formula="of:=IF(ABS([.B556])&gt;20;[.C555];[.C555]+1)" office:value-type="boolean" office:boolean-value="129" calcext:value-type="boolean">
            <text:p>TRUE</text:p>
          </table:table-cell>
          <table:table-cell table:formula="of:=IF(ABS([.B556])&gt;20;&quot;&quot;;[.B556])">
            <text:p/>
          </table:table-cell>
          <table:table-cell table:number-columns-repeated="2"/>
        </table:table-row>
        <table:table-row table:style-name="ro1">
          <table:table-cell office:value-type="float" office:value="3048.25" calcext:value-type="float">
            <text:p>3048.25</text:p>
          </table:table-cell>
          <table:table-cell office:value-type="float" office:value="1569.2" calcext:value-type="float">
            <text:p>1569.2</text:p>
          </table:table-cell>
          <table:table-cell table:formula="of:=IF(ABS([.B557])&gt;20;[.C556];[.C556]+1)" office:value-type="boolean" office:boolean-value="129" calcext:value-type="boolean">
            <text:p>TRUE</text:p>
          </table:table-cell>
          <table:table-cell table:formula="of:=IF(ABS([.B557])&gt;20;&quot;&quot;;[.B557])">
            <text:p/>
          </table:table-cell>
          <table:table-cell table:number-columns-repeated="2"/>
        </table:table-row>
        <table:table-row table:style-name="ro1">
          <table:table-cell office:value-type="float" office:value="11598.45" calcext:value-type="float">
            <text:p>11598.45</text:p>
          </table:table-cell>
          <table:table-cell office:value-type="float" office:value="6504.9" calcext:value-type="float">
            <text:p>6504.9</text:p>
          </table:table-cell>
          <table:table-cell table:formula="of:=IF(ABS([.B558])&gt;20;[.C557];[.C557]+1)" office:value-type="boolean" office:boolean-value="129" calcext:value-type="boolean">
            <text:p>TRUE</text:p>
          </table:table-cell>
          <table:table-cell table:formula="of:=IF(ABS([.B558])&gt;20;&quot;&quot;;[.B558])">
            <text:p/>
          </table:table-cell>
          <table:table-cell table:number-columns-repeated="2"/>
        </table:table-row>
        <table:table-row table:style-name="ro1">
          <table:table-cell office:value-type="float" office:value="7681.6" calcext:value-type="float">
            <text:p>7681.6</text:p>
          </table:table-cell>
          <table:table-cell office:value-type="float" office:value="4243.9" calcext:value-type="float">
            <text:p>4243.9</text:p>
          </table:table-cell>
          <table:table-cell table:formula="of:=IF(ABS([.B559])&gt;20;[.C558];[.C558]+1)" office:value-type="boolean" office:boolean-value="129" calcext:value-type="boolean">
            <text:p>TRUE</text:p>
          </table:table-cell>
          <table:table-cell table:formula="of:=IF(ABS([.B559])&gt;20;&quot;&quot;;[.B559])">
            <text:p/>
          </table:table-cell>
          <table:table-cell table:number-columns-repeated="2"/>
        </table:table-row>
        <table:table-row table:style-name="ro1">
          <table:table-cell office:value-type="float" office:value="890.2" calcext:value-type="float">
            <text:p>890.2</text:p>
          </table:table-cell>
          <table:table-cell office:value-type="float" office:value="323.5" calcext:value-type="float">
            <text:p>323.5</text:p>
          </table:table-cell>
          <table:table-cell table:formula="of:=IF(ABS([.B560])&gt;20;[.C559];[.C559]+1)" office:value-type="boolean" office:boolean-value="129" calcext:value-type="boolean">
            <text:p>TRUE</text:p>
          </table:table-cell>
          <table:table-cell table:formula="of:=IF(ABS([.B560])&gt;20;&quot;&quot;;[.B560])">
            <text:p/>
          </table:table-cell>
          <table:table-cell table:number-columns-repeated="2"/>
        </table:table-row>
        <table:table-row table:style-name="ro1">
          <table:table-cell office:value-type="float" office:value="277.8" calcext:value-type="float">
            <text:p>277.8</text:p>
          </table:table-cell>
          <table:table-cell office:value-type="float" office:value="-30" calcext:value-type="float">
            <text:p>-30</text:p>
          </table:table-cell>
          <table:table-cell table:formula="of:=IF(ABS([.B561])&gt;20;[.C560];[.C560]+1)" office:value-type="boolean" office:boolean-value="129" calcext:value-type="boolean">
            <text:p>TRUE</text:p>
          </table:table-cell>
          <table:table-cell table:formula="of:=IF(ABS([.B561])&gt;20;&quot;&quot;;[.B561])">
            <text:p/>
          </table:table-cell>
          <table:table-cell table:number-columns-repeated="2"/>
        </table:table-row>
        <table:table-row table:style-name="ro1">
          <table:table-cell office:value-type="float" office:value="276.95" calcext:value-type="float">
            <text:p>276.95</text:p>
          </table:table-cell>
          <table:table-cell office:value-type="float" office:value="-30.5" calcext:value-type="float">
            <text:p>-30.5</text:p>
          </table:table-cell>
          <table:table-cell table:formula="of:=IF(ABS([.B562])&gt;20;[.C561];[.C561]+1)" office:value-type="boolean" office:boolean-value="129" calcext:value-type="boolean">
            <text:p>TRUE</text:p>
          </table:table-cell>
          <table:table-cell table:formula="of:=IF(ABS([.B562])&gt;20;&quot;&quot;;[.B562])">
            <text:p/>
          </table:table-cell>
          <table:table-cell table:number-columns-repeated="2"/>
        </table:table-row>
        <table:table-row table:style-name="ro1">
          <table:table-cell office:value-type="float" office:value="275.15" calcext:value-type="float">
            <text:p>275.15</text:p>
          </table:table-cell>
          <table:table-cell office:value-type="float" office:value="-31.6" calcext:value-type="float">
            <text:p>-31.6</text:p>
          </table:table-cell>
          <table:table-cell table:formula="of:=IF(ABS([.B563])&gt;20;[.C562];[.C562]+1)" office:value-type="boolean" office:boolean-value="129" calcext:value-type="boolean">
            <text:p>TRUE</text:p>
          </table:table-cell>
          <table:table-cell table:formula="of:=IF(ABS([.B563])&gt;20;&quot;&quot;;[.B563])">
            <text:p/>
          </table:table-cell>
          <table:table-cell table:number-columns-repeated="2"/>
        </table:table-row>
        <table:table-row table:style-name="ro1">
          <table:table-cell office:value-type="float" office:value="273.7" calcext:value-type="float">
            <text:p>273.7</text:p>
          </table:table-cell>
          <table:table-cell office:value-type="float" office:value="-32.4" calcext:value-type="float">
            <text:p>-32.4</text:p>
          </table:table-cell>
          <table:table-cell table:formula="of:=IF(ABS([.B564])&gt;20;[.C563];[.C563]+1)" office:value-type="boolean" office:boolean-value="129" calcext:value-type="boolean">
            <text:p>TRUE</text:p>
          </table:table-cell>
          <table:table-cell table:formula="of:=IF(ABS([.B564])&gt;20;&quot;&quot;;[.B564])">
            <text:p/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15.4" calcext:value-type="float">
            <text:p>215.4</text:p>
          </table:table-cell>
          <table:table-cell table:formula="of:=IF(ABS([.B565])&gt;20;[.C564];[.C564]+1)" office:value-type="boolean" office:boolean-value="129" calcext:value-type="boolean">
            <text:p>TRUE</text:p>
          </table:table-cell>
          <table:table-cell table:formula="of:=IF(ABS([.B565])&gt;20;&quot;&quot;;[.B565])">
            <text:p/>
          </table:table-cell>
          <table:table-cell table:number-columns-repeated="2"/>
        </table:table-row>
        <table:table-row table:style-name="ro1">
          <table:table-cell office:value-type="float" office:value="7857.25" calcext:value-type="float">
            <text:p>7857.25</text:p>
          </table:table-cell>
          <table:table-cell office:value-type="float" office:value="4345.3" calcext:value-type="float">
            <text:p>4345.3</text:p>
          </table:table-cell>
          <table:table-cell table:formula="of:=IF(ABS([.B566])&gt;20;[.C565];[.C565]+1)" office:value-type="boolean" office:boolean-value="129" calcext:value-type="boolean">
            <text:p>TRUE</text:p>
          </table:table-cell>
          <table:table-cell table:formula="of:=IF(ABS([.B566])&gt;20;&quot;&quot;;[.B566])">
            <text:p/>
          </table:table-cell>
          <table:table-cell table:number-columns-repeated="2"/>
        </table:table-row>
        <table:table-row table:style-name="ro1">
          <table:table-cell office:value-type="float" office:value="7287.3" calcext:value-type="float">
            <text:p>7287.3</text:p>
          </table:table-cell>
          <table:table-cell office:value-type="float" office:value="4016.3" calcext:value-type="float">
            <text:p>4016.3</text:p>
          </table:table-cell>
          <table:table-cell table:formula="of:=IF(ABS([.B567])&gt;20;[.C566];[.C566]+1)" office:value-type="boolean" office:boolean-value="129" calcext:value-type="boolean">
            <text:p>TRUE</text:p>
          </table:table-cell>
          <table:table-cell table:formula="of:=IF(ABS([.B567])&gt;20;&quot;&quot;;[.B567])">
            <text:p/>
          </table:table-cell>
          <table:table-cell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250.6" calcext:value-type="float">
            <text:p>250.6</text:p>
          </table:table-cell>
          <table:table-cell table:formula="of:=IF(ABS([.B568])&gt;20;[.C567];[.C567]+1)" office:value-type="boolean" office:boolean-value="129" calcext:value-type="boolean">
            <text:p>TRUE</text:p>
          </table:table-cell>
          <table:table-cell table:formula="of:=IF(ABS([.B568])&gt;20;&quot;&quot;;[.B568])">
            <text:p/>
          </table:table-cell>
          <table:table-cell table:number-columns-repeated="2"/>
        </table:table-row>
        <table:table-row table:style-name="ro1">
          <table:table-cell office:value-type="float" office:value="278.9" calcext:value-type="float">
            <text:p>278.9</text:p>
          </table:table-cell>
          <table:table-cell office:value-type="float" office:value="-29.4" calcext:value-type="float">
            <text:p>-29.4</text:p>
          </table:table-cell>
          <table:table-cell table:formula="of:=IF(ABS([.B569])&gt;20;[.C568];[.C568]+1)" office:value-type="boolean" office:boolean-value="129" calcext:value-type="boolean">
            <text:p>TRUE</text:p>
          </table:table-cell>
          <table:table-cell table:formula="of:=IF(ABS([.B569])&gt;20;&quot;&quot;;[.B569])">
            <text:p/>
          </table:table-cell>
          <table:table-cell table:number-columns-repeated="2"/>
        </table:table-row>
        <table:table-row table:style-name="ro1">
          <table:table-cell office:value-type="float" office:value="287.95" calcext:value-type="float">
            <text:p>287.95</text:p>
          </table:table-cell>
          <table:table-cell office:value-type="float" office:value="-24.2" calcext:value-type="float">
            <text:p>-24.2</text:p>
          </table:table-cell>
          <table:table-cell table:formula="of:=IF(ABS([.B570])&gt;20;[.C569];[.C569]+1)" office:value-type="boolean" office:boolean-value="129" calcext:value-type="boolean">
            <text:p>TRUE</text:p>
          </table:table-cell>
          <table:table-cell table:formula="of:=IF(ABS([.B570])&gt;20;&quot;&quot;;[.B570])">
            <text:p/>
          </table:table-cell>
          <table:table-cell table:number-columns-repeated="2"/>
        </table:table-row>
        <table:table-row table:style-name="ro1">
          <table:table-cell office:value-type="float" office:value="287.95" calcext:value-type="float">
            <text:p>287.95</text:p>
          </table:table-cell>
          <table:table-cell office:value-type="float" office:value="-24.2" calcext:value-type="float">
            <text:p>-24.2</text:p>
          </table:table-cell>
          <table:table-cell table:formula="of:=IF(ABS([.B571])&gt;20;[.C570];[.C570]+1)" office:value-type="boolean" office:boolean-value="129" calcext:value-type="boolean">
            <text:p>TRUE</text:p>
          </table:table-cell>
          <table:table-cell table:formula="of:=IF(ABS([.B571])&gt;20;&quot;&quot;;[.B571])">
            <text:p/>
          </table:table-cell>
          <table:table-cell table:number-columns-repeated="2"/>
        </table:table-row>
        <table:table-row table:style-name="ro1">
          <table:table-cell office:value-type="float" office:value="287.9" calcext:value-type="float">
            <text:p>287.9</text:p>
          </table:table-cell>
          <table:table-cell office:value-type="float" office:value="-24.2" calcext:value-type="float">
            <text:p>-24.2</text:p>
          </table:table-cell>
          <table:table-cell table:formula="of:=IF(ABS([.B572])&gt;20;[.C571];[.C571]+1)" office:value-type="boolean" office:boolean-value="129" calcext:value-type="boolean">
            <text:p>TRUE</text:p>
          </table:table-cell>
          <table:table-cell table:formula="of:=IF(ABS([.B572])&gt;20;&quot;&quot;;[.B572])">
            <text:p/>
          </table:table-cell>
          <table:table-cell table:number-columns-repeated="2"/>
        </table:table-row>
        <table:table-row table:style-name="ro1">
          <table:table-cell office:value-type="float" office:value="287.8" calcext:value-type="float">
            <text:p>287.8</text:p>
          </table:table-cell>
          <table:table-cell office:value-type="float" office:value="-24.3" calcext:value-type="float">
            <text:p>-24.3</text:p>
          </table:table-cell>
          <table:table-cell table:formula="of:=IF(ABS([.B573])&gt;20;[.C572];[.C572]+1)" office:value-type="boolean" office:boolean-value="129" calcext:value-type="boolean">
            <text:p>TRUE</text:p>
          </table:table-cell>
          <table:table-cell table:formula="of:=IF(ABS([.B573])&gt;20;&quot;&quot;;[.B573])">
            <text:p/>
          </table:table-cell>
          <table:table-cell table:number-columns-repeated="2"/>
        </table:table-row>
        <table:table-row table:style-name="ro1">
          <table:table-cell office:value-type="float" office:value="288.4" calcext:value-type="float">
            <text:p>288.4</text:p>
          </table:table-cell>
          <table:table-cell office:value-type="float" office:value="-23.9" calcext:value-type="float">
            <text:p>-23.9</text:p>
          </table:table-cell>
          <table:table-cell table:formula="of:=IF(ABS([.B574])&gt;20;[.C573];[.C573]+1)" office:value-type="boolean" office:boolean-value="129" calcext:value-type="boolean">
            <text:p>TRUE</text:p>
          </table:table-cell>
          <table:table-cell table:formula="of:=IF(ABS([.B574])&gt;20;&quot;&quot;;[.B574])">
            <text:p/>
          </table:table-cell>
          <table:table-cell table:number-columns-repeated="2"/>
        </table:table-row>
        <table:table-row table:style-name="ro1">
          <table:table-cell office:value-type="float" office:value="918.3" calcext:value-type="float">
            <text:p>918.3</text:p>
          </table:table-cell>
          <table:table-cell office:value-type="float" office:value="339.7" calcext:value-type="float">
            <text:p>339.7</text:p>
          </table:table-cell>
          <table:table-cell table:formula="of:=IF(ABS([.B575])&gt;20;[.C574];[.C574]+1)" office:value-type="boolean" office:boolean-value="129" calcext:value-type="boolean">
            <text:p>TRUE</text:p>
          </table:table-cell>
          <table:table-cell table:formula="of:=IF(ABS([.B575])&gt;20;&quot;&quot;;[.B575])">
            <text:p/>
          </table:table-cell>
          <table:table-cell table:number-columns-repeated="2"/>
        </table:table-row>
        <table:table-row table:style-name="ro1">
          <table:table-cell office:value-type="float" office:value="9358.4" calcext:value-type="float">
            <text:p>9358.4</text:p>
          </table:table-cell>
          <table:table-cell office:value-type="float" office:value="5211.8" calcext:value-type="float">
            <text:p>5211.8</text:p>
          </table:table-cell>
          <table:table-cell table:formula="of:=IF(ABS([.B576])&gt;20;[.C575];[.C575]+1)" office:value-type="boolean" office:boolean-value="129" calcext:value-type="boolean">
            <text:p>TRUE</text:p>
          </table:table-cell>
          <table:table-cell table:formula="of:=IF(ABS([.B576])&gt;20;&quot;&quot;;[.B576])">
            <text:p/>
          </table:table-cell>
          <table:table-cell table:number-columns-repeated="2"/>
        </table:table-row>
        <table:table-row table:style-name="ro1">
          <table:table-cell office:value-type="float" office:value="12665.7" calcext:value-type="float">
            <text:p>12665.7</text:p>
          </table:table-cell>
          <table:table-cell office:value-type="float" office:value="7121" calcext:value-type="float">
            <text:p>7121</text:p>
          </table:table-cell>
          <table:table-cell table:formula="of:=IF(ABS([.B577])&gt;20;[.C576];[.C576]+1)" office:value-type="boolean" office:boolean-value="129" calcext:value-type="boolean">
            <text:p>TRUE</text:p>
          </table:table-cell>
          <table:table-cell table:formula="of:=IF(ABS([.B577])&gt;20;&quot;&quot;;[.B577])">
            <text:p/>
          </table:table-cell>
          <table:table-cell table:number-columns-repeated="2"/>
        </table:table-row>
        <table:table-row table:style-name="ro1">
          <table:table-cell office:value-type="float" office:value="3383.05" calcext:value-type="float">
            <text:p>3383.05</text:p>
          </table:table-cell>
          <table:table-cell office:value-type="float" office:value="1762.5" calcext:value-type="float">
            <text:p>1762.5</text:p>
          </table:table-cell>
          <table:table-cell table:formula="of:=IF(ABS([.B578])&gt;20;[.C577];[.C577]+1)" office:value-type="boolean" office:boolean-value="129" calcext:value-type="boolean">
            <text:p>TRUE</text:p>
          </table:table-cell>
          <table:table-cell table:formula="of:=IF(ABS([.B578])&gt;20;&quot;&quot;;[.B578])">
            <text:p/>
          </table:table-cell>
          <table:table-cell table:number-columns-repeated="2"/>
        </table:table-row>
        <table:table-row table:style-name="ro1">
          <table:table-cell office:value-type="float" office:value="287.25" calcext:value-type="float">
            <text:p>287.25</text:p>
          </table:table-cell>
          <table:table-cell office:value-type="float" office:value="-24.6" calcext:value-type="float">
            <text:p>-24.6</text:p>
          </table:table-cell>
          <table:table-cell table:formula="of:=IF(ABS([.B579])&gt;20;[.C578];[.C578]+1)" office:value-type="boolean" office:boolean-value="129" calcext:value-type="boolean">
            <text:p>TRUE</text:p>
          </table:table-cell>
          <table:table-cell table:formula="of:=IF(ABS([.B579])&gt;20;&quot;&quot;;[.B579])">
            <text:p/>
          </table:table-cell>
          <table:table-cell table:number-columns-repeated="2"/>
        </table:table-row>
        <table:table-row table:style-name="ro1">
          <table:table-cell office:value-type="float" office:value="291.95" calcext:value-type="float">
            <text:p>291.95</text:p>
          </table:table-cell>
          <table:table-cell office:value-type="float" office:value="-21.9" calcext:value-type="float">
            <text:p>-21.9</text:p>
          </table:table-cell>
          <table:table-cell table:formula="of:=IF(ABS([.B580])&gt;20;[.C579];[.C579]+1)" office:value-type="boolean" office:boolean-value="129" calcext:value-type="boolean">
            <text:p>TRUE</text:p>
          </table:table-cell>
          <table:table-cell table:formula="of:=IF(ABS([.B580])&gt;20;&quot;&quot;;[.B580])">
            <text:p/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-21.8" calcext:value-type="float">
            <text:p>-21.8</text:p>
          </table:table-cell>
          <table:table-cell table:formula="of:=IF(ABS([.B581])&gt;20;[.C580];[.C580]+1)" office:value-type="boolean" office:boolean-value="129" calcext:value-type="boolean">
            <text:p>TRUE</text:p>
          </table:table-cell>
          <table:table-cell table:formula="of:=IF(ABS([.B581])&gt;20;&quot;&quot;;[.B581])">
            <text:p/>
          </table:table-cell>
          <table:table-cell table:number-columns-repeated="2"/>
        </table:table-row>
        <table:table-row table:style-name="ro1">
          <table:table-cell office:value-type="float" office:value="291.85" calcext:value-type="float">
            <text:p>291.85</text:p>
          </table:table-cell>
          <table:table-cell office:value-type="float" office:value="-21.9" calcext:value-type="float">
            <text:p>-21.9</text:p>
          </table:table-cell>
          <table:table-cell table:formula="of:=IF(ABS([.B582])&gt;20;[.C581];[.C581]+1)" office:value-type="boolean" office:boolean-value="129" calcext:value-type="boolean">
            <text:p>TRUE</text:p>
          </table:table-cell>
          <table:table-cell table:formula="of:=IF(ABS([.B582])&gt;20;&quot;&quot;;[.B582])">
            <text:p/>
          </table:table-cell>
          <table:table-cell table:number-columns-repeated="2"/>
        </table:table-row>
        <table:table-row table:style-name="ro1">
          <table:table-cell office:value-type="float" office:value="291.95" calcext:value-type="float">
            <text:p>291.95</text:p>
          </table:table-cell>
          <table:table-cell office:value-type="float" office:value="-21.9" calcext:value-type="float">
            <text:p>-21.9</text:p>
          </table:table-cell>
          <table:table-cell table:formula="of:=IF(ABS([.B583])&gt;20;[.C582];[.C582]+1)" office:value-type="boolean" office:boolean-value="129" calcext:value-type="boolean">
            <text:p>TRUE</text:p>
          </table:table-cell>
          <table:table-cell table:formula="of:=IF(ABS([.B583])&gt;20;&quot;&quot;;[.B583])">
            <text:p/>
          </table:table-cell>
          <table:table-cell table:number-columns-repeated="2"/>
        </table:table-row>
        <table:table-row table:style-name="ro1">
          <table:table-cell office:value-type="float" office:value="291.8" calcext:value-type="float">
            <text:p>291.8</text:p>
          </table:table-cell>
          <table:table-cell office:value-type="float" office:value="-22" calcext:value-type="float">
            <text:p>-22</text:p>
          </table:table-cell>
          <table:table-cell table:formula="of:=IF(ABS([.B584])&gt;20;[.C583];[.C583]+1)" office:value-type="boolean" office:boolean-value="129" calcext:value-type="boolean">
            <text:p>TRUE</text:p>
          </table:table-cell>
          <table:table-cell table:formula="of:=IF(ABS([.B584])&gt;20;&quot;&quot;;[.B584])">
            <text:p/>
          </table:table-cell>
          <table:table-cell table:number-columns-repeated="2"/>
        </table:table-row>
        <table:table-row table:style-name="ro1">
          <table:table-cell office:value-type="float" office:value="318.6" calcext:value-type="float">
            <text:p>318.6</text:p>
          </table:table-cell>
          <table:table-cell office:value-type="float" office:value="-6.5" calcext:value-type="float">
            <text:p>-6.5</text:p>
          </table:table-cell>
          <table:table-cell table:formula="of:=IF(ABS([.B585])&gt;20;[.C584];[.C584]+1)" office:value-type="boolean" office:boolean-value="130" calcext:value-type="boolean">
            <text:p>TRUE</text:p>
          </table:table-cell>
          <table:table-cell table:formula="of:=IF(ABS([.B585])&gt;20;&quot;&quot;;[.B585])" office:value-type="float" office:value="-6.5" calcext:value-type="float">
            <text:p>-6.5</text:p>
          </table:table-cell>
          <table:table-cell table:number-columns-repeated="2"/>
        </table:table-row>
        <table:table-row table:style-name="ro1">
          <table:table-cell office:value-type="float" office:value="8449.6" calcext:value-type="float">
            <text:p>8449.6</text:p>
          </table:table-cell>
          <table:table-cell office:value-type="float" office:value="4687.2" calcext:value-type="float">
            <text:p>4687.2</text:p>
          </table:table-cell>
          <table:table-cell table:formula="of:=IF(ABS([.B586])&gt;20;[.C585];[.C585]+1)" office:value-type="boolean" office:boolean-value="130" calcext:value-type="boolean">
            <text:p>TRUE</text:p>
          </table:table-cell>
          <table:table-cell table:formula="of:=IF(ABS([.B586])&gt;20;&quot;&quot;;[.B586])">
            <text:p/>
          </table:table-cell>
          <table:table-cell table:number-columns-repeated="2"/>
        </table:table-row>
        <table:table-row table:style-name="ro1">
          <table:table-cell office:value-type="float" office:value="11251.15" calcext:value-type="float">
            <text:p>11251.15</text:p>
          </table:table-cell>
          <table:table-cell office:value-type="float" office:value="6304.4" calcext:value-type="float">
            <text:p>6304.4</text:p>
          </table:table-cell>
          <table:table-cell table:formula="of:=IF(ABS([.B587])&gt;20;[.C586];[.C586]+1)" office:value-type="boolean" office:boolean-value="130" calcext:value-type="boolean">
            <text:p>TRUE</text:p>
          </table:table-cell>
          <table:table-cell table:formula="of:=IF(ABS([.B587])&gt;20;&quot;&quot;;[.B587])">
            <text:p/>
          </table:table-cell>
          <table:table-cell table:number-columns-repeated="2"/>
        </table:table-row>
        <table:table-row table:style-name="ro1">
          <table:table-cell office:value-type="float" office:value="1508.75" calcext:value-type="float">
            <text:p>1508.75</text:p>
          </table:table-cell>
          <table:table-cell office:value-type="float" office:value="680.5" calcext:value-type="float">
            <text:p>680.5</text:p>
          </table:table-cell>
          <table:table-cell table:formula="of:=IF(ABS([.B588])&gt;20;[.C587];[.C587]+1)" office:value-type="boolean" office:boolean-value="130" calcext:value-type="boolean">
            <text:p>TRUE</text:p>
          </table:table-cell>
          <table:table-cell table:formula="of:=IF(ABS([.B588])&gt;20;&quot;&quot;;[.B588])">
            <text:p/>
          </table:table-cell>
          <table:table-cell table:number-columns-repeated="2"/>
        </table:table-row>
        <table:table-row table:style-name="ro1">
          <table:table-cell office:value-type="float" office:value="284.5" calcext:value-type="float">
            <text:p>284.5</text:p>
          </table:table-cell>
          <table:table-cell office:value-type="float" office:value="-26.2" calcext:value-type="float">
            <text:p>-26.2</text:p>
          </table:table-cell>
          <table:table-cell table:formula="of:=IF(ABS([.B589])&gt;20;[.C588];[.C588]+1)" office:value-type="boolean" office:boolean-value="130" calcext:value-type="boolean">
            <text:p>TRUE</text:p>
          </table:table-cell>
          <table:table-cell table:formula="of:=IF(ABS([.B589])&gt;20;&quot;&quot;;[.B589])">
            <text:p/>
          </table:table-cell>
          <table:table-cell table:number-columns-repeated="2"/>
        </table:table-row>
        <table:table-row table:style-name="ro1">
          <table:table-cell office:value-type="float" office:value="285.6" calcext:value-type="float">
            <text:p>285.6</text:p>
          </table:table-cell>
          <table:table-cell office:value-type="float" office:value="-25.5" calcext:value-type="float">
            <text:p>-25.5</text:p>
          </table:table-cell>
          <table:table-cell table:formula="of:=IF(ABS([.B590])&gt;20;[.C589];[.C589]+1)" office:value-type="boolean" office:boolean-value="130" calcext:value-type="boolean">
            <text:p>TRUE</text:p>
          </table:table-cell>
          <table:table-cell table:formula="of:=IF(ABS([.B590])&gt;20;&quot;&quot;;[.B590])">
            <text:p/>
          </table:table-cell>
          <table:table-cell table:number-columns-repeated="2"/>
        </table:table-row>
        <table:table-row table:style-name="ro1">
          <table:table-cell office:value-type="float" office:value="285.4" calcext:value-type="float">
            <text:p>285.4</text:p>
          </table:table-cell>
          <table:table-cell office:value-type="float" office:value="-25.7" calcext:value-type="float">
            <text:p>-25.7</text:p>
          </table:table-cell>
          <table:table-cell table:formula="of:=IF(ABS([.B591])&gt;20;[.C590];[.C590]+1)" office:value-type="boolean" office:boolean-value="130" calcext:value-type="boolean">
            <text:p>TRUE</text:p>
          </table:table-cell>
          <table:table-cell table:formula="of:=IF(ABS([.B591])&gt;20;&quot;&quot;;[.B591])">
            <text:p/>
          </table:table-cell>
          <table:table-cell table:number-columns-repeated="2"/>
        </table:table-row>
        <table:table-row table:style-name="ro1">
          <table:table-cell office:value-type="float" office:value="285.2" calcext:value-type="float">
            <text:p>285.2</text:p>
          </table:table-cell>
          <table:table-cell office:value-type="float" office:value="-25.8" calcext:value-type="float">
            <text:p>-25.8</text:p>
          </table:table-cell>
          <table:table-cell table:formula="of:=IF(ABS([.B592])&gt;20;[.C591];[.C591]+1)" office:value-type="boolean" office:boolean-value="130" calcext:value-type="boolean">
            <text:p>TRUE</text:p>
          </table:table-cell>
          <table:table-cell table:formula="of:=IF(ABS([.B592])&gt;20;&quot;&quot;;[.B592])">
            <text:p/>
          </table:table-cell>
          <table:table-cell table:number-columns-repeated="2"/>
        </table:table-row>
        <table:table-row table:style-name="ro1">
          <table:table-cell office:value-type="float" office:value="285.55" calcext:value-type="float">
            <text:p>285.55</text:p>
          </table:table-cell>
          <table:table-cell office:value-type="float" office:value="-25.6" calcext:value-type="float">
            <text:p>-25.6</text:p>
          </table:table-cell>
          <table:table-cell table:formula="of:=IF(ABS([.B593])&gt;20;[.C592];[.C592]+1)" office:value-type="boolean" office:boolean-value="130" calcext:value-type="boolean">
            <text:p>TRUE</text:p>
          </table:table-cell>
          <table:table-cell table:formula="of:=IF(ABS([.B593])&gt;20;&quot;&quot;;[.B593])">
            <text:p/>
          </table:table-cell>
          <table:table-cell table:number-columns-repeated="2"/>
        </table:table-row>
        <table:table-row table:style-name="ro1">
          <table:table-cell office:value-type="float" office:value="285.35" calcext:value-type="float">
            <text:p>285.35</text:p>
          </table:table-cell>
          <table:table-cell office:value-type="float" office:value="-25.7" calcext:value-type="float">
            <text:p>-25.7</text:p>
          </table:table-cell>
          <table:table-cell table:formula="of:=IF(ABS([.B594])&gt;20;[.C593];[.C593]+1)" office:value-type="boolean" office:boolean-value="130" calcext:value-type="boolean">
            <text:p>TRUE</text:p>
          </table:table-cell>
          <table:table-cell table:formula="of:=IF(ABS([.B594])&gt;20;&quot;&quot;;[.B594])">
            <text:p/>
          </table:table-cell>
          <table:table-cell table:number-columns-repeated="2"/>
        </table:table-row>
        <table:table-row table:style-name="ro1">
          <table:table-cell office:value-type="float" office:value="292.8" calcext:value-type="float">
            <text:p>292.8</text:p>
          </table:table-cell>
          <table:table-cell office:value-type="float" office:value="-21.4" calcext:value-type="float">
            <text:p>-21.4</text:p>
          </table:table-cell>
          <table:table-cell table:formula="of:=IF(ABS([.B595])&gt;20;[.C594];[.C594]+1)" office:value-type="boolean" office:boolean-value="130" calcext:value-type="boolean">
            <text:p>TRUE</text:p>
          </table:table-cell>
          <table:table-cell table:formula="of:=IF(ABS([.B595])&gt;20;&quot;&quot;;[.B595])">
            <text:p/>
          </table:table-cell>
          <table:table-cell table:number-columns-repeated="2"/>
        </table:table-row>
        <table:table-row table:style-name="ro1">
          <table:table-cell office:value-type="float" office:value="6784.7" calcext:value-type="float">
            <text:p>6784.7</text:p>
          </table:table-cell>
          <table:table-cell office:value-type="float" office:value="3726.1" calcext:value-type="float">
            <text:p>3726.1</text:p>
          </table:table-cell>
          <table:table-cell table:formula="of:=IF(ABS([.B596])&gt;20;[.C595];[.C595]+1)" office:value-type="boolean" office:boolean-value="130" calcext:value-type="boolean">
            <text:p>TRUE</text:p>
          </table:table-cell>
          <table:table-cell table:formula="of:=IF(ABS([.B596])&gt;20;&quot;&quot;;[.B596])">
            <text:p/>
          </table:table-cell>
          <table:table-cell table:number-columns-repeated="2"/>
        </table:table-row>
        <table:table-row table:style-name="ro1">
          <table:table-cell office:value-type="float" office:value="15804.55" calcext:value-type="float">
            <text:p>15804.55</text:p>
          </table:table-cell>
          <table:table-cell office:value-type="float" office:value="8932.9" calcext:value-type="float">
            <text:p>8932.9</text:p>
          </table:table-cell>
          <table:table-cell table:formula="of:=IF(ABS([.B597])&gt;20;[.C596];[.C596]+1)" office:value-type="boolean" office:boolean-value="130" calcext:value-type="boolean">
            <text:p>TRUE</text:p>
          </table:table-cell>
          <table:table-cell table:formula="of:=IF(ABS([.B597])&gt;20;&quot;&quot;;[.B597])">
            <text:p/>
          </table:table-cell>
          <table:table-cell table:number-columns-repeated="2"/>
        </table:table-row>
        <table:table-row table:style-name="ro1">
          <table:table-cell office:value-type="float" office:value="11923.3" calcext:value-type="float">
            <text:p>11923.3</text:p>
          </table:table-cell>
          <table:table-cell office:value-type="float" office:value="6692.4" calcext:value-type="float">
            <text:p>6692.4</text:p>
          </table:table-cell>
          <table:table-cell table:formula="of:=IF(ABS([.B598])&gt;20;[.C597];[.C597]+1)" office:value-type="boolean" office:boolean-value="130" calcext:value-type="boolean">
            <text:p>TRUE</text:p>
          </table:table-cell>
          <table:table-cell table:formula="of:=IF(ABS([.B598])&gt;20;&quot;&quot;;[.B598])">
            <text:p/>
          </table:table-cell>
          <table:table-cell table:number-columns-repeated="2"/>
        </table:table-row>
        <table:table-row table:style-name="ro1">
          <table:table-cell office:value-type="float" office:value="2122.85" calcext:value-type="float">
            <text:p>2122.85</text:p>
          </table:table-cell>
          <table:table-cell office:value-type="float" office:value="1035" calcext:value-type="float">
            <text:p>1035</text:p>
          </table:table-cell>
          <table:table-cell table:formula="of:=IF(ABS([.B599])&gt;20;[.C598];[.C598]+1)" office:value-type="boolean" office:boolean-value="130" calcext:value-type="boolean">
            <text:p>TRUE</text:p>
          </table:table-cell>
          <table:table-cell table:formula="of:=IF(ABS([.B599])&gt;20;&quot;&quot;;[.B599])">
            <text:p/>
          </table:table-cell>
          <table:table-cell table:number-columns-repeated="2"/>
        </table:table-row>
        <table:table-row table:style-name="ro1">
          <table:table-cell office:value-type="float" office:value="299.85" calcext:value-type="float">
            <text:p>299.85</text:p>
          </table:table-cell>
          <table:table-cell office:value-type="float" office:value="-17.3" calcext:value-type="float">
            <text:p>-17.3</text:p>
          </table:table-cell>
          <table:table-cell table:formula="of:=IF(ABS([.B600])&gt;20;[.C599];[.C599]+1)" office:value-type="boolean" office:boolean-value="131" calcext:value-type="boolean">
            <text:p>TRUE</text:p>
          </table:table-cell>
          <table:table-cell table:formula="of:=IF(ABS([.B600])&gt;20;&quot;&quot;;[.B600])" office:value-type="float" office:value="-17.3" calcext:value-type="float">
            <text:p>-17.3</text:p>
          </table:table-cell>
          <table:table-cell table:number-columns-repeated="2"/>
        </table:table-row>
        <table:table-row table:style-name="ro1">
          <table:table-cell office:value-type="float" office:value="299.5" calcext:value-type="float">
            <text:p>299.5</text:p>
          </table:table-cell>
          <table:table-cell office:value-type="float" office:value="-17.5" calcext:value-type="float">
            <text:p>-17.5</text:p>
          </table:table-cell>
          <table:table-cell table:formula="of:=IF(ABS([.B601])&gt;20;[.C600];[.C600]+1)" office:value-type="boolean" office:boolean-value="132" calcext:value-type="boolean">
            <text:p>TRUE</text:p>
          </table:table-cell>
          <table:table-cell table:formula="of:=IF(ABS([.B601])&gt;20;&quot;&quot;;[.B601])" office:value-type="float" office:value="-17.5" calcext:value-type="float">
            <text:p>-17.5</text:p>
          </table:table-cell>
          <table:table-cell table:number-columns-repeated="2"/>
        </table:table-row>
        <table:table-row table:style-name="ro1">
          <table:table-cell office:value-type="float" office:value="299.5" calcext:value-type="float">
            <text:p>299.5</text:p>
          </table:table-cell>
          <table:table-cell office:value-type="float" office:value="-17.5" calcext:value-type="float">
            <text:p>-17.5</text:p>
          </table:table-cell>
          <table:table-cell table:formula="of:=IF(ABS([.B602])&gt;20;[.C601];[.C601]+1)" office:value-type="boolean" office:boolean-value="133" calcext:value-type="boolean">
            <text:p>TRUE</text:p>
          </table:table-cell>
          <table:table-cell table:formula="of:=IF(ABS([.B602])&gt;20;&quot;&quot;;[.B602])" office:value-type="float" office:value="-17.5" calcext:value-type="float">
            <text:p>-17.5</text:p>
          </table:table-cell>
          <table:table-cell table:number-columns-repeated="2"/>
        </table:table-row>
        <table:table-row table:style-name="ro1">
          <table:table-cell office:value-type="float" office:value="299.15" calcext:value-type="float">
            <text:p>299.15</text:p>
          </table:table-cell>
          <table:table-cell office:value-type="float" office:value="-17.7" calcext:value-type="float">
            <text:p>-17.7</text:p>
          </table:table-cell>
          <table:table-cell table:formula="of:=IF(ABS([.B603])&gt;20;[.C602];[.C602]+1)" office:value-type="boolean" office:boolean-value="134" calcext:value-type="boolean">
            <text:p>TRUE</text:p>
          </table:table-cell>
          <table:table-cell table:formula="of:=IF(ABS([.B603])&gt;20;&quot;&quot;;[.B603])" office:value-type="float" office:value="-17.7" calcext:value-type="float">
            <text:p>-17.7</text:p>
          </table:table-cell>
          <table:table-cell table:number-columns-repeated="2"/>
        </table:table-row>
        <table:table-row table:style-name="ro1">
          <table:table-cell office:value-type="float" office:value="299.3" calcext:value-type="float">
            <text:p>299.3</text:p>
          </table:table-cell>
          <table:table-cell office:value-type="float" office:value="-17.6" calcext:value-type="float">
            <text:p>-17.6</text:p>
          </table:table-cell>
          <table:table-cell table:formula="of:=IF(ABS([.B604])&gt;20;[.C603];[.C603]+1)" office:value-type="boolean" office:boolean-value="135" calcext:value-type="boolean">
            <text:p>TRUE</text:p>
          </table:table-cell>
          <table:table-cell table:formula="of:=IF(ABS([.B604])&gt;20;&quot;&quot;;[.B604])" office:value-type="float" office:value="-17.6" calcext:value-type="float">
            <text:p>-17.6</text:p>
          </table:table-cell>
          <table:table-cell table:number-columns-repeated="2"/>
        </table:table-row>
        <table:table-row table:style-name="ro1">
          <table:table-cell office:value-type="float" office:value="306.3" calcext:value-type="float">
            <text:p>306.3</text:p>
          </table:table-cell>
          <table:table-cell office:value-type="float" office:value="-13.6" calcext:value-type="float">
            <text:p>-13.6</text:p>
          </table:table-cell>
          <table:table-cell table:formula="of:=IF(ABS([.B605])&gt;20;[.C604];[.C604]+1)" office:value-type="boolean" office:boolean-value="136" calcext:value-type="boolean">
            <text:p>TRUE</text:p>
          </table:table-cell>
          <table:table-cell table:formula="of:=IF(ABS([.B605])&gt;20;&quot;&quot;;[.B605])" office:value-type="float" office:value="-13.6" calcext:value-type="float">
            <text:p>-13.6</text:p>
          </table:table-cell>
          <table:table-cell table:number-columns-repeated="2"/>
        </table:table-row>
        <table:table-row table:style-name="ro1">
          <table:table-cell office:value-type="float" office:value="7464.05" calcext:value-type="float">
            <text:p>7464.05</text:p>
          </table:table-cell>
          <table:table-cell office:value-type="float" office:value="4118.3" calcext:value-type="float">
            <text:p>4118.3</text:p>
          </table:table-cell>
          <table:table-cell table:formula="of:=IF(ABS([.B606])&gt;20;[.C605];[.C605]+1)" office:value-type="boolean" office:boolean-value="136" calcext:value-type="boolean">
            <text:p>TRUE</text:p>
          </table:table-cell>
          <table:table-cell table:formula="of:=IF(ABS([.B606])&gt;20;&quot;&quot;;[.B606])">
            <text:p/>
          </table:table-cell>
          <table:table-cell table:number-columns-repeated="2"/>
        </table:table-row>
        <table:table-row table:style-name="ro1">
          <table:table-cell office:value-type="float" office:value="17149.8" calcext:value-type="float">
            <text:p>17149.8</text:p>
          </table:table-cell>
          <table:table-cell office:value-type="float" office:value="9709.5" calcext:value-type="float">
            <text:p>9709.5</text:p>
          </table:table-cell>
          <table:table-cell table:formula="of:=IF(ABS([.B607])&gt;20;[.C606];[.C606]+1)" office:value-type="boolean" office:boolean-value="136" calcext:value-type="boolean">
            <text:p>TRUE</text:p>
          </table:table-cell>
          <table:table-cell table:formula="of:=IF(ABS([.B607])&gt;20;&quot;&quot;;[.B607])">
            <text:p/>
          </table:table-cell>
          <table:table-cell table:number-columns-repeated="2"/>
        </table:table-row>
        <table:table-row table:style-name="ro1">
          <table:table-cell office:value-type="float" office:value="10348.2" calcext:value-type="float">
            <text:p>10348.2</text:p>
          </table:table-cell>
          <table:table-cell office:value-type="float" office:value="5783.2" calcext:value-type="float">
            <text:p>5783.2</text:p>
          </table:table-cell>
          <table:table-cell table:formula="of:=IF(ABS([.B608])&gt;20;[.C607];[.C607]+1)" office:value-type="boolean" office:boolean-value="136" calcext:value-type="boolean">
            <text:p>TRUE</text:p>
          </table:table-cell>
          <table:table-cell table:formula="of:=IF(ABS([.B608])&gt;20;&quot;&quot;;[.B608])">
            <text:p/>
          </table:table-cell>
          <table:table-cell table:number-columns-repeated="2"/>
        </table:table-row>
        <table:table-row table:style-name="ro1">
          <table:table-cell office:value-type="float" office:value="847.85" calcext:value-type="float">
            <text:p>847.85</text:p>
          </table:table-cell>
          <table:table-cell office:value-type="float" office:value="299" calcext:value-type="float">
            <text:p>299</text:p>
          </table:table-cell>
          <table:table-cell table:formula="of:=IF(ABS([.B609])&gt;20;[.C608];[.C608]+1)" office:value-type="boolean" office:boolean-value="136" calcext:value-type="boolean">
            <text:p>TRUE</text:p>
          </table:table-cell>
          <table:table-cell table:formula="of:=IF(ABS([.B609])&gt;20;&quot;&quot;;[.B609])">
            <text:p/>
          </table:table-cell>
          <table:table-cell table:number-columns-repeated="2"/>
        </table:table-row>
        <table:table-row table:style-name="ro1">
          <table:table-cell office:value-type="float" office:value="297.5" calcext:value-type="float">
            <text:p>297.5</text:p>
          </table:table-cell>
          <table:table-cell office:value-type="float" office:value="-18.7" calcext:value-type="float">
            <text:p>-18.7</text:p>
          </table:table-cell>
          <table:table-cell table:formula="of:=IF(ABS([.B610])&gt;20;[.C609];[.C609]+1)" office:value-type="boolean" office:boolean-value="137" calcext:value-type="boolean">
            <text:p>TRUE</text:p>
          </table:table-cell>
          <table:table-cell table:formula="of:=IF(ABS([.B610])&gt;20;&quot;&quot;;[.B610])" office:value-type="float" office:value="-18.7" calcext:value-type="float">
            <text:p>-18.7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18.4" calcext:value-type="float">
            <text:p>-18.4</text:p>
          </table:table-cell>
          <table:table-cell table:formula="of:=IF(ABS([.B611])&gt;20;[.C610];[.C610]+1)" office:value-type="boolean" office:boolean-value="138" calcext:value-type="boolean">
            <text:p>TRUE</text:p>
          </table:table-cell>
          <table:table-cell table:formula="of:=IF(ABS([.B611])&gt;20;&quot;&quot;;[.B611])" office:value-type="float" office:value="-18.4" calcext:value-type="float">
            <text:p>-18.4</text:p>
          </table:table-cell>
          <table:table-cell table:number-columns-repeated="2"/>
        </table:table-row>
        <table:table-row table:style-name="ro1">
          <table:table-cell office:value-type="float" office:value="298.1" calcext:value-type="float">
            <text:p>298.1</text:p>
          </table:table-cell>
          <table:table-cell office:value-type="float" office:value="-18.3" calcext:value-type="float">
            <text:p>-18.3</text:p>
          </table:table-cell>
          <table:table-cell table:formula="of:=IF(ABS([.B612])&gt;20;[.C611];[.C611]+1)" office:value-type="boolean" office:boolean-value="139" calcext:value-type="boolean">
            <text:p>TRUE</text:p>
          </table:table-cell>
          <table:table-cell table:formula="of:=IF(ABS([.B612])&gt;20;&quot;&quot;;[.B612])" office:value-type="float" office:value="-18.3" calcext:value-type="float">
            <text:p>-18.3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18.4" calcext:value-type="float">
            <text:p>-18.4</text:p>
          </table:table-cell>
          <table:table-cell table:formula="of:=IF(ABS([.B613])&gt;20;[.C612];[.C612]+1)" office:value-type="boolean" office:boolean-value="140" calcext:value-type="boolean">
            <text:p>TRUE</text:p>
          </table:table-cell>
          <table:table-cell table:formula="of:=IF(ABS([.B613])&gt;20;&quot;&quot;;[.B613])" office:value-type="float" office:value="-18.4" calcext:value-type="float">
            <text:p>-18.4</text:p>
          </table:table-cell>
          <table:table-cell table:number-columns-repeated="2"/>
        </table:table-row>
        <table:table-row table:style-name="ro1">
          <table:table-cell office:value-type="float" office:value="298.05" calcext:value-type="float">
            <text:p>298.05</text:p>
          </table:table-cell>
          <table:table-cell office:value-type="float" office:value="-18.4" calcext:value-type="float">
            <text:p>-18.4</text:p>
          </table:table-cell>
          <table:table-cell table:formula="of:=IF(ABS([.B614])&gt;20;[.C613];[.C613]+1)" office:value-type="boolean" office:boolean-value="141" calcext:value-type="boolean">
            <text:p>TRUE</text:p>
          </table:table-cell>
          <table:table-cell table:formula="of:=IF(ABS([.B614])&gt;20;&quot;&quot;;[.B614])" office:value-type="float" office:value="-18.4" calcext:value-type="float">
            <text:p>-18.4</text:p>
          </table:table-cell>
          <table:table-cell table:number-columns-repeated="2"/>
        </table:table-row>
        <table:table-row table:style-name="ro1">
          <table:table-cell office:value-type="float" office:value="298.05" calcext:value-type="float">
            <text:p>298.05</text:p>
          </table:table-cell>
          <table:table-cell office:value-type="float" office:value="-18.4" calcext:value-type="float">
            <text:p>-18.4</text:p>
          </table:table-cell>
          <table:table-cell table:formula="of:=IF(ABS([.B615])&gt;20;[.C614];[.C614]+1)" office:value-type="boolean" office:boolean-value="142" calcext:value-type="boolean">
            <text:p>TRUE</text:p>
          </table:table-cell>
          <table:table-cell table:formula="of:=IF(ABS([.B615])&gt;20;&quot;&quot;;[.B615])" office:value-type="float" office:value="-18.4" calcext:value-type="float">
            <text:p>-18.4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18.4" calcext:value-type="float">
            <text:p>-18.4</text:p>
          </table:table-cell>
          <table:table-cell table:formula="of:=IF(ABS([.B616])&gt;20;[.C615];[.C615]+1)" office:value-type="boolean" office:boolean-value="143" calcext:value-type="boolean">
            <text:p>TRUE</text:p>
          </table:table-cell>
          <table:table-cell table:formula="of:=IF(ABS([.B616])&gt;20;&quot;&quot;;[.B616])" office:value-type="float" office:value="-18.4" calcext:value-type="float">
            <text:p>-18.4</text:p>
          </table:table-cell>
          <table:table-cell table:number-columns-repeated="2"/>
        </table:table-row>
        <table:table-row table:style-name="ro1">
          <table:table-cell office:value-type="float" office:value="298.05" calcext:value-type="float">
            <text:p>298.05</text:p>
          </table:table-cell>
          <table:table-cell office:value-type="float" office:value="-18.4" calcext:value-type="float">
            <text:p>-18.4</text:p>
          </table:table-cell>
          <table:table-cell table:formula="of:=IF(ABS([.B617])&gt;20;[.C616];[.C616]+1)" office:value-type="boolean" office:boolean-value="144" calcext:value-type="boolean">
            <text:p>TRUE</text:p>
          </table:table-cell>
          <table:table-cell table:formula="of:=IF(ABS([.B617])&gt;20;&quot;&quot;;[.B617])" office:value-type="float" office:value="-18.4" calcext:value-type="float">
            <text:p>-18.4</text:p>
          </table:table-cell>
          <table:table-cell table:number-columns-repeated="2"/>
        </table:table-row>
        <table:table-row table:style-name="ro1">
          <table:table-cell office:value-type="float" office:value="298.05" calcext:value-type="float">
            <text:p>298.05</text:p>
          </table:table-cell>
          <table:table-cell office:value-type="float" office:value="-18.4" calcext:value-type="float">
            <text:p>-18.4</text:p>
          </table:table-cell>
          <table:table-cell table:formula="of:=IF(ABS([.B618])&gt;20;[.C617];[.C617]+1)" office:value-type="boolean" office:boolean-value="145" calcext:value-type="boolean">
            <text:p>TRUE</text:p>
          </table:table-cell>
          <table:table-cell table:formula="of:=IF(ABS([.B618])&gt;20;&quot;&quot;;[.B618])" office:value-type="float" office:value="-18.4" calcext:value-type="float">
            <text:p>-18.4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18.4" calcext:value-type="float">
            <text:p>-18.4</text:p>
          </table:table-cell>
          <table:table-cell table:formula="of:=IF(ABS([.B619])&gt;20;[.C618];[.C618]+1)" office:value-type="boolean" office:boolean-value="146" calcext:value-type="boolean">
            <text:p>TRUE</text:p>
          </table:table-cell>
          <table:table-cell table:formula="of:=IF(ABS([.B619])&gt;20;&quot;&quot;;[.B619])" office:value-type="float" office:value="-18.4" calcext:value-type="float">
            <text:p>-18.4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18.4" calcext:value-type="float">
            <text:p>-18.4</text:p>
          </table:table-cell>
          <table:table-cell table:formula="of:=IF(ABS([.B620])&gt;20;[.C619];[.C619]+1)" office:value-type="boolean" office:boolean-value="147" calcext:value-type="boolean">
            <text:p>TRUE</text:p>
          </table:table-cell>
          <table:table-cell table:formula="of:=IF(ABS([.B620])&gt;20;&quot;&quot;;[.B620])" office:value-type="float" office:value="-18.4" calcext:value-type="float">
            <text:p>-18.4</text:p>
          </table:table-cell>
          <table:table-cell table:number-columns-repeated="2"/>
        </table:table-row>
        <table:table-row table:style-name="ro1">
          <table:table-cell office:value-type="float" office:value="298.05" calcext:value-type="float">
            <text:p>298.05</text:p>
          </table:table-cell>
          <table:table-cell office:value-type="float" office:value="-18.4" calcext:value-type="float">
            <text:p>-18.4</text:p>
          </table:table-cell>
          <table:table-cell table:formula="of:=IF(ABS([.B621])&gt;20;[.C620];[.C620]+1)" office:value-type="boolean" office:boolean-value="148" calcext:value-type="boolean">
            <text:p>TRUE</text:p>
          </table:table-cell>
          <table:table-cell table:formula="of:=IF(ABS([.B621])&gt;20;&quot;&quot;;[.B621])" office:value-type="float" office:value="-18.4" calcext:value-type="float">
            <text:p>-18.4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18.4" calcext:value-type="float">
            <text:p>-18.4</text:p>
          </table:table-cell>
          <table:table-cell table:formula="of:=IF(ABS([.B622])&gt;20;[.C621];[.C621]+1)" office:value-type="boolean" office:boolean-value="149" calcext:value-type="boolean">
            <text:p>TRUE</text:p>
          </table:table-cell>
          <table:table-cell table:formula="of:=IF(ABS([.B622])&gt;20;&quot;&quot;;[.B622])" office:value-type="float" office:value="-18.4" calcext:value-type="float">
            <text:p>-18.4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18.4" calcext:value-type="float">
            <text:p>-18.4</text:p>
          </table:table-cell>
          <table:table-cell table:formula="of:=IF(ABS([.B623])&gt;20;[.C622];[.C622]+1)" office:value-type="boolean" office:boolean-value="150" calcext:value-type="boolean">
            <text:p>TRUE</text:p>
          </table:table-cell>
          <table:table-cell table:formula="of:=IF(ABS([.B623])&gt;20;&quot;&quot;;[.B623])" office:value-type="float" office:value="-18.4" calcext:value-type="float">
            <text:p>-18.4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18.4" calcext:value-type="float">
            <text:p>-18.4</text:p>
          </table:table-cell>
          <table:table-cell table:formula="of:=IF(ABS([.B624])&gt;20;[.C623];[.C623]+1)" office:value-type="boolean" office:boolean-value="151" calcext:value-type="boolean">
            <text:p>TRUE</text:p>
          </table:table-cell>
          <table:table-cell table:formula="of:=IF(ABS([.B624])&gt;20;&quot;&quot;;[.B624])" office:value-type="float" office:value="-18.4" calcext:value-type="float">
            <text:p>-18.4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18.4" calcext:value-type="float">
            <text:p>-18.4</text:p>
          </table:table-cell>
          <table:table-cell table:formula="of:=IF(ABS([.B625])&gt;20;[.C624];[.C624]+1)" office:value-type="boolean" office:boolean-value="152" calcext:value-type="boolean">
            <text:p>TRUE</text:p>
          </table:table-cell>
          <table:table-cell table:formula="of:=IF(ABS([.B625])&gt;20;&quot;&quot;;[.B625])" office:value-type="float" office:value="-18.4" calcext:value-type="float">
            <text:p>-18.4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18.4" calcext:value-type="float">
            <text:p>-18.4</text:p>
          </table:table-cell>
          <table:table-cell table:formula="of:=IF(ABS([.B626])&gt;20;[.C625];[.C625]+1)" office:value-type="boolean" office:boolean-value="153" calcext:value-type="boolean">
            <text:p>TRUE</text:p>
          </table:table-cell>
          <table:table-cell table:formula="of:=IF(ABS([.B626])&gt;20;&quot;&quot;;[.B626])" office:value-type="float" office:value="-18.4" calcext:value-type="float">
            <text:p>-18.4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18.4" calcext:value-type="float">
            <text:p>-18.4</text:p>
          </table:table-cell>
          <table:table-cell table:formula="of:=IF(ABS([.B627])&gt;20;[.C626];[.C626]+1)" office:value-type="boolean" office:boolean-value="154" calcext:value-type="boolean">
            <text:p>TRUE</text:p>
          </table:table-cell>
          <table:table-cell table:formula="of:=IF(ABS([.B627])&gt;20;&quot;&quot;;[.B627])" office:value-type="float" office:value="-18.4" calcext:value-type="float">
            <text:p>-18.4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18.4" calcext:value-type="float">
            <text:p>-18.4</text:p>
          </table:table-cell>
          <table:table-cell table:formula="of:=IF(ABS([.B628])&gt;20;[.C627];[.C627]+1)" office:value-type="boolean" office:boolean-value="155" calcext:value-type="boolean">
            <text:p>TRUE</text:p>
          </table:table-cell>
          <table:table-cell table:formula="of:=IF(ABS([.B628])&gt;20;&quot;&quot;;[.B628])" office:value-type="float" office:value="-18.4" calcext:value-type="float">
            <text:p>-18.4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18.4" calcext:value-type="float">
            <text:p>-18.4</text:p>
          </table:table-cell>
          <table:table-cell table:formula="of:=IF(ABS([.B629])&gt;20;[.C628];[.C628]+1)" office:value-type="boolean" office:boolean-value="156" calcext:value-type="boolean">
            <text:p>TRUE</text:p>
          </table:table-cell>
          <table:table-cell table:formula="of:=IF(ABS([.B629])&gt;20;&quot;&quot;;[.B629])" office:value-type="float" office:value="-18.4" calcext:value-type="float">
            <text:p>-18.4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18.4" calcext:value-type="float">
            <text:p>-18.4</text:p>
          </table:table-cell>
          <table:table-cell table:formula="of:=IF(ABS([.B630])&gt;20;[.C629];[.C629]+1)" office:value-type="boolean" office:boolean-value="157" calcext:value-type="boolean">
            <text:p>TRUE</text:p>
          </table:table-cell>
          <table:table-cell table:formula="of:=IF(ABS([.B630])&gt;20;&quot;&quot;;[.B630])" office:value-type="float" office:value="-18.4" calcext:value-type="float">
            <text:p>-18.4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18.4" calcext:value-type="float">
            <text:p>-18.4</text:p>
          </table:table-cell>
          <table:table-cell table:formula="of:=IF(ABS([.B631])&gt;20;[.C630];[.C630]+1)" office:value-type="boolean" office:boolean-value="158" calcext:value-type="boolean">
            <text:p>TRUE</text:p>
          </table:table-cell>
          <table:table-cell table:formula="of:=IF(ABS([.B631])&gt;20;&quot;&quot;;[.B631])" office:value-type="float" office:value="-18.4" calcext:value-type="float">
            <text:p>-18.4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18.4" calcext:value-type="float">
            <text:p>-18.4</text:p>
          </table:table-cell>
          <table:table-cell table:formula="of:=IF(ABS([.B632])&gt;20;[.C631];[.C631]+1)" office:value-type="boolean" office:boolean-value="159" calcext:value-type="boolean">
            <text:p>TRUE</text:p>
          </table:table-cell>
          <table:table-cell table:formula="of:=IF(ABS([.B632])&gt;20;&quot;&quot;;[.B632])" office:value-type="float" office:value="-18.4" calcext:value-type="float">
            <text:p>-18.4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18.4" calcext:value-type="float">
            <text:p>-18.4</text:p>
          </table:table-cell>
          <table:table-cell table:formula="of:=IF(ABS([.B633])&gt;20;[.C632];[.C632]+1)" office:value-type="boolean" office:boolean-value="160" calcext:value-type="boolean">
            <text:p>TRUE</text:p>
          </table:table-cell>
          <table:table-cell table:formula="of:=IF(ABS([.B633])&gt;20;&quot;&quot;;[.B633])" office:value-type="float" office:value="-18.4" calcext:value-type="float">
            <text:p>-18.4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18.4" calcext:value-type="float">
            <text:p>-18.4</text:p>
          </table:table-cell>
          <table:table-cell table:formula="of:=IF(ABS([.B634])&gt;20;[.C633];[.C633]+1)" office:value-type="boolean" office:boolean-value="161" calcext:value-type="boolean">
            <text:p>TRUE</text:p>
          </table:table-cell>
          <table:table-cell table:formula="of:=IF(ABS([.B634])&gt;20;&quot;&quot;;[.B634])" office:value-type="float" office:value="-18.4" calcext:value-type="float">
            <text:p>-18.4</text:p>
          </table:table-cell>
          <table:table-cell table:number-columns-repeated="2"/>
        </table:table-row>
        <table:table-row table:style-name="ro1">
          <table:table-cell office:value-type="float" office:value="297.95" calcext:value-type="float">
            <text:p>297.95</text:p>
          </table:table-cell>
          <table:table-cell office:value-type="float" office:value="-18.4" calcext:value-type="float">
            <text:p>-18.4</text:p>
          </table:table-cell>
          <table:table-cell table:formula="of:=IF(ABS([.B635])&gt;20;[.C634];[.C634]+1)" office:value-type="boolean" office:boolean-value="162" calcext:value-type="boolean">
            <text:p>TRUE</text:p>
          </table:table-cell>
          <table:table-cell table:formula="of:=IF(ABS([.B635])&gt;20;&quot;&quot;;[.B635])" office:value-type="float" office:value="-18.4" calcext:value-type="float">
            <text:p>-18.4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18.4" calcext:value-type="float">
            <text:p>-18.4</text:p>
          </table:table-cell>
          <table:table-cell table:formula="of:=IF(ABS([.B636])&gt;20;[.C635];[.C635]+1)" office:value-type="boolean" office:boolean-value="163" calcext:value-type="boolean">
            <text:p>TRUE</text:p>
          </table:table-cell>
          <table:table-cell table:formula="of:=IF(ABS([.B636])&gt;20;&quot;&quot;;[.B636])" office:value-type="float" office:value="-18.4" calcext:value-type="float">
            <text:p>-18.4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18.4" calcext:value-type="float">
            <text:p>-18.4</text:p>
          </table:table-cell>
          <table:table-cell table:formula="of:=IF(ABS([.B637])&gt;20;[.C636];[.C636]+1)" office:value-type="boolean" office:boolean-value="164" calcext:value-type="boolean">
            <text:p>TRUE</text:p>
          </table:table-cell>
          <table:table-cell table:formula="of:=IF(ABS([.B637])&gt;20;&quot;&quot;;[.B637])" office:value-type="float" office:value="-18.4" calcext:value-type="float">
            <text:p>-18.4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18.4" calcext:value-type="float">
            <text:p>-18.4</text:p>
          </table:table-cell>
          <table:table-cell table:formula="of:=IF(ABS([.B638])&gt;20;[.C637];[.C637]+1)" office:value-type="boolean" office:boolean-value="165" calcext:value-type="boolean">
            <text:p>TRUE</text:p>
          </table:table-cell>
          <table:table-cell table:formula="of:=IF(ABS([.B638])&gt;20;&quot;&quot;;[.B638])" office:value-type="float" office:value="-18.4" calcext:value-type="float">
            <text:p>-18.4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18.4" calcext:value-type="float">
            <text:p>-18.4</text:p>
          </table:table-cell>
          <table:table-cell table:formula="of:=IF(ABS([.B639])&gt;20;[.C638];[.C638]+1)" office:value-type="boolean" office:boolean-value="166" calcext:value-type="boolean">
            <text:p>TRUE</text:p>
          </table:table-cell>
          <table:table-cell table:formula="of:=IF(ABS([.B639])&gt;20;&quot;&quot;;[.B639])" office:value-type="float" office:value="-18.4" calcext:value-type="float">
            <text:p>-18.4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18.4" calcext:value-type="float">
            <text:p>-18.4</text:p>
          </table:table-cell>
          <table:table-cell table:formula="of:=IF(ABS([.B640])&gt;20;[.C639];[.C639]+1)" office:value-type="boolean" office:boolean-value="167" calcext:value-type="boolean">
            <text:p>TRUE</text:p>
          </table:table-cell>
          <table:table-cell table:formula="of:=IF(ABS([.B640])&gt;20;&quot;&quot;;[.B640])" office:value-type="float" office:value="-18.4" calcext:value-type="float">
            <text:p>-18.4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18.4" calcext:value-type="float">
            <text:p>-18.4</text:p>
          </table:table-cell>
          <table:table-cell table:formula="of:=IF(ABS([.B641])&gt;20;[.C640];[.C640]+1)" office:value-type="boolean" office:boolean-value="168" calcext:value-type="boolean">
            <text:p>TRUE</text:p>
          </table:table-cell>
          <table:table-cell table:formula="of:=IF(ABS([.B641])&gt;20;&quot;&quot;;[.B641])" office:value-type="float" office:value="-18.4" calcext:value-type="float">
            <text:p>-18.4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18.4" calcext:value-type="float">
            <text:p>-18.4</text:p>
          </table:table-cell>
          <table:table-cell table:formula="of:=IF(ABS([.B642])&gt;20;[.C641];[.C641]+1)" office:value-type="boolean" office:boolean-value="169" calcext:value-type="boolean">
            <text:p>TRUE</text:p>
          </table:table-cell>
          <table:table-cell table:formula="of:=IF(ABS([.B642])&gt;20;&quot;&quot;;[.B642])" office:value-type="float" office:value="-18.4" calcext:value-type="float">
            <text:p>-18.4</text:p>
          </table:table-cell>
          <table:table-cell table:number-columns-repeated="2"/>
        </table:table-row>
      </table:table>
      <table:table table:name="Sheet3" table:style-name="ta1">
        <table:shapes>
          <draw:frame draw:z-index="0" draw:style-name="gr1" draw:text-style-name="P1" svg:width="15.999cm" svg:height="8.999cm" svg:x="13.558cm" svg:y="0cm">
            <draw:object draw:notify-on-update-of-ranges="Sheet3.A3:Sheet3.A26 Sheet3.B3:Sheet3.B2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6.01cm" svg:height="8.981cm" svg:x="11.084cm" svg:y="4.164cm">
            <draw:object draw:notify-on-update-of-ranges="Sheet3.A3:Sheet3.A26 Sheet3.D3:Sheet3.D2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7701.45" calcext:value-type="float">
            <text:p>17701.45</text:p>
          </table:table-cell>
          <table:table-cell table:number-columns-repeated="2"/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17665.8" calcext:value-type="float">
            <text:p>17665.8</text:p>
          </table:table-cell>
          <table:table-cell table:number-columns-repeated="2"/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17648.2" calcext:value-type="float">
            <text:p>17648.2</text:p>
          </table:table-cell>
          <table:table-cell table:number-columns-repeated="2"/>
        </table:table-row>
        <table:table-row table:style-name="ro1">
          <table:table-cell office:value-type="float" office:value="3.09" calcext:value-type="float">
            <text:p>3.09</text:p>
          </table:table-cell>
          <table:table-cell office:value-type="float" office:value="15154" calcext:value-type="float">
            <text:p>15154</text:p>
          </table:table-cell>
          <table:table-cell office:value-type="float" office:value="-1470.4" calcext:value-type="float">
            <text:p>-1470.4</text:p>
          </table:table-cell>
          <table:table-cell table:formula="of:=[.C5]/1000" office:value-type="float" office:value="-1.4704" calcext:value-type="float">
            <text:p>-1.4704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13305.3" calcext:value-type="float">
            <text:p>13305.3</text:p>
          </table:table-cell>
          <table:table-cell office:value-type="float" office:value="-2537.6" calcext:value-type="float">
            <text:p>-2537.6</text:p>
          </table:table-cell>
          <table:table-cell table:formula="of:=[.C6]/1000" office:value-type="float" office:value="-2.5376" calcext:value-type="float">
            <text:p>-2.5376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12259.95" calcext:value-type="float">
            <text:p>12259.95</text:p>
          </table:table-cell>
          <table:table-cell office:value-type="float" office:value="-3141" calcext:value-type="float">
            <text:p>-3141</text:p>
          </table:table-cell>
          <table:table-cell table:formula="of:=[.C7]/1000" office:value-type="float" office:value="-3.141" calcext:value-type="float">
            <text:p>-3.141</text:p>
          </table:table-cell>
        </table:table-row>
        <table:table-row table:style-name="ro1">
          <table:table-cell office:value-type="float" office:value="6.33" calcext:value-type="float">
            <text:p>6.33</text:p>
          </table:table-cell>
          <table:table-cell office:value-type="float" office:value="10676.85" calcext:value-type="float">
            <text:p>10676.85</text:p>
          </table:table-cell>
          <table:table-cell office:value-type="float" office:value="-4054.9" calcext:value-type="float">
            <text:p>-4054.9</text:p>
          </table:table-cell>
          <table:table-cell table:formula="of:=[.C8]/1000" office:value-type="float" office:value="-4.0549" calcext:value-type="float">
            <text:p>-4.0549</text:p>
          </table:table-cell>
        </table:table-row>
        <table:table-row table:style-name="ro1">
          <table:table-cell office:value-type="float" office:value="7.39" calcext:value-type="float">
            <text:p>7.39</text:p>
          </table:table-cell>
          <table:table-cell office:value-type="float" office:value="8432.95" calcext:value-type="float">
            <text:p>8432.95</text:p>
          </table:table-cell>
          <table:table-cell office:value-type="float" office:value="-5350.2" calcext:value-type="float">
            <text:p>-5350.2</text:p>
          </table:table-cell>
          <table:table-cell table:formula="of:=[.C9]/1000" office:value-type="float" office:value="-5.3502" calcext:value-type="float">
            <text:p>-5.3502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6737.9" calcext:value-type="float">
            <text:p>6737.9</text:p>
          </table:table-cell>
          <table:table-cell office:value-type="float" office:value="-6328.7" calcext:value-type="float">
            <text:p>-6328.7</text:p>
          </table:table-cell>
          <table:table-cell table:formula="of:=[.C10]/1000" office:value-type="float" office:value="-6.3287" calcext:value-type="float">
            <text:p>-6.3287</text:p>
          </table:table-cell>
        </table:table-row>
        <table:table-row table:style-name="ro1">
          <table:table-cell office:value-type="float" office:value="9.29" calcext:value-type="float">
            <text:p>9.29</text:p>
          </table:table-cell>
          <table:table-cell office:value-type="float" office:value="5480.05" calcext:value-type="float">
            <text:p>5480.05</text:p>
          </table:table-cell>
          <table:table-cell office:value-type="float" office:value="-7054.8" calcext:value-type="float">
            <text:p>-7054.8</text:p>
          </table:table-cell>
          <table:table-cell table:formula="of:=[.C11]/1000" office:value-type="float" office:value="-7.0548" calcext:value-type="float">
            <text:p>-7.0548</text:p>
          </table:table-cell>
        </table:table-row>
        <table:table-row table:style-name="ro1">
          <table:table-cell office:value-type="float" office:value="10.45" calcext:value-type="float">
            <text:p>10.45</text:p>
          </table:table-cell>
          <table:table-cell office:value-type="float" office:value="3486" calcext:value-type="float">
            <text:p>3486</text:p>
          </table:table-cell>
          <table:table-cell office:value-type="float" office:value="-8205.9" calcext:value-type="float">
            <text:p>-8205.9</text:p>
          </table:table-cell>
          <table:table-cell table:formula="of:=[.C12]/1000" office:value-type="float" office:value="-8.2059" calcext:value-type="float">
            <text:p>-8.2059</text:p>
          </table:table-cell>
        </table:table-row>
        <table:table-row table:style-name="ro1">
          <table:table-cell office:value-type="float" office:value="11.55" calcext:value-type="float">
            <text:p>11.55</text:p>
          </table:table-cell>
          <table:table-cell office:value-type="float" office:value="1413.85" calcext:value-type="float">
            <text:p>1413.85</text:p>
          </table:table-cell>
          <table:table-cell office:value-type="float" office:value="-9402" calcext:value-type="float">
            <text:p>-9402</text:p>
          </table:table-cell>
          <table:table-cell table:formula="of:=[.C13]/1000" office:value-type="float" office:value="-9.402" calcext:value-type="float">
            <text:p>-9.402</text:p>
          </table:table-cell>
        </table:table-row>
        <table:table-row table:style-name="ro1">
          <table:table-cell office:value-type="float" office:value="12.45" calcext:value-type="float">
            <text:p>12.45</text:p>
          </table:table-cell>
          <table:table-cell office:value-type="float" office:value="413.15" calcext:value-type="float">
            <text:p>413.15</text:p>
          </table:table-cell>
          <table:table-cell office:value-type="float" office:value="-9979.7" calcext:value-type="float">
            <text:p>-9979.7</text:p>
          </table:table-cell>
          <table:table-cell table:formula="of:=[.C14]/1000" office:value-type="float" office:value="-9.9797" calcext:value-type="float">
            <text:p>-9.9797</text:p>
          </table:table-cell>
        </table:table-row>
        <table:table-row table:style-name="ro1">
          <table:table-cell office:value-type="float" office:value="13.63" calcext:value-type="float">
            <text:p>13.63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#Out of Range</text:p>
          </table:table-cell>
          <table:table-cell/>
        </table:table-row>
      </table:table>
      <table:named-expressions/>
      <table:database-ranges>
        <table:database-range table:name="__Anonymous_Sheet_DB__2" table:target-range-address="Sheet3.B10:Sheet3.B14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GB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GB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8T12:12:42.194705439</meta:creation-date>
    <dc:date>2020-01-01T19:36:21.039476562</dc:date>
    <meta:editing-duration>PT7M16S</meta:editing-duration>
    <meta:editing-cycles>2</meta:editing-cycles>
    <meta:generator>LibreOffice/4.3.3.2$Linux_ARM_EABI LibreOffice_project/430m0$Build-2</meta:generator>
    <meta:document-statistic meta:table-count="3" meta:cell-count="247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124cm" svg:height="7.359cm" xlink:href=".." xlink:type="simple" chart:class="chart:scatter" chart:style-name="ch1">
        <chart:legend chart:legend-position="end" svg:x="10.702cm" svg:y="3.38cm" style:legend-expansion="high" chart:style-name="ch2"/>
        <chart:plot-area chart:style-name="ch3" table:cell-range-address="Sheet2.D73:Sheet2.D278" svg:x="0.262cm" svg:y="0.147cm" svg:width="10.178cm" svg:height="7.065cm">
          <chartooo:coordinate-region svg:x="1.069cm" svg:y="0.346cm" svg:width="9.052cm" svg:height="6.6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D73:Sheet2.D278" chart:class="chart:scatter">
            <chart:data-point chart:repeated="20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D73:Sheet2.D2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3">
                <text:p>-1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.7">
                <text:p>-2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2">
                <text:p>-4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7">
                <text:p>-3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8">
                <text:p>-3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7">
                <text:p>-3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.7">
                <text:p>-3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6.9">
                <text:p>-6.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6.9">
                <text:p>-6.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6.6">
                <text:p>-6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1">
                <text:p>-2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.6">
                <text:p>-2.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2.8">
                <text:p>-2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.4">
                <text:p>-3.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.7">
                <text:p>-1.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.6">
                <text:p>-1.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.8">
                <text:p>-1.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.1">
                <text:p>-2.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.2">
                <text:p>-2.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3.4">
                <text:p>-3.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.4">
                <text:p>-1.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2.1">
                <text:p>-2.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3.3">
                <text:p>-3.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.6">
                <text:p>-1.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.3">
                <text:p>11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ARM_EABI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75cm" svg:height="9.006cm" xlink:href=".." xlink:type="simple" chart:class="chart:scatter" chart:column-mapping="" chart:style-name="ch1">
        <chart:plot-area chart:style-name="ch2" table:cell-range-address="Sheet2.D73:Sheet2.D642" chart:data-source-has-labels="column" svg:x="0.88cm" svg:y="0.244cm" svg:width="14.622cm" svg:height="7.816cm">
          <chartooo:coordinate-region svg:x="1.687cm" svg:y="0.443cm" svg:width="13.496cm" svg:height="7.418cm"/>
          <chart:axis chart:dimension="x" chart:name="primary-x" chart:style-name="ch3"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2.D73:Sheet2.D642" chart:class="chart:scatter">
            <chart:data-point chart:repeated="57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">
                <text:p>0</text:p>
                <draw:g>
                  <svg:desc>Sheet2.D73:Sheet2.D642</svg:desc>
                </draw:g>
              </table:table-cell>
            </table:table-row>
            <table:table-row>
              <table:table-cell office:value-type="string"/>
              <table:table-cell office:value-type="float" office:value="-1.3">
                <text:p>-1.3</text:p>
              </table:table-cell>
            </table:table-row>
            <table:table-row>
              <table:table-cell office:value-type="string"/>
              <table:table-cell office:value-type="float" office:value="-2.7">
                <text:p>-2.7</text:p>
              </table:table-cell>
            </table:table-row>
            <table:table-row>
              <table:table-cell office:value-type="string"/>
              <table:table-cell office:value-type="float" office:value="-4.2">
                <text:p>-4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.6">
                <text:p>6.6</text:p>
              </table:table-cell>
            </table:table-row>
            <table:table-row>
              <table:table-cell office:value-type="string"/>
              <table:table-cell office:value-type="float" office:value="3.6">
                <text:p>3.6</text:p>
              </table:table-cell>
            </table:table-row>
            <table:table-row>
              <table:table-cell office:value-type="string"/>
              <table:table-cell office:value-type="float" office:value="3.5">
                <text:p>3.5</text:p>
              </table:table-cell>
            </table:table-row>
            <table:table-row>
              <table:table-cell office:value-type="string"/>
              <table:table-cell office:value-type="float" office:value="3.5">
                <text:p>3.5</text:p>
              </table:table-cell>
            </table:table-row>
            <table:table-row>
              <table:table-cell office:value-type="string"/>
              <table:table-cell office:value-type="float" office:value="3.3">
                <text:p>3.3</text:p>
              </table:table-cell>
            </table:table-row>
            <table:table-row>
              <table:table-cell office:value-type="string"/>
              <table:table-cell office:value-type="float" office:value="6.8">
                <text:p>6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.7">
                <text:p>-3.7</text:p>
              </table:table-cell>
            </table:table-row>
            <table:table-row>
              <table:table-cell office:value-type="string"/>
              <table:table-cell office:value-type="float" office:value="-3.8">
                <text:p>-3.8</text:p>
              </table:table-cell>
            </table:table-row>
            <table:table-row>
              <table:table-cell office:value-type="string"/>
              <table:table-cell office:value-type="float" office:value="-3.7">
                <text:p>-3.7</text:p>
              </table:table-cell>
            </table:table-row>
            <table:table-row>
              <table:table-cell office:value-type="string"/>
              <table:table-cell office:value-type="float" office:value="-3.7">
                <text:p>-3.7</text:p>
              </table:table-cell>
            </table:table-row>
            <table:table-row>
              <table:table-cell office:value-type="string"/>
              <table:table-cell office:value-type="float" office:value="2.8">
                <text:p>2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6.9">
                <text:p>-6.9</text:p>
              </table:table-cell>
            </table:table-row>
            <table:table-row>
              <table:table-cell office:value-type="string"/>
              <table:table-cell office:value-type="float" office:value="-6.9">
                <text:p>-6.9</text:p>
              </table:table-cell>
            </table:table-row>
            <table:table-row>
              <table:table-cell office:value-type="string"/>
              <table:table-cell office:value-type="float" office:value="-6.6">
                <text:p>-6.6</text:p>
              </table:table-cell>
            </table:table-row>
            <table:table-row>
              <table:table-cell office:value-type="string"/>
              <table:table-cell office:value-type="float" office:value="-2.1">
                <text:p>-2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8">
                <text:p>4.8</text:p>
              </table:table-cell>
            </table:table-row>
            <table:table-row>
              <table:table-cell office:value-type="string"/>
              <table:table-cell office:value-type="float" office:value="4.7">
                <text:p>4.7</text:p>
              </table:table-cell>
            </table:table-row>
            <table:table-row>
              <table:table-cell office:value-type="string"/>
              <table:table-cell office:value-type="float" office:value="4.7">
                <text:p>4.7</text:p>
              </table:table-cell>
            </table:table-row>
            <table:table-row>
              <table:table-cell office:value-type="string"/>
              <table:table-cell office:value-type="float" office:value="4.9">
                <text:p>4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1">
                <text:p>4.1</text:p>
              </table:table-cell>
            </table:table-row>
            <table:table-row>
              <table:table-cell office:value-type="string"/>
              <table:table-cell office:value-type="float" office:value="4.1">
                <text:p>4.1</text:p>
              </table:table-cell>
            </table:table-row>
            <table:table-row>
              <table:table-cell office:value-type="string"/>
              <table:table-cell office:value-type="float" office:value="4.6">
                <text:p>4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.6">
                <text:p>-2.6</text:p>
              </table:table-cell>
            </table:table-row>
            <table:table-row>
              <table:table-cell office:value-type="string"/>
              <table:table-cell office:value-type="float" office:value="-2.8">
                <text:p>-2.8</text:p>
              </table:table-cell>
            </table:table-row>
            <table:table-row>
              <table:table-cell office:value-type="string"/>
              <table:table-cell office:value-type="float" office:value="-1.1">
                <text:p>-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.4">
                <text:p>-3.4</text:p>
              </table:table-cell>
            </table:table-row>
            <table:table-row>
              <table:table-cell office:value-type="string"/>
              <table:table-cell office:value-type="float" office:value="-3.5">
                <text:p>-3.5</text:p>
              </table:table-cell>
            </table:table-row>
            <table:table-row>
              <table:table-cell office:value-type="string"/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</table:table-row>
            <table:table-row>
              <table:table-cell office:value-type="string"/>
              <table:table-cell office:value-type="float" office:value="0.2">
                <text:p>0.2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13.3">
                <text:p>13.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3">
                <text:p>1.3</text:p>
              </table:table-cell>
            </table:table-row>
            <table:table-row>
              <table:table-cell office:value-type="string"/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</table:table-row>
            <table:table-row>
              <table:table-cell office:value-type="string"/>
              <table:table-cell office:value-type="float" office:value="-1.7">
                <text:p>-1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.6">
                <text:p>-1.6</text:p>
              </table:table-cell>
            </table:table-row>
            <table:table-row>
              <table:table-cell office:value-type="string"/>
              <table:table-cell office:value-type="float" office:value="-1.8">
                <text:p>-1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-2.1">
                <text:p>-2.1</text:p>
              </table:table-cell>
            </table:table-row>
            <table:table-row>
              <table:table-cell office:value-type="string"/>
              <table:table-cell office:value-type="float" office:value="-2.2">
                <text:p>-2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.4">
                <text:p>-3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7">
                <text:p>-0.7</text:p>
              </table:table-cell>
            </table:table-row>
            <table:table-row>
              <table:table-cell office:value-type="string"/>
              <table:table-cell office:value-type="float" office:value="-1.4">
                <text:p>-1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.1">
                <text:p>-2.1</text:p>
              </table:table-cell>
            </table:table-row>
            <table:table-row>
              <table:table-cell office:value-type="string"/>
              <table:table-cell office:value-type="float" office:value="-1.1">
                <text:p>-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3">
                <text:p>2.3</text:p>
              </table:table-cell>
            </table:table-row>
            <table:table-row>
              <table:table-cell office:value-type="string"/>
              <table:table-cell office:value-type="float" office:value="1.5">
                <text:p>1.5</text:p>
              </table:table-cell>
            </table:table-row>
            <table:table-row>
              <table:table-cell office:value-type="string"/>
              <table:table-cell office:value-type="float" office:value="2.5">
                <text:p>2.5</text:p>
              </table:table-cell>
            </table:table-row>
            <table:table-row>
              <table:table-cell office:value-type="string"/>
              <table:table-cell office:value-type="float" office:value="-0.2">
                <text:p>-0.2</text:p>
              </table:table-cell>
            </table:table-row>
            <table:table-row>
              <table:table-cell office:value-type="string"/>
              <table:table-cell office:value-type="float" office:value="-0.8">
                <text:p>-0.8</text:p>
              </table:table-cell>
            </table:table-row>
            <table:table-row>
              <table:table-cell office:value-type="string"/>
              <table:table-cell office:value-type="float" office:value="-0.1">
                <text:p>-0.1</text:p>
              </table:table-cell>
            </table:table-row>
            <table:table-row>
              <table:table-cell office:value-type="string"/>
              <table:table-cell office:value-type="float" office:value="18.8">
                <text:p>18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5">
                <text:p>-0.5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.1">
                <text:p>-1.1</text:p>
              </table:table-cell>
            </table:table-row>
            <table:table-row>
              <table:table-cell office:value-type="string"/>
              <table:table-cell office:value-type="float" office:value="12.6">
                <text:p>12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">
                <text:p>-0.1</text:p>
              </table:table-cell>
            </table:table-row>
            <table:table-row>
              <table:table-cell office:value-type="string"/>
              <table:table-cell office:value-type="float" office:value="9.1">
                <text:p>9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5">
                <text:p>2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-3.3">
                <text:p>-3.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.3">
                <text:p>18.3</text:p>
              </table:table-cell>
            </table:table-row>
            <table:table-row>
              <table:table-cell office:value-type="string"/>
              <table:table-cell office:value-type="float" office:value="2.2">
                <text:p>2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.5">
                <text:p>-1.5</text:p>
              </table:table-cell>
            </table:table-row>
            <table:table-row>
              <table:table-cell office:value-type="string"/>
              <table:table-cell office:value-type="float" office:value="-1.6">
                <text:p>-1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">
                <text:p>0.1</text:p>
              </table:table-cell>
            </table:table-row>
            <table:table-row>
              <table:table-cell office:value-type="string"/>
              <table:table-cell office:value-type="float" office:value="2.9">
                <text:p>2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">
                <text:p>-1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2">
                <text:p>3.2</text:p>
              </table:table-cell>
            </table:table-row>
            <table:table-row>
              <table:table-cell office:value-type="string"/>
              <table:table-cell office:value-type="float" office:value="9.1">
                <text:p>9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.1">
                <text:p>6.1</text:p>
              </table:table-cell>
            </table:table-row>
            <table:table-row>
              <table:table-cell office:value-type="string"/>
              <table:table-cell office:value-type="float" office:value="6.7">
                <text:p>6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9">
                <text:p>-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.1">
                <text:p>6.1</text:p>
              </table:table-cell>
            </table:table-row>
            <table:table-row>
              <table:table-cell office:value-type="string"/>
              <table:table-cell office:value-type="float" office:value="6.6">
                <text:p>6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5">
                <text:p>2.5</text:p>
              </table:table-cell>
            </table:table-row>
            <table:table-row>
              <table:table-cell office:value-type="string"/>
              <table:table-cell office:value-type="float" office:value="5.5">
                <text:p>5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7">
                <text:p>9.7</text:p>
              </table:table-cell>
            </table:table-row>
            <table:table-row>
              <table:table-cell office:value-type="string"/>
              <table:table-cell office:value-type="float" office:value="11.5">
                <text:p>11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">
                <text:p>0.2</text:p>
              </table:table-cell>
            </table:table-row>
            <table:table-row>
              <table:table-cell office:value-type="string"/>
              <table:table-cell office:value-type="float" office:value="2.9">
                <text:p>2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3">
                <text:p>4.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3">
                <text:p>3.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.3">
                <text:p>6.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6">
                <text:p>9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.9">
                <text:p>14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.2">
                <text:p>7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6">
                <text:p>9.6</text:p>
              </table:table-cell>
            </table:table-row>
            <table:table-row>
              <table:table-cell office:value-type="string"/>
              <table:table-cell office:value-type="float" office:value="2.1">
                <text:p>2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.7">
                <text:p>15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.5">
                <text:p>11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.3">
                <text:p>11.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.6">
                <text:p>18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.5">
                <text:p>10.5</text:p>
              </table:table-cell>
            </table:table-row>
            <table:table-row>
              <table:table-cell office:value-type="string"/>
              <table:table-cell office:value-type="float" office:value="17.3">
                <text:p>17.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.4">
                <text:p>-4.4</text:p>
              </table:table-cell>
            </table:table-row>
            <table:table-row>
              <table:table-cell office:value-type="string"/>
              <table:table-cell office:value-type="float" office:value="2.1">
                <text:p>2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2.2">
                <text:p>-12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0.4">
                <text:p>-10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2.9">
                <text:p>-12.9</text:p>
              </table:table-cell>
            </table:table-row>
            <table:table-row>
              <table:table-cell office:value-type="string"/>
              <table:table-cell office:value-type="float" office:value="-13.6">
                <text:p>-13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6.6">
                <text:p>-16.6</text:p>
              </table:table-cell>
            </table:table-row>
            <table:table-row>
              <table:table-cell office:value-type="string"/>
              <table:table-cell office:value-type="float" office:value="-16.7">
                <text:p>-16.7</text:p>
              </table:table-cell>
            </table:table-row>
            <table:table-row>
              <table:table-cell office:value-type="string"/>
              <table:table-cell office:value-type="float" office:value="-16.7">
                <text:p>-16.7</text:p>
              </table:table-cell>
            </table:table-row>
            <table:table-row>
              <table:table-cell office:value-type="string"/>
              <table:table-cell office:value-type="float" office:value="-15.9">
                <text:p>-15.9</text:p>
              </table:table-cell>
            </table:table-row>
            <table:table-row>
              <table:table-cell office:value-type="string"/>
              <table:table-cell office:value-type="float" office:value="-14.3">
                <text:p>-14.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0">
                <text:p>-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1">
                <text:p>5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9.6">
                <text:p>-19.6</text:p>
              </table:table-cell>
            </table:table-row>
            <table:table-row>
              <table:table-cell office:value-type="string"/>
              <table:table-cell office:value-type="float" office:value="-19.9">
                <text:p>-19.9</text:p>
              </table:table-cell>
            </table:table-row>
            <table:table-row>
              <table:table-cell office:value-type="string"/>
              <table:table-cell office:value-type="float" office:value="-19.9">
                <text:p>-19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8.8">
                <text:p>-18.8</text:p>
              </table:table-cell>
            </table:table-row>
            <table:table-row>
              <table:table-cell office:value-type="string"/>
              <table:table-cell office:value-type="float" office:value="-19">
                <text:p>-19</text:p>
              </table:table-cell>
            </table:table-row>
            <table:table-row>
              <table:table-cell office:value-type="string"/>
              <table:table-cell office:value-type="float" office:value="-19.6">
                <text:p>-19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0.9">
                <text:p>-1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.6">
                <text:p>12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.9">
                <text:p>-1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0.6">
                <text:p>-10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8.8">
                <text:p>-18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0.6">
                <text:p>-10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6.5">
                <text:p>-6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7.3">
                <text:p>-17.3</text:p>
              </table:table-cell>
            </table:table-row>
            <table:table-row>
              <table:table-cell office:value-type="string"/>
              <table:table-cell office:value-type="float" office:value="-17.5">
                <text:p>-17.5</text:p>
              </table:table-cell>
            </table:table-row>
            <table:table-row>
              <table:table-cell office:value-type="string"/>
              <table:table-cell office:value-type="float" office:value="-17.5">
                <text:p>-17.5</text:p>
              </table:table-cell>
            </table:table-row>
            <table:table-row>
              <table:table-cell office:value-type="string"/>
              <table:table-cell office:value-type="float" office:value="-17.7">
                <text:p>-17.7</text:p>
              </table:table-cell>
            </table:table-row>
            <table:table-row>
              <table:table-cell office:value-type="string"/>
              <table:table-cell office:value-type="float" office:value="-17.6">
                <text:p>-17.6</text:p>
              </table:table-cell>
            </table:table-row>
            <table:table-row>
              <table:table-cell office:value-type="string"/>
              <table:table-cell office:value-type="float" office:value="-13.6">
                <text:p>-13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8.7">
                <text:p>-18.7</text:p>
              </table:table-cell>
            </table:table-row>
            <table:table-row>
              <table:table-cell office:value-type="string"/>
              <table:table-cell office:value-type="float" office:value="-18.4">
                <text:p>-18.4</text:p>
              </table:table-cell>
            </table:table-row>
            <table:table-row>
              <table:table-cell office:value-type="string"/>
              <table:table-cell office:value-type="float" office:value="-18.3">
                <text:p>-18.3</text:p>
              </table:table-cell>
            </table:table-row>
            <table:table-row>
              <table:table-cell office:value-type="string"/>
              <table:table-cell office:value-type="float" office:value="-18.4">
                <text:p>-18.4</text:p>
              </table:table-cell>
            </table:table-row>
            <table:table-row>
              <table:table-cell office:value-type="string"/>
              <table:table-cell office:value-type="float" office:value="-18.4">
                <text:p>-18.4</text:p>
              </table:table-cell>
            </table:table-row>
            <table:table-row>
              <table:table-cell office:value-type="string"/>
              <table:table-cell office:value-type="float" office:value="-18.4">
                <text:p>-18.4</text:p>
              </table:table-cell>
            </table:table-row>
            <table:table-row>
              <table:table-cell office:value-type="string"/>
              <table:table-cell office:value-type="float" office:value="-18.4">
                <text:p>-18.4</text:p>
              </table:table-cell>
            </table:table-row>
            <table:table-row>
              <table:table-cell office:value-type="string"/>
              <table:table-cell office:value-type="float" office:value="-18.4">
                <text:p>-18.4</text:p>
              </table:table-cell>
            </table:table-row>
            <table:table-row>
              <table:table-cell office:value-type="string"/>
              <table:table-cell office:value-type="float" office:value="-18.4">
                <text:p>-18.4</text:p>
              </table:table-cell>
            </table:table-row>
            <table:table-row>
              <table:table-cell office:value-type="string"/>
              <table:table-cell office:value-type="float" office:value="-18.4">
                <text:p>-18.4</text:p>
              </table:table-cell>
            </table:table-row>
            <table:table-row>
              <table:table-cell office:value-type="string"/>
              <table:table-cell office:value-type="float" office:value="-18.4">
                <text:p>-18.4</text:p>
              </table:table-cell>
            </table:table-row>
            <table:table-row>
              <table:table-cell office:value-type="string"/>
              <table:table-cell office:value-type="float" office:value="-18.4">
                <text:p>-18.4</text:p>
              </table:table-cell>
            </table:table-row>
            <table:table-row>
              <table:table-cell office:value-type="string"/>
              <table:table-cell office:value-type="float" office:value="-18.4">
                <text:p>-18.4</text:p>
              </table:table-cell>
            </table:table-row>
            <table:table-row>
              <table:table-cell office:value-type="string"/>
              <table:table-cell office:value-type="float" office:value="-18.4">
                <text:p>-18.4</text:p>
              </table:table-cell>
            </table:table-row>
            <table:table-row>
              <table:table-cell office:value-type="string"/>
              <table:table-cell office:value-type="float" office:value="-18.4">
                <text:p>-18.4</text:p>
              </table:table-cell>
            </table:table-row>
            <table:table-row>
              <table:table-cell office:value-type="string"/>
              <table:table-cell office:value-type="float" office:value="-18.4">
                <text:p>-18.4</text:p>
              </table:table-cell>
            </table:table-row>
            <table:table-row>
              <table:table-cell office:value-type="string"/>
              <table:table-cell office:value-type="float" office:value="-18.4">
                <text:p>-18.4</text:p>
              </table:table-cell>
            </table:table-row>
            <table:table-row>
              <table:table-cell office:value-type="string"/>
              <table:table-cell office:value-type="float" office:value="-18.4">
                <text:p>-18.4</text:p>
              </table:table-cell>
            </table:table-row>
            <table:table-row>
              <table:table-cell office:value-type="string"/>
              <table:table-cell office:value-type="float" office:value="-18.4">
                <text:p>-18.4</text:p>
              </table:table-cell>
            </table:table-row>
            <table:table-row>
              <table:table-cell office:value-type="string"/>
              <table:table-cell office:value-type="float" office:value="-18.4">
                <text:p>-18.4</text:p>
              </table:table-cell>
            </table:table-row>
            <table:table-row>
              <table:table-cell office:value-type="string"/>
              <table:table-cell office:value-type="float" office:value="-18.4">
                <text:p>-18.4</text:p>
              </table:table-cell>
            </table:table-row>
            <table:table-row>
              <table:table-cell office:value-type="string"/>
              <table:table-cell office:value-type="float" office:value="-18.4">
                <text:p>-18.4</text:p>
              </table:table-cell>
            </table:table-row>
            <table:table-row>
              <table:table-cell office:value-type="string"/>
              <table:table-cell office:value-type="float" office:value="-18.4">
                <text:p>-18.4</text:p>
              </table:table-cell>
            </table:table-row>
            <table:table-row>
              <table:table-cell office:value-type="string"/>
              <table:table-cell office:value-type="float" office:value="-18.4">
                <text:p>-18.4</text:p>
              </table:table-cell>
            </table:table-row>
            <table:table-row>
              <table:table-cell office:value-type="string"/>
              <table:table-cell office:value-type="float" office:value="-18.4">
                <text:p>-18.4</text:p>
              </table:table-cell>
            </table:table-row>
            <table:table-row>
              <table:table-cell office:value-type="string"/>
              <table:table-cell office:value-type="float" office:value="-18.4">
                <text:p>-18.4</text:p>
              </table:table-cell>
            </table:table-row>
            <table:table-row>
              <table:table-cell office:value-type="string"/>
              <table:table-cell office:value-type="float" office:value="-18.4">
                <text:p>-18.4</text:p>
              </table:table-cell>
            </table:table-row>
            <table:table-row>
              <table:table-cell office:value-type="string"/>
              <table:table-cell office:value-type="float" office:value="-18.4">
                <text:p>-18.4</text:p>
              </table:table-cell>
            </table:table-row>
            <table:table-row>
              <table:table-cell office:value-type="string"/>
              <table:table-cell office:value-type="float" office:value="-18.4">
                <text:p>-18.4</text:p>
              </table:table-cell>
            </table:table-row>
            <table:table-row>
              <table:table-cell office:value-type="string"/>
              <table:table-cell office:value-type="float" office:value="-18.4">
                <text:p>-18.4</text:p>
              </table:table-cell>
            </table:table-row>
            <table:table-row>
              <table:table-cell office:value-type="string"/>
              <table:table-cell office:value-type="float" office:value="-18.4">
                <text:p>-18.4</text:p>
              </table:table-cell>
            </table:table-row>
            <table:table-row>
              <table:table-cell office:value-type="string"/>
              <table:table-cell office:value-type="float" office:value="-18.4">
                <text:p>-18.4</text:p>
              </table:table-cell>
            </table:table-row>
            <table:table-row>
              <table:table-cell office:value-type="string"/>
              <table:table-cell office:value-type="float" office:value="-18.4">
                <text:p>-18.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ARM_EABI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05cm" svg:y="4.201cm" style:legend-expansion="high" chart:style-name="ch2"/>
        <chart:plot-area chart:style-name="ch3" table:cell-range-address="Sheet3.A3:Sheet3.B26" svg:x="0.32cm" svg:y="0.18cm" svg:width="12.965cm" svg:height="8.64cm">
          <chartooo:coordinate-region svg:x="1.629cm" svg:y="0.379cm" svg:width="11.44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B3:Sheet3.B26" chart:class="chart:scatter">
            <chart:domain table:cell-range-address="Sheet3.A3:Sheet3.A26"/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7">
                <text:p>1.27</text:p>
                <draw:g>
                  <svg:desc>Sheet3.A3:Sheet3.A26</svg:desc>
                </draw:g>
              </table:table-cell>
              <table:table-cell office:value-type="float" office:value="17665.8">
                <text:p>17665.8</text:p>
                <draw:g>
                  <svg:desc>Sheet3.B3:Sheet3.B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5">
                <text:p>1.55</text:p>
              </table:table-cell>
              <table:table-cell office:value-type="float" office:value="17648.2">
                <text:p>17648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09">
                <text:p>3.09</text:p>
              </table:table-cell>
              <table:table-cell office:value-type="float" office:value="15154">
                <text:p>151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1">
                <text:p>4.1</text:p>
              </table:table-cell>
              <table:table-cell office:value-type="float" office:value="13305.3">
                <text:p>13305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2">
                <text:p>5.2</text:p>
              </table:table-cell>
              <table:table-cell office:value-type="float" office:value="12259.95">
                <text:p>12259.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33">
                <text:p>6.33</text:p>
              </table:table-cell>
              <table:table-cell office:value-type="float" office:value="10676.85">
                <text:p>10676.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39">
                <text:p>7.39</text:p>
              </table:table-cell>
              <table:table-cell office:value-type="float" office:value="8432.95">
                <text:p>8432.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28">
                <text:p>8.28</text:p>
              </table:table-cell>
              <table:table-cell office:value-type="float" office:value="6737.9">
                <text:p>6737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29">
                <text:p>9.29</text:p>
              </table:table-cell>
              <table:table-cell office:value-type="float" office:value="5480.05">
                <text:p>5480.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45">
                <text:p>10.45</text:p>
              </table:table-cell>
              <table:table-cell office:value-type="float" office:value="3486">
                <text:p>34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55">
                <text:p>11.55</text:p>
              </table:table-cell>
              <table:table-cell office:value-type="float" office:value="1413.85">
                <text:p>1413.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45">
                <text:p>12.45</text:p>
              </table:table-cell>
              <table:table-cell office:value-type="float" office:value="413.15">
                <text:p>413.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.63">
                <text:p>13.6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ARM_EABI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1cm" svg:height="8.982cm" xlink:href=".." xlink:type="simple" chart:class="chart:scatter" chart:style-name="ch1">
        <chart:plot-area chart:style-name="ch2" table:cell-range-address="Sheet3.A3:Sheet3.A26 Sheet3.D3:Sheet3.D26" chart:data-source-has-labels="row" svg:x="0.422cm" svg:y="0.327cm" svg:width="15.368cm" svg:height="8.622cm">
          <chartooo:coordinate-region svg:x="1.229cm" svg:y="0.526cm" svg:width="14.348cm" svg:height="8.22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3.D3:Sheet3.D26" loext:label-string="gggggg" chart:class="chart:scatter">
            <chart:domain table:cell-range-address="Sheet3.A3:Sheet3.A26"/>
            <chart:regression-curve chart:style-name="ch6">
              <chart:equation chart:display-equation="true" chart:display-r-square="true" svg:x="1.87cm" svg:y="7.513cm"/>
            </chart:regression-curve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gggg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7">
                <text:p>1.27</text:p>
                <draw:g>
                  <svg:desc>Sheet3.A3:Sheet3.A26</svg:desc>
                </draw:g>
              </table:table-cell>
              <table:table-cell office:value-type="float" office:value="NaN">
                <text:p>NaN</text:p>
                <draw:g>
                  <svg:desc>Sheet3.D3:Sheet3.D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5">
                <text:p>1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09">
                <text:p>3.09</text:p>
              </table:table-cell>
              <table:table-cell office:value-type="float" office:value="-1.4704">
                <text:p>-1.47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1">
                <text:p>4.1</text:p>
              </table:table-cell>
              <table:table-cell office:value-type="float" office:value="-2.5376">
                <text:p>-2.53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2">
                <text:p>5.2</text:p>
              </table:table-cell>
              <table:table-cell office:value-type="float" office:value="-3.141">
                <text:p>-3.1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33">
                <text:p>6.33</text:p>
              </table:table-cell>
              <table:table-cell office:value-type="float" office:value="-4.0549">
                <text:p>-4.05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39">
                <text:p>7.39</text:p>
              </table:table-cell>
              <table:table-cell office:value-type="float" office:value="-5.3502">
                <text:p>-5.35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28">
                <text:p>8.28</text:p>
              </table:table-cell>
              <table:table-cell office:value-type="float" office:value="-6.3287">
                <text:p>-6.32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29">
                <text:p>9.29</text:p>
              </table:table-cell>
              <table:table-cell office:value-type="float" office:value="-7.0548">
                <text:p>-7.05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45">
                <text:p>10.45</text:p>
              </table:table-cell>
              <table:table-cell office:value-type="float" office:value="-8.2059">
                <text:p>-8.20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55">
                <text:p>11.55</text:p>
              </table:table-cell>
              <table:table-cell office:value-type="float" office:value="-9.402">
                <text:p>-9.4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45">
                <text:p>12.45</text:p>
              </table:table-cell>
              <table:table-cell office:value-type="float" office:value="-9.9797">
                <text:p>-9.97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.63">
                <text:p>13.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ARM_EABI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